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.96" calcext:value-type="float">
            <text:p>243.96</text:p>
          </table:table-cell>
          <table:table-cell office:value-type="float" office:value="340.43" calcext:value-type="float">
            <text:p>340.43</text:p>
          </table:table-cell>
          <table:table-cell office:value-type="float" office:value="347.7" calcext:value-type="float">
            <text:p>347.7</text:p>
          </table:table-cell>
          <table:table-cell office:value-type="float" office:value="334.61" calcext:value-type="float">
            <text:p>334.6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49" calcext:value-type="float">
            <text:p>49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6.74" calcext:value-type="float">
            <text:p>266.74</text:p>
          </table:table-cell>
          <table:table-cell office:value-type="float" office:value="228.73" calcext:value-type="float">
            <text:p>228.73</text:p>
          </table:table-cell>
          <table:table-cell office:value-type="float" office:value="348.71" calcext:value-type="float">
            <text:p>348.71</text:p>
          </table:table-cell>
          <table:table-cell office:value-type="float" office:value="328.32" calcext:value-type="float">
            <text:p>328.3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257.7796" calcext:value-type="float">
            <text:p>257.7796</text:p>
          </table:table-cell>
          <table:table-cell table:style-name="ce22" table:formula="of:=AVERAGE([.B5:.B54])" office:value-type="float" office:value="296.3566" calcext:value-type="float">
            <text:p>296.3566</text:p>
          </table:table-cell>
          <table:table-cell table:style-name="ce18" table:formula="of:=AVERAGE([.C5:.C54])" office:value-type="float" office:value="344.494081632653" calcext:value-type="float">
            <text:p>344.4940816327</text:p>
          </table:table-cell>
          <table:table-cell table:style-name="ce22" table:formula="of:=AVERAGE([.D5:.D54])" office:value-type="float" office:value="336.7206" calcext:value-type="float">
            <text:p>336.7206</text:p>
          </table:table-cell>
          <table:table-cell table:style-name="Default"/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:.K54])" office:value-type="float" office:value="328.22" calcext:value-type="float">
            <text:p>328.22</text:p>
          </table:table-cell>
          <table:table-cell table:style-name="ce22" table:formula="of:=AVERAGE([.L5:.L54])" office:value-type="float" office:value="201.26" calcext:value-type="float">
            <text:p>201.26</text:p>
          </table:table-cell>
          <table:table-cell table:style-name="ce18" table:formula="of:=AVERAGE([.M5:.M54])" office:value-type="float" office:value="39.96" calcext:value-type="float">
            <text:p>39.96</text:p>
          </table:table-cell>
          <table:table-cell table:style-name="ce22" table:formula="of:=AVERAGE([.N5:.N54])" office:value-type="float" office:value="110.08" calcext:value-type="float">
            <text:p>110.08</text:p>
          </table:table-cell>
          <table:table-cell table:number-columns-repeated="11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95" calcext:value-type="float">
            <text:p>346.9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10.502754938776" calcext:value-type="float">
            <text:p>110.5027549388</text:p>
          </table:table-cell>
          <table:table-cell table:style-name="ce21" table:formula="of:=VAR([.B5:.B54])" office:value-type="float" office:value="4012.41172493878" calcext:value-type="float">
            <text:p>4012.4117249388</text:p>
          </table:table-cell>
          <table:table-cell table:style-name="Default" table:formula="of:=VAR([.C5:.C54])" office:value-type="float" office:value="178.874557993197" calcext:value-type="float">
            <text:p>178.8745579932</text:p>
          </table:table-cell>
          <table:table-cell table:style-name="ce21" table:formula="of:=VAR([.D5:.D54])" office:value-type="float" office:value="50.5205771836734" calcext:value-type="float">
            <text:p>50.5205771837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1177.4812244898" calcext:value-type="float">
            <text:p>1177.4812244898</text:p>
          </table:table-cell>
          <table:table-cell table:style-name="ce21" table:formula="of:=VAR([.L5:.L54])" office:value-type="float" office:value="18908.4412244898" calcext:value-type="float">
            <text:p>18908.4412244898</text:p>
          </table:table-cell>
          <table:table-cell table:style-name="Default" table:formula="of:=VAR([.M5:.M54])" office:value-type="float" office:value="19.0595918367347" calcext:value-type="float">
            <text:p>19.0595918367</text:p>
          </table:table-cell>
          <table:table-cell table:style-name="ce21" table:formula="of:=VAR([.N5:.N54])" office:value-type="float" office:value="291.422040816327" calcext:value-type="float">
            <text:p>291.4220408163</text:p>
          </table:table-cell>
          <table:table-cell table:number-columns-repeated="11"/>
        </table:table-row>
        <table:table-row table:style-name="ro4">
          <table:table-cell office:value-type="float" office:value="236.63" calcext:value-type="float">
            <text:p>236.63</text:p>
          </table:table-cell>
          <table:table-cell office:value-type="float" office:value="337.08" calcext:value-type="float">
            <text:p>337.08</text:p>
          </table:table-cell>
          <table:table-cell office:value-type="float" office:value="343.96" calcext:value-type="float">
            <text:p>343.96</text:p>
          </table:table-cell>
          <table:table-cell office:value-type="float" office:value="327.87" calcext:value-type="float">
            <text:p>327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1.48662540633998" calcext:value-type="float">
            <text:p>1.4866254063</text:p>
          </table:table-cell>
          <table:table-cell table:style-name="ce21" table:formula="of:=SQRT([.G7]/[.G5])" office:value-type="float" office:value="8.95813789237337" calcext:value-type="float">
            <text:p>8.9581378924</text:p>
          </table:table-cell>
          <table:table-cell table:style-name="Default" table:formula="of:=SQRT([.H7]/[.H5])" office:value-type="float" office:value="1.9106284786778" calcext:value-type="float">
            <text:p>1.9106284787</text:p>
          </table:table-cell>
          <table:table-cell table:style-name="ce21" table:formula="of:=SQRT([.I7]/[.I5])" office:value-type="float" office:value="1.0051922918892" calcext:value-type="float">
            <text:p>1.0051922919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4.85279553348335" calcext:value-type="float">
            <text:p>4.8527955335</text:p>
          </table:table-cell>
          <table:table-cell table:style-name="ce21" table:formula="of:=SQRT([.Q7]/[.Q5])" office:value-type="float" office:value="19.446563307942" calcext:value-type="float">
            <text:p>19.4465633079</text:p>
          </table:table-cell>
          <table:table-cell table:style-name="Default" table:formula="of:=SQRT([.R7]/[.R5])" office:value-type="float" office:value="0.617407350729398" calcext:value-type="float">
            <text:p>0.6174073507</text:p>
          </table:table-cell>
          <table:table-cell table:style-name="ce21" table:formula="of:=SQRT([.S7]/[.S5])" office:value-type="float" office:value="2.41421639799056" calcext:value-type="float">
            <text:p>2.414216398</text:p>
          </table:table-cell>
          <table:table-cell table:number-columns-repeated="11"/>
        </table:table-row>
        <table:table-row table:style-name="ro4">
          <table:table-cell office:value-type="float" office:value="259.11" calcext:value-type="float">
            <text:p>259.11</text:p>
          </table:table-cell>
          <table:table-cell office:value-type="float" office:value="348.08" calcext:value-type="float">
            <text:p>348.08</text:p>
          </table:table-cell>
          <table:table-cell office:value-type="float" office:value="340.91" calcext:value-type="float">
            <text:p>340.91</text:p>
          </table:table-cell>
          <table:table-cell office:value-type="float" office:value="341.88" calcext:value-type="float">
            <text:p>341.8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8" calcext:value-type="float">
            <text:p>48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55.03" calcext:value-type="float">
            <text:p>355.03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0.58" calcext:value-type="float">
            <text:p>330.5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1063475762423" calcext:value-type="float">
            <text:p>2.0106347576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7.11" calcext:value-type="float">
            <text:p>267.11</text:p>
          </table:table-cell>
          <table:table-cell office:value-type="float" office:value="253.5" calcext:value-type="float">
            <text:p>253.5</text:p>
          </table:table-cell>
          <table:table-cell office:value-type="float" office:value="355.29" calcext:value-type="float">
            <text:p>355.29</text:p>
          </table:table-cell>
          <table:table-cell office:value-type="float" office:value="327.09" calcext:value-type="float">
            <text:p>327.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2.98748560346802" calcext:value-type="float">
            <text:p>2.9874856035</text:p>
          </table:table-cell>
          <table:table-cell table:style-name="ce22" table:formula="of:=([.G10]*[.G8])" office:value-type="float" office:value="18.0020520793026" calcext:value-type="float">
            <text:p>18.0020520793</text:p>
          </table:table-cell>
          <table:table-cell table:style-name="ce18" table:formula="of:=([.H10]*[.H8])" office:value-type="float" office:value="3.84157602813629" calcext:value-type="float">
            <text:p>3.8415760281</text:p>
          </table:table-cell>
          <table:table-cell table:style-name="ce22" table:formula="of:=([.I10]*[.I8])" office:value-type="float" office:value="2.02000953833373" calcext:value-type="float">
            <text:p>2.0200095383</text:p>
          </table:table-cell>
          <table:table-cell table:style-name="ce18"/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0]*[.P8])" office:value-type="float" office:value="9.7520577349395" calcext:value-type="float">
            <text:p>9.7520577349</text:p>
          </table:table-cell>
          <table:table-cell table:style-name="ce22" table:formula="of:=([.Q10]*[.Q8])" office:value-type="float" office:value="39.0793320709063" calcext:value-type="float">
            <text:p>39.0793320709</text:p>
          </table:table-cell>
          <table:table-cell table:style-name="ce18" table:formula="of:=([.R10]*[.R8])" office:value-type="float" office:value="1.24072652324736" calcext:value-type="float">
            <text:p>1.2407265232</text:p>
          </table:table-cell>
          <table:table-cell table:style-name="ce22" table:formula="of:=([.S10]*[.S8])" office:value-type="float" office:value="4.85154949047318" calcext:value-type="float">
            <text:p>4.85154949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57.7796;2.98748560346802;296.3566;18.0020520793026;344.494081632653;3.84157602813629;336.7206;2.02000953833373;0.149651097293967;0.336390007714548;0.306234473170104;328.22;9.7520577349395;201.26;39.0793320709063;39.96;1.24072652324736;110.08;4.85154949047318;-0.386813722503199;-0.878252391688502;-0.66461519712388" calcext:value-type="string">
            <text:p>compress;257.7796;2.98748560346802;296.3566;18.0020520793026;344.494081632653;3.84157602813629;336.7206;2.02000953833373;0.149651097293967;0.336390007714548;0.306234473170104;328.22;9.7520577349395;201.26;39.0793320709063;39.96;1.24072652324736;110.08;4.85154949047318;-0.386813722503199;-0.878252391688502;-0.66461519712388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59.32" calcext:value-type="float">
            <text:p>259.32</text:p>
          </table:table-cell>
          <table:table-cell office:value-type="float" office:value="334.73" calcext:value-type="float">
            <text:p>334.73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9.11" calcext:value-type="float">
            <text:p>329.1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5893018821816" calcext:value-type="percentage">
            <text:p>1.16%</text:p>
          </table:table-cell>
          <table:table-cell table:formula="of:=[.G11]/[.G6]" office:value-type="percentage" office:value="0.0607445627305166" calcext:value-type="percentage">
            <text:p>6.07%</text:p>
          </table:table-cell>
          <table:table-cell table:formula="of:=[.H11]/[.H6]" office:value-type="percentage" office:value="0.011151355663151" calcext:value-type="percentage">
            <text:p>1.12%</text:p>
          </table:table-cell>
          <table:table-cell table:formula="of:=[.I11]/[.I6]" office:value-type="percentage" office:value="0.00599906729298334" calcext:value-type="percentage">
            <text:p>0.60%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97119545882015" calcext:value-type="percentage">
            <text:p>2.97%</text:p>
          </table:table-cell>
          <table:table-cell table:formula="of:=[.Q11]/[.Q6]" office:value-type="percentage" office:value="0.194173368135279" calcext:value-type="percentage">
            <text:p>19.42%</text:p>
          </table:table-cell>
          <table:table-cell table:formula="of:=[.R11]/[.R6]" office:value-type="percentage" office:value="0.0310492122934776" calcext:value-type="percentage">
            <text:p>3.10%</text:p>
          </table:table-cell>
          <table:table-cell table:formula="of:=[.S11]/[.S6]" office:value-type="percentage" office:value="0.0440729423189788" calcext:value-type="percentage">
            <text:p>4.41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16.7974;2.09282991978302;101.2228;1.42613919470905;115.6538;1.7919535073279;115.4282;1.17003209836022;-0.133347146426204;-0.00979131384773958;-0.0117228636938833;305.52;23.1548631432837;260.530612244898;7.70574608532551;66.54;2.98963249292437;74.16;4.10772764239702;-0.147255131431991;-0.782207384131972;-0.757266300078555" calcext:value-type="string">
            <text:p>crypto.aes;116.7974;2.09282991978302;101.2228;1.42613919470905;115.6538;1.7919535073279;115.4282;1.17003209836022;-0.133347146426204;-0.00979131384773958;-0.0117228636938833;305.52;23.1548631432837;260.530612244898;7.70574608532551;66.54;2.98963249292437;74.16;4.10772764239702;-0.147255131431991;-0.782207384131972;-0.7572663000785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5.76" calcext:value-type="float">
            <text:p>325.76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58.5054;5.40948110590607;475.2754;10.0874468778924;562.402;8.3433073373906;540.2284;6.7097869368757;0.036575359853996;0.226598421741598;0.178237813556831;333.04;14.4675700274674;234.68;5.17781655896196;73.14;2.81926391084061;93.12;3.79454444068187;-0.295339899111218;-0.780386740331492;-0.720393946673072" calcext:value-type="string">
            <text:p>crypto.rsa;458.5054;5.40948110590607;475.2754;10.0874468778924;562.402;8.3433073373906;540.2284;6.7097869368757;0.036575359853996;0.226598421741598;0.178237813556831;333.04;14.4675700274674;234.68;5.17781655896196;73.14;2.81926391084061;93.12;3.79454444068187;-0.295339899111218;-0.780386740331492;-0.72039394667307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2.9" calcext:value-type="float">
            <text:p>252.9</text:p>
          </table:table-cell>
          <table:table-cell office:value-type="float" office:value="327.42" calcext:value-type="float">
            <text:p>327.42</text:p>
          </table:table-cell>
          <table:table-cell office:value-type="float" office:value="349.22" calcext:value-type="float">
            <text:p>349.22</text:p>
          </table:table-cell>
          <table:table-cell office:value-type="float" office:value="344.58" calcext:value-type="float">
            <text:p>344.5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49" calcext:value-type="float">
            <text:p>349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523.0966;4.63186222352948;487.3446;7.79980495383238;538.3806;5.63415173419568;525.7242;4.80901376018119;-0.0683468407173737;0.0292183126405337;0.00502316398156653;271.86;9.44426362902768;213.9;6.31613410944183;70.34;4.15530402552872;97.7708333333333;4.56341617691776;-0.213197969543147;-0.741263885823586;-0.64036329973761" calcext:value-type="string">
            <text:p>crypto.signverify;523.0966;4.63186222352948;487.3446;7.79980495383238;538.3806;5.63415173419568;525.7242;4.80901376018119;-0.0683468407173737;0.0292183126405337;0.00502316398156653;271.86;9.44426362902768;213.9;6.31613410944183;70.34;4.15530402552872;97.7708333333333;4.56341617691776;-0.213197969543147;-0.741263885823586;-0.6403632997376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72" calcext:value-type="float">
            <text:p>240.72</text:p>
          </table:table-cell>
          <table:table-cell office:value-type="float" office:value="334.61" calcext:value-type="float">
            <text:p>334.61</text:p>
          </table:table-cell>
          <table:table-cell office:value-type="float" office:value="347.57" calcext:value-type="float">
            <text:p>347.57</text:p>
          </table:table-cell>
          <table:table-cell office:value-type="float" office:value="339.58" calcext:value-type="float">
            <text:p>339.5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149651097293967" calcext:value-type="percentage">
            <text:p>14.97%</text:p>
          </table:table-cell>
          <table:table-cell table:style-name="ce23" table:formula="of:=([.H6]-[.F6])/[.F6]" office:value-type="percentage" office:value="0.336390007714548" calcext:value-type="percentage">
            <text:p>33.64%</text:p>
          </table:table-cell>
          <table:table-cell table:style-name="ce23" table:formula="of:=([.I6]-[.F6])/[.F6]" office:value-type="percentage" office:value="0.306234473170104" calcext:value-type="percentage">
            <text:p>30.62%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386813722503199" calcext:value-type="percentage">
            <text:p>-38.68%</text:p>
          </table:table-cell>
          <table:table-cell table:style-name="ce29" table:formula="of:=([.R6]-[.P6])/[.P6]" office:value-type="percentage" office:value="-0.878252391688502" calcext:value-type="percentage">
            <text:p>-87.83%</text:p>
          </table:table-cell>
          <table:table-cell table:style-name="ce29" table:formula="of:=([.S6]-[.P6])/[.P6]" office:value-type="percentage" office:value="-0.66461519712388" calcext:value-type="percentage">
            <text:p>-66.46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31.5868;4.06826689765015;223.1692;4.94419952048143;235.242;6.03245949428135;252.3174;5.60710234331069;-0.0363474947622238;0.0157832829850401;0.0895154646119721;542.82;9.96910209560483;568.06;5.77410973404109;291.18;6.12735597692836;280.16;5.25238320096718;0.0464979182786189;-0.463579086990163;-0.483880476032571" calcext:value-type="string">
            <text:p>derby;231.5868;4.06826689765015;223.1692;4.94419952048143;235.242;6.03245949428135;252.3174;5.60710234331069;-0.0363474947622238;0.0157832829850401;0.0895154646119721;542.82;9.96910209560483;568.06;5.77410973404109;291.18;6.12735597692836;280.16;5.25238320096718;0.0464979182786189;-0.463579086990163;-0.48388047603257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8.19" calcext:value-type="float">
            <text:p>248.19</text:p>
          </table:table-cell>
          <table:table-cell office:value-type="float" office:value="354.37" calcext:value-type="float">
            <text:p>354.37</text:p>
          </table:table-cell>
          <table:table-cell office:value-type="float" office:value="347.2" calcext:value-type="float">
            <text:p>347.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2.4696;2.74432812698207;143.2712;3.50180516907212;147.2084;3.76717267373547;154.798;4.08433728799496;-0.0603294033695897;-0.0345065508140637;0.015271240955574;1704.02;167.304059134332;171.08;3.75972007972494;89.62;15.8435958729219;437.30612244898;133.64195863614;-0.899602117346041;-0.947406720578397;-0.74336796372755" calcext:value-type="string">
            <text:p>mpegaudio;152.4696;2.74432812698207;143.2712;3.50180516907212;147.2084;3.76717267373547;154.798;4.08433728799496;-0.0603294033695897;-0.0345065508140637;0.015271240955574;1704.02;167.304059134332;171.08;3.75972007972494;89.62;15.8435958729219;437.30612244898;133.64195863614;-0.899602117346041;-0.947406720578397;-0.743367963727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34.49" calcext:value-type="float">
            <text:p>334.49</text:p>
          </table:table-cell>
          <table:table-cell office:value-type="float" office:value="345.2" calcext:value-type="float">
            <text:p>345.2</text:p>
          </table:table-cell>
          <table:table-cell office:value-type="float" office:value="331.72" calcext:value-type="float">
            <text:p>331.72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6.1924;0.98130005518752;87.1572;0.932834390966114;87.644;0.731433556456337;87.0426;0.705051805947748;0.0111935623094378;0.0168413920484869;0.00986397872666285;275.26;9.4705464398523;105.66;4.55606198029681;43.88;1.50343376373063;74.14;2.76912152133062;-0.616144735886071;-0.840587081304948;-0.730654653781879" calcext:value-type="string">
            <text:p>scimark.fft.large;86.1924;0.98130005518752;87.1572;0.932834390966114;87.644;0.731433556456337;87.0426;0.705051805947748;0.0111935623094378;0.0168413920484869;0.00986397872666285;275.26;9.4705464398523;105.66;4.55606198029681;43.88;1.50343376373063;74.14;2.76912152133062;-0.616144735886071;-0.840587081304948;-0.73065465378187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55.03" calcext:value-type="float">
            <text:p>355.03</text:p>
          </table:table-cell>
          <table:table-cell office:value-type="float" office:value="351.26" calcext:value-type="float">
            <text:p>351.26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99.3234;1.63489643507258;293.822;2.56582210121834;277.6876;2.45788014350183;270.732;5.19752750329828;-0.018379451790271;-0.072282354136028;-0.0955200963239089;260.46;8.47397535359505;158.84;14.0765569033868;161.68;9.1251389940468;233.68;27.105388791933;-0.39015587806189;-0.379252092451816;-0.102818091069646" calcext:value-type="string">
            <text:p>scimark.fft.small;299.3234;1.63489643507258;293.822;2.56582210121834;277.6876;2.45788014350183;270.732;5.19752750329828;-0.018379451790271;-0.072282354136028;-0.0955200963239089;260.46;8.47397535359505;158.84;14.0765569033868;161.68;9.1251389940468;233.68;27.105388791933;-0.39015587806189;-0.379252092451816;-0.10281809106964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44.95" calcext:value-type="float">
            <text:p>344.95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1.84" calcext:value-type="float">
            <text:p>331.8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0.5432;0.478935484509284;29.62;1.17372802776978;29.066;0.764177596332421;28.9394;0.777542858373188;-0.0302260404934647;-0.0483642840304879;-0.0525092328243273;260.3;11.300868734329;106.1;3.84014666478233;56.3;3.41193272030866;103.285714285714;4.49706276706434;-0.592393392239723;-0.783711102573953;-0.603205093024532" calcext:value-type="string">
            <text:p>scimark.lu.large;30.5432;0.478935484509284;29.62;1.17372802776978;29.066;0.764177596332421;28.9394;0.777542858373188;-0.0302260404934647;-0.0483642840304879;-0.0525092328243273;260.3;11.300868734329;106.1;3.84014666478233;56.3;3.41193272030866;103.285714285714;4.49706276706434;-0.592393392239723;-0.783711102573953;-0.60320509302453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67" calcext:value-type="float">
            <text:p>266.67</text:p>
          </table:table-cell>
          <table:table-cell office:value-type="float" office:value="190.78" calcext:value-type="float">
            <text:p>190.78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7.95" calcext:value-type="float">
            <text:p>347.95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88.076;9.2856568838291;561.4076;12.6773125938751;570.1634;4.60818245807155;590.1906;4.4882024781913;-0.0453485603901537;-0.0304596684782241;0.00359579374094504;300.84;18.8431223644184;169.02;4.08686056793448;45.72;1.95388053558946;86.18;3.54761560323474;-0.438173115277224;-0.848025528520144;-0.713535434117803" calcext:value-type="string">
            <text:p>scimark.lu.small;588.076;9.2856568838291;561.4076;12.6773125938751;570.1634;4.60818245807155;590.1906;4.4882024781913;-0.0453485603901537;-0.0304596684782241;0.00359579374094504;300.84;18.8431223644184;169.02;4.08686056793448;45.72;1.95388053558946;86.18;3.54761560323474;-0.438173115277224;-0.848025528520144;-0.71353543411780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1.72" calcext:value-type="float">
            <text:p>261.72</text:p>
          </table:table-cell>
          <table:table-cell office:value-type="float" office:value="108.12" calcext:value-type="float">
            <text:p>108.12</text:p>
          </table:table-cell>
          <table:table-cell office:value-type="float" office:value="293.58" calcext:value-type="float">
            <text:p>293.58</text:p>
          </table:table-cell>
          <table:table-cell office:value-type="float" office:value="336.25" calcext:value-type="float">
            <text:p>336.2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51" calcext:value-type="float">
            <text:p>151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7.142;3.92815430965145;241.8326;6.61697127957761;251.39;5.34849353691997;237.9826;4.33712753390195;0.167472555058848;0.213611918394145;0.148886271253536;221.32;7.82412228670028;130.6;5.42121835310743;58.7;3.82250753800104;65.84;3.56692413022772;-0.409904211097054;-0.734773179107175;-0.702512199530092" calcext:value-type="string">
            <text:p>scimark.monte_carlo;207.142;3.92815430965145;241.8326;6.61697127957761;251.39;5.34849353691997;237.9826;4.33712753390195;0.167472555058848;0.213611918394145;0.148886271253536;221.32;7.82412228670028;130.6;5.42121835310743;58.7;3.82250753800104;65.84;3.56692413022772;-0.409904211097054;-0.734773179107175;-0.70251219953009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0.98" calcext:value-type="float">
            <text:p>250.98</text:p>
          </table:table-cell>
          <table:table-cell office:value-type="float" office:value="337.91" calcext:value-type="float">
            <text:p>337.91</text:p>
          </table:table-cell>
          <table:table-cell office:value-type="float" office:value="342.73" calcext:value-type="float">
            <text:p>342.73</text:p>
          </table:table-cell>
          <table:table-cell office:value-type="float" office:value="339.7" calcext:value-type="float">
            <text:p>339.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2.3036;0.229426448563037;66.0778;5.34425957043336;74.1436;4.22757387975124;71.692;4.44967613034695;-0.197145689860468;-0.0991451163740105;-0.128932391778731;245.6;10.1588156708669;103.32;3.91167348765537;47.42;3.29436773599062;81.88;3.27406618852586;-0.579315960912052;-0.806921824104234;-0.666612377850163" calcext:value-type="string">
            <text:p>scimark.sor.large;82.3036;0.229426448563037;66.0778;5.34425957043336;74.1436;4.22757387975124;71.692;4.44967613034695;-0.197145689860468;-0.0991451163740105;-0.128932391778731;245.6;10.1588156708669;103.32;3.91167348765537;47.42;3.29436773599062;81.88;3.27406618852586;-0.579315960912052;-0.806921824104234;-0.66661237785016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43.72" calcext:value-type="float">
            <text:p>343.72</text:p>
          </table:table-cell>
          <table:table-cell office:value-type="float" office:value="346.2" calcext:value-type="float">
            <text:p>346.2</text:p>
          </table:table-cell>
          <table:table-cell office:value-type="float" office:value="342.98" calcext:value-type="float">
            <text:p>342.98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7.6094;2.47631150971601;337.7062;3.0655692962998;368.0186;1.21087273829507;373.7436;0.883725071630918;-0.0813450363347616;0.00111313802095376;0.016686733255461;233.56;9.60300137116312;106.02;2.01570943344318;51.6;2.19988133005484;68.86;1.68281097590325;-0.546069532454187;-0.779071758862819;-0.705172118513444" calcext:value-type="string">
            <text:p>scimark.sor.small;367.6094;2.47631150971601;337.7062;3.0655692962998;368.0186;1.21087273829507;373.7436;0.883725071630918;-0.0813450363347616;0.00111313802095376;0.016686733255461;233.56;9.60300137116312;106.02;2.01570943344318;51.6;2.19988133005484;68.86;1.68281097590325;-0.546069532454187;-0.779071758862819;-0.70517211851344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20.11" calcext:value-type="float">
            <text:p>320.11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3.47" calcext:value-type="float">
            <text:p>343.4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0.3452;3.96126412159263;50.6796;2.5426146681009;50.6738;2.79109016282788;49.712;2.64639463626583;-0.160171811511106;-0.160267925203662;-0.176206226841572;252.4;10.0532882777058;123;3.63541717207932;68.2;3.04090364355271;97.6;3.38464894656273;-0.512678288431062;-0.729793977812995;-0.613312202852615" calcext:value-type="string">
            <text:p>scimark.sparse.large;60.3452;3.96126412159263;50.6796;2.5426146681009;50.6738;2.79109016282788;49.712;2.64639463626583;-0.160171811511106;-0.160267925203662;-0.176206226841572;252.4;10.0532882777058;123;3.63541717207932;68.2;3.04090364355271;97.6;3.38464894656273;-0.512678288431062;-0.729793977812995;-0.613312202852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9" calcext:value-type="float">
            <text:p>240.9</text:p>
          </table:table-cell>
          <table:table-cell office:value-type="float" office:value="343.47" calcext:value-type="float">
            <text:p>343.47</text:p>
          </table:table-cell>
          <table:table-cell office:value-type="float" office:value="349.98" calcext:value-type="float">
            <text:p>349.98</text:p>
          </table:table-cell>
          <table:table-cell office:value-type="float" office:value="342.37" calcext:value-type="float">
            <text:p>342.37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20.9834;4.62043328571266;341.3772;2.86490286606437;321.08;1.76817807024066;320.4626;1.96522584243584;0.0635353728572878;0.00030095014259294;-0.00162251381224061;282.4;10.0865169679816;161.96;5.07021910904031;86;3.36315269075913;115.44;5.72299885413749;-0.426487252124646;-0.695467422096317;-0.591218130311615" calcext:value-type="string">
            <text:p>scimark.sparse.small;320.9834;4.62043328571266;341.3772;2.86490286606437;321.08;1.76817807024066;320.4626;1.96522584243584;0.0635353728572878;0.00030095014259294;-0.00162251381224061;282.4;10.0865169679816;161.96;5.07021910904031;86;3.36315269075913;115.44;5.72299885413749;-0.426487252124646;-0.695467422096317;-0.591218130311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7.79" calcext:value-type="float">
            <text:p>257.79</text:p>
          </table:table-cell>
          <table:table-cell office:value-type="float" office:value="343.22" calcext:value-type="float">
            <text:p>343.22</text:p>
          </table:table-cell>
          <table:table-cell office:value-type="float" office:value="352.42" calcext:value-type="float">
            <text:p>352.42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106.9884;2.82276547633904;113.5098;4.05967243449315;120.6568;4.1430847736608;120.0498;3.97721411697224;0.0609542716780512;0.127755906247781;0.12208239397916;292.1;7.54305346405195;254;5.24887583208629;134.88;3.88766509896428;139.48;4.49990819136632;-0.130434782608696;-0.53824032865457;-0.522492297158507" calcext:value-type="string">
            <text:p>serial;106.9884;2.82276547633904;113.5098;4.05967243449315;120.6568;4.1430847736608;120.0498;3.97721411697224;0.0609542716780512;0.127755906247781;0.12208239397916;292.1;7.54305346405195;254;5.24887583208629;134.88;3.88766509896428;139.48;4.49990819136632;-0.130434782608696;-0.53824032865457;-0.522492297158507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320.11" calcext:value-type="float">
            <text:p>320.11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8.5" calcext:value-type="float">
            <text:p>338.5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72.215;0.76190728117352;73.424;1.78685094277486;75.7776;0.908040255177278;77.2916;1.04769520186096;0.0167416741674172;0.0493332410164096;0.0702984144568307;334.74;23.5487061248229;223.86;9.28811411184771;52.92;2.48410865506113;62.68;5.51133605746959;-0.331242158092848;-0.841907151819322;-0.812750194180558" calcext:value-type="string">
            <text:p>sunflow;72.215;0.76190728117352;73.424;1.78685094277486;75.7776;0.908040255177278;77.2916;1.04769520186096;0.0167416741674172;0.0493332410164096;0.0702984144568307;334.74;23.5487061248229;223.86;9.28811411184771;52.92;2.48410865506113;62.68;5.51133605746959;-0.331242158092848;-0.841907151819322;-0.812750194180558</text:p>
          </table:table-cell>
          <table:table-cell table:number-columns-repeated="8"/>
          <table:table-cell table:style-name="ce31"/>
        </table:table-row>
        <table:table-row table:style-name="ro3">
          <table:table-cell office:value-type="float" office:value="259.67" calcext:value-type="float">
            <text:p>259.67</text:p>
          </table:table-cell>
          <table:table-cell office:value-type="float" office:value="337.79" calcext:value-type="float">
            <text:p>337.79</text:p>
          </table:table-cell>
          <table:table-cell office:value-type="float" office:value="348.71" calcext:value-type="float">
            <text:p>348.71</text:p>
          </table:table-cell>
          <table:table-cell office:value-type="float" office:value="332.41" calcext:value-type="float">
            <text:p>332.4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23" calcext:value-type="float">
            <text:p>123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office:value-type="float" office:value="252.23" calcext:value-type="float">
            <text:p>252.23</text:p>
          </table:table-cell>
          <table:table-cell office:value-type="float" office:value="164.67" calcext:value-type="float">
            <text:p>164.67</text:p>
          </table:table-cell>
          <table:table-cell office:value-type="float" office:value="299.44" calcext:value-type="float">
            <text:p>299.44</text:p>
          </table:table-cell>
          <table:table-cell office:value-type="float" office:value="332.76" calcext:value-type="float">
            <text:p>332.76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248.7" calcext:value-type="float">
            <text:p>248.7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43" calcext:value-type="float">
            <text:p>328.43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-0.0191096224962712" calcext:value-type="percentage">
            <text:p>-01.91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3066432827522" calcext:value-type="percentage">
            <text:p>03.31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293636715537636" calcext:value-type="percentage">
            <text:p>02.94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0.73" calcext:value-type="float">
            <text:p>260.73</text:p>
          </table:table-cell>
          <table:table-cell office:value-type="float" office:value="336.72" calcext:value-type="float">
            <text:p>336.72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2" calcext:value-type="float">
            <text:p>346.2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404041778167202" calcext:value-type="percentage">
            <text:p>-40.40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39461626873671" calcext:value-type="percentage">
            <text:p>-73.95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33774704456711" calcext:value-type="percentage">
            <text:p>-63.38%</text:p>
          </table:table-cell>
          <table:table-cell table:style-name="ce16" table:number-columns-repeated="4"/>
          <table:table-cell table:style-name="ce32"/>
        </table:table-row>
        <table:table-row table:style-name="ro4">
          <table:table-cell office:value-type="float" office:value="250.33" calcext:value-type="float">
            <text:p>250.33</text:p>
          </table:table-cell>
          <table:table-cell office:value-type="float" office:value="336.72" calcext:value-type="float">
            <text:p>336.72</text:p>
          </table:table-cell>
          <table:table-cell office:value-type="float" office:value="344.33" calcext:value-type="float">
            <text:p>344.33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246.6" calcext:value-type="float">
            <text:p>246.6</text:p>
          </table:table-cell>
          <table:table-cell office:value-type="float" office:value="354.11" calcext:value-type="float">
            <text:p>354.11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office:value-type="float" office:value="271" calcext:value-type="float">
            <text:p>271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53.97" calcext:value-type="float">
            <text:p>253.97</text:p>
          </table:table-cell>
          <table:table-cell office:value-type="float" office:value="355.03" calcext:value-type="float">
            <text:p>355.03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1.76" calcext:value-type="float">
            <text:p>341.76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281.52" calcext:value-type="float">
            <text:p>281.52</text:p>
          </table:table-cell>
          <table:table-cell office:value-type="float" office:value="347.7" calcext:value-type="float">
            <text:p>347.7</text:p>
          </table:table-cell>
          <table:table-cell office:value-type="float" office:value="354.77" calcext:value-type="float">
            <text:p>354.77</text:p>
          </table:table-cell>
          <table:table-cell office:value-type="float" office:value="334.26" calcext:value-type="float">
            <text:p>334.26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58.41" calcext:value-type="float">
            <text:p>258.41</text:p>
          </table:table-cell>
          <table:table-cell office:value-type="float" office:value="203.74" calcext:value-type="float">
            <text:p>203.74</text:p>
          </table:table-cell>
          <table:table-cell office:value-type="float" office:value="354.9" calcext:value-type="float">
            <text:p>354.9</text:p>
          </table:table-cell>
          <table:table-cell office:value-type="float" office:value="339.94" calcext:value-type="float">
            <text:p>339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38" calcext:value-type="float">
            <text:p>438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55.03" calcext:value-type="float">
            <text:p>355.03</text:p>
          </table:table-cell>
          <table:table-cell office:value-type="float" office:value="349.85" calcext:value-type="float">
            <text:p>349.85</text:p>
          </table:table-cell>
          <table:table-cell office:value-type="float" office:value="346.07" calcext:value-type="float">
            <text:p>346.07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5.12" calcext:value-type="float">
            <text:p>255.12</text:p>
          </table:table-cell>
          <table:table-cell office:value-type="float" office:value="250.26" calcext:value-type="float">
            <text:p>250.26</text:p>
          </table:table-cell>
          <table:table-cell office:value-type="float" office:value="348.2" calcext:value-type="float">
            <text:p>348.2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295" calcext:value-type="float">
            <text:p>29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4.17" calcext:value-type="float">
            <text:p>264.17</text:p>
          </table:table-cell>
          <table:table-cell office:value-type="float" office:value="242.73" calcext:value-type="float">
            <text:p>242.73</text:p>
          </table:table-cell>
          <table:table-cell office:value-type="float" office:value="353.2" calcext:value-type="float">
            <text:p>353.2</text:p>
          </table:table-cell>
          <table:table-cell office:value-type="float" office:value="332.18" calcext:value-type="float">
            <text:p>332.18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256" calcext:value-type="float">
            <text:p>256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7.23" calcext:value-type="float">
            <text:p>257.23</text:p>
          </table:table-cell>
          <table:table-cell office:value-type="float" office:value="353.46" calcext:value-type="float">
            <text:p>353.46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55.73" calcext:value-type="float">
            <text:p>255.73</text:p>
          </table:table-cell>
          <table:table-cell office:value-type="float" office:value="212.72" calcext:value-type="float">
            <text:p>212.72</text:p>
          </table:table-cell>
          <table:table-cell office:value-type="float" office:value="347.45" calcext:value-type="float">
            <text:p>347.45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393" calcext:value-type="float">
            <text:p>393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247.87" calcext:value-type="float">
            <text:p>247.87</text:p>
          </table:table-cell>
          <table:table-cell office:value-type="float" office:value="242.73" calcext:value-type="float">
            <text:p>242.73</text:p>
          </table:table-cell>
          <table:table-cell office:value-type="float" office:value="349.34" calcext:value-type="float">
            <text:p>349.34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381" calcext:value-type="float">
            <text:p>381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58.13" calcext:value-type="float">
            <text:p>258.13</text:p>
          </table:table-cell>
          <table:table-cell office:value-type="float" office:value="355.03" calcext:value-type="float">
            <text:p>355.03</text:p>
          </table:table-cell>
          <table:table-cell office:value-type="float" office:value="352.16" calcext:value-type="float">
            <text:p>352.16</text:p>
          </table:table-cell>
          <table:table-cell office:value-type="float" office:value="326.2" calcext:value-type="float">
            <text:p>326.2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55.39" calcext:value-type="float">
            <text:p>255.39</text:p>
          </table:table-cell>
          <table:table-cell office:value-type="float" office:value="237.51" calcext:value-type="float">
            <text:p>237.51</text:p>
          </table:table-cell>
          <table:table-cell office:value-type="float" office:value="294.21" calcext:value-type="float">
            <text:p>294.21</text:p>
          </table:table-cell>
          <table:table-cell office:value-type="float" office:value="342.61" calcext:value-type="float">
            <text:p>342.6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488" calcext:value-type="float">
            <text:p>488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50.13" calcext:value-type="float">
            <text:p>250.13</text:p>
          </table:table-cell>
          <table:table-cell office:value-type="float" office:value="237.51" calcext:value-type="float">
            <text:p>237.51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7.2" calcext:value-type="float">
            <text:p>337.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275" calcext:value-type="float">
            <text:p>275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57.03" calcext:value-type="float">
            <text:p>257.03</text:p>
          </table:table-cell>
          <table:table-cell office:value-type="float" office:value="343.72" calcext:value-type="float">
            <text:p>343.72</text:p>
          </table:table-cell>
          <table:table-cell office:value-type="float" office:value="349.85" calcext:value-type="float">
            <text:p>349.85</text:p>
          </table:table-cell>
          <table:table-cell office:value-type="float" office:value="351.52" calcext:value-type="float">
            <text:p>351.5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742" calcext:value-type="float">
            <text:p>742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09" calcext:value-type="float">
            <text:p>246.09</text:p>
          </table:table-cell>
          <table:table-cell office:value-type="float" office:value="236.92" calcext:value-type="float">
            <text:p>236.92</text:p>
          </table:table-cell>
          <table:table-cell office:value-type="float" office:value="351.65" calcext:value-type="float">
            <text:p>351.65</text:p>
          </table:table-cell>
          <table:table-cell office:value-type="float" office:value="334.03" calcext:value-type="float">
            <text:p>334.0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43.96" calcext:value-type="float">
            <text:p>343.96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2.64" calcext:value-type="float">
            <text:p>332.6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261.01" calcext:value-type="float">
            <text:p>261.01</text:p>
          </table:table-cell>
          <table:table-cell office:value-type="float" office:value="348.08" calcext:value-type="float">
            <text:p>348.08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54.64" calcext:value-type="float">
            <text:p>254.64</text:p>
          </table:table-cell>
          <table:table-cell office:value-type="float" office:value="235.12" calcext:value-type="float">
            <text:p>235.12</text:p>
          </table:table-cell>
          <table:table-cell/>
          <table:table-cell office:value-type="float" office:value="345.95" calcext:value-type="float">
            <text:p>345.9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338.39" calcext:value-type="float">
            <text:p>338.39</text:p>
          </table:table-cell>
          <table:table-cell office:value-type="float" office:value="349.85" calcext:value-type="float">
            <text:p>349.85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3.66" calcext:value-type="float">
            <text:p>273.66</text:p>
          </table:table-cell>
          <table:table-cell office:value-type="float" office:value="187.21" calcext:value-type="float">
            <text:p>187.21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547" calcext:value-type="float">
            <text:p>547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7.56" calcext:value-type="float">
            <text:p>267.56</text:p>
          </table:table-cell>
          <table:table-cell office:value-type="float" office:value="233.46" calcext:value-type="float">
            <text:p>233.46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7.76" calcext:value-type="float">
            <text:p>327.7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5.07" calcext:value-type="float">
            <text:p>275.07</text:p>
          </table:table-cell>
          <table:table-cell office:value-type="float" office:value="338.39" calcext:value-type="float">
            <text:p>338.39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5.55" calcext:value-type="float">
            <text:p>335.55</text:p>
          </table:table-cell>
          <table:table-cell table:style-name="ce15"/>
          <table:table-cell table:style-name="ce20" table:number-columns-repeated="5"/>
          <table:table-cell office:value-type="float" office:value="283" calcext:value-type="float">
            <text:p>283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124.35" calcext:value-type="float">
            <text:p>124.35</text:p>
          </table:table-cell>
          <table:table-cell office:value-type="float" office:value="96.73" calcext:value-type="float">
            <text:p>96.73</text:p>
          </table:table-cell>
          <table:table-cell office:value-type="float" office:value="113.6" calcext:value-type="float">
            <text:p>113.6</text:p>
          </table:table-cell>
          <table:table-cell office:value-type="float" office:value="100.8" calcext:value-type="float">
            <text:p>100.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49" calcext:value-type="float">
            <text:p>49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116.45" calcext:value-type="float">
            <text:p>116.45</text:p>
          </table:table-cell>
          <table:table-cell office:value-type="float" office:value="93.92" calcext:value-type="float">
            <text:p>93.92</text:p>
          </table:table-cell>
          <table:table-cell office:value-type="float" office:value="118.91" calcext:value-type="float">
            <text:p>118.91</text:p>
          </table:table-cell>
          <table:table-cell office:value-type="float" office:value="117.89" calcext:value-type="float">
            <text:p>117.8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01.2228" calcext:value-type="float">
            <text:p>101.2228</text:p>
          </table:table-cell>
          <table:table-cell table:style-name="ce18" table:formula="of:=AVERAGE([.C59:.C108])" office:value-type="float" office:value="115.6538" calcext:value-type="float">
            <text:p>115.6538</text:p>
          </table:table-cell>
          <table:table-cell table:style-name="ce22" table:formula="of:=AVERAGE([.D59:.D108])" office:value-type="float" office:value="115.4282" calcext:value-type="float">
            <text:p>115.428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260.530612244898" calcext:value-type="float">
            <text:p>260.5306122449</text:p>
          </table:table-cell>
          <table:table-cell table:style-name="ce18" table:formula="of:=AVERAGE([.M59:.M108])" office:value-type="float" office:value="66.54" calcext:value-type="float">
            <text:p>66.54</text:p>
          </table:table-cell>
          <table:table-cell table:style-name="ce22" table:formula="of:=AVERAGE([.N59:.N108])" office:value-type="float" office:value="74.16" calcext:value-type="float">
            <text:p>74.16</text:p>
          </table:table-cell>
          <table:table-cell table:number-columns-repeated="11"/>
        </table:table-row>
        <table:table-row table:style-name="ro4">
          <table:table-cell table:style-name="ce5" office:value-type="float" office:value="129.4" calcext:value-type="float">
            <text:p>129.4</text:p>
          </table:table-cell>
          <table:table-cell office:value-type="float" office:value="91.93" calcext:value-type="float">
            <text:p>91.93</text:p>
          </table:table-cell>
          <table:table-cell office:value-type="float" office:value="108.19" calcext:value-type="float">
            <text:p>108.19</text:p>
          </table:table-cell>
          <table:table-cell office:value-type="float" office:value="115.37" calcext:value-type="float">
            <text:p>115.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25.1817144489796" calcext:value-type="float">
            <text:p>25.181714449</text:p>
          </table:table-cell>
          <table:table-cell table:style-name="Default" table:formula="of:=VAR([.C59:.C108])" office:value-type="float" office:value="39.757122" calcext:value-type="float">
            <text:p>39.757122</text:p>
          </table:table-cell>
          <table:table-cell table:style-name="ce21" table:formula="of:=VAR([.D59:.D108])" office:value-type="float" office:value="16.9495048571429" calcext:value-type="float">
            <text:p>16.9495048571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719.712585034013" calcext:value-type="float">
            <text:p>719.712585034</text:p>
          </table:table-cell>
          <table:table-cell table:style-name="Default" table:formula="of:=VAR([.M59:.M108])" office:value-type="float" office:value="110.661632653061" calcext:value-type="float">
            <text:p>110.6616326531</text:p>
          </table:table-cell>
          <table:table-cell table:style-name="ce21" table:formula="of:=VAR([.N59:.N108])" office:value-type="float" office:value="208.912653061224" calcext:value-type="float">
            <text:p>208.9126530612</text:p>
          </table:table-cell>
          <table:table-cell table:number-columns-repeated="11"/>
        </table:table-row>
        <table:table-row table:style-name="ro4">
          <table:table-cell table:style-name="ce5" office:value-type="float" office:value="115.37" calcext:value-type="float">
            <text:p>115.37</text:p>
          </table:table-cell>
          <table:table-cell office:value-type="float" office:value="103.86" calcext:value-type="float">
            <text:p>103.86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6.26" calcext:value-type="float">
            <text:p>116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709671958710214" calcext:value-type="float">
            <text:p>0.7096719587</text:p>
          </table:table-cell>
          <table:table-cell table:style-name="Default" table:formula="of:=SQRT([.H61]/[.H59])" office:value-type="float" office:value="0.891707597814441" calcext:value-type="float">
            <text:p>0.8917075978</text:p>
          </table:table-cell>
          <table:table-cell table:style-name="ce21" table:formula="of:=SQRT([.I61]/[.I59])" office:value-type="float" office:value="0.582228560913029" calcext:value-type="float">
            <text:p>0.5822285609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275" calcext:value-type="float">
            <text:p>27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3.83249421910453" calcext:value-type="float">
            <text:p>3.8324942191</text:p>
          </table:table-cell>
          <table:table-cell table:style-name="Default" table:formula="of:=SQRT([.R61]/[.R59])" office:value-type="float" office:value="1.48769373631175" calcext:value-type="float">
            <text:p>1.4876937363</text:p>
          </table:table-cell>
          <table:table-cell table:style-name="ce21" table:formula="of:=SQRT([.S61]/[.S59])" office:value-type="float" office:value="2.04407755753653" calcext:value-type="float">
            <text:p>2.0440775575</text:p>
          </table:table-cell>
          <table:table-cell table:number-columns-repeated="11"/>
        </table:table-row>
        <table:table-row table:style-name="ro4">
          <table:table-cell table:style-name="ce5" office:value-type="float" office:value="110.55" calcext:value-type="float">
            <text:p>110.55</text:p>
          </table:table-cell>
          <table:table-cell office:value-type="float" office:value="96.27" calcext:value-type="float">
            <text:p>96.27</text:p>
          </table:table-cell>
          <table:table-cell office:value-type="float" office:value="113.03" calcext:value-type="float">
            <text:p>113.03</text:p>
          </table:table-cell>
          <table:table-cell office:value-type="float" office:value="117.73" calcext:value-type="float">
            <text:p>117.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8" calcext:value-type="float">
            <text:p>48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109.76" calcext:value-type="float">
            <text:p>109.76</text:p>
          </table:table-cell>
          <table:table-cell office:value-type="float" office:value="95.54" calcext:value-type="float">
            <text:p>95.54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9.9" calcext:value-type="float">
            <text:p>119.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278" calcext:value-type="float">
            <text:p>27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1063475762423" calcext:value-type="float">
            <text:p>2.0106347576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119.51" calcext:value-type="float">
            <text:p>119.51</text:p>
          </table:table-cell>
          <table:table-cell office:value-type="float" office:value="110.62" calcext:value-type="float">
            <text:p>110.62</text:p>
          </table:table-cell>
          <table:table-cell office:value-type="float" office:value="125.42" calcext:value-type="float">
            <text:p>125.42</text:p>
          </table:table-cell>
          <table:table-cell office:value-type="float" office:value="114.75" calcext:value-type="float">
            <text:p>114.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42613919470905" calcext:value-type="float">
            <text:p>1.4261391947</text:p>
          </table:table-cell>
          <table:table-cell table:style-name="ce18" table:formula="of:=([.H64]*[.H62])" office:value-type="float" office:value="1.7919535073279" calcext:value-type="float">
            <text:p>1.7919535073</text:p>
          </table:table-cell>
          <table:table-cell table:style-name="ce22" table:formula="of:=([.I64]*[.I62])" office:value-type="float" office:value="1.17003209836022" calcext:value-type="float">
            <text:p>1.1700320984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7.70574608532551" calcext:value-type="float">
            <text:p>7.7057460853</text:p>
          </table:table-cell>
          <table:table-cell table:style-name="ce18" table:formula="of:=([.R64]*[.R62])" office:value-type="float" office:value="2.98963249292437" calcext:value-type="float">
            <text:p>2.9896324929</text:p>
          </table:table-cell>
          <table:table-cell table:style-name="ce22" table:formula="of:=([.S64]*[.S62])" office:value-type="float" office:value="4.10772764239702" calcext:value-type="float">
            <text:p>4.1077276424</text:p>
          </table:table-cell>
          <table:table-cell table:number-columns-repeated="11"/>
        </table:table-row>
        <table:table-row table:style-name="ro4">
          <table:table-cell table:style-name="ce5" office:value-type="float" office:value="122.56" calcext:value-type="float">
            <text:p>122.56</text:p>
          </table:table-cell>
          <table:table-cell office:value-type="float" office:value="111.76" calcext:value-type="float">
            <text:p>111.76</text:p>
          </table:table-cell>
          <table:table-cell office:value-type="float" office:value="117.29" calcext:value-type="float">
            <text:p>117.2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40891103062655" calcext:value-type="percentage">
            <text:p>1.41%</text:p>
          </table:table-cell>
          <table:table-cell table:formula="of:=[.H65]/[.H60]" office:value-type="percentage" office:value="0.0154941169881828" calcext:value-type="percentage">
            <text:p>1.55%</text:p>
          </table:table-cell>
          <table:table-cell table:formula="of:=[.I65]/[.I60]" office:value-type="percentage" office:value="0.0101364493110021" calcext:value-type="percentage">
            <text:p>1.01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43" calcext:value-type="float">
            <text:p>24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295771234670962" calcext:value-type="percentage">
            <text:p>2.96%</text:p>
          </table:table-cell>
          <table:table-cell table:formula="of:=[.R65]/[.R60]" office:value-type="percentage" office:value="0.0449298541166873" calcext:value-type="percentage">
            <text:p>4.49%</text:p>
          </table:table-cell>
          <table:table-cell table:formula="of:=[.S65]/[.S60]" office:value-type="percentage" office:value="0.0553900706903589" calcext:value-type="percentage">
            <text:p>5.54%</text:p>
          </table:table-cell>
          <table:table-cell table:number-columns-repeated="11"/>
        </table:table-row>
        <table:table-row table:style-name="ro4">
          <table:table-cell table:style-name="ce5" office:value-type="float" office:value="118.18" calcext:value-type="float">
            <text:p>118.18</text:p>
          </table:table-cell>
          <table:table-cell office:value-type="float" office:value="101.98" calcext:value-type="float">
            <text:p>101.98</text:p>
          </table:table-cell>
          <table:table-cell office:value-type="float" office:value="107.67" calcext:value-type="float">
            <text:p>107.67</text:p>
          </table:table-cell>
          <table:table-cell office:value-type="float" office:value="117.91" calcext:value-type="float">
            <text:p>117.9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292" calcext:value-type="float">
            <text:p>29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09.74" calcext:value-type="float">
            <text:p>109.74</text:p>
          </table:table-cell>
          <table:table-cell office:value-type="float" office:value="101.15" calcext:value-type="float">
            <text:p>101.15</text:p>
          </table:table-cell>
          <table:table-cell office:value-type="float" office:value="124.66" calcext:value-type="float">
            <text:p>124.66</text:p>
          </table:table-cell>
          <table:table-cell office:value-type="float" office:value="117.91" calcext:value-type="float">
            <text:p>117.9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133347146426204" calcext:value-type="percentage">
            <text:p>-13.33%</text:p>
          </table:table-cell>
          <table:table-cell table:style-name="ce23" table:formula="of:=([.H60]-[.F60])/[.F60]" office:value-type="percentage" office:value="-0.00979131384773958" calcext:value-type="percentage">
            <text:p>-00.98%</text:p>
          </table:table-cell>
          <table:table-cell table:style-name="ce23" table:formula="of:=([.I60]-[.F60])/[.F60]" office:value-type="percentage" office:value="-0.0117228636938833" calcext:value-type="percentage">
            <text:p>-01.17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147255131431991" calcext:value-type="percentage">
            <text:p>-14.73%</text:p>
          </table:table-cell>
          <table:table-cell table:style-name="ce29" table:formula="of:=([.R60]-[.P60])/[.P60]" office:value-type="percentage" office:value="-0.782207384131972" calcext:value-type="percentage">
            <text:p>-78.22%</text:p>
          </table:table-cell>
          <table:table-cell table:style-name="ce29" table:formula="of:=([.S60]-[.P60])/[.P60]" office:value-type="percentage" office:value="-0.757266300078555" calcext:value-type="percentage">
            <text:p>-75.73%</text:p>
          </table:table-cell>
          <table:table-cell table:number-columns-repeated="11"/>
        </table:table-row>
        <table:table-row table:style-name="ro4">
          <table:table-cell table:style-name="ce5" office:value-type="float" office:value="123.62" calcext:value-type="float">
            <text:p>123.62</text:p>
          </table:table-cell>
          <table:table-cell office:value-type="float" office:value="93.25" calcext:value-type="float">
            <text:p>93.25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6.42" calcext:value-type="float">
            <text:p>106.4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287" calcext:value-type="float">
            <text:p>28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7.81" calcext:value-type="float">
            <text:p>117.81</text:p>
          </table:table-cell>
          <table:table-cell office:value-type="float" office:value="105.68" calcext:value-type="float">
            <text:p>105.68</text:p>
          </table:table-cell>
          <table:table-cell office:value-type="float" office:value="127.15" calcext:value-type="float">
            <text:p>127.15</text:p>
          </table:table-cell>
          <table:table-cell office:value-type="float" office:value="115.4" calcext:value-type="float">
            <text:p>115.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8.38" calcext:value-type="float">
            <text:p>128.38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5.74" calcext:value-type="float">
            <text:p>105.74</text:p>
          </table:table-cell>
          <table:table-cell office:value-type="float" office:value="117.37" calcext:value-type="float">
            <text:p>117.3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116.82" calcext:value-type="float">
            <text:p>116.82</text:p>
          </table:table-cell>
          <table:table-cell office:value-type="float" office:value="97.72" calcext:value-type="float">
            <text:p>97.72</text:p>
          </table:table-cell>
          <table:table-cell office:value-type="float" office:value="123" calcext:value-type="float">
            <text:p>123</text:p>
          </table:table-cell>
          <table:table-cell office:value-type="float" office:value="116.6" calcext:value-type="float">
            <text:p>116.6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table:style-name="ce5" office:value-type="float" office:value="108.41" calcext:value-type="float">
            <text:p>108.41</text:p>
          </table:table-cell>
          <table:table-cell office:value-type="float" office:value="110.8" calcext:value-type="float">
            <text:p>110.8</text:p>
          </table:table-cell>
          <table:table-cell office:value-type="float" office:value="124.72" calcext:value-type="float">
            <text:p>124.72</text:p>
          </table:table-cell>
          <table:table-cell office:value-type="float" office:value="118.05" calcext:value-type="float">
            <text:p>118.0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table:style-name="ce5" office:value-type="float" office:value="129.85" calcext:value-type="float">
            <text:p>129.85</text:p>
          </table:table-cell>
          <table:table-cell office:value-type="float" office:value="100.52" calcext:value-type="float">
            <text:p>100.52</text:p>
          </table:table-cell>
          <table:table-cell office:value-type="float" office:value="115.09" calcext:value-type="float">
            <text:p>115.09</text:p>
          </table:table-cell>
          <table:table-cell office:value-type="float" office:value="111.23" calcext:value-type="float">
            <text:p>111.2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307" calcext:value-type="float">
            <text:p>30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12.61" calcext:value-type="float">
            <text:p>112.61</text:p>
          </table:table-cell>
          <table:table-cell office:value-type="float" office:value="114.24" calcext:value-type="float">
            <text:p>114.2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26.55" calcext:value-type="float">
            <text:p>126.55</text:p>
          </table:table-cell>
          <table:table-cell office:value-type="float" office:value="99.34" calcext:value-type="float">
            <text:p>99.34</text:p>
          </table:table-cell>
          <table:table-cell office:value-type="float" office:value="125.62" calcext:value-type="float">
            <text:p>125.62</text:p>
          </table:table-cell>
          <table:table-cell office:value-type="float" office:value="111.16" calcext:value-type="float">
            <text:p>111.16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251" calcext:value-type="float">
            <text:p>251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115.38" calcext:value-type="float">
            <text:p>115.38</text:p>
          </table:table-cell>
          <table:table-cell office:value-type="float" office:value="97.99" calcext:value-type="float">
            <text:p>97.99</text:p>
          </table:table-cell>
          <table:table-cell office:value-type="float" office:value="117.59" calcext:value-type="float">
            <text:p>117.59</text:p>
          </table:table-cell>
          <table:table-cell office:value-type="float" office:value="118.27" calcext:value-type="float">
            <text:p>118.27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4.45" calcext:value-type="float">
            <text:p>114.45</text:p>
          </table:table-cell>
          <table:table-cell office:value-type="float" office:value="103.96" calcext:value-type="float">
            <text:p>103.96</text:p>
          </table:table-cell>
          <table:table-cell office:value-type="float" office:value="114.14" calcext:value-type="float">
            <text:p>114.14</text:p>
          </table:table-cell>
          <table:table-cell office:value-type="float" office:value="114.75" calcext:value-type="float">
            <text:p>114.75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118.77" calcext:value-type="float">
            <text:p>118.77</text:p>
          </table:table-cell>
          <table:table-cell office:value-type="float" office:value="107.05" calcext:value-type="float">
            <text:p>107.05</text:p>
          </table:table-cell>
          <table:table-cell office:value-type="float" office:value="121.67" calcext:value-type="float">
            <text:p>121.67</text:p>
          </table:table-cell>
          <table:table-cell office:value-type="float" office:value="110.48" calcext:value-type="float">
            <text:p>110.4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111.55" calcext:value-type="float">
            <text:p>111.55</text:p>
          </table:table-cell>
          <table:table-cell office:value-type="float" office:value="100.83" calcext:value-type="float">
            <text:p>100.83</text:p>
          </table:table-cell>
          <table:table-cell office:value-type="float" office:value="124.43" calcext:value-type="float">
            <text:p>124.43</text:p>
          </table:table-cell>
          <table:table-cell office:value-type="float" office:value="119.25" calcext:value-type="float">
            <text:p>119.25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26.5" calcext:value-type="float">
            <text:p>126.5</text:p>
          </table:table-cell>
          <table:table-cell office:value-type="float" office:value="104.35" calcext:value-type="float">
            <text:p>104.35</text:p>
          </table:table-cell>
          <table:table-cell office:value-type="float" office:value="116.7" calcext:value-type="float">
            <text:p>116.7</text:p>
          </table:table-cell>
          <table:table-cell office:value-type="float" office:value="111.98" calcext:value-type="float">
            <text:p>111.98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54" calcext:value-type="float">
            <text:p>25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27.91" calcext:value-type="float">
            <text:p>127.91</text:p>
          </table:table-cell>
          <table:table-cell office:value-type="float" office:value="98.9" calcext:value-type="float">
            <text:p>98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3.62" calcext:value-type="float">
            <text:p>113.62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281" calcext:value-type="float">
            <text:p>28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table:style-name="ce5" office:value-type="float" office:value="114.54" calcext:value-type="float">
            <text:p>114.54</text:p>
          </table:table-cell>
          <table:table-cell office:value-type="float" office:value="95.02" calcext:value-type="float">
            <text:p>95.02</text:p>
          </table:table-cell>
          <table:table-cell office:value-type="float" office:value="116.26" calcext:value-type="float">
            <text:p>116.26</text:p>
          </table:table-cell>
          <table:table-cell office:value-type="float" office:value="110.04" calcext:value-type="float">
            <text:p>110.0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table:style-name="ce5" office:value-type="float" office:value="108.99" calcext:value-type="float">
            <text:p>108.99</text:p>
          </table:table-cell>
          <table:table-cell office:value-type="float" office:value="94.73" calcext:value-type="float">
            <text:p>94.73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87" calcext:value-type="float">
            <text:p>110.87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table:style-name="ce5" office:value-type="float" office:value="109.44" calcext:value-type="float">
            <text:p>109.44</text:p>
          </table:table-cell>
          <table:table-cell office:value-type="float" office:value="101.39" calcext:value-type="float">
            <text:p>101.39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8.46" calcext:value-type="float">
            <text:p>118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5.9" calcext:value-type="float">
            <text:p>115.9</text:p>
          </table:table-cell>
          <table:table-cell office:value-type="float" office:value="101.29" calcext:value-type="float">
            <text:p>101.29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9.88" calcext:value-type="float">
            <text:p>119.8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253" calcext:value-type="float">
            <text:p>25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table:style-name="ce5" office:value-type="float" office:value="114.04" calcext:value-type="float">
            <text:p>114.04</text:p>
          </table:table-cell>
          <table:table-cell office:value-type="float" office:value="106.58" calcext:value-type="float">
            <text:p>106.58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2.82" calcext:value-type="float">
            <text:p>112.8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09.89" calcext:value-type="float">
            <text:p>109.89</text:p>
          </table:table-cell>
          <table:table-cell office:value-type="float" office:value="106.55" calcext:value-type="float">
            <text:p>106.55</text:p>
          </table:table-cell>
          <table:table-cell office:value-type="float" office:value="114.26" calcext:value-type="float">
            <text:p>114.26</text:p>
          </table:table-cell>
          <table:table-cell office:value-type="float" office:value="116.67" calcext:value-type="float">
            <text:p>116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08.36" calcext:value-type="float">
            <text:p>108.36</text:p>
          </table:table-cell>
          <table:table-cell office:value-type="float" office:value="98.37" calcext:value-type="float">
            <text:p>98.37</text:p>
          </table:table-cell>
          <table:table-cell office:value-type="float" office:value="111.73" calcext:value-type="float">
            <text:p>111.73</text:p>
          </table:table-cell>
          <table:table-cell office:value-type="float" office:value="118.91" calcext:value-type="float">
            <text:p>118.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table:style-name="ce5" office:value-type="float" office:value="113.13" calcext:value-type="float">
            <text:p>113.13</text:p>
          </table:table-cell>
          <table:table-cell office:value-type="float" office:value="108.24" calcext:value-type="float">
            <text:p>108.24</text:p>
          </table:table-cell>
          <table:table-cell office:value-type="float" office:value="120.33" calcext:value-type="float">
            <text:p>120.33</text:p>
          </table:table-cell>
          <table:table-cell office:value-type="float" office:value="112.27" calcext:value-type="float">
            <text:p>112.27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1.69" calcext:value-type="float">
            <text:p>101.69</text:p>
          </table:table-cell>
          <table:table-cell office:value-type="float" office:value="95.18" calcext:value-type="float">
            <text:p>95.18</text:p>
          </table:table-cell>
          <table:table-cell office:value-type="float" office:value="113.17" calcext:value-type="float">
            <text:p>113.17</text:p>
          </table:table-cell>
          <table:table-cell office:value-type="float" office:value="114.78" calcext:value-type="float">
            <text:p>114.78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64" calcext:value-type="float">
            <text:p>264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table:style-name="ce5" office:value-type="float" office:value="128.74" calcext:value-type="float">
            <text:p>128.74</text:p>
          </table:table-cell>
          <table:table-cell office:value-type="float" office:value="102.01" calcext:value-type="float">
            <text:p>102.01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3" calcext:value-type="float">
            <text:p>117.7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table:style-name="ce5" office:value-type="float" office:value="112.12" calcext:value-type="float">
            <text:p>112.12</text:p>
          </table:table-cell>
          <table:table-cell office:value-type="float" office:value="104.03" calcext:value-type="float">
            <text:p>104.03</text:p>
          </table:table-cell>
          <table:table-cell office:value-type="float" office:value="110.46" calcext:value-type="float">
            <text:p>110.46</text:p>
          </table:table-cell>
          <table:table-cell office:value-type="float" office:value="114.85" calcext:value-type="float">
            <text:p>114.8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5.67" calcext:value-type="float">
            <text:p>105.67</text:p>
          </table:table-cell>
          <table:table-cell office:value-type="float" office:value="100.93" calcext:value-type="float">
            <text:p>100.93</text:p>
          </table:table-cell>
          <table:table-cell office:value-type="float" office:value="111.11" calcext:value-type="float">
            <text:p>111.11</text:p>
          </table:table-cell>
          <table:table-cell office:value-type="float" office:value="113.66" calcext:value-type="float">
            <text:p>113.6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120.91" calcext:value-type="float">
            <text:p>120.91</text:p>
          </table:table-cell>
          <table:table-cell office:value-type="float" office:value="96.26" calcext:value-type="float">
            <text:p>96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46" calcext:value-type="float">
            <text:p>116.4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table:style-name="ce5" office:value-type="float" office:value="107.51" calcext:value-type="float">
            <text:p>107.51</text:p>
          </table:table-cell>
          <table:table-cell office:value-type="float" office:value="99.78" calcext:value-type="float">
            <text:p>99.78</text:p>
          </table:table-cell>
          <table:table-cell office:value-type="float" office:value="106.47" calcext:value-type="float">
            <text:p>106.47</text:p>
          </table:table-cell>
          <table:table-cell office:value-type="float" office:value="119.12" calcext:value-type="float">
            <text:p>119.1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0.69" calcext:value-type="float">
            <text:p>110.69</text:p>
          </table:table-cell>
          <table:table-cell office:value-type="float" office:value="99.54" calcext:value-type="float">
            <text:p>99.54</text:p>
          </table:table-cell>
          <table:table-cell office:value-type="float" office:value="116.11" calcext:value-type="float">
            <text:p>116.11</text:p>
          </table:table-cell>
          <table:table-cell office:value-type="float" office:value="118.34" calcext:value-type="float">
            <text:p>118.3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table:style-name="ce5" office:value-type="float" office:value="118.53" calcext:value-type="float">
            <text:p>118.53</text:p>
          </table:table-cell>
          <table:table-cell office:value-type="float" office:value="99.57" calcext:value-type="float">
            <text:p>99.57</text:p>
          </table:table-cell>
          <table:table-cell office:value-type="float" office:value="120.26" calcext:value-type="float">
            <text:p>120.26</text:p>
          </table:table-cell>
          <table:table-cell office:value-type="float" office:value="115.82" calcext:value-type="float">
            <text:p>115.8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07.94" calcext:value-type="float">
            <text:p>107.94</text:p>
          </table:table-cell>
          <table:table-cell office:value-type="float" office:value="102.11" calcext:value-type="float">
            <text:p>102.11</text:p>
          </table:table-cell>
          <table:table-cell office:value-type="float" office:value="108.43" calcext:value-type="float">
            <text:p>108.43</text:p>
          </table:table-cell>
          <table:table-cell office:value-type="float" office:value="117.69" calcext:value-type="float">
            <text:p>117.6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110.96" calcext:value-type="float">
            <text:p>110.96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7.4" calcext:value-type="float">
            <text:p>117.4</text:p>
          </table:table-cell>
          <table:table-cell office:value-type="float" office:value="118.12" calcext:value-type="float">
            <text:p>118.1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128.12" calcext:value-type="float">
            <text:p>128.12</text:p>
          </table:table-cell>
          <table:table-cell office:value-type="float" office:value="95.18" calcext:value-type="float">
            <text:p>95.18</text:p>
          </table:table-cell>
          <table:table-cell office:value-type="float" office:value="108.84" calcext:value-type="float">
            <text:p>108.84</text:p>
          </table:table-cell>
          <table:table-cell office:value-type="float" office:value="122.5" calcext:value-type="float">
            <text:p>122.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12.54" calcext:value-type="float">
            <text:p>112.54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32" calcext:value-type="float">
            <text:p>107.32</text:p>
          </table:table-cell>
          <table:table-cell office:value-type="float" office:value="121.09" calcext:value-type="float">
            <text:p>121.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317" calcext:value-type="float">
            <text:p>31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9.87" calcext:value-type="float">
            <text:p>129.87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2.28" calcext:value-type="float">
            <text:p>102.28</text:p>
          </table:table-cell>
          <table:table-cell office:value-type="float" office:value="111.82" calcext:value-type="float">
            <text:p>111.82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22.73" calcext:value-type="float">
            <text:p>122.73</text:p>
          </table:table-cell>
          <table:table-cell office:value-type="float" office:value="97.41" calcext:value-type="float">
            <text:p>97.41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22.15" calcext:value-type="float">
            <text:p>122.15</text:p>
          </table:table-cell>
          <table:table-cell office:value-type="float" office:value="98.81" calcext:value-type="float">
            <text:p>98.81</text:p>
          </table:table-cell>
          <table:table-cell office:value-type="float" office:value="123.33" calcext:value-type="float">
            <text:p>123.33</text:p>
          </table:table-cell>
          <table:table-cell office:value-type="float" office:value="119.02" calcext:value-type="float">
            <text:p>119.02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297" calcext:value-type="float">
            <text:p>297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3.29" calcext:value-type="float">
            <text:p>113.29</text:p>
          </table:table-cell>
          <table:table-cell office:value-type="float" office:value="99.13" calcext:value-type="float">
            <text:p>99.13</text:p>
          </table:table-cell>
          <table:table-cell office:value-type="float" office:value="119.39" calcext:value-type="float">
            <text:p>119.39</text:p>
          </table:table-cell>
          <table:table-cell office:value-type="float" office:value="119.37" calcext:value-type="float">
            <text:p>119.3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2.49" calcext:value-type="float">
            <text:p>112.49</text:p>
          </table:table-cell>
          <table:table-cell office:value-type="float" office:value="104.64" calcext:value-type="float">
            <text:p>104.64</text:p>
          </table:table-cell>
          <table:table-cell office:value-type="float" office:value="118.2" calcext:value-type="float">
            <text:p>118.2</text:p>
          </table:table-cell>
          <table:table-cell office:value-type="float" office:value="113.84" calcext:value-type="float">
            <text:p>113.84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269" calcext:value-type="float">
            <text:p>269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6" office:value-type="float" office:value="122.76" calcext:value-type="float">
            <text:p>122.76</text:p>
          </table:table-cell>
          <table:table-cell office:value-type="float" office:value="98.28" calcext:value-type="float">
            <text:p>98.28</text:p>
          </table:table-cell>
          <table:table-cell office:value-type="float" office:value="111.71" calcext:value-type="float">
            <text:p>111.71</text:p>
          </table:table-cell>
          <table:table-cell office:value-type="float" office:value="117.73" calcext:value-type="float">
            <text:p>117.73</text:p>
          </table:table-cell>
          <table:table-cell table:style-name="ce15"/>
          <table:table-cell table:style-name="ce20" table:number-columns-repeated="5"/>
          <table:table-cell table:style-name="ce16"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02.88" calcext:value-type="float">
            <text:p>502.88</text:p>
          </table:table-cell>
          <table:table-cell office:value-type="float" office:value="463.32" calcext:value-type="float">
            <text:p>463.32</text:p>
          </table:table-cell>
          <table:table-cell office:value-type="float" office:value="592.96" calcext:value-type="float">
            <text:p>592.96</text:p>
          </table:table-cell>
          <table:table-cell office:value-type="float" office:value="532.15" calcext:value-type="float">
            <text:p>532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73.14" calcext:value-type="float">
            <text:p>473.14</text:p>
          </table:table-cell>
          <table:table-cell office:value-type="float" office:value="453.69" calcext:value-type="float">
            <text:p>453.69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458.5054" calcext:value-type="float">
            <text:p>458.5054</text:p>
          </table:table-cell>
          <table:table-cell table:style-name="ce22" table:formula="of:=AVERAGE([.B113:.B162])" office:value-type="float" office:value="475.2754" calcext:value-type="float">
            <text:p>475.2754</text:p>
          </table:table-cell>
          <table:table-cell table:style-name="ce18" table:formula="of:=AVERAGE([.C113:.C162])" office:value-type="float" office:value="562.402" calcext:value-type="float">
            <text:p>562.402</text:p>
          </table:table-cell>
          <table:table-cell table:style-name="ce22" table:formula="of:=AVERAGE([.D113:.D162])" office:value-type="float" office:value="540.2284" calcext:value-type="float">
            <text:p>540.2284</text:p>
          </table:table-cell>
          <table:table-cell table:style-name="ce18"/>
          <table:table-cell office:value-type="float" office:value="329" calcext:value-type="float">
            <text:p>329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13:.K162])" office:value-type="float" office:value="333.04" calcext:value-type="float">
            <text:p>333.04</text:p>
          </table:table-cell>
          <table:table-cell table:style-name="ce22" table:formula="of:=AVERAGE([.L113:.L162])" office:value-type="float" office:value="234.68" calcext:value-type="float">
            <text:p>234.68</text:p>
          </table:table-cell>
          <table:table-cell table:style-name="ce18" table:formula="of:=AVERAGE([.M113:.M162])" office:value-type="float" office:value="73.14" calcext:value-type="float">
            <text:p>73.14</text:p>
          </table:table-cell>
          <table:table-cell table:style-name="ce22" table:formula="of:=AVERAGE([.N113:.N162])" office:value-type="float" office:value="93.12" calcext:value-type="float">
            <text:p>93.12</text:p>
          </table:table-cell>
          <table:table-cell table:number-columns-repeated="11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507.67" calcext:value-type="float">
            <text:p>507.67</text:p>
          </table:table-cell>
          <table:table-cell office:value-type="float" office:value="581.47" calcext:value-type="float">
            <text:p>581.47</text:p>
          </table:table-cell>
          <table:table-cell office:value-type="float" office:value="537.51" calcext:value-type="float">
            <text:p>537.5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362.303625346939" calcext:value-type="float">
            <text:p>362.3036253469</text:p>
          </table:table-cell>
          <table:table-cell table:style-name="ce21" table:formula="of:=VAR([.B113:.B162])" office:value-type="float" office:value="1259.86492330612" calcext:value-type="float">
            <text:p>1259.8649233061</text:p>
          </table:table-cell>
          <table:table-cell table:style-name="Default" table:formula="of:=VAR([.C113:.C162])" office:value-type="float" office:value="861.862424489796" calcext:value-type="float">
            <text:p>861.8624244898</text:p>
          </table:table-cell>
          <table:table-cell table:style-name="ce21" table:formula="of:=VAR([.D113:.D162])" office:value-type="float" office:value="557.415348408163" calcext:value-type="float">
            <text:p>557.4153484082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13:.K162])" office:value-type="float" office:value="2591.50857142857" calcext:value-type="float">
            <text:p>2591.5085714286</text:p>
          </table:table-cell>
          <table:table-cell table:style-name="ce21" table:formula="of:=VAR([.L113:.L162])" office:value-type="float" office:value="331.936326530612" calcext:value-type="float">
            <text:p>331.9363265306</text:p>
          </table:table-cell>
          <table:table-cell table:style-name="Default" table:formula="of:=VAR([.M113:.M162])" office:value-type="float" office:value="98.4085714285714" calcext:value-type="float">
            <text:p>98.4085714286</text:p>
          </table:table-cell>
          <table:table-cell table:style-name="ce21" table:formula="of:=VAR([.N113:.N162])" office:value-type="float" office:value="178.271020408163" calcext:value-type="float">
            <text:p>178.2710204082</text:p>
          </table:table-cell>
          <table:table-cell table:number-columns-repeated="11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485.34" calcext:value-type="float">
            <text:p>485.34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6.08" calcext:value-type="float">
            <text:p>546.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2.6918529876163" calcext:value-type="float">
            <text:p>2.6918529876</text:p>
          </table:table-cell>
          <table:table-cell table:style-name="ce21" table:formula="of:=SQRT([.G115]/[.G113])" office:value-type="float" office:value="5.01969107277753" calcext:value-type="float">
            <text:p>5.0196910728</text:p>
          </table:table-cell>
          <table:table-cell table:style-name="Default" table:formula="of:=SQRT([.H115]/[.H113])" office:value-type="float" office:value="4.15177654622644" calcext:value-type="float">
            <text:p>4.1517765462</text:p>
          </table:table-cell>
          <table:table-cell table:style-name="ce21" table:formula="of:=SQRT([.I115]/[.I113])" office:value-type="float" office:value="3.33890805027082" calcext:value-type="float">
            <text:p>3.3389080503</text:p>
          </table:table-cell>
          <table:table-cell table:style-name="ce18"/>
          <table:table-cell office:value-type="float" office:value="408" calcext:value-type="float">
            <text:p>408</text:p>
          </table:table-cell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15]/[.P113])" office:value-type="float" office:value="7.19931742796298" calcext:value-type="float">
            <text:p>7.199317428</text:p>
          </table:table-cell>
          <table:table-cell table:style-name="ce21" table:formula="of:=SQRT([.Q115]/[.Q113])" office:value-type="float" office:value="2.57657263251247" calcext:value-type="float">
            <text:p>2.5765726325</text:p>
          </table:table-cell>
          <table:table-cell table:style-name="Default" table:formula="of:=SQRT([.R115]/[.R113])" office:value-type="float" office:value="1.40291533193255" calcext:value-type="float">
            <text:p>1.4029153319</text:p>
          </table:table-cell>
          <table:table-cell table:style-name="ce21" table:formula="of:=SQRT([.S115]/[.S113])" office:value-type="float" office:value="1.88823208535478" calcext:value-type="float">
            <text:p>1.8882320854</text:p>
          </table:table-cell>
          <table:table-cell table:number-columns-repeated="11"/>
        </table:table-row>
        <table:table-row table:style-name="ro4">
          <table:table-cell office:value-type="float" office:value="441.99" calcext:value-type="float">
            <text:p>441.99</text:p>
          </table:table-cell>
          <table:table-cell office:value-type="float" office:value="535.71" calcext:value-type="float">
            <text:p>535.71</text:p>
          </table:table-cell>
          <table:table-cell office:value-type="float" office:value="538.72" calcext:value-type="float">
            <text:p>538.72</text:p>
          </table:table-cell>
          <table:table-cell office:value-type="float" office:value="526.03" calcext:value-type="float">
            <text:p>526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335" calcext:value-type="float">
            <text:p>335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537.51" calcext:value-type="float">
            <text:p>537.51</text:p>
          </table:table-cell>
          <table:table-cell office:value-type="float" office:value="506.06" calcext:value-type="float">
            <text:p>506.06</text:p>
          </table:table-cell>
          <table:table-cell office:value-type="float" office:value="534.82" calcext:value-type="float">
            <text:p>534.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431.65" calcext:value-type="float">
            <text:p>431.65</text:p>
          </table:table-cell>
          <table:table-cell office:value-type="float" office:value="595.9" calcext:value-type="float">
            <text:p>595.9</text:p>
          </table:table-cell>
          <table:table-cell office:value-type="float" office:value="547.32" calcext:value-type="float">
            <text:p>547.3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5.40948110590607" calcext:value-type="float">
            <text:p>5.4094811059</text:p>
          </table:table-cell>
          <table:table-cell table:style-name="ce22" table:formula="of:=([.G118]*[.G116])" office:value-type="float" office:value="10.0874468778924" calcext:value-type="float">
            <text:p>10.0874468779</text:p>
          </table:table-cell>
          <table:table-cell table:style-name="ce18" table:formula="of:=([.H118]*[.H116])" office:value-type="float" office:value="8.3433073373906" calcext:value-type="float">
            <text:p>8.3433073374</text:p>
          </table:table-cell>
          <table:table-cell table:style-name="ce22" table:formula="of:=([.I118]*[.I116])" office:value-type="float" office:value="6.7097869368757" calcext:value-type="float">
            <text:p>6.7097869369</text:p>
          </table:table-cell>
          <table:table-cell table:style-name="ce18"/>
          <table:table-cell office:value-type="float" office:value="422" calcext:value-type="float">
            <text:p>422</text:p>
          </table:table-cell>
          <table:table-cell office:value-type="float" office:value="238" calcext:value-type="float">
            <text:p>238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18]*[.P116])" office:value-type="float" office:value="14.4675700274674" calcext:value-type="float">
            <text:p>14.4675700275</text:p>
          </table:table-cell>
          <table:table-cell table:style-name="ce22" table:formula="of:=([.Q118]*[.Q116])" office:value-type="float" office:value="5.17781655896196" calcext:value-type="float">
            <text:p>5.177816559</text:p>
          </table:table-cell>
          <table:table-cell table:style-name="ce18" table:formula="of:=([.R118]*[.R116])" office:value-type="float" office:value="2.81926391084061" calcext:value-type="float">
            <text:p>2.8192639108</text:p>
          </table:table-cell>
          <table:table-cell table:style-name="ce22" table:formula="of:=([.S118]*[.S116])" office:value-type="float" office:value="3.79454444068187" calcext:value-type="float">
            <text:p>3.7945444407</text:p>
          </table:table-cell>
          <table:table-cell table:number-columns-repeated="11"/>
        </table:table-row>
        <table:table-row table:style-name="ro4">
          <table:table-cell office:value-type="float" office:value="458.45" calcext:value-type="float">
            <text:p>458.45</text:p>
          </table:table-cell>
          <table:table-cell office:value-type="float" office:value="465.79" calcext:value-type="float">
            <text:p>465.79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5.88" calcext:value-type="float">
            <text:p>575.8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7980750191951" calcext:value-type="percentage">
            <text:p>1.18%</text:p>
          </table:table-cell>
          <table:table-cell table:formula="of:=[.G119]/[.G114]" office:value-type="percentage" office:value="0.0212244245712958" calcext:value-type="percentage">
            <text:p>2.12%</text:p>
          </table:table-cell>
          <table:table-cell table:formula="of:=[.H119]/[.H114]" office:value-type="percentage" office:value="0.0148351309870708" calcext:value-type="percentage">
            <text:p>1.48%</text:p>
          </table:table-cell>
          <table:table-cell table:formula="of:=[.I119]/[.I114]" office:value-type="percentage" office:value="0.0124202780469811" calcext:value-type="percentage">
            <text:p>1.24%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3440938107937" calcext:value-type="percentage">
            <text:p>4.34%</text:p>
          </table:table-cell>
          <table:table-cell table:formula="of:=[.Q119]/[.Q114]" office:value-type="percentage" office:value="0.0220633056032127" calcext:value-type="percentage">
            <text:p>2.21%</text:p>
          </table:table-cell>
          <table:table-cell table:formula="of:=[.R119]/[.R114]" office:value-type="percentage" office:value="0.0385461294892071" calcext:value-type="percentage">
            <text:p>3.85%</text:p>
          </table:table-cell>
          <table:table-cell table:formula="of:=[.S119]/[.S114]" office:value-type="percentage" office:value="0.0407489738045734" calcext:value-type="percentage">
            <text:p>4.07%</text:p>
          </table:table-cell>
          <table:table-cell table:number-columns-repeated="11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41.99" calcext:value-type="float">
            <text:p>441.99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4.59" calcext:value-type="float">
            <text:p>524.59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248" calcext:value-type="float">
            <text:p>24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88.3" calcext:value-type="float">
            <text:p>488.3</text:p>
          </table:table-cell>
          <table:table-cell office:value-type="float" office:value="499.22" calcext:value-type="float">
            <text:p>499.22</text:p>
          </table:table-cell>
          <table:table-cell office:value-type="float" office:value="603.02" calcext:value-type="float">
            <text:p>603.02</text:p>
          </table:table-cell>
          <table:table-cell office:value-type="float" office:value="550.77" calcext:value-type="float">
            <text:p>550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36575359853996" calcext:value-type="percentage">
            <text:p>03.66%</text:p>
          </table:table-cell>
          <table:table-cell table:style-name="ce23" table:formula="of:=([.H114]-[.F114])/[.F114]" office:value-type="percentage" office:value="0.226598421741598" calcext:value-type="percentage">
            <text:p>22.66%</text:p>
          </table:table-cell>
          <table:table-cell table:style-name="ce23" table:formula="of:=([.I114]-[.F114])/[.F114]" office:value-type="percentage" office:value="0.178237813556831" calcext:value-type="percentage">
            <text:p>17.82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295339899111218" calcext:value-type="percentage">
            <text:p>-29.53%</text:p>
          </table:table-cell>
          <table:table-cell table:style-name="ce29" table:formula="of:=([.R114]-[.P114])/[.P114]" office:value-type="percentage" office:value="-0.780386740331492" calcext:value-type="percentage">
            <text:p>-78.04%</text:p>
          </table:table-cell>
          <table:table-cell table:style-name="ce29" table:formula="of:=([.S114]-[.P114])/[.P114]" office:value-type="percentage" office:value="-0.720393946673072" calcext:value-type="percentage">
            <text:p>-72.04%</text:p>
          </table:table-cell>
          <table:table-cell table:number-columns-repeated="11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382.93" calcext:value-type="float">
            <text:p>382.93</text:p>
          </table:table-cell>
          <table:table-cell office:value-type="float" office:value="522.31" calcext:value-type="float">
            <text:p>522.31</text:p>
          </table:table-cell>
          <table:table-cell office:value-type="float" office:value="497.15" calcext:value-type="float">
            <text:p>497.1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52.19" calcext:value-type="float">
            <text:p>452.19</text:p>
          </table:table-cell>
          <table:table-cell office:value-type="float" office:value="483.14" calcext:value-type="float">
            <text:p>483.14</text:p>
          </table:table-cell>
          <table:table-cell office:value-type="float" office:value="601.88" calcext:value-type="float">
            <text:p>601.88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448.6" calcext:value-type="float">
            <text:p>448.6</text:p>
          </table:table-cell>
          <table:table-cell office:value-type="float" office:value="576.58" calcext:value-type="float">
            <text:p>576.58</text:p>
          </table:table-cell>
          <table:table-cell office:value-type="float" office:value="548.26" calcext:value-type="float">
            <text:p>548.26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53.69" calcext:value-type="float">
            <text:p>453.69</text:p>
          </table:table-cell>
          <table:table-cell office:value-type="float" office:value="509.82" calcext:value-type="float">
            <text:p>509.82</text:p>
          </table:table-cell>
          <table:table-cell office:value-type="float" office:value="521.46" calcext:value-type="float">
            <text:p>521.46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99" calcext:value-type="float">
            <text:p>199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475.95" calcext:value-type="float">
            <text:p>475.95</text:p>
          </table:table-cell>
          <table:table-cell office:value-type="float" office:value="544.22" calcext:value-type="float">
            <text:p>544.22</text:p>
          </table:table-cell>
          <table:table-cell office:value-type="float" office:value="465.34" calcext:value-type="float">
            <text:p>465.34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8.23" calcext:value-type="float">
            <text:p>458.23</text:p>
          </table:table-cell>
          <table:table-cell office:value-type="float" office:value="534.52" calcext:value-type="float">
            <text:p>534.52</text:p>
          </table:table-cell>
          <table:table-cell office:value-type="float" office:value="590.04" calcext:value-type="float">
            <text:p>590.04</text:p>
          </table:table-cell>
          <table:table-cell office:value-type="float" office:value="516.41" calcext:value-type="float">
            <text:p>516.4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238" calcext:value-type="float">
            <text:p>23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63.77" calcext:value-type="float">
            <text:p>463.77</text:p>
          </table:table-cell>
          <table:table-cell office:value-type="float" office:value="487.8" calcext:value-type="float">
            <text:p>487.8</text:p>
          </table:table-cell>
          <table:table-cell office:value-type="float" office:value="546.39" calcext:value-type="float">
            <text:p>546.39</text:p>
          </table:table-cell>
          <table:table-cell office:value-type="float" office:value="554.27" calcext:value-type="float">
            <text:p>554.2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483.63" calcext:value-type="float">
            <text:p>483.63</text:p>
          </table:table-cell>
          <table:table-cell office:value-type="float" office:value="594.43" calcext:value-type="float">
            <text:p>594.43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48" calcext:value-type="float">
            <text:p>24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479.28" calcext:value-type="float">
            <text:p>479.28</text:p>
          </table:table-cell>
          <table:table-cell office:value-type="float" office:value="453.9" calcext:value-type="float">
            <text:p>453.9</text:p>
          </table:table-cell>
          <table:table-cell office:value-type="float" office:value="557.17" calcext:value-type="float">
            <text:p>557.17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office:value-type="float" office:value="463.1" calcext:value-type="float">
            <text:p>463.1</text:p>
          </table:table-cell>
          <table:table-cell office:value-type="float" office:value="514.75" calcext:value-type="float">
            <text:p>514.7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90.8" calcext:value-type="float">
            <text:p>490.8</text:p>
          </table:table-cell>
          <table:table-cell office:value-type="float" office:value="504.73" calcext:value-type="float">
            <text:p>504.73</text:p>
          </table:table-cell>
          <table:table-cell office:value-type="float" office:value="523.16" calcext:value-type="float">
            <text:p>523.16</text:p>
          </table:table-cell>
          <table:table-cell office:value-type="float" office:value="540.24" calcext:value-type="float">
            <text:p>540.2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206" calcext:value-type="float">
            <text:p>206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1.05" calcext:value-type="float">
            <text:p>471.05</text:p>
          </table:table-cell>
          <table:table-cell office:value-type="float" office:value="507.67" calcext:value-type="float">
            <text:p>507.67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3.67" calcext:value-type="float">
            <text:p>503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43.01" calcext:value-type="float">
            <text:p>443.01</text:p>
          </table:table-cell>
          <table:table-cell office:value-type="float" office:value="407.47" calcext:value-type="float">
            <text:p>407.47</text:p>
          </table:table-cell>
          <table:table-cell office:value-type="float" office:value="493.32" calcext:value-type="float">
            <text:p>493.32</text:p>
          </table:table-cell>
          <table:table-cell office:value-type="float" office:value="530.97" calcext:value-type="float">
            <text:p>530.9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229" calcext:value-type="float">
            <text:p>22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3.47" calcext:value-type="float">
            <text:p>453.47</text:p>
          </table:table-cell>
          <table:table-cell office:value-type="float" office:value="476.19" calcext:value-type="float">
            <text:p>476.19</text:p>
          </table:table-cell>
          <table:table-cell office:value-type="float" office:value="555.56" calcext:value-type="float">
            <text:p>555.56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239" calcext:value-type="float">
            <text:p>239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484.36" calcext:value-type="float">
            <text:p>484.36</text:p>
          </table:table-cell>
          <table:table-cell office:value-type="float" office:value="586.44" calcext:value-type="float">
            <text:p>586.44</text:p>
          </table:table-cell>
          <table:table-cell office:value-type="float" office:value="516.13" calcext:value-type="float">
            <text:p>516.13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210" calcext:value-type="float">
            <text:p>21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61.98" calcext:value-type="float">
            <text:p>461.98</text:p>
          </table:table-cell>
          <table:table-cell office:value-type="float" office:value="495.87" calcext:value-type="float">
            <text:p>495.87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9.8" calcext:value-type="float">
            <text:p>529.8</text:p>
          </table:table-cell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246" calcext:value-type="float">
            <text:p>24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1.76" calcext:value-type="float">
            <text:p>451.76</text:p>
          </table:table-cell>
          <table:table-cell office:value-type="float" office:value="427.81" calcext:value-type="float">
            <text:p>427.81</text:p>
          </table:table-cell>
          <table:table-cell office:value-type="float" office:value="558.14" calcext:value-type="float">
            <text:p>558.14</text:p>
          </table:table-cell>
          <table:table-cell office:value-type="float" office:value="515.3" calcext:value-type="float">
            <text:p>515.3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485.83" calcext:value-type="float">
            <text:p>485.83</text:p>
          </table:table-cell>
          <table:table-cell office:value-type="float" office:value="598.5" calcext:value-type="float">
            <text:p>598.5</text:p>
          </table:table-cell>
          <table:table-cell office:value-type="float" office:value="568.05" calcext:value-type="float">
            <text:p>568.05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29.15" calcext:value-type="float">
            <text:p>429.15</text:p>
          </table:table-cell>
          <table:table-cell office:value-type="float" office:value="426.48" calcext:value-type="float">
            <text:p>426.48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7.38" calcext:value-type="float">
            <text:p>567.3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49.86" calcext:value-type="float">
            <text:p>449.86</text:p>
          </table:table-cell>
          <table:table-cell office:value-type="float" office:value="438.56" calcext:value-type="float">
            <text:p>438.56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8.57" calcext:value-type="float">
            <text:p>548.5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470.36" calcext:value-type="float">
            <text:p>470.36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242" calcext:value-type="float">
            <text:p>242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417.03" calcext:value-type="float">
            <text:p>417.03</text:p>
          </table:table-cell>
          <table:table-cell office:value-type="float" office:value="543.91" calcext:value-type="float">
            <text:p>543.91</text:p>
          </table:table-cell>
          <table:table-cell office:value-type="float" office:value="555.88" calcext:value-type="float">
            <text:p>555.88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480.48" calcext:value-type="float">
            <text:p>480.48</text:p>
          </table:table-cell>
          <table:table-cell office:value-type="float" office:value="586.8" calcext:value-type="float">
            <text:p>586.8</text:p>
          </table:table-cell>
          <table:table-cell office:value-type="float" office:value="558.79" calcext:value-type="float">
            <text:p>558.79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241" calcext:value-type="float">
            <text:p>24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480.24" calcext:value-type="float">
            <text:p>480.24</text:p>
          </table:table-cell>
          <table:table-cell office:value-type="float" office:value="580.41" calcext:value-type="float">
            <text:p>580.41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484" calcext:value-type="float">
            <text:p>484</text:p>
          </table:table-cell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455.62" calcext:value-type="float">
            <text:p>455.62</text:p>
          </table:table-cell>
          <table:table-cell office:value-type="float" office:value="585.37" calcext:value-type="float">
            <text:p>585.37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13" calcext:value-type="float">
            <text:p>21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68.75" calcext:value-type="float">
            <text:p>468.75</text:p>
          </table:table-cell>
          <table:table-cell office:value-type="float" office:value="581.11" calcext:value-type="float">
            <text:p>581.11</text:p>
          </table:table-cell>
          <table:table-cell office:value-type="float" office:value="515.85" calcext:value-type="float">
            <text:p>515.8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232" calcext:value-type="float">
            <text:p>232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476.9" calcext:value-type="float">
            <text:p>476.9</text:p>
          </table:table-cell>
          <table:table-cell office:value-type="float" office:value="542.37" calcext:value-type="float">
            <text:p>542.37</text:p>
          </table:table-cell>
          <table:table-cell office:value-type="float" office:value="553" calcext:value-type="float">
            <text:p>553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254" calcext:value-type="float">
            <text:p>254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492.56" calcext:value-type="float">
            <text:p>492.56</text:p>
          </table:table-cell>
          <table:table-cell office:value-type="float" office:value="594.43" calcext:value-type="float">
            <text:p>594.43</text:p>
          </table:table-cell>
          <table:table-cell office:value-type="float" office:value="556.2" calcext:value-type="float">
            <text:p>556.2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56.06" calcext:value-type="float">
            <text:p>456.06</text:p>
          </table:table-cell>
          <table:table-cell office:value-type="float" office:value="527.76" calcext:value-type="float">
            <text:p>527.76</text:p>
          </table:table-cell>
          <table:table-cell office:value-type="float" office:value="565.04" calcext:value-type="float">
            <text:p>565.04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36.96" calcext:value-type="float">
            <text:p>436.96</text:p>
          </table:table-cell>
          <table:table-cell office:value-type="float" office:value="416.49" calcext:value-type="float">
            <text:p>416.49</text:p>
          </table:table-cell>
          <table:table-cell office:value-type="float" office:value="552.04" calcext:value-type="float">
            <text:p>552.04</text:p>
          </table:table-cell>
          <table:table-cell office:value-type="float" office:value="504.47" calcext:value-type="float">
            <text:p>504.47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86.32" calcext:value-type="float">
            <text:p>486.32</text:p>
          </table:table-cell>
          <table:table-cell office:value-type="float" office:value="511.45" calcext:value-type="float">
            <text:p>511.45</text:p>
          </table:table-cell>
          <table:table-cell office:value-type="float" office:value="559.77" calcext:value-type="float">
            <text:p>559.77</text:p>
          </table:table-cell>
          <table:table-cell office:value-type="float" office:value="554.59" calcext:value-type="float">
            <text:p>554.59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540.24" calcext:value-type="float">
            <text:p>540.24</text:p>
          </table:table-cell>
          <table:table-cell office:value-type="float" office:value="580.06" calcext:value-type="float">
            <text:p>580.06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253" calcext:value-type="float">
            <text:p>253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4.76" calcext:value-type="float">
            <text:p>454.76</text:p>
          </table:table-cell>
          <table:table-cell office:value-type="float" office:value="463.99" calcext:value-type="float">
            <text:p>463.99</text:p>
          </table:table-cell>
          <table:table-cell office:value-type="float" office:value="547.63" calcext:value-type="float">
            <text:p>547.63</text:p>
          </table:table-cell>
          <table:table-cell office:value-type="float" office:value="533.33" calcext:value-type="float">
            <text:p>533.33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55.41" calcext:value-type="float">
            <text:p>455.41</text:p>
          </table:table-cell>
          <table:table-cell office:value-type="float" office:value="444.86" calcext:value-type="float">
            <text:p>444.86</text:p>
          </table:table-cell>
          <table:table-cell office:value-type="float" office:value="507.4" calcext:value-type="float">
            <text:p>507.4</text:p>
          </table:table-cell>
          <table:table-cell office:value-type="float" office:value="490.05" calcext:value-type="float">
            <text:p>490.05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466.7" calcext:value-type="float">
            <text:p>466.7</text:p>
          </table:table-cell>
          <table:table-cell office:value-type="float" office:value="584.65" calcext:value-type="float">
            <text:p>584.65</text:p>
          </table:table-cell>
          <table:table-cell office:value-type="float" office:value="553.95" calcext:value-type="float">
            <text:p>553.95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252" calcext:value-type="float">
            <text:p>25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44.03" calcext:value-type="float">
            <text:p>444.03</text:p>
          </table:table-cell>
          <table:table-cell office:value-type="float" office:value="526.89" calcext:value-type="float">
            <text:p>526.89</text:p>
          </table:table-cell>
          <table:table-cell office:value-type="float" office:value="592.96" calcext:value-type="float">
            <text:p>592.96</text:p>
          </table:table-cell>
          <table:table-cell office:value-type="float" office:value="548.89" calcext:value-type="float">
            <text:p>548.89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505" calcext:value-type="float">
            <text:p>505</text:p>
          </table:table-cell>
          <table:table-cell office:value-type="float" office:value="532.45" calcext:value-type="float">
            <text:p>532.45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91.3" calcext:value-type="float">
            <text:p>491.3</text:p>
          </table:table-cell>
          <table:table-cell office:value-type="float" office:value="477.14" calcext:value-type="float">
            <text:p>477.14</text:p>
          </table:table-cell>
          <table:table-cell office:value-type="float" office:value="589.32" calcext:value-type="float">
            <text:p>589.32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461.54" calcext:value-type="float">
            <text:p>461.54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2.68" calcext:value-type="float">
            <text:p>552.6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27.05" calcext:value-type="float">
            <text:p>427.05</text:p>
          </table:table-cell>
          <table:table-cell office:value-type="float" office:value="479.52" calcext:value-type="float">
            <text:p>479.52</text:p>
          </table:table-cell>
          <table:table-cell office:value-type="float" office:value="539.63" calcext:value-type="float">
            <text:p>539.63</text:p>
          </table:table-cell>
          <table:table-cell office:value-type="float" office:value="553.63" calcext:value-type="float">
            <text:p>553.63</text:p>
          </table:table-cell>
          <table:table-cell table:style-name="ce15"/>
          <table:table-cell table:style-name="ce20" table:number-columns-repeated="5"/>
          <table:table-cell office:value-type="float" office:value="307" calcext:value-type="float">
            <text:p>307</text:p>
          </table:table-cell>
          <table:table-cell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1.76" calcext:value-type="float">
            <text:p>541.76</text:p>
          </table:table-cell>
          <table:table-cell office:value-type="float" office:value="508.21" calcext:value-type="float">
            <text:p>508.21</text:p>
          </table:table-cell>
          <table:table-cell office:value-type="float" office:value="510.64" calcext:value-type="float">
            <text:p>510.64</text:p>
          </table:table-cell>
          <table:table-cell office:value-type="float" office:value="518.92" calcext:value-type="float">
            <text:p>518.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261" calcext:value-type="float">
            <text:p>26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61.4" calcext:value-type="float">
            <text:p>561.4</text:p>
          </table:table-cell>
          <table:table-cell office:value-type="float" office:value="496.64" calcext:value-type="float">
            <text:p>496.64</text:p>
          </table:table-cell>
          <table:table-cell office:value-type="float" office:value="538.42" calcext:value-type="float">
            <text:p>538.42</text:p>
          </table:table-cell>
          <table:table-cell office:value-type="float" office:value="485.34" calcext:value-type="float">
            <text:p>485.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523.0966" calcext:value-type="float">
            <text:p>523.0966</text:p>
          </table:table-cell>
          <table:table-cell table:style-name="ce22" table:formula="of:=AVERAGE([.B167:.B216])" office:value-type="float" office:value="487.3446" calcext:value-type="float">
            <text:p>487.3446</text:p>
          </table:table-cell>
          <table:table-cell table:style-name="ce18" table:formula="of:=AVERAGE([.C167:.C216])" office:value-type="float" office:value="538.3806" calcext:value-type="float">
            <text:p>538.3806</text:p>
          </table:table-cell>
          <table:table-cell table:style-name="ce22" table:formula="of:=AVERAGE([.D167:.D216])" office:value-type="float" office:value="525.7242" calcext:value-type="float">
            <text:p>525.7242</text:p>
          </table:table-cell>
          <table:table-cell table:style-name="ce18"/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67:.K216])" office:value-type="float" office:value="271.86" calcext:value-type="float">
            <text:p>271.86</text:p>
          </table:table-cell>
          <table:table-cell table:style-name="ce22" table:formula="of:=AVERAGE([.L167:.L216])" office:value-type="float" office:value="213.9" calcext:value-type="float">
            <text:p>213.9</text:p>
          </table:table-cell>
          <table:table-cell table:style-name="ce18" table:formula="of:=AVERAGE([.M167:.M216])" office:value-type="float" office:value="70.34" calcext:value-type="float">
            <text:p>70.34</text:p>
          </table:table-cell>
          <table:table-cell table:style-name="ce22" table:formula="of:=AVERAGE([.N167:.N216])" office:value-type="float" office:value="97.7708333333333" calcext:value-type="float">
            <text:p>97.7708333333</text:p>
          </table:table-cell>
          <table:table-cell table:number-columns-repeated="11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39.33" calcext:value-type="float">
            <text:p>539.33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9.33" calcext:value-type="float">
            <text:p>539.3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265.627312693878" calcext:value-type="float">
            <text:p>265.6273126939</text:p>
          </table:table-cell>
          <table:table-cell table:style-name="ce21" table:formula="of:=VAR([.B167:.B216])" office:value-type="float" office:value="753.232323306122" calcext:value-type="float">
            <text:p>753.2323233061</text:p>
          </table:table-cell>
          <table:table-cell table:style-name="Default" table:formula="of:=VAR([.C167:.C216])" office:value-type="float" office:value="393.023520040817" calcext:value-type="float">
            <text:p>393.0235200408</text:p>
          </table:table-cell>
          <table:table-cell table:style-name="ce21" table:formula="of:=VAR([.D167:.D216])" office:value-type="float" office:value="286.334384040816" calcext:value-type="float">
            <text:p>286.3343840408</text:p>
          </table:table-cell>
          <table:table-cell table:style-name="ce18"/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66:.K216])" office:value-type="float" office:value="1104.32693877551" calcext:value-type="float">
            <text:p>1104.3269387755</text:p>
          </table:table-cell>
          <table:table-cell table:style-name="ce21" table:formula="of:=VAR([.L167:.L216])" office:value-type="float" office:value="493.928571428572" calcext:value-type="float">
            <text:p>493.9285714286</text:p>
          </table:table-cell>
          <table:table-cell table:style-name="Default" table:formula="of:=VAR([.M166:.M216])" office:value-type="float" office:value="213.78" calcext:value-type="float">
            <text:p>213.78</text:p>
          </table:table-cell>
          <table:table-cell table:style-name="ce21" table:formula="of:=VAR([.N167:.N216])" office:value-type="float" office:value="246.988918439716" calcext:value-type="float">
            <text:p>246.9889184397</text:p>
          </table:table-cell>
          <table:table-cell table:number-columns-repeated="11"/>
        </table:table-row>
        <table:table-row table:style-name="ro4">
          <table:table-cell office:value-type="float" office:value="530.09" calcext:value-type="float">
            <text:p>530.09</text:p>
          </table:table-cell>
          <table:table-cell office:value-type="float" office:value="469.67" calcext:value-type="float">
            <text:p>469.67</text:p>
          </table:table-cell>
          <table:table-cell office:value-type="float" office:value="527.18" calcext:value-type="float">
            <text:p>527.18</text:p>
          </table:table-cell>
          <table:table-cell office:value-type="float" office:value="533.93" calcext:value-type="float">
            <text:p>533.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2.30489614817621" calcext:value-type="float">
            <text:p>2.3048961482</text:p>
          </table:table-cell>
          <table:table-cell table:style-name="ce21" table:formula="of:=SQRT([.G169]/[.G167])" office:value-type="float" office:value="3.8813201962892" calcext:value-type="float">
            <text:p>3.8813201963</text:p>
          </table:table-cell>
          <table:table-cell table:style-name="Default" table:formula="of:=SQRT([.H169]/[.H167])" office:value-type="float" office:value="2.80365304572737" calcext:value-type="float">
            <text:p>2.8036530457</text:p>
          </table:table-cell>
          <table:table-cell table:style-name="ce21" table:formula="of:=SQRT([.I169]/[.I167])" office:value-type="float" office:value="2.39304987010641" calcext:value-type="float">
            <text:p>2.3930498701</text:p>
          </table:table-cell>
          <table:table-cell table:style-name="ce18"/>
          <table:table-cell office:value-type="float" office:value="276" calcext:value-type="float">
            <text:p>276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69]/[.P167])" office:value-type="float" office:value="4.69963177020394" calcext:value-type="float">
            <text:p>4.6996317702</text:p>
          </table:table-cell>
          <table:table-cell table:style-name="ce21" table:formula="of:=SQRT([.Q169]/[.Q167])" office:value-type="float" office:value="3.14301947632709" calcext:value-type="float">
            <text:p>3.1430194763</text:p>
          </table:table-cell>
          <table:table-cell table:style-name="Default" table:formula="of:=SQRT([.R169]/[.R167])" office:value-type="float" office:value="2.06775240297285" calcext:value-type="float">
            <text:p>2.067752403</text:p>
          </table:table-cell>
          <table:table-cell table:style-name="ce21" table:formula="of:=SQRT([.S169]/[.S167])" office:value-type="float" office:value="2.26839204448748" calcext:value-type="float">
            <text:p>2.2683920445</text:p>
          </table:table-cell>
          <table:table-cell table:number-columns-repeated="11"/>
        </table:table-row>
        <table:table-row table:style-name="ro4">
          <table:table-cell office:value-type="float" office:value="515.02" calcext:value-type="float">
            <text:p>515.02</text:p>
          </table:table-cell>
          <table:table-cell office:value-type="float" office:value="491.3" calcext:value-type="float">
            <text:p>491.3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8.42" calcext:value-type="float">
            <text:p>538.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27.18" calcext:value-type="float">
            <text:p>527.18</text:p>
          </table:table-cell>
          <table:table-cell office:value-type="float" office:value="436.76" calcext:value-type="float">
            <text:p>436.76</text:p>
          </table:table-cell>
          <table:table-cell office:value-type="float" office:value="553.95" calcext:value-type="float">
            <text:p>553.95</text:p>
          </table:table-cell>
          <table:table-cell office:value-type="float" office:value="530.68" calcext:value-type="float">
            <text:p>530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518.36" calcext:value-type="float">
            <text:p>518.36</text:p>
          </table:table-cell>
          <table:table-cell office:value-type="float" office:value="550.46" calcext:value-type="float">
            <text:p>550.46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4.63186222352948" calcext:value-type="float">
            <text:p>4.6318622235</text:p>
          </table:table-cell>
          <table:table-cell table:style-name="ce22" table:formula="of:=([.G172]*[.G170])" office:value-type="float" office:value="7.79980495383238" calcext:value-type="float">
            <text:p>7.7998049538</text:p>
          </table:table-cell>
          <table:table-cell table:style-name="ce18" table:formula="of:=([.H172]*[.H170])" office:value-type="float" office:value="5.63415173419568" calcext:value-type="float">
            <text:p>5.6341517342</text:p>
          </table:table-cell>
          <table:table-cell table:style-name="ce22" table:formula="of:=([.I172]*[.I170])" office:value-type="float" office:value="4.80901376018119" calcext:value-type="float">
            <text:p>4.8090137602</text:p>
          </table:table-cell>
          <table:table-cell table:style-name="ce18"/>
          <table:table-cell office:value-type="float" office:value="290" calcext:value-type="float">
            <text:p>290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72]*[.P170])" office:value-type="float" office:value="9.44426362902768" calcext:value-type="float">
            <text:p>9.444263629</text:p>
          </table:table-cell>
          <table:table-cell table:style-name="ce22" table:formula="of:=([.Q172]*[.Q170])" office:value-type="float" office:value="6.31613410944183" calcext:value-type="float">
            <text:p>6.3161341094</text:p>
          </table:table-cell>
          <table:table-cell table:style-name="ce18" table:formula="of:=([.R172]*[.R170])" office:value-type="float" office:value="4.15530402552872" calcext:value-type="float">
            <text:p>4.1553040255</text:p>
          </table:table-cell>
          <table:table-cell table:style-name="ce22" table:formula="of:=([.S172]*[.S170])" office:value-type="float" office:value="4.56341617691776" calcext:value-type="float">
            <text:p>4.5634161769</text:p>
          </table:table-cell>
          <table:table-cell table:number-columns-repeated="11"/>
        </table:table-row>
        <table:table-row table:style-name="ro4">
          <table:table-cell office:value-type="float" office:value="547.95" calcext:value-type="float">
            <text:p>547.95</text:p>
          </table:table-cell>
          <table:table-cell office:value-type="float" office:value="516.96" calcext:value-type="float">
            <text:p>516.96</text:p>
          </table:table-cell>
          <table:table-cell office:value-type="float" office:value="548.89" calcext:value-type="float">
            <text:p>548.89</text:p>
          </table:table-cell>
          <table:table-cell office:value-type="float" office:value="540.54" calcext:value-type="float">
            <text:p>540.54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885469762856323" calcext:value-type="percentage">
            <text:p>0.89%</text:p>
          </table:table-cell>
          <table:table-cell table:formula="of:=[.G173]/[.G168]" office:value-type="percentage" office:value="0.0160047017117505" calcext:value-type="percentage">
            <text:p>1.60%</text:p>
          </table:table-cell>
          <table:table-cell table:formula="of:=[.H173]/[.H168]" office:value-type="percentage" office:value="0.010464997687873" calcext:value-type="percentage">
            <text:p>1.05%</text:p>
          </table:table-cell>
          <table:table-cell table:formula="of:=[.I173]/[.I168]" office:value-type="percentage" office:value="0.00914740801390005" calcext:value-type="percentage">
            <text:p>0.91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4739438052776" calcext:value-type="percentage">
            <text:p>3.47%</text:p>
          </table:table-cell>
          <table:table-cell table:formula="of:=[.Q173]/[.Q168]" office:value-type="percentage" office:value="0.0295284437094055" calcext:value-type="percentage">
            <text:p>2.95%</text:p>
          </table:table-cell>
          <table:table-cell table:formula="of:=[.R173]/[.R168]" office:value-type="percentage" office:value="0.0590745525380825" calcext:value-type="percentage">
            <text:p>5.91%</text:p>
          </table:table-cell>
          <table:table-cell table:formula="of:=[.S173]/[.S168]" office:value-type="percentage" office:value="0.0466746167679635" calcext:value-type="percentage">
            <text:p>4.67%</text:p>
          </table:table-cell>
          <table:table-cell table:number-columns-repeated="11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431.65" calcext:value-type="float">
            <text:p>431.65</text:p>
          </table:table-cell>
          <table:table-cell office:value-type="float" office:value="558.79" calcext:value-type="float">
            <text:p>558.79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512.27" calcext:value-type="float">
            <text:p>512.27</text:p>
          </table:table-cell>
          <table:table-cell office:value-type="float" office:value="517.8" calcext:value-type="float">
            <text:p>517.8</text:p>
          </table:table-cell>
          <table:table-cell office:value-type="float" office:value="513.92" calcext:value-type="float">
            <text:p>513.9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683468407173737" calcext:value-type="percentage">
            <text:p>-06.83%</text:p>
          </table:table-cell>
          <table:table-cell table:style-name="ce23" table:formula="of:=([.H168]-[.F168])/[.F168]" office:value-type="percentage" office:value="0.0292183126405337" calcext:value-type="percentage">
            <text:p>02.92%</text:p>
          </table:table-cell>
          <table:table-cell table:style-name="ce23" table:formula="of:=([.I168]-[.F168])/[.F168]" office:value-type="percentage" office:value="0.00502316398156653" calcext:value-type="percentage">
            <text:p>00.50%</text:p>
          </table:table-cell>
          <table:table-cell/>
          <table:table-cell table:number-columns-repeated="2"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213197969543147" calcext:value-type="percentage">
            <text:p>-21.32%</text:p>
          </table:table-cell>
          <table:table-cell table:style-name="ce29" table:formula="of:=([.R168]-[.P168])/[.P168]" office:value-type="percentage" office:value="-0.741263885823586" calcext:value-type="percentage">
            <text:p>-74.13%</text:p>
          </table:table-cell>
          <table:table-cell table:style-name="ce29" table:formula="of:=([.S168]-[.P168])/[.P168]" office:value-type="percentage" office:value="-0.64036329973761" calcext:value-type="percentage">
            <text:p>-64.04%</text:p>
          </table:table-cell>
          <table:table-cell table:number-columns-repeated="11"/>
        </table:table-row>
        <table:table-row table:style-name="ro4">
          <table:table-cell office:value-type="float" office:value="517.8" calcext:value-type="float">
            <text:p>517.8</text:p>
          </table:table-cell>
          <table:table-cell office:value-type="float" office:value="509.82" calcext:value-type="float">
            <text:p>509.82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7.01" calcext:value-type="float">
            <text:p>547.0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4">
          <table:table-cell office:value-type="float" office:value="527.76" calcext:value-type="float">
            <text:p>527.76</text:p>
          </table:table-cell>
          <table:table-cell office:value-type="float" office:value="476.43" calcext:value-type="float">
            <text:p>476.43</text:p>
          </table:table-cell>
          <table:table-cell office:value-type="float" office:value="572.11" calcext:value-type="float">
            <text:p>572.1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426.67" calcext:value-type="float">
            <text:p>426.67</text:p>
          </table:table-cell>
          <table:table-cell office:value-type="float" office:value="527.76" calcext:value-type="float">
            <text:p>527.76</text:p>
          </table:table-cell>
          <table:table-cell office:value-type="float" office:value="519.48" calcext:value-type="float">
            <text:p>519.48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502.62" calcext:value-type="float">
            <text:p>502.62</text:p>
          </table:table-cell>
          <table:table-cell office:value-type="float" office:value="527.76" calcext:value-type="float">
            <text:p>527.76</text:p>
          </table:table-cell>
          <table:table-cell office:value-type="float" office:value="534.52" calcext:value-type="float">
            <text:p>534.52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232" calcext:value-type="float">
            <text:p>232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464.44" calcext:value-type="float">
            <text:p>464.44</text:p>
          </table:table-cell>
          <table:table-cell office:value-type="float" office:value="527.47" calcext:value-type="float">
            <text:p>527.47</text:p>
          </table:table-cell>
          <table:table-cell office:value-type="float" office:value="526.32" calcext:value-type="float">
            <text:p>526.3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92.56" calcext:value-type="float">
            <text:p>492.56</text:p>
          </table:table-cell>
          <table:table-cell office:value-type="float" office:value="503.67" calcext:value-type="float">
            <text:p>503.67</text:p>
          </table:table-cell>
          <table:table-cell office:value-type="float" office:value="530.68" calcext:value-type="float">
            <text:p>530.68</text:p>
          </table:table-cell>
          <table:table-cell office:value-type="float" office:value="524.02" calcext:value-type="float">
            <text:p>524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524.02" calcext:value-type="float">
            <text:p>524.02</text:p>
          </table:table-cell>
          <table:table-cell office:value-type="float" office:value="492.56" calcext:value-type="float">
            <text:p>492.56</text:p>
          </table:table-cell>
          <table:table-cell office:value-type="float" office:value="540.24" calcext:value-type="float">
            <text:p>540.24</text:p>
          </table:table-cell>
          <table:table-cell office:value-type="float" office:value="510.64" calcext:value-type="float">
            <text:p>510.64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494.85" calcext:value-type="float">
            <text:p>494.85</text:p>
          </table:table-cell>
          <table:table-cell office:value-type="float" office:value="517.8" calcext:value-type="float">
            <text:p>517.8</text:p>
          </table:table-cell>
          <table:table-cell office:value-type="float" office:value="540.85" calcext:value-type="float">
            <text:p>540.8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222" calcext:value-type="float">
            <text:p>22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20.33" calcext:value-type="float">
            <text:p>520.33</text:p>
          </table:table-cell>
          <table:table-cell office:value-type="float" office:value="511.73" calcext:value-type="float">
            <text:p>511.73</text:p>
          </table:table-cell>
          <table:table-cell office:value-type="float" office:value="535.12" calcext:value-type="float">
            <text:p>535.12</text:p>
          </table:table-cell>
          <table:table-cell office:value-type="float" office:value="529.22" calcext:value-type="float">
            <text:p>529.22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14.75" calcext:value-type="float">
            <text:p>514.75</text:p>
          </table:table-cell>
          <table:table-cell office:value-type="float" office:value="470.82" calcext:value-type="float">
            <text:p>470.82</text:p>
          </table:table-cell>
          <table:table-cell office:value-type="float" office:value="533.93" calcext:value-type="float">
            <text:p>533.93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510.1" calcext:value-type="float">
            <text:p>510.1</text:p>
          </table:table-cell>
          <table:table-cell office:value-type="float" office:value="537.21" calcext:value-type="float">
            <text:p>537.21</text:p>
          </table:table-cell>
          <table:table-cell office:value-type="float" office:value="532.45" calcext:value-type="float">
            <text:p>532.4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26.32" calcext:value-type="float">
            <text:p>526.32</text:p>
          </table:table-cell>
          <table:table-cell office:value-type="float" office:value="446.51" calcext:value-type="float">
            <text:p>446.51</text:p>
          </table:table-cell>
          <table:table-cell office:value-type="float" office:value="528.05" calcext:value-type="float">
            <text:p>528.05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464.67" calcext:value-type="float">
            <text:p>464.67</text:p>
          </table:table-cell>
          <table:table-cell office:value-type="float" office:value="533.63" calcext:value-type="float">
            <text:p>533.63</text:p>
          </table:table-cell>
          <table:table-cell office:value-type="float" office:value="553.31" calcext:value-type="float">
            <text:p>553.3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97" calcext:value-type="float">
            <text:p>19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19.2" calcext:value-type="float">
            <text:p>519.2</text:p>
          </table:table-cell>
          <table:table-cell office:value-type="float" office:value="504.2" calcext:value-type="float">
            <text:p>504.2</text:p>
          </table:table-cell>
          <table:table-cell office:value-type="float" office:value="526.03" calcext:value-type="float">
            <text:p>526.03</text:p>
          </table:table-cell>
          <table:table-cell office:value-type="float" office:value="527.47" calcext:value-type="float">
            <text:p>527.47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07.67" calcext:value-type="float">
            <text:p>507.67</text:p>
          </table:table-cell>
          <table:table-cell office:value-type="float" office:value="468.06" calcext:value-type="float">
            <text:p>468.06</text:p>
          </table:table-cell>
          <table:table-cell office:value-type="float" office:value="542.37" calcext:value-type="float">
            <text:p>542.37</text:p>
          </table:table-cell>
          <table:table-cell office:value-type="float" office:value="500.26" calcext:value-type="float">
            <text:p>500.26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00.78" calcext:value-type="float">
            <text:p>500.78</text:p>
          </table:table-cell>
          <table:table-cell office:value-type="float" office:value="547.32" calcext:value-type="float">
            <text:p>547.32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02.09" calcext:value-type="float">
            <text:p>502.09</text:p>
          </table:table-cell>
          <table:table-cell office:value-type="float" office:value="540.54" calcext:value-type="float">
            <text:p>540.54</text:p>
          </table:table-cell>
          <table:table-cell office:value-type="float" office:value="532.74" calcext:value-type="float">
            <text:p>532.74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260" calcext:value-type="float">
            <text:p>260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432.43" calcext:value-type="float">
            <text:p>432.43</text:p>
          </table:table-cell>
          <table:table-cell office:value-type="float" office:value="553.63" calcext:value-type="float">
            <text:p>553.63</text:p>
          </table:table-cell>
          <table:table-cell office:value-type="float" office:value="520.89" calcext:value-type="float">
            <text:p>520.89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238" calcext:value-type="float">
            <text:p>238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21.17" calcext:value-type="float">
            <text:p>521.17</text:p>
          </table:table-cell>
          <table:table-cell office:value-type="float" office:value="531.56" calcext:value-type="float">
            <text:p>531.56</text:p>
          </table:table-cell>
          <table:table-cell office:value-type="float" office:value="494.08" calcext:value-type="float">
            <text:p>494.08</text:p>
          </table:table-cell>
          <table:table-cell office:value-type="float" office:value="495.36" calcext:value-type="float">
            <text:p>495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89.8" calcext:value-type="float">
            <text:p>489.8</text:p>
          </table:table-cell>
          <table:table-cell office:value-type="float" office:value="451.55" calcext:value-type="float">
            <text:p>451.55</text:p>
          </table:table-cell>
          <table:table-cell office:value-type="float" office:value="505.8" calcext:value-type="float">
            <text:p>505.8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54.27" calcext:value-type="float">
            <text:p>554.27</text:p>
          </table:table-cell>
          <table:table-cell office:value-type="float" office:value="488.8" calcext:value-type="float">
            <text:p>488.8</text:p>
          </table:table-cell>
          <table:table-cell office:value-type="float" office:value="546.7" calcext:value-type="float">
            <text:p>546.7</text:p>
          </table:table-cell>
          <table:table-cell office:value-type="float" office:value="522.59" calcext:value-type="float">
            <text:p>522.5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221" calcext:value-type="float">
            <text:p>221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487.06" calcext:value-type="float">
            <text:p>487.06</text:p>
          </table:table-cell>
          <table:table-cell office:value-type="float" office:value="569.06" calcext:value-type="float">
            <text:p>569.06</text:p>
          </table:table-cell>
          <table:table-cell office:value-type="float" office:value="516.68" calcext:value-type="float">
            <text:p>516.68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36.01" calcext:value-type="float">
            <text:p>536.01</text:p>
          </table:table-cell>
          <table:table-cell office:value-type="float" office:value="531.86" calcext:value-type="float">
            <text:p>531.86</text:p>
          </table:table-cell>
          <table:table-cell office:value-type="float" office:value="504.73" calcext:value-type="float">
            <text:p>504.73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485.09" calcext:value-type="float">
            <text:p>485.09</text:p>
          </table:table-cell>
          <table:table-cell office:value-type="float" office:value="558.46" calcext:value-type="float">
            <text:p>558.46</text:p>
          </table:table-cell>
          <table:table-cell office:value-type="float" office:value="510.1" calcext:value-type="float">
            <text:p>510.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37" calcext:value-type="float">
            <text:p>237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507.4" calcext:value-type="float">
            <text:p>507.4</text:p>
          </table:table-cell>
          <table:table-cell office:value-type="float" office:value="496.12" calcext:value-type="float">
            <text:p>496.12</text:p>
          </table:table-cell>
          <table:table-cell office:value-type="float" office:value="536.01" calcext:value-type="float">
            <text:p>536.01</text:p>
          </table:table-cell>
          <table:table-cell office:value-type="float" office:value="537.82" calcext:value-type="float">
            <text:p>537.82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25.16" calcext:value-type="float">
            <text:p>525.16</text:p>
          </table:table-cell>
          <table:table-cell office:value-type="float" office:value="509.28" calcext:value-type="float">
            <text:p>509.28</text:p>
          </table:table-cell>
          <table:table-cell office:value-type="float" office:value="550.46" calcext:value-type="float">
            <text:p>550.46</text:p>
          </table:table-cell>
          <table:table-cell office:value-type="float" office:value="516.96" calcext:value-type="float">
            <text:p>516.9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4.82" calcext:value-type="float">
            <text:p>534.82</text:p>
          </table:table-cell>
          <table:table-cell office:value-type="float" office:value="470.36" calcext:value-type="float">
            <text:p>470.36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2.55" calcext:value-type="float">
            <text:p>512.55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492.31" calcext:value-type="float">
            <text:p>492.31</text:p>
          </table:table-cell>
          <table:table-cell office:value-type="float" office:value="502.09" calcext:value-type="float">
            <text:p>502.09</text:p>
          </table:table-cell>
          <table:table-cell office:value-type="float" office:value="528.34" calcext:value-type="float">
            <text:p>528.3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473.84" calcext:value-type="float">
            <text:p>473.84</text:p>
          </table:table-cell>
          <table:table-cell office:value-type="float" office:value="567.38" calcext:value-type="float">
            <text:p>567.38</text:p>
          </table:table-cell>
          <table:table-cell office:value-type="float" office:value="541.76" calcext:value-type="float">
            <text:p>541.76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456.49" calcext:value-type="float">
            <text:p>456.49</text:p>
          </table:table-cell>
          <table:table-cell office:value-type="float" office:value="536.61" calcext:value-type="float">
            <text:p>536.6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504.73" calcext:value-type="float">
            <text:p>504.73</text:p>
          </table:table-cell>
          <table:table-cell office:value-type="float" office:value="466.25" calcext:value-type="float">
            <text:p>466.25</text:p>
          </table:table-cell>
          <table:table-cell office:value-type="float" office:value="552.36" calcext:value-type="float">
            <text:p>552.36</text:p>
          </table:table-cell>
          <table:table-cell office:value-type="float" office:value="482.9" calcext:value-type="float">
            <text:p>482.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36.61" calcext:value-type="float">
            <text:p>536.61</text:p>
          </table:table-cell>
          <table:table-cell office:value-type="float" office:value="474.31" calcext:value-type="float">
            <text:p>474.31</text:p>
          </table:table-cell>
          <table:table-cell office:value-type="float" office:value="574.85" calcext:value-type="float">
            <text:p>574.85</text:p>
          </table:table-cell>
          <table:table-cell office:value-type="float" office:value="526.89" calcext:value-type="float">
            <text:p>526.8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484.36" calcext:value-type="float">
            <text:p>484.36</text:p>
          </table:table-cell>
          <table:table-cell office:value-type="float" office:value="561.08" calcext:value-type="float">
            <text:p>561.08</text:p>
          </table:table-cell>
          <table:table-cell office:value-type="float" office:value="513.92" calcext:value-type="float">
            <text:p>513.9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42.37" calcext:value-type="float">
            <text:p>542.37</text:p>
          </table:table-cell>
          <table:table-cell office:value-type="float" office:value="478.33" calcext:value-type="float">
            <text:p>478.33</text:p>
          </table:table-cell>
          <table:table-cell office:value-type="float" office:value="509.55" calcext:value-type="float">
            <text:p>509.5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79.04" calcext:value-type="float">
            <text:p>479.04</text:p>
          </table:table-cell>
          <table:table-cell office:value-type="float" office:value="577.97" calcext:value-type="float">
            <text:p>577.97</text:p>
          </table:table-cell>
          <table:table-cell office:value-type="float" office:value="555.23" calcext:value-type="float">
            <text:p>555.23</text:p>
          </table:table-cell>
          <table:table-cell table:number-columns-repeated="6"/>
          <table:table-cell table:number-columns-repeated="2"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01.83" calcext:value-type="float">
            <text:p>501.83</text:p>
          </table:table-cell>
          <table:table-cell office:value-type="float" office:value="495.61" calcext:value-type="float">
            <text:p>495.61</text:p>
          </table:table-cell>
          <table:table-cell office:value-type="float" office:value="539.63" calcext:value-type="float">
            <text:p>539.63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13.09" calcext:value-type="float">
            <text:p>513.09</text:p>
          </table:table-cell>
          <table:table-cell office:value-type="float" office:value="533.04" calcext:value-type="float">
            <text:p>533.04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3.04" calcext:value-type="float">
            <text:p>533.04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458.89" calcext:value-type="float">
            <text:p>458.89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4.19" calcext:value-type="float">
            <text:p>514.1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15.85" calcext:value-type="float">
            <text:p>515.85</text:p>
          </table:table-cell>
          <table:table-cell office:value-type="float" office:value="506.86" calcext:value-type="float">
            <text:p>506.86</text:p>
          </table:table-cell>
          <table:table-cell office:value-type="float" office:value="564.37" calcext:value-type="float">
            <text:p>564.37</text:p>
          </table:table-cell>
          <table:table-cell office:value-type="float" office:value="539.02" calcext:value-type="float">
            <text:p>539.0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508.47" calcext:value-type="float">
            <text:p>508.47</text:p>
          </table:table-cell>
          <table:table-cell office:value-type="float" office:value="532.74" calcext:value-type="float">
            <text:p>532.74</text:p>
          </table:table-cell>
          <table:table-cell office:value-type="float" office:value="560.42" calcext:value-type="float">
            <text:p>560.42</text:p>
          </table:table-cell>
          <table:table-cell table:style-name="ce15"/>
          <table:table-cell table:style-name="ce20" table:number-columns-repeated="5"/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227.17" calcext:value-type="float">
            <text:p>227.17</text:p>
          </table:table-cell>
          <table:table-cell office:value-type="float" office:value="228.79" calcext:value-type="float">
            <text:p>228.79</text:p>
          </table:table-cell>
          <table:table-cell office:value-type="float" office:value="206.5" calcext:value-type="float">
            <text:p>206.5</text:p>
          </table:table-cell>
          <table:table-cell office:value-type="float" office:value="267.71" calcext:value-type="float">
            <text:p>267.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496" calcext:value-type="float">
            <text:p>496</text:p>
          </table:table-cell>
          <table:table-cell office:value-type="float" office:value="586" calcext:value-type="float">
            <text:p>586</text:p>
          </table:table-cell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240.06" calcext:value-type="float">
            <text:p>240.06</text:p>
          </table:table-cell>
          <table:table-cell office:value-type="float" office:value="218.68" calcext:value-type="float">
            <text:p>218.68</text:p>
          </table:table-cell>
          <table:table-cell office:value-type="float" office:value="242.67" calcext:value-type="float">
            <text:p>242.67</text:p>
          </table:table-cell>
          <table:table-cell office:value-type="float" office:value="264.9" calcext:value-type="float">
            <text:p>264.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3.1692" calcext:value-type="float">
            <text:p>223.1692</text:p>
          </table:table-cell>
          <table:table-cell table:style-name="ce18" table:formula="of:=AVERAGE([.C221:.C270])" office:value-type="float" office:value="235.242" calcext:value-type="float">
            <text:p>235.242</text:p>
          </table:table-cell>
          <table:table-cell table:style-name="ce22" table:formula="of:=AVERAGE([.D221:.D270])" office:value-type="float" office:value="252.3174" calcext:value-type="float">
            <text:p>252.3174</text:p>
          </table:table-cell>
          <table:table-cell table:style-name="ce18"/>
          <table:table-cell office:value-type="float" office:value="485" calcext:value-type="float">
            <text:p>485</text:p>
          </table:table-cell>
          <table:table-cell office:value-type="float" office:value="565" calcext:value-type="float">
            <text:p>565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21:.K270])" office:value-type="float" office:value="542.82" calcext:value-type="float">
            <text:p>542.82</text:p>
          </table:table-cell>
          <table:table-cell table:style-name="ce22" table:formula="of:=AVERAGE([.L221:.L270])" office:value-type="float" office:value="568.06" calcext:value-type="float">
            <text:p>568.06</text:p>
          </table:table-cell>
          <table:table-cell table:style-name="ce18" table:formula="of:=AVERAGE([.M221:.M270])" office:value-type="float" office:value="291.18" calcext:value-type="float">
            <text:p>291.18</text:p>
          </table:table-cell>
          <table:table-cell table:style-name="ce22" table:formula="of:=AVERAGE([.N221:.N270])" office:value-type="float" office:value="280.16" calcext:value-type="float">
            <text:p>280.16</text:p>
          </table:table-cell>
          <table:table-cell table:number-columns-repeated="11"/>
        </table:table-row>
        <table:table-row table:style-name="ro4">
          <table:table-cell table:style-name="ce5" office:value-type="float" office:value="241.15" calcext:value-type="float">
            <text:p>241.15</text:p>
          </table:table-cell>
          <table:table-cell office:value-type="float" office:value="238.04" calcext:value-type="float">
            <text:p>238.04</text:p>
          </table:table-cell>
          <table:table-cell office:value-type="float" office:value="202.96" calcext:value-type="float">
            <text:p>202.96</text:p>
          </table:table-cell>
          <table:table-cell office:value-type="float" office:value="281.52" calcext:value-type="float">
            <text:p>281.5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02.65889322449" calcext:value-type="float">
            <text:p>302.6588932245</text:p>
          </table:table-cell>
          <table:table-cell table:style-name="Default" table:formula="of:=VAR([.C221:.C270])" office:value-type="float" office:value="450.557571428572" calcext:value-type="float">
            <text:p>450.5575714286</text:p>
          </table:table-cell>
          <table:table-cell table:style-name="ce21" table:formula="of:=VAR([.D221:.D270])" office:value-type="float" office:value="389.258791061225" calcext:value-type="float">
            <text:p>389.2587910612</text:p>
          </table:table-cell>
          <table:table-cell table:style-name="ce18"/>
          <table:table-cell office:value-type="float" office:value="502" calcext:value-type="float">
            <text:p>502</text:p>
          </table:table-cell>
          <table:table-cell office:value-type="float" office:value="599" calcext:value-type="float">
            <text:p>599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21:.K270])" office:value-type="float" office:value="1230.47714285714" calcext:value-type="float">
            <text:p>1230.4771428572</text:p>
          </table:table-cell>
          <table:table-cell table:style-name="ce21" table:formula="of:=VAR([.L221:.L270])" office:value-type="float" office:value="412.792244897959" calcext:value-type="float">
            <text:p>412.792244898</text:p>
          </table:table-cell>
          <table:table-cell table:style-name="Default" table:formula="of:=VAR([.M221:.M270])" office:value-type="float" office:value="464.844489795918" calcext:value-type="float">
            <text:p>464.8444897959</text:p>
          </table:table-cell>
          <table:table-cell table:style-name="ce21" table:formula="of:=VAR([.N221:.N270])" office:value-type="float" office:value="341.565714285714" calcext:value-type="float">
            <text:p>341.5657142857</text:p>
          </table:table-cell>
          <table:table-cell table:number-columns-repeated="11"/>
        </table:table-row>
        <table:table-row table:style-name="ro4">
          <table:table-cell table:style-name="ce5" office:value-type="float" office:value="235.76" calcext:value-type="float">
            <text:p>235.76</text:p>
          </table:table-cell>
          <table:table-cell office:value-type="float" office:value="226.31" calcext:value-type="float">
            <text:p>226.31</text:p>
          </table:table-cell>
          <table:table-cell office:value-type="float" office:value="254.04" calcext:value-type="float">
            <text:p>254.04</text:p>
          </table:table-cell>
          <table:table-cell office:value-type="float" office:value="245.59" calcext:value-type="float">
            <text:p>245.5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46032068326261" calcext:value-type="float">
            <text:p>2.4603206833</text:p>
          </table:table-cell>
          <table:table-cell table:style-name="Default" table:formula="of:=SQRT([.H223]/[.H221])" office:value-type="float" office:value="3.00185799607034" calcext:value-type="float">
            <text:p>3.0018579961</text:p>
          </table:table-cell>
          <table:table-cell table:style-name="ce21" table:formula="of:=SQRT([.I223]/[.I221])" office:value-type="float" office:value="2.79019279284147" calcext:value-type="float">
            <text:p>2.7901927928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23]/[.P221])" office:value-type="float" office:value="4.960800626627" calcext:value-type="float">
            <text:p>4.9608006266</text:p>
          </table:table-cell>
          <table:table-cell table:style-name="ce21" table:formula="of:=SQRT([.Q223]/[.Q221])" office:value-type="float" office:value="2.87329860925717" calcext:value-type="float">
            <text:p>2.8732986093</text:p>
          </table:table-cell>
          <table:table-cell table:style-name="Default" table:formula="of:=SQRT([.R223]/[.R221])" office:value-type="float" office:value="3.04908015570571" calcext:value-type="float">
            <text:p>3.0490801557</text:p>
          </table:table-cell>
          <table:table-cell table:style-name="ce21" table:formula="of:=SQRT([.S223]/[.S221])" office:value-type="float" office:value="2.61367830570525" calcext:value-type="float">
            <text:p>2.6136783057</text:p>
          </table:table-cell>
          <table:table-cell table:number-columns-repeated="11"/>
        </table:table-row>
        <table:table-row table:style-name="ro4">
          <table:table-cell table:style-name="ce5" office:value-type="float" office:value="219.68" calcext:value-type="float">
            <text:p>219.68</text:p>
          </table:table-cell>
          <table:table-cell office:value-type="float" office:value="226.95" calcext:value-type="float">
            <text:p>226.95</text:p>
          </table:table-cell>
          <table:table-cell office:value-type="float" office:value="222.84" calcext:value-type="float">
            <text:p>222.84</text:p>
          </table:table-cell>
          <table:table-cell office:value-type="float" office:value="250.39" calcext:value-type="float">
            <text:p>250.3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571" calcext:value-type="float">
            <text:p>571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213.71" calcext:value-type="float">
            <text:p>213.71</text:p>
          </table:table-cell>
          <table:table-cell office:value-type="float" office:value="237.1" calcext:value-type="float">
            <text:p>237.1</text:p>
          </table:table-cell>
          <table:table-cell office:value-type="float" office:value="226.42" calcext:value-type="float">
            <text:p>226.42</text:p>
          </table:table-cell>
          <table:table-cell office:value-type="float" office:value="253.7" calcext:value-type="float">
            <text:p>253.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596" calcext:value-type="float">
            <text:p>596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233.46" calcext:value-type="float">
            <text:p>233.46</text:p>
          </table:table-cell>
          <table:table-cell office:value-type="float" office:value="237.68" calcext:value-type="float">
            <text:p>237.68</text:p>
          </table:table-cell>
          <table:table-cell office:value-type="float" office:value="261.87" calcext:value-type="float">
            <text:p>261.87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4.94419952048143" calcext:value-type="float">
            <text:p>4.9441995205</text:p>
          </table:table-cell>
          <table:table-cell table:style-name="ce18" table:formula="of:=([.H226]*[.H224])" office:value-type="float" office:value="6.03245949428135" calcext:value-type="float">
            <text:p>6.0324594943</text:p>
          </table:table-cell>
          <table:table-cell table:style-name="ce22" table:formula="of:=([.I226]*[.I224])" office:value-type="float" office:value="5.60710234331069" calcext:value-type="float">
            <text:p>5.6071023433</text:p>
          </table:table-cell>
          <table:table-cell table:style-name="ce18"/>
          <table:table-cell office:value-type="float" office:value="501" calcext:value-type="float">
            <text:p>501</text:p>
          </table:table-cell>
          <table:table-cell office:value-type="float" office:value="554" calcext:value-type="float">
            <text:p>554</text:p>
          </table:table-cell>
          <table:table-cell office:value-type="float" office:value="302" calcext:value-type="float">
            <text:p>30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26]*[.P224])" office:value-type="float" office:value="9.96910209560483" calcext:value-type="float">
            <text:p>9.9691020956</text:p>
          </table:table-cell>
          <table:table-cell table:style-name="ce22" table:formula="of:=([.Q226]*[.Q224])" office:value-type="float" office:value="5.77410973404109" calcext:value-type="float">
            <text:p>5.774109734</text:p>
          </table:table-cell>
          <table:table-cell table:style-name="ce18" table:formula="of:=([.R226]*[.R224])" office:value-type="float" office:value="6.12735597692836" calcext:value-type="float">
            <text:p>6.1273559769</text:p>
          </table:table-cell>
          <table:table-cell table:style-name="ce22" table:formula="of:=([.S226]*[.S224])" office:value-type="float" office:value="5.25238320096718" calcext:value-type="float">
            <text:p>5.252383201</text:p>
          </table:table-cell>
          <table:table-cell table:number-columns-repeated="11"/>
        </table:table-row>
        <table:table-row table:style-name="ro4">
          <table:table-cell table:style-name="ce5" office:value-type="float" office:value="258.62" calcext:value-type="float">
            <text:p>258.62</text:p>
          </table:table-cell>
          <table:table-cell office:value-type="float" office:value="225.83" calcext:value-type="float">
            <text:p>225.83</text:p>
          </table:table-cell>
          <table:table-cell office:value-type="float" office:value="218.28" calcext:value-type="float">
            <text:p>218.28</text:p>
          </table:table-cell>
          <table:table-cell office:value-type="float" office:value="276.58" calcext:value-type="float">
            <text:p>276.58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1544887040032" calcext:value-type="percentage">
            <text:p>2.22%</text:p>
          </table:table-cell>
          <table:table-cell table:formula="of:=[.H227]/[.H222]" office:value-type="percentage" office:value="0.0256436329153865" calcext:value-type="percentage">
            <text:p>2.56%</text:p>
          </table:table-cell>
          <table:table-cell table:formula="of:=[.I227]/[.I222]" office:value-type="percentage" office:value="0.0222224164616102" calcext:value-type="percentage">
            <text:p>2.22%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67" calcext:value-type="float">
            <text:p>567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8365392018726" calcext:value-type="percentage">
            <text:p>1.84%</text:p>
          </table:table-cell>
          <table:table-cell table:formula="of:=[.Q227]/[.Q222]" office:value-type="percentage" office:value="0.0101646124248162" calcext:value-type="percentage">
            <text:p>1.02%</text:p>
          </table:table-cell>
          <table:table-cell table:formula="of:=[.R227]/[.R222]" office:value-type="percentage" office:value="0.0210431897002829" calcext:value-type="percentage">
            <text:p>2.10%</text:p>
          </table:table-cell>
          <table:table-cell table:formula="of:=[.S227]/[.S222]" office:value-type="percentage" office:value="0.018747798404366" calcext:value-type="percentage">
            <text:p>1.87%</text:p>
          </table:table-cell>
          <table:table-cell table:number-columns-repeated="11"/>
        </table:table-row>
        <table:table-row table:style-name="ro4">
          <table:table-cell table:style-name="ce5" office:value-type="float" office:value="224.88" calcext:value-type="float">
            <text:p>224.88</text:p>
          </table:table-cell>
          <table:table-cell office:value-type="float" office:value="240.9" calcext:value-type="float">
            <text:p>240.9</text:p>
          </table:table-cell>
          <table:table-cell office:value-type="float" office:value="223.1" calcext:value-type="float">
            <text:p>223.1</text:p>
          </table:table-cell>
          <table:table-cell office:value-type="float" office:value="236.45" calcext:value-type="float">
            <text:p>236.45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593" calcext:value-type="float">
            <text:p>59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table:style-name="ce5" office:value-type="float" office:value="233.24" calcext:value-type="float">
            <text:p>233.24</text:p>
          </table:table-cell>
          <table:table-cell office:value-type="float" office:value="242.79" calcext:value-type="float">
            <text:p>242.79</text:p>
          </table:table-cell>
          <table:table-cell office:value-type="float" office:value="202.15" calcext:value-type="float">
            <text:p>202.15</text:p>
          </table:table-cell>
          <table:table-cell office:value-type="float" office:value="287.86" calcext:value-type="float">
            <text:p>287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363474947622238" calcext:value-type="percentage">
            <text:p>-03.63%</text:p>
          </table:table-cell>
          <table:table-cell table:style-name="ce23" table:formula="of:=([.H222]-[.F222])/[.F222]" office:value-type="percentage" office:value="0.0157832829850401" calcext:value-type="percentage">
            <text:p>01.58%</text:p>
          </table:table-cell>
          <table:table-cell table:style-name="ce23" table:formula="of:=([.I222]-[.F222])/[.F222]" office:value-type="percentage" office:value="0.0895154646119721" calcext:value-type="percentage">
            <text:p>08.95%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0.0464979182786189" calcext:value-type="percentage">
            <text:p>04.65%</text:p>
          </table:table-cell>
          <table:table-cell table:style-name="ce29" table:formula="of:=([.R222]-[.P222])/[.P222]" office:value-type="percentage" office:value="-0.463579086990163" calcext:value-type="percentage">
            <text:p>-46.36%</text:p>
          </table:table-cell>
          <table:table-cell table:style-name="ce29" table:formula="of:=([.S222]-[.P222])/[.P222]" office:value-type="percentage" office:value="-0.483880476032571" calcext:value-type="percentage">
            <text:p>-48.39%</text:p>
          </table:table-cell>
          <table:table-cell table:number-columns-repeated="11"/>
        </table:table-row>
        <table:table-row table:style-name="ro4">
          <table:table-cell table:style-name="ce5" office:value-type="float" office:value="222.94" calcext:value-type="float">
            <text:p>222.94</text:p>
          </table:table-cell>
          <table:table-cell office:value-type="float" office:value="227.81" calcext:value-type="float">
            <text:p>227.81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8.98" calcext:value-type="float">
            <text:p>268.98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578" calcext:value-type="float">
            <text:p>578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26.42" calcext:value-type="float">
            <text:p>226.42</text:p>
          </table:table-cell>
          <table:table-cell office:value-type="float" office:value="227.43" calcext:value-type="float">
            <text:p>227.43</text:p>
          </table:table-cell>
          <table:table-cell office:value-type="float" office:value="234.03" calcext:value-type="float">
            <text:p>234.03</text:p>
          </table:table-cell>
          <table:table-cell office:value-type="float" office:value="269.74" calcext:value-type="float">
            <text:p>269.7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16.17" calcext:value-type="float">
            <text:p>216.17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519" calcext:value-type="float">
            <text:p>519</text:p>
          </table:table-cell>
          <table:table-cell office:value-type="float" office:value="562" calcext:value-type="float">
            <text:p>562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37.56" calcext:value-type="float">
            <text:p>237.56</text:p>
          </table:table-cell>
          <table:table-cell office:value-type="float" office:value="253.83" calcext:value-type="float">
            <text:p>253.83</text:p>
          </table:table-cell>
          <table:table-cell office:value-type="float" office:value="246.28" calcext:value-type="float">
            <text:p>246.28</text:p>
          </table:table-cell>
          <table:table-cell office:value-type="float" office:value="283.77" calcext:value-type="float">
            <text:p>283.77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583" calcext:value-type="float">
            <text:p>583</text:p>
          </table:table-cell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table:style-name="ce5" office:value-type="float" office:value="213.33" calcext:value-type="float">
            <text:p>213.33</text:p>
          </table:table-cell>
          <table:table-cell office:value-type="float" office:value="191.31" calcext:value-type="float">
            <text:p>191.31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8.9" calcext:value-type="float">
            <text:p>248.9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555" calcext:value-type="float">
            <text:p>555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40.24" calcext:value-type="float">
            <text:p>240.24</text:p>
          </table:table-cell>
          <table:table-cell office:value-type="float" office:value="227.49" calcext:value-type="float">
            <text:p>227.49</text:p>
          </table:table-cell>
          <table:table-cell office:value-type="float" office:value="252.03" calcext:value-type="float">
            <text:p>252.03</text:p>
          </table:table-cell>
          <table:table-cell office:value-type="float" office:value="283.44" calcext:value-type="float">
            <text:p>283.44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528" calcext:value-type="float">
            <text:p>528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table:style-name="ce5" office:value-type="float" office:value="238.04" calcext:value-type="float">
            <text:p>238.04</text:p>
          </table:table-cell>
          <table:table-cell office:value-type="float" office:value="220.59" calcext:value-type="float">
            <text:p>220.59</text:p>
          </table:table-cell>
          <table:table-cell office:value-type="float" office:value="222.58" calcext:value-type="float">
            <text:p>222.58</text:p>
          </table:table-cell>
          <table:table-cell office:value-type="float" office:value="239.88" calcext:value-type="float">
            <text:p>239.88</text:p>
          </table:table-cell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553" calcext:value-type="float">
            <text:p>553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31.16" calcext:value-type="float">
            <text:p>231.16</text:p>
          </table:table-cell>
          <table:table-cell office:value-type="float" office:value="209.47" calcext:value-type="float">
            <text:p>209.47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table:style-name="ce5" office:value-type="float" office:value="216.02" calcext:value-type="float">
            <text:p>216.02</text:p>
          </table:table-cell>
          <table:table-cell office:value-type="float" office:value="224.88" calcext:value-type="float">
            <text:p>224.88</text:p>
          </table:table-cell>
          <table:table-cell office:value-type="float" office:value="225.67" calcext:value-type="float">
            <text:p>225.67</text:p>
          </table:table-cell>
          <table:table-cell office:value-type="float" office:value="246.6" calcext:value-type="float">
            <text:p>246.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49" calcext:value-type="float">
            <text:p>549</text:p>
          </table:table-cell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table:style-name="ce5" office:value-type="float" office:value="253.83" calcext:value-type="float">
            <text:p>253.83</text:p>
          </table:table-cell>
          <table:table-cell office:value-type="float" office:value="246.79" calcext:value-type="float">
            <text:p>246.79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.16" calcext:value-type="float">
            <text:p>230.16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590" calcext:value-type="float">
            <text:p>590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6.1" calcext:value-type="float">
            <text:p>236.1</text:p>
          </table:table-cell>
          <table:table-cell office:value-type="float" office:value="222.84" calcext:value-type="float">
            <text:p>222.84</text:p>
          </table:table-cell>
          <table:table-cell office:value-type="float" office:value="214.14" calcext:value-type="float">
            <text:p>214.14</text:p>
          </table:table-cell>
          <table:table-cell office:value-type="float" office:value="263.16" calcext:value-type="float">
            <text:p>263.16</text:p>
          </table:table-cell>
          <table:table-cell table:number-columns-repeated="6"/>
          <table:table-cell office:value-type="float" office:value="498" calcext:value-type="float">
            <text:p>498</text:p>
          </table:table-cell>
          <table:table-cell office:value-type="float" office:value="577" calcext:value-type="float">
            <text:p>577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table:style-name="ce5" office:value-type="float" office:value="228.46" calcext:value-type="float">
            <text:p>228.46</text:p>
          </table:table-cell>
          <table:table-cell office:value-type="float" office:value="208.79" calcext:value-type="float">
            <text:p>208.79</text:p>
          </table:table-cell>
          <table:table-cell office:value-type="float" office:value="291.79" calcext:value-type="float">
            <text:p>291.79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64" calcext:value-type="float">
            <text:p>564</text:p>
          </table:table-cell>
          <table:table-cell office:value-type="float" office:value="531" calcext:value-type="float">
            <text:p>531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2.24" calcext:value-type="float">
            <text:p>242.24</text:p>
          </table:table-cell>
          <table:table-cell office:value-type="float" office:value="181.82" calcext:value-type="float">
            <text:p>181.82</text:p>
          </table:table-cell>
          <table:table-cell office:value-type="float" office:value="219.08" calcext:value-type="float">
            <text:p>219.08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table:style-name="ce5" office:value-type="float" office:value="222.17" calcext:value-type="float">
            <text:p>222.17</text:p>
          </table:table-cell>
          <table:table-cell office:value-type="float" office:value="222.17" calcext:value-type="float">
            <text:p>222.17</text:p>
          </table:table-cell>
          <table:table-cell office:value-type="float" office:value="224.04" calcext:value-type="float">
            <text:p>224.04</text:p>
          </table:table-cell>
          <table:table-cell office:value-type="float" office:value="247.3" calcext:value-type="float">
            <text:p>247.3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550" calcext:value-type="float">
            <text:p>550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21.25" calcext:value-type="float">
            <text:p>221.25</text:p>
          </table:table-cell>
          <table:table-cell office:value-type="float" office:value="207.84" calcext:value-type="float">
            <text:p>207.84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5.09" calcext:value-type="float">
            <text:p>245.09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table:style-name="ce5" office:value-type="float" office:value="248" calcext:value-type="float">
            <text:p>248</text:p>
          </table:table-cell>
          <table:table-cell office:value-type="float" office:value="219.08" calcext:value-type="float">
            <text:p>219.08</text:p>
          </table:table-cell>
          <table:table-cell office:value-type="float" office:value="221.05" calcext:value-type="float">
            <text:p>221.05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table:style-name="ce5" office:value-type="float" office:value="225.99" calcext:value-type="float">
            <text:p>225.9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579" calcext:value-type="float">
            <text:p>57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19.78" calcext:value-type="float">
            <text:p>219.78</text:p>
          </table:table-cell>
          <table:table-cell office:value-type="float" office:value="242.73" calcext:value-type="float">
            <text:p>242.73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1.08" calcext:value-type="float">
            <text:p>261.08</text:p>
          </table:table-cell>
          <table:table-cell table:number-columns-repeated="6"/>
          <table:table-cell table:number-columns-repeated="2" office:value-type="float" office:value="567" calcext:value-type="float">
            <text:p>567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table:style-name="ce5" office:value-type="float" office:value="202.79" calcext:value-type="float">
            <text:p>202.79</text:p>
          </table:table-cell>
          <table:table-cell office:value-type="float" office:value="228.57" calcext:value-type="float">
            <text:p>228.57</text:p>
          </table:table-cell>
          <table:table-cell office:value-type="float" office:value="222.07" calcext:value-type="float">
            <text:p>222.07</text:p>
          </table:table-cell>
          <table:table-cell office:value-type="float" office:value="206.5" calcext:value-type="float">
            <text:p>206.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table:style-name="ce5" office:value-type="float" office:value="251.57" calcext:value-type="float">
            <text:p>251.57</text:p>
          </table:table-cell>
          <table:table-cell office:value-type="float" office:value="206.23" calcext:value-type="float">
            <text:p>206.23</text:p>
          </table:table-cell>
          <table:table-cell office:value-type="float" office:value="235.7" calcext:value-type="float">
            <text:p>235.7</text:p>
          </table:table-cell>
          <table:table-cell office:value-type="float" office:value="262.51" calcext:value-type="float">
            <text:p>262.51</text:p>
          </table:table-cell>
          <table:table-cell table:number-columns-repeated="6"/>
          <table:table-cell office:value-type="float" office:value="636" calcext:value-type="float">
            <text:p>636</text:p>
          </table:table-cell>
          <table:table-cell office:value-type="float" office:value="594" calcext:value-type="float">
            <text:p>594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table:style-name="ce5" office:value-type="float" office:value="236.57" calcext:value-type="float">
            <text:p>236.57</text:p>
          </table:table-cell>
          <table:table-cell office:value-type="float" office:value="228.41" calcext:value-type="float">
            <text:p>228.41</text:p>
          </table:table-cell>
          <table:table-cell office:value-type="float" office:value="231.33" calcext:value-type="float">
            <text:p>231.33</text:p>
          </table:table-cell>
          <table:table-cell office:value-type="float" office:value="233.86" calcext:value-type="float">
            <text:p>233.86</text:p>
          </table:table-cell>
          <table:table-cell table:number-columns-repeated="6"/>
          <table:table-cell office:value-type="float" office:value="511" calcext:value-type="float">
            <text:p>511</text:p>
          </table:table-cell>
          <table:table-cell office:value-type="float" office:value="585" calcext:value-type="float">
            <text:p>585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04.3" calcext:value-type="float">
            <text:p>204.3</text:p>
          </table:table-cell>
          <table:table-cell office:value-type="float" office:value="218.33" calcext:value-type="float">
            <text:p>218.33</text:p>
          </table:table-cell>
          <table:table-cell office:value-type="float" office:value="232.5" calcext:value-type="float">
            <text:p>232.5</text:p>
          </table:table-cell>
          <table:table-cell office:value-type="float" office:value="242.36" calcext:value-type="float">
            <text:p>242.3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41" calcext:value-type="float">
            <text:p>541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42.67" calcext:value-type="float">
            <text:p>242.67</text:p>
          </table:table-cell>
          <table:table-cell office:value-type="float" office:value="229.23" calcext:value-type="float">
            <text:p>229.23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96" calcext:value-type="float">
            <text:p>243.96</text:p>
          </table:table-cell>
          <table:table-cell table:number-columns-repeated="6"/>
          <table:table-cell office:value-type="float" office:value="517" calcext:value-type="float">
            <text:p>517</text:p>
          </table:table-cell>
          <table:table-cell office:value-type="float" office:value="542" calcext:value-type="float">
            <text:p>542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table:style-name="ce5" office:value-type="float" office:value="208.42" calcext:value-type="float">
            <text:p>208.42</text:p>
          </table:table-cell>
          <table:table-cell office:value-type="float" office:value="183.52" calcext:value-type="float">
            <text:p>183.5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580" calcext:value-type="float">
            <text:p>580</text:p>
          </table:table-cell>
          <table:table-cell office:value-type="float" office:value="258" calcext:value-type="float">
            <text:p>25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table:style-name="ce5" office:value-type="float" office:value="273.89" calcext:value-type="float">
            <text:p>273.8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59.18" calcext:value-type="float">
            <text:p>259.18</text:p>
          </table:table-cell>
          <table:table-cell office:value-type="float" office:value="228.25" calcext:value-type="float">
            <text:p>228.25</text:p>
          </table:table-cell>
          <table:table-cell table:number-columns-repeated="6"/>
          <table:table-cell office:value-type="float" office:value="523" calcext:value-type="float">
            <text:p>523</text:p>
          </table:table-cell>
          <table:table-cell office:value-type="float" office:value="554" calcext:value-type="float">
            <text:p>554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table:style-name="ce5" office:value-type="float" office:value="242.91" calcext:value-type="float">
            <text:p>242.91</text:p>
          </table:table-cell>
          <table:table-cell office:value-type="float" office:value="192.58" calcext:value-type="float">
            <text:p>192.58</text:p>
          </table:table-cell>
          <table:table-cell table:number-columns-repeated="2" office:value-type="float" office:value="243.22" calcext:value-type="float">
            <text:p>243.22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542" calcext:value-type="float">
            <text:p>542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28.73" calcext:value-type="float">
            <text:p>228.73</text:p>
          </table:table-cell>
          <table:table-cell office:value-type="float" office:value="240" calcext:value-type="float">
            <text:p>240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37" calcext:value-type="float">
            <text:p>252.37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571" calcext:value-type="float">
            <text:p>57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table:style-name="ce5" office:value-type="float" office:value="241.21" calcext:value-type="float">
            <text:p>241.21</text:p>
          </table:table-cell>
          <table:table-cell office:value-type="float" office:value="210.53" calcext:value-type="float">
            <text:p>210.53</text:p>
          </table:table-cell>
          <table:table-cell office:value-type="float" office:value="246.03" calcext:value-type="float">
            <text:p>246.03</text:p>
          </table:table-cell>
          <table:table-cell office:value-type="float" office:value="262.01" calcext:value-type="float">
            <text:p>262.01</text:p>
          </table:table-cell>
          <table:table-cell table:number-columns-repeated="6"/>
          <table:table-cell office:value-type="float" office:value="597" calcext:value-type="float">
            <text:p>597</text:p>
          </table:table-cell>
          <table:table-cell office:value-type="float" office:value="559" calcext:value-type="float">
            <text:p>559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table:style-name="ce5" office:value-type="float" office:value="246.22" calcext:value-type="float">
            <text:p>246.22</text:p>
          </table:table-cell>
          <table:table-cell office:value-type="float" office:value="220.84" calcext:value-type="float">
            <text:p>220.84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565" calcext:value-type="float">
            <text:p>565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table:style-name="ce5" office:value-type="float" office:value="215.54" calcext:value-type="float">
            <text:p>215.54</text:p>
          </table:table-cell>
          <table:table-cell office:value-type="float" office:value="226.42" calcext:value-type="float">
            <text:p>226.4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8.97" calcext:value-type="float">
            <text:p>258.97</text:p>
          </table:table-cell>
          <table:table-cell table:number-columns-repeated="6"/>
          <table:table-cell office:value-type="float" office:value="522" calcext:value-type="float">
            <text:p>522</text:p>
          </table:table-cell>
          <table:table-cell office:value-type="float" office:value="585" calcext:value-type="float">
            <text:p>585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table:style-name="ce5" office:value-type="float" office:value="250.07" calcext:value-type="float">
            <text:p>250.07</text:p>
          </table:table-cell>
          <table:table-cell office:value-type="float" office:value="243.47" calcext:value-type="float">
            <text:p>243.47</text:p>
          </table:table-cell>
          <table:table-cell office:value-type="float" office:value="183.73" calcext:value-type="float">
            <text:p>183.73</text:p>
          </table:table-cell>
          <table:table-cell office:value-type="float" office:value="253.63" calcext:value-type="float">
            <text:p>253.63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553" calcext:value-type="float">
            <text:p>553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22.33" calcext:value-type="float">
            <text:p>222.33</text:p>
          </table:table-cell>
          <table:table-cell office:value-type="float" office:value="233.46" calcext:value-type="float">
            <text:p>233.46</text:p>
          </table:table-cell>
          <table:table-cell office:value-type="float" office:value="230.6" calcext:value-type="float">
            <text:p>230.6</text:p>
          </table:table-cell>
          <table:table-cell office:value-type="float" office:value="233.8" calcext:value-type="float">
            <text:p>233.8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588" calcext:value-type="float">
            <text:p>588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table:style-name="ce5" office:value-type="float" office:value="234.43" calcext:value-type="float">
            <text:p>234.43</text:p>
          </table:table-cell>
          <table:table-cell office:value-type="float" office:value="218.48" calcext:value-type="float">
            <text:p>218.48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8.51" calcext:value-type="float">
            <text:p>238.51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table:style-name="ce5" office:value-type="float" office:value="222.79" calcext:value-type="float">
            <text:p>222.79</text:p>
          </table:table-cell>
          <table:table-cell office:value-type="float" office:value="227" calcext:value-type="float">
            <text:p>22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580" calcext:value-type="float">
            <text:p>580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5.93" calcext:value-type="float">
            <text:p>235.93</text:p>
          </table:table-cell>
          <table:table-cell office:value-type="float" office:value="253.83" calcext:value-type="float">
            <text:p>253.83</text:p>
          </table:table-cell>
          <table:table-cell office:value-type="float" office:value="203.39" calcext:value-type="float">
            <text:p>203.39</text:p>
          </table:table-cell>
          <table:table-cell office:value-type="float" office:value="259.88" calcext:value-type="float">
            <text:p>259.88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582" calcext:value-type="float">
            <text:p>582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4">
          <table:table-cell table:style-name="ce5" office:value-type="float" office:value="221.2" calcext:value-type="float">
            <text:p>221.2</text:p>
          </table:table-cell>
          <table:table-cell office:value-type="float" office:value="195.8" calcext:value-type="float">
            <text:p>195.8</text:p>
          </table:table-cell>
          <table:table-cell office:value-type="float" office:value="281.69" calcext:value-type="float">
            <text:p>281.69</text:p>
          </table:table-cell>
          <table:table-cell office:value-type="float" office:value="208.88" calcext:value-type="float">
            <text:p>208.88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603" calcext:value-type="float">
            <text:p>603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24.35" calcext:value-type="float">
            <text:p>224.35</text:p>
          </table:table-cell>
          <table:table-cell office:value-type="float" office:value="246.91" calcext:value-type="float">
            <text:p>246.91</text:p>
          </table:table-cell>
          <table:table-cell office:value-type="float" office:value="238.1" calcext:value-type="float">
            <text:p>238.1</text:p>
          </table:table-cell>
          <table:table-cell office:value-type="float" office:value="196.48" calcext:value-type="float">
            <text:p>196.48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582" calcext:value-type="float">
            <text:p>582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20.23" calcext:value-type="float">
            <text:p>220.23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0.18" calcext:value-type="float">
            <text:p>240.18</text:p>
          </table:table-cell>
          <table:table-cell office:value-type="float" office:value="181.06" calcext:value-type="float">
            <text:p>181.06</text:p>
          </table:table-cell>
          <table:table-cell office:value-type="float" office:value="256.68" calcext:value-type="float">
            <text:p>256.68</text:p>
          </table:table-cell>
          <table:table-cell office:value-type="float" office:value="260.94" calcext:value-type="float">
            <text:p>260.94</text:p>
          </table:table-cell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586" calcext:value-type="float">
            <text:p>586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table:style-name="ce6" office:value-type="float" office:value="208.6" calcext:value-type="float">
            <text:p>208.6</text:p>
          </table:table-cell>
          <table:table-cell office:value-type="float" office:value="230.38" calcext:value-type="float">
            <text:p>230.38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6.58" calcext:value-type="float">
            <text:p>276.58</text:p>
          </table:table-cell>
          <table:table-cell table:style-name="ce15"/>
          <table:table-cell table:style-name="ce20" table:number-columns-repeated="5"/>
          <table:table-cell office:value-type="float" office:value="619" calcext:value-type="float">
            <text:p>619</text:p>
          </table:table-cell>
          <table:table-cell office:value-type="float" office:value="595" calcext:value-type="float">
            <text:p>59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8.88" calcext:value-type="float">
            <text:p>148.88</text:p>
          </table:table-cell>
          <table:table-cell office:value-type="float" office:value="153.9" calcext:value-type="float">
            <text:p>153.9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5.52" calcext:value-type="float">
            <text:p>145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315" calcext:value-type="float">
            <text:p>1315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.47" calcext:value-type="float">
            <text:p>129.47</text:p>
          </table:table-cell>
          <table:table-cell office:value-type="float" office:value="142.07" calcext:value-type="float">
            <text:p>142.07</text:p>
          </table:table-cell>
          <table:table-cell office:value-type="float" office:value="150.99" calcext:value-type="float">
            <text:p>150.99</text:p>
          </table:table-cell>
          <table:table-cell office:value-type="float" office:value="162.46" calcext:value-type="float">
            <text:p>162.4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152.4696" calcext:value-type="float">
            <text:p>152.4696</text:p>
          </table:table-cell>
          <table:table-cell table:style-name="ce22" table:formula="of:=AVERAGE([.B275:.B324])" office:value-type="float" office:value="143.2712" calcext:value-type="float">
            <text:p>143.2712</text:p>
          </table:table-cell>
          <table:table-cell table:style-name="ce18" table:formula="of:=AVERAGE([.C275:.C324])" office:value-type="float" office:value="147.2084" calcext:value-type="float">
            <text:p>147.2084</text:p>
          </table:table-cell>
          <table:table-cell table:style-name="ce22" table:formula="of:=AVERAGE([.D275:.D324])" office:value-type="float" office:value="154.798" calcext:value-type="float">
            <text:p>154.798</text:p>
          </table:table-cell>
          <table:table-cell table:style-name="ce18"/>
          <table:table-cell office:value-type="float" office:value="2235" calcext:value-type="float">
            <text:p>2235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Sample mean</text:p>
          </table:table-cell>
          <table:table-cell table:style-name="ce18" table:formula="of:=AVERAGE([.K275:.K324])" office:value-type="float" office:value="1704.02" calcext:value-type="float">
            <text:p>1704.02</text:p>
          </table:table-cell>
          <table:table-cell table:style-name="ce22" table:formula="of:=AVERAGE([.L275:.L324])" office:value-type="float" office:value="171.08" calcext:value-type="float">
            <text:p>171.08</text:p>
          </table:table-cell>
          <table:table-cell table:style-name="ce18" table:formula="of:=AVERAGE([.M275:.M324])" office:value-type="float" office:value="89.62" calcext:value-type="float">
            <text:p>89.62</text:p>
          </table:table-cell>
          <table:table-cell table:style-name="ce22" table:formula="of:=AVERAGE([.N275:.N324])" office:value-type="float" office:value="437.30612244898" calcext:value-type="float">
            <text:p>437.306122449</text:p>
          </table:table-cell>
          <table:table-cell table:number-columns-repeated="11"/>
        </table:table-row>
        <table:table-row table:style-name="ro4">
          <table:table-cell office:value-type="float" office:value="154.84" calcext:value-type="float">
            <text:p>154.84</text:p>
          </table:table-cell>
          <table:table-cell office:value-type="float" office:value="128.63" calcext:value-type="float">
            <text:p>128.6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63.46" calcext:value-type="float">
            <text:p>163.4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93.246714122449" calcext:value-type="float">
            <text:p>93.2467141224</text:p>
          </table:table-cell>
          <table:table-cell table:style-name="ce21" table:formula="of:=VAR([.B275:.B324])" office:value-type="float" office:value="151.825745469388" calcext:value-type="float">
            <text:p>151.8257454694</text:p>
          </table:table-cell>
          <table:table-cell table:style-name="Default" table:formula="of:=VAR([.C275:.C324])" office:value-type="float" office:value="175.708397387755" calcext:value-type="float">
            <text:p>175.7083973878</text:p>
          </table:table-cell>
          <table:table-cell table:style-name="ce21" table:formula="of:=VAR([.D275:.D324])" office:value-type="float" office:value="206.540232653061" calcext:value-type="float">
            <text:p>206.5402326531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753" calcext:value-type="float">
            <text:p>7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75:.K324])" office:value-type="float" office:value="346556.795510204" calcext:value-type="float">
            <text:p>346556.795510204</text:p>
          </table:table-cell>
          <table:table-cell table:style-name="ce21" table:formula="of:=VAR([.L275:.L324])" office:value-type="float" office:value="175.01387755102" calcext:value-type="float">
            <text:p>175.013877551</text:p>
          </table:table-cell>
          <table:table-cell table:style-name="Default" table:formula="of:=VAR([.M275:.M324])" office:value-type="float" office:value="3107.91387755102" calcext:value-type="float">
            <text:p>3107.913877551</text:p>
          </table:table-cell>
          <table:table-cell table:style-name="ce21" table:formula="of:=VAR([.N275:.N324])" office:value-type="float" office:value="216478.800170068" calcext:value-type="float">
            <text:p>216478.800170068</text:p>
          </table:table-cell>
          <table:table-cell table:number-columns-repeated="11"/>
        </table:table-row>
        <table:table-row table:style-name="ro4">
          <table:table-cell office:value-type="float" office:value="142.07" calcext:value-type="float">
            <text:p>142.07</text:p>
          </table:table-cell>
          <table:table-cell office:value-type="float" office:value="121.41" calcext:value-type="float">
            <text:p>121.41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9.21" calcext:value-type="float">
            <text:p>139.2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6562596725787" calcext:value-type="float">
            <text:p>1.3656259673</text:p>
          </table:table-cell>
          <table:table-cell table:style-name="ce21" table:formula="of:=SQRT([.G277]/[.G275])" office:value-type="float" office:value="1.74255987254033" calcext:value-type="float">
            <text:p>1.7425598725</text:p>
          </table:table-cell>
          <table:table-cell table:style-name="Default" table:formula="of:=SQRT([.H277]/[.H275])" office:value-type="float" office:value="1.87461141246796" calcext:value-type="float">
            <text:p>1.8746114125</text:p>
          </table:table-cell>
          <table:table-cell table:style-name="ce21" table:formula="of:=SQRT([.I277]/[.I275])" office:value-type="float" office:value="2.03243810559171" calcext:value-type="float">
            <text:p>2.0324381056</text:p>
          </table:table-cell>
          <table:table-cell table:style-name="ce18"/>
          <table:table-cell office:value-type="float" office:value="3298" calcext:value-type="float">
            <text:p>3298</text:p>
          </table:table-cell>
          <table:table-cell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77]/[.P275])" office:value-type="float" office:value="83.2534438338984" calcext:value-type="float">
            <text:p>83.2534438339</text:p>
          </table:table-cell>
          <table:table-cell table:style-name="ce21" table:formula="of:=SQRT([.Q277]/[.Q275])" office:value-type="float" office:value="1.87090287054684" calcext:value-type="float">
            <text:p>1.8709028705</text:p>
          </table:table-cell>
          <table:table-cell table:style-name="Default" table:formula="of:=SQRT([.R277]/[.R275])" office:value-type="float" office:value="7.88405210225176" calcext:value-type="float">
            <text:p>7.8840521023</text:p>
          </table:table-cell>
          <table:table-cell table:style-name="ce21" table:formula="of:=SQRT([.S277]/[.S275])" office:value-type="float" office:value="66.4675461962327" calcext:value-type="float">
            <text:p>66.4675461962</text:p>
          </table:table-cell>
          <table:table-cell table:number-columns-repeated="11"/>
        </table:table-row>
        <table:table-row table:style-name="ro4">
          <table:table-cell office:value-type="float" office:value="151.44" calcext:value-type="float">
            <text:p>151.44</text:p>
          </table:table-cell>
          <table:table-cell office:value-type="float" office:value="146.03" calcext:value-type="float">
            <text:p>146.03</text:p>
          </table:table-cell>
          <table:table-cell office:value-type="float" office:value="137.01" calcext:value-type="float">
            <text:p>137.01</text:p>
          </table:table-cell>
          <table:table-cell office:value-type="float" office:value="148.72" calcext:value-type="float">
            <text:p>148.7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3025" calcext:value-type="float">
            <text:p>3025</text:p>
          </table:table-cell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40.02" calcext:value-type="float">
            <text:p>140.02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2.19" calcext:value-type="float">
            <text:p>152.1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15" calcext:value-type="float">
            <text:p>2315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391" calcext:value-type="float">
            <text:p>39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44.43" calcext:value-type="float">
            <text:p>144.43</text:p>
          </table:table-cell>
          <table:table-cell office:value-type="float" office:value="139.88" calcext:value-type="float">
            <text:p>139.88</text:p>
          </table:table-cell>
          <table:table-cell office:value-type="float" office:value="151.61" calcext:value-type="float">
            <text:p>151.61</text:p>
          </table:table-cell>
          <table:table-cell office:value-type="float" office:value="142.2" calcext:value-type="float">
            <text:p>142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2.74432812698207" calcext:value-type="float">
            <text:p>2.744328127</text:p>
          </table:table-cell>
          <table:table-cell table:style-name="ce22" table:formula="of:=([.G280]*[.G278])" office:value-type="float" office:value="3.50180516907212" calcext:value-type="float">
            <text:p>3.5018051691</text:p>
          </table:table-cell>
          <table:table-cell table:style-name="ce18" table:formula="of:=([.H280]*[.H278])" office:value-type="float" office:value="3.76717267373547" calcext:value-type="float">
            <text:p>3.7671726737</text:p>
          </table:table-cell>
          <table:table-cell table:style-name="ce22" table:formula="of:=([.I280]*[.I278])" office:value-type="float" office:value="4.08433728799496" calcext:value-type="float">
            <text:p>4.084337288</text:p>
          </table:table-cell>
          <table:table-cell table:style-name="ce18"/>
          <table:table-cell office:value-type="float" office:value="2753" calcext:value-type="float">
            <text:p>2753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80]*[.P278])" office:value-type="float" office:value="167.304059134332" calcext:value-type="float">
            <text:p>167.3040591343</text:p>
          </table:table-cell>
          <table:table-cell table:style-name="ce22" table:formula="of:=([.Q280]*[.Q278])" office:value-type="float" office:value="3.75972007972494" calcext:value-type="float">
            <text:p>3.7597200797</text:p>
          </table:table-cell>
          <table:table-cell table:style-name="ce18" table:formula="of:=([.R280]*[.R278])" office:value-type="float" office:value="15.8435958729219" calcext:value-type="float">
            <text:p>15.8435958729</text:p>
          </table:table-cell>
          <table:table-cell table:style-name="ce22" table:formula="of:=([.S280]*[.S278])" office:value-type="float" office:value="133.64195863614" calcext:value-type="float">
            <text:p>133.6419586361</text:p>
          </table:table-cell>
          <table:table-cell table:number-columns-repeated="11"/>
        </table:table-row>
        <table:table-row table:style-name="ro4">
          <table:table-cell office:value-type="float" office:value="159.47" calcext:value-type="float">
            <text:p>159.47</text:p>
          </table:table-cell>
          <table:table-cell office:value-type="float" office:value="146.23" calcext:value-type="float">
            <text:p>146.23</text:p>
          </table:table-cell>
          <table:table-cell office:value-type="float" office:value="177.09" calcext:value-type="float">
            <text:p>177.09</text:p>
          </table:table-cell>
          <table:table-cell office:value-type="float" office:value="155.44" calcext:value-type="float">
            <text:p>155.44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9991823090116" calcext:value-type="percentage">
            <text:p>1.80%</text:p>
          </table:table-cell>
          <table:table-cell table:formula="of:=[.G281]/[.G276]" office:value-type="percentage" office:value="0.0244417940875216" calcext:value-type="percentage">
            <text:p>2.44%</text:p>
          </table:table-cell>
          <table:table-cell table:formula="of:=[.H281]/[.H276]" office:value-type="percentage" office:value="0.0255907453225187" calcext:value-type="percentage">
            <text:p>2.56%</text:p>
          </table:table-cell>
          <table:table-cell table:formula="of:=[.I281]/[.I276]" office:value-type="percentage" office:value="0.026384948694395" calcext:value-type="percentage">
            <text:p>2.64%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981819809241278" calcext:value-type="percentage">
            <text:p>9.82%</text:p>
          </table:table-cell>
          <table:table-cell table:formula="of:=[.Q281]/[.Q276]" office:value-type="percentage" office:value="0.0219763857828205" calcext:value-type="percentage">
            <text:p>2.20%</text:p>
          </table:table-cell>
          <table:table-cell table:formula="of:=[.R281]/[.R276]" office:value-type="percentage" office:value="0.176786385549228" calcext:value-type="percentage">
            <text:p>17.68%</text:p>
          </table:table-cell>
          <table:table-cell table:formula="of:=[.S281]/[.S276]" office:value-type="percentage" office:value="0.305602761488279" calcext:value-type="percentage">
            <text:p>30.56%</text:p>
          </table:table-cell>
          <table:table-cell table:number-columns-repeated="11"/>
        </table:table-row>
        <table:table-row table:style-name="ro4">
          <table:table-cell office:value-type="float" office:value="143.22" calcext:value-type="float">
            <text:p>143.22</text:p>
          </table:table-cell>
          <table:table-cell office:value-type="float" office:value="158.99" calcext:value-type="float">
            <text:p>158.99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7.53" calcext:value-type="float">
            <text:p>147.53</text:p>
          </table:table-cell>
          <table:table-cell table:number-columns-repeated="6"/>
          <table:table-cell office:value-type="float" office:value="932" calcext:value-type="float">
            <text:p>932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159.95" calcext:value-type="float">
            <text:p>159.95</text:p>
          </table:table-cell>
          <table:table-cell office:value-type="float" office:value="143.28" calcext:value-type="float">
            <text:p>143.28</text:p>
          </table:table-cell>
          <table:table-cell office:value-type="float" office:value="134.91" calcext:value-type="float">
            <text:p>134.91</text:p>
          </table:table-cell>
          <table:table-cell office:value-type="float" office:value="154.47" calcext:value-type="float">
            <text:p>154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603294033695897" calcext:value-type="percentage">
            <text:p>-06.03%</text:p>
          </table:table-cell>
          <table:table-cell table:style-name="ce23" table:formula="of:=([.H276]-[.F276])/[.F276]" office:value-type="percentage" office:value="-0.0345065508140637" calcext:value-type="percentage">
            <text:p>-03.45%</text:p>
          </table:table-cell>
          <table:table-cell table:style-name="ce23" table:formula="of:=([.I276]-[.F276])/[.F276]" office:value-type="percentage" office:value="0.015271240955574" calcext:value-type="percentage">
            <text:p>01.53%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905" calcext:value-type="float">
            <text:p>90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899602117346041" calcext:value-type="percentage">
            <text:p>-89.96%</text:p>
          </table:table-cell>
          <table:table-cell table:style-name="ce29" table:formula="of:=([.R276]-[.P276])/[.P276]" office:value-type="percentage" office:value="-0.947406720578397" calcext:value-type="percentage">
            <text:p>-94.74%</text:p>
          </table:table-cell>
          <table:table-cell table:style-name="ce29" table:formula="of:=([.S276]-[.P276])/[.P276]" office:value-type="percentage" office:value="-0.74336796372755" calcext:value-type="percentage">
            <text:p>-74.34%</text:p>
          </table:table-cell>
          <table:table-cell table:number-columns-repeated="11"/>
        </table:table-row>
        <table:table-row table:style-name="ro4">
          <table:table-cell office:value-type="float" office:value="149.16" calcext:value-type="float">
            <text:p>149.16</text:p>
          </table:table-cell>
          <table:table-cell office:value-type="float" office:value="91.39" calcext:value-type="float">
            <text:p>91.39</text:p>
          </table:table-cell>
          <table:table-cell office:value-type="float" office:value="149.81" calcext:value-type="float">
            <text:p>149.81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1182" calcext:value-type="float">
            <text:p>1182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357" calcext:value-type="float">
            <text:p>357</text:p>
          </table:table-cell>
          <table:table-cell table:number-columns-repeated="16"/>
        </table:table-row>
        <table:table-row table:style-name="ro4">
          <table:table-cell office:value-type="float" office:value="125.29" calcext:value-type="float">
            <text:p>125.29</text:p>
          </table:table-cell>
          <table:table-cell office:value-type="float" office:value="139.7" calcext:value-type="float">
            <text:p>139.7</text:p>
          </table:table-cell>
          <table:table-cell office:value-type="float" office:value="177.42" calcext:value-type="float">
            <text:p>177.42</text:p>
          </table:table-cell>
          <table:table-cell office:value-type="float" office:value="180.83" calcext:value-type="float">
            <text:p>180.83</text:p>
          </table:table-cell>
          <table:table-cell table:number-columns-repeated="6"/>
          <table:table-cell office:value-type="float" office:value="3276" calcext:value-type="float">
            <text:p>3276</text:p>
          </table:table-cell>
          <table:table-cell office:value-type="float" office:value="177" calcext:value-type="float">
            <text:p>177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63.1" calcext:value-type="float">
            <text:p>163.1</text:p>
          </table:table-cell>
          <table:table-cell office:value-type="float" office:value="149" calcext:value-type="float">
            <text:p>149</text:p>
          </table:table-cell>
          <table:table-cell office:value-type="float" office:value="96.94" calcext:value-type="float">
            <text:p>96.94</text:p>
          </table:table-cell>
          <table:table-cell office:value-type="float" office:value="148.13" calcext:value-type="float">
            <text:p>148.13</text:p>
          </table:table-cell>
          <table:table-cell table:number-columns-repeated="6"/>
          <table:table-cell office:value-type="float" office:value="1549" calcext:value-type="float">
            <text:p>1549</text:p>
          </table:table-cell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57.76" calcext:value-type="float">
            <text:p>157.76</text:p>
          </table:table-cell>
          <table:table-cell office:value-type="float" office:value="132.8" calcext:value-type="float">
            <text:p>132.8</text:p>
          </table:table-cell>
          <table:table-cell office:value-type="float" office:value="126.45" calcext:value-type="float">
            <text:p>126.45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1587" calcext:value-type="float">
            <text:p>1587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61.67" calcext:value-type="float">
            <text:p>161.67</text:p>
          </table:table-cell>
          <table:table-cell office:value-type="float" office:value="142.41" calcext:value-type="float">
            <text:p>142.41</text:p>
          </table:table-cell>
          <table:table-cell office:value-type="float" office:value="158.91" calcext:value-type="float">
            <text:p>158.91</text:p>
          </table:table-cell>
          <table:table-cell office:value-type="float" office:value="174.13" calcext:value-type="float">
            <text:p>174.13</text:p>
          </table:table-cell>
          <table:table-cell table:number-columns-repeated="6"/>
          <table:table-cell office:value-type="float" office:value="1583" calcext:value-type="float">
            <text:p>1583</text:p>
          </table:table-cell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158.18" calcext:value-type="float">
            <text:p>158.18</text:p>
          </table:table-cell>
          <table:table-cell office:value-type="float" office:value="150.78" calcext:value-type="float">
            <text:p>150.78</text:p>
          </table:table-cell>
          <table:table-cell office:value-type="float" office:value="153.92" calcext:value-type="float">
            <text:p>153.92</text:p>
          </table:table-cell>
          <table:table-cell office:value-type="float" office:value="143.8" calcext:value-type="float">
            <text:p>143.8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162.19" calcext:value-type="float">
            <text:p>162.19</text:p>
          </table:table-cell>
          <table:table-cell office:value-type="float" office:value="143.16" calcext:value-type="float">
            <text:p>143.16</text:p>
          </table:table-cell>
          <table:table-cell office:value-type="float" office:value="136.02" calcext:value-type="float">
            <text:p>136.02</text:p>
          </table:table-cell>
          <table:table-cell office:value-type="float" office:value="151.75" calcext:value-type="float">
            <text:p>151.75</text:p>
          </table:table-cell>
          <table:table-cell table:number-columns-repeated="6"/>
          <table:table-cell office:value-type="float" office:value="1602" calcext:value-type="float">
            <text:p>1602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161.21" calcext:value-type="float">
            <text:p>161.21</text:p>
          </table:table-cell>
          <table:table-cell office:value-type="float" office:value="136.04" calcext:value-type="float">
            <text:p>136.04</text:p>
          </table:table-cell>
          <table:table-cell office:value-type="float" office:value="164.55" calcext:value-type="float">
            <text:p>164.55</text:p>
          </table:table-cell>
          <table:table-cell office:value-type="float" office:value="177.88" calcext:value-type="float">
            <text:p>177.88</text:p>
          </table:table-cell>
          <table:table-cell table:number-columns-repeated="6"/>
          <table:table-cell office:value-type="float" office:value="1199" calcext:value-type="float">
            <text:p>1199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54.24" calcext:value-type="float">
            <text:p>154.24</text:p>
          </table:table-cell>
          <table:table-cell office:value-type="float" office:value="138.87" calcext:value-type="float">
            <text:p>138.87</text:p>
          </table:table-cell>
          <table:table-cell office:value-type="float" office:value="172.44" calcext:value-type="float">
            <text:p>172.44</text:p>
          </table:table-cell>
          <table:table-cell office:value-type="float" office:value="165.95" calcext:value-type="float">
            <text:p>165.95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179" calcext:value-type="float">
            <text:p>179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135.4" calcext:value-type="float">
            <text:p>135.4</text:p>
          </table:table-cell>
          <table:table-cell office:value-type="float" office:value="161.29" calcext:value-type="float">
            <text:p>161.29</text:p>
          </table:table-cell>
          <table:table-cell office:value-type="float" office:value="160.35" calcext:value-type="float">
            <text:p>160.35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4">
          <table:table-cell office:value-type="float" office:value="141.49" calcext:value-type="float">
            <text:p>141.49</text:p>
          </table:table-cell>
          <table:table-cell office:value-type="float" office:value="162.85" calcext:value-type="float">
            <text:p>162.85</text:p>
          </table:table-cell>
          <table:table-cell office:value-type="float" office:value="144.23" calcext:value-type="float">
            <text:p>144.23</text:p>
          </table:table-cell>
          <table:table-cell office:value-type="float" office:value="135.59" calcext:value-type="float">
            <text:p>135.59</text:p>
          </table:table-cell>
          <table:table-cell table:number-columns-repeated="6"/>
          <table:table-cell office:value-type="float" office:value="1779" calcext:value-type="float">
            <text:p>1779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58.39" calcext:value-type="float">
            <text:p>158.39</text:p>
          </table:table-cell>
          <table:table-cell office:value-type="float" office:value="150.94" calcext:value-type="float">
            <text:p>150.94</text:p>
          </table:table-cell>
          <table:table-cell office:value-type="float" office:value="143.71" calcext:value-type="float">
            <text:p>143.71</text:p>
          </table:table-cell>
          <table:table-cell office:value-type="float" office:value="151.63" calcext:value-type="float">
            <text:p>151.63</text:p>
          </table:table-cell>
          <table:table-cell table:number-columns-repeated="6"/>
          <table:table-cell office:value-type="float" office:value="1458" calcext:value-type="float">
            <text:p>1458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164.19" calcext:value-type="float">
            <text:p>164.19</text:p>
          </table:table-cell>
          <table:table-cell office:value-type="float" office:value="138.41" calcext:value-type="float">
            <text:p>138.41</text:p>
          </table:table-cell>
          <table:table-cell office:value-type="float" office:value="150.99" calcext:value-type="float">
            <text:p>150.99</text:p>
          </table:table-cell>
          <table:table-cell office:value-type="float" office:value="131.31" calcext:value-type="float">
            <text:p>131.31</text:p>
          </table:table-cell>
          <table:table-cell table:number-columns-repeated="6"/>
          <table:table-cell office:value-type="float" office:value="1497" calcext:value-type="float">
            <text:p>1497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142.6" calcext:value-type="float">
            <text:p>142.6</text:p>
          </table:table-cell>
          <table:table-cell office:value-type="float" office:value="142.45" calcext:value-type="float">
            <text:p>142.45</text:p>
          </table:table-cell>
          <table:table-cell office:value-type="float" office:value="139.53" calcext:value-type="float">
            <text:p>139.53</text:p>
          </table:table-cell>
          <table:table-cell office:value-type="float" office:value="155.95" calcext:value-type="float">
            <text:p>155.95</text:p>
          </table:table-cell>
          <table:table-cell table:number-columns-repeated="6"/>
          <table:table-cell office:value-type="float" office:value="1662" calcext:value-type="float">
            <text:p>1662</text:p>
          </table:table-cell>
          <table:table-cell office:value-type="float" office:value="173" calcext:value-type="float">
            <text:p>173</text:p>
          </table:table-cell>
          <table:table-cell office:value-type="float" office:value="368" calcext:value-type="float">
            <text:p>3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64.64" calcext:value-type="float">
            <text:p>164.64</text:p>
          </table:table-cell>
          <table:table-cell office:value-type="float" office:value="136" calcext:value-type="float">
            <text:p>136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2.54" calcext:value-type="float">
            <text:p>182.54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41.03" calcext:value-type="float">
            <text:p>141.03</text:p>
          </table:table-cell>
          <table:table-cell office:value-type="float" office:value="140.19" calcext:value-type="float">
            <text:p>140.19</text:p>
          </table:table-cell>
          <table:table-cell office:value-type="float" office:value="170.12" calcext:value-type="float">
            <text:p>170.12</text:p>
          </table:table-cell>
          <table:table-cell table:number-columns-repeated="6"/>
          <table:table-cell office:value-type="float" office:value="2260" calcext:value-type="float">
            <text:p>2260</text:p>
          </table:table-cell>
          <table:table-cell office:value-type="float" office:value="146" calcext:value-type="float">
            <text:p>146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number-columns-repeated="16"/>
        </table:table-row>
        <table:table-row table:style-name="ro4">
          <table:table-cell office:value-type="float" office:value="149.67" calcext:value-type="float">
            <text:p>149.67</text:p>
          </table:table-cell>
          <table:table-cell office:value-type="float" office:value="142.96" calcext:value-type="float">
            <text:p>142.96</text:p>
          </table:table-cell>
          <table:table-cell office:value-type="float" office:value="152.09" calcext:value-type="float">
            <text:p>152.09</text:p>
          </table:table-cell>
          <table:table-cell office:value-type="float" office:value="162.33" calcext:value-type="float">
            <text:p>162.33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42.35" calcext:value-type="float">
            <text:p>142.35</text:p>
          </table:table-cell>
          <table:table-cell office:value-type="float" office:value="143.52" calcext:value-type="float">
            <text:p>143.52</text:p>
          </table:table-cell>
          <table:table-cell office:value-type="float" office:value="159.76" calcext:value-type="float">
            <text:p>159.76</text:p>
          </table:table-cell>
          <table:table-cell office:value-type="float" office:value="146.72" calcext:value-type="float">
            <text:p>146.72</text:p>
          </table:table-cell>
          <table:table-cell table:number-columns-repeated="6"/>
          <table:table-cell office:value-type="float" office:value="2828" calcext:value-type="float">
            <text:p>2828</text:p>
          </table:table-cell>
          <table:table-cell office:value-type="float" office:value="165" calcext:value-type="float">
            <text:p>165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table:number-columns-repeated="16"/>
        </table:table-row>
        <table:table-row table:style-name="ro4">
          <table:table-cell office:value-type="float" office:value="138.65" calcext:value-type="float">
            <text:p>138.65</text:p>
          </table:table-cell>
          <table:table-cell office:value-type="float" office:value="137.32" calcext:value-type="float">
            <text:p>137.32</text:p>
          </table:table-cell>
          <table:table-cell office:value-type="float" office:value="153.97" calcext:value-type="float">
            <text:p>153.97</text:p>
          </table:table-cell>
          <table:table-cell office:value-type="float" office:value="174.29" calcext:value-type="float">
            <text:p>174.29</text:p>
          </table:table-cell>
          <table:table-cell table:number-columns-repeated="6"/>
          <table:table-cell office:value-type="float" office:value="2361" calcext:value-type="float">
            <text:p>2361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54.61" calcext:value-type="float">
            <text:p>154.61</text:p>
          </table:table-cell>
          <table:table-cell office:value-type="float" office:value="135.38" calcext:value-type="float">
            <text:p>135.38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1" calcext:value-type="float">
            <text:p>148.1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4">
          <table:table-cell office:value-type="float" office:value="159.79" calcext:value-type="float">
            <text:p>159.79</text:p>
          </table:table-cell>
          <table:table-cell office:value-type="float" office:value="149.21" calcext:value-type="float">
            <text:p>149.21</text:p>
          </table:table-cell>
          <table:table-cell office:value-type="float" office:value="154.69" calcext:value-type="float">
            <text:p>154.69</text:p>
          </table:table-cell>
          <table:table-cell office:value-type="float" office:value="148.56" calcext:value-type="float">
            <text:p>148.56</text:p>
          </table:table-cell>
          <table:table-cell table:number-columns-repeated="6"/>
          <table:table-cell office:value-type="float" office:value="1958" calcext:value-type="float">
            <text:p>1958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table:number-columns-repeated="16"/>
        </table:table-row>
        <table:table-row table:style-name="ro4">
          <table:table-cell office:value-type="float" office:value="155.92" calcext:value-type="float">
            <text:p>155.92</text:p>
          </table:table-cell>
          <table:table-cell office:value-type="float" office:value="128.79" calcext:value-type="float">
            <text:p>128.79</text:p>
          </table:table-cell>
          <table:table-cell office:value-type="float" office:value="144.43" calcext:value-type="float">
            <text:p>144.43</text:p>
          </table:table-cell>
          <table:table-cell office:value-type="float" office:value="153.97" calcext:value-type="float">
            <text:p>153.97</text:p>
          </table:table-cell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169" calcext:value-type="float">
            <text:p>169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37.69" calcext:value-type="float">
            <text:p>137.69</text:p>
          </table:table-cell>
          <table:table-cell office:value-type="float" office:value="152.09" calcext:value-type="float">
            <text:p>152.09</text:p>
          </table:table-cell>
          <table:table-cell office:value-type="float" office:value="146.74" calcext:value-type="float">
            <text:p>146.74</text:p>
          </table:table-cell>
          <table:table-cell office:value-type="float" office:value="162.79" calcext:value-type="float">
            <text:p>162.79</text:p>
          </table:table-cell>
          <table:table-cell table:number-columns-repeated="6"/>
          <table:table-cell office:value-type="float" office:value="1872" calcext:value-type="float">
            <text:p>1872</text:p>
          </table:table-cell>
          <table:table-cell office:value-type="float" office:value="169" calcext:value-type="float">
            <text:p>169</text:p>
          </table:table-cell>
          <table:table-cell office:value-type="float" office:value="76" calcext:value-type="float">
            <text:p>76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4">
          <table:table-cell office:value-type="float" office:value="160.88" calcext:value-type="float">
            <text:p>160.88</text:p>
          </table:table-cell>
          <table:table-cell office:value-type="float" office:value="153.6" calcext:value-type="float">
            <text:p>153.6</text:p>
          </table:table-cell>
          <table:table-cell office:value-type="float" office:value="145.63" calcext:value-type="float">
            <text:p>145.6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47.33" calcext:value-type="float">
            <text:p>147.33</text:p>
          </table:table-cell>
          <table:table-cell office:value-type="float" office:value="127.47" calcext:value-type="float">
            <text:p>127.47</text:p>
          </table:table-cell>
          <table:table-cell office:value-type="float" office:value="155.01" calcext:value-type="float">
            <text:p>155.01</text:p>
          </table:table-cell>
          <table:table-cell table:number-columns-repeated="6"/>
          <table:table-cell office:value-type="float" office:value="1369" calcext:value-type="float">
            <text:p>1369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42.2" calcext:value-type="float">
            <text:p>142.2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2.08" calcext:value-type="float">
            <text:p>162.08</text:p>
          </table:table-cell>
          <table:table-cell table:number-columns-repeated="6"/>
          <table:table-cell office:value-type="float" office:value="926" calcext:value-type="float">
            <text:p>926</text:p>
          </table:table-cell>
          <table:table-cell office:value-type="float" office:value="179" calcext:value-type="float">
            <text:p>179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152.09" calcext:value-type="float">
            <text:p>152.09</text:p>
          </table:table-cell>
          <table:table-cell office:value-type="float" office:value="151.83" calcext:value-type="float">
            <text:p>151.83</text:p>
          </table:table-cell>
          <table:table-cell office:value-type="float" office:value="131.4" calcext:value-type="float">
            <text:p>131.4</text:p>
          </table:table-cell>
          <table:table-cell office:value-type="float" office:value="152.38" calcext:value-type="float">
            <text:p>152.38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42.58" calcext:value-type="float">
            <text:p>142.58</text:p>
          </table:table-cell>
          <table:table-cell office:value-type="float" office:value="118.53" calcext:value-type="float">
            <text:p>118.53</text:p>
          </table:table-cell>
          <table:table-cell office:value-type="float" office:value="146.52" calcext:value-type="float">
            <text:p>146.52</text:p>
          </table:table-cell>
          <table:table-cell office:value-type="float" office:value="168.54" calcext:value-type="float">
            <text:p>168.54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176" calcext:value-type="float">
            <text:p>176</text:p>
          </table:table-cell>
          <table:table-cell office:value-type="float" office:value="83" calcext:value-type="float">
            <text:p>83</text:p>
          </table:table-cell>
          <table:table-cell office:value-type="float" office:value="692" calcext:value-type="float">
            <text:p>692</text:p>
          </table:table-cell>
          <table:table-cell table:number-columns-repeated="16"/>
        </table:table-row>
        <table:table-row table:style-name="ro4">
          <table:table-cell office:value-type="float" office:value="161.83" calcext:value-type="float">
            <text:p>161.83</text:p>
          </table:table-cell>
          <table:table-cell office:value-type="float" office:value="161.37" calcext:value-type="float">
            <text:p>161.37</text:p>
          </table:table-cell>
          <table:table-cell office:value-type="float" office:value="152.5" calcext:value-type="float">
            <text:p>152.5</text:p>
          </table:table-cell>
          <table:table-cell office:value-type="float" office:value="171.31" calcext:value-type="float">
            <text:p>171.31</text:p>
          </table:table-cell>
          <table:table-cell table:number-columns-repeated="6"/>
          <table:table-cell office:value-type="float" office:value="1569" calcext:value-type="float">
            <text:p>1569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51.25" calcext:value-type="float">
            <text:p>151.25</text:p>
          </table:table-cell>
          <table:table-cell office:value-type="float" office:value="152.77" calcext:value-type="float">
            <text:p>152.77</text:p>
          </table:table-cell>
          <table:table-cell office:value-type="float" office:value="163.85" calcext:value-type="float">
            <text:p>163.85</text:p>
          </table:table-cell>
          <table:table-cell office:value-type="float" office:value="150.61" calcext:value-type="float">
            <text:p>150.61</text:p>
          </table:table-cell>
          <table:table-cell table:number-columns-repeated="6"/>
          <table:table-cell office:value-type="float" office:value="1851" calcext:value-type="float">
            <text:p>1851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1.26" calcext:value-type="float">
            <text:p>141.26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1.2" calcext:value-type="float">
            <text:p>151.2</text:p>
          </table:table-cell>
          <table:table-cell office:value-type="float" office:value="158.78" calcext:value-type="float">
            <text:p>158.78</text:p>
          </table:table-cell>
          <table:table-cell table:number-columns-repeated="6"/>
          <table:table-cell office:value-type="float" office:value="927" calcext:value-type="float">
            <text:p>927</text:p>
          </table:table-cell>
          <table:table-cell office:value-type="float" office:value="184" calcext:value-type="float">
            <text:p>184</text:p>
          </table:table-cell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155.67" calcext:value-type="float">
            <text:p>155.67</text:p>
          </table:table-cell>
          <table:table-cell office:value-type="float" office:value="147.87" calcext:value-type="float">
            <text:p>147.87</text:p>
          </table:table-cell>
          <table:table-cell office:value-type="float" office:value="137.36" calcext:value-type="float">
            <text:p>137.36</text:p>
          </table:table-cell>
          <table:table-cell office:value-type="float" office:value="153.23" calcext:value-type="float">
            <text:p>153.23</text:p>
          </table:table-cell>
          <table:table-cell table:number-columns-repeated="6"/>
          <table:table-cell office:value-type="float" office:value="1363" calcext:value-type="float">
            <text:p>1363</text:p>
          </table:table-cell>
          <table:table-cell office:value-type="float" office:value="163" calcext:value-type="float">
            <text:p>163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158.57" calcext:value-type="float">
            <text:p>158.57</text:p>
          </table:table-cell>
          <table:table-cell office:value-type="float" office:value="147.81" calcext:value-type="float">
            <text:p>147.81</text:p>
          </table:table-cell>
          <table:table-cell office:value-type="float" office:value="147.97" calcext:value-type="float">
            <text:p>147.97</text:p>
          </table:table-cell>
          <table:table-cell office:value-type="float" office:value="169.4" calcext:value-type="float">
            <text:p>169.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206" calcext:value-type="float">
            <text:p>206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49.37" calcext:value-type="float">
            <text:p>149.37</text:p>
          </table:table-cell>
          <table:table-cell office:value-type="float" office:value="141.24" calcext:value-type="float">
            <text:p>141.24</text:p>
          </table:table-cell>
          <table:table-cell office:value-type="float" office:value="133.8" calcext:value-type="float">
            <text:p>133.8</text:p>
          </table:table-cell>
          <table:table-cell office:value-type="float" office:value="141.63" calcext:value-type="float">
            <text:p>141.63</text:p>
          </table:table-cell>
          <table:table-cell table:number-columns-repeated="6"/>
          <table:table-cell office:value-type="float" office:value="1426" calcext:value-type="float">
            <text:p>1426</text:p>
          </table:table-cell>
          <table:table-cell office:value-type="float" office:value="160" calcext:value-type="float">
            <text:p>160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4">
          <table:table-cell office:value-type="float" office:value="148.45" calcext:value-type="float">
            <text:p>148.45</text:p>
          </table:table-cell>
          <table:table-cell office:value-type="float" office:value="142.73" calcext:value-type="float">
            <text:p>142.73</text:p>
          </table:table-cell>
          <table:table-cell office:value-type="float" office:value="149.46" calcext:value-type="float">
            <text:p>149.46</text:p>
          </table:table-cell>
          <table:table-cell office:value-type="float" office:value="182.06" calcext:value-type="float">
            <text:p>182.06</text:p>
          </table:table-cell>
          <table:table-cell table:number-columns-repeated="6"/>
          <table:table-cell office:value-type="float" office:value="1957" calcext:value-type="float">
            <text:p>1957</text:p>
          </table:table-cell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 office:value-type="float" office:value="485" calcext:value-type="float">
            <text:p>485</text:p>
          </table:table-cell>
          <table:table-cell table:number-columns-repeated="16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54.39" calcext:value-type="float">
            <text:p>154.39</text:p>
          </table:table-cell>
          <table:table-cell office:value-type="float" office:value="150.66" calcext:value-type="float">
            <text:p>150.66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  <table:table-cell office:value-type="float" office:value="1364" calcext:value-type="float">
            <text:p>1364</text:p>
          </table:table-cell>
          <table:table-cell office:value-type="float" office:value="187" calcext:value-type="float">
            <text:p>187</text:p>
          </table:table-cell>
          <table:table-cell office:value-type="float" office:value="69" calcext:value-type="float">
            <text:p>69</text:p>
          </table:table-cell>
          <table:table-cell office:value-type="float" office:value="3241" calcext:value-type="float">
            <text:p>3241</text:p>
          </table:table-cell>
          <table:table-cell table:number-columns-repeated="16"/>
        </table:table-row>
        <table:table-row table:style-name="ro4">
          <table:table-cell office:value-type="float" office:value="161.18" calcext:value-type="float">
            <text:p>161.18</text:p>
          </table:table-cell>
          <table:table-cell office:value-type="float" office:value="134.77" calcext:value-type="float">
            <text:p>134.77</text:p>
          </table:table-cell>
          <table:table-cell office:value-type="float" office:value="137.56" calcext:value-type="float">
            <text:p>137.56</text:p>
          </table:table-cell>
          <table:table-cell office:value-type="float" office:value="152.19" calcext:value-type="float">
            <text:p>152.19</text:p>
          </table:table-cell>
          <table:table-cell table:number-columns-repeated="6"/>
          <table:table-cell office:value-type="float" office:value="1785" calcext:value-type="float">
            <text:p>1785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4">
          <table:table-cell office:value-type="float" office:value="168.1" calcext:value-type="float">
            <text:p>168.1</text:p>
          </table:table-cell>
          <table:table-cell office:value-type="float" office:value="132.8" calcext:value-type="float">
            <text:p>132.8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3.35" calcext:value-type="float">
            <text:p>153.35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906" calcext:value-type="float">
            <text:p>906</text:p>
          </table:table-cell>
          <table:table-cell table:number-columns-repeated="16"/>
        </table:table-row>
        <table:table-row table:style-name="ro4">
          <table:table-cell office:value-type="float" office:value="148.17" calcext:value-type="float">
            <text:p>148.17</text:p>
          </table:table-cell>
          <table:table-cell office:value-type="float" office:value="155.31" calcext:value-type="float">
            <text:p>155.31</text:p>
          </table:table-cell>
          <table:table-cell office:value-type="float" office:value="140.04" calcext:value-type="float">
            <text:p>140.04</text:p>
          </table:table-cell>
          <table:table-cell office:value-type="float" office:value="138.51" calcext:value-type="float">
            <text:p>138.51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95" calcext:value-type="float">
            <text:p>157.95</text:p>
          </table:table-cell>
          <table:table-cell office:value-type="float" office:value="161.05" calcext:value-type="float">
            <text:p>161.05</text:p>
          </table:table-cell>
          <table:table-cell office:value-type="float" office:value="141.47" calcext:value-type="float">
            <text:p>141.47</text:p>
          </table:table-cell>
          <table:table-cell office:value-type="float" office:value="141.99" calcext:value-type="float">
            <text:p>141.99</text:p>
          </table:table-cell>
          <table:table-cell table:style-name="ce15"/>
          <table:table-cell table:style-name="ce20" table:number-columns-repeated="5"/>
          <table:table-cell office:value-type="float" office:value="1727" calcext:value-type="float">
            <text:p>1727</text:p>
          </table:table-cell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8.3" calcext:value-type="float">
            <text:p>88.3</text:p>
          </table:table-cell>
          <table:table-cell office:value-type="float" office:value="83.97" calcext:value-type="float">
            <text:p>83.97</text:p>
          </table:table-cell>
          <table:table-cell office:value-type="float" office:value="85.17" calcext:value-type="float">
            <text:p>85.17</text:p>
          </table:table-cell>
          <table:table-cell office:value-type="float" office:value="86.25" calcext:value-type="float">
            <text:p>86.2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0.01" calcext:value-type="float">
            <text:p>90.01</text:p>
          </table:table-cell>
          <table:table-cell office:value-type="float" office:value="87.7" calcext:value-type="float">
            <text:p>87.7</text:p>
          </table:table-cell>
          <table:table-cell office:value-type="float" office:value="85.76" calcext:value-type="float">
            <text:p>85.76</text:p>
          </table:table-cell>
          <table:table-cell office:value-type="float" office:value="84.08" calcext:value-type="float">
            <text:p>84.0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86.1924" calcext:value-type="float">
            <text:p>86.1924</text:p>
          </table:table-cell>
          <table:table-cell table:style-name="ce22" table:formula="of:=AVERAGE([.B329:.B378])" office:value-type="float" office:value="87.1572" calcext:value-type="float">
            <text:p>87.1572</text:p>
          </table:table-cell>
          <table:table-cell table:style-name="ce18" table:formula="of:=AVERAGE([.C329:.C378])" office:value-type="float" office:value="87.644" calcext:value-type="float">
            <text:p>87.644</text:p>
          </table:table-cell>
          <table:table-cell table:style-name="ce22" table:formula="of:=AVERAGE([.D329:.D378])" office:value-type="float" office:value="87.0426" calcext:value-type="float">
            <text:p>87.0426</text:p>
          </table:table-cell>
          <table:table-cell table:style-name="ce18"/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29:.K378])" office:value-type="float" office:value="275.26" calcext:value-type="float">
            <text:p>275.26</text:p>
          </table:table-cell>
          <table:table-cell table:style-name="ce22" table:formula="of:=AVERAGE([.L329:.L378])" office:value-type="float" office:value="105.66" calcext:value-type="float">
            <text:p>105.66</text:p>
          </table:table-cell>
          <table:table-cell table:style-name="ce18" table:formula="of:=AVERAGE([.M329:.M378])" office:value-type="float" office:value="43.88" calcext:value-type="float">
            <text:p>43.88</text:p>
          </table:table-cell>
          <table:table-cell table:style-name="ce22" table:formula="of:=AVERAGE([.N329:.N378])" office:value-type="float" office:value="74.14" calcext:value-type="float">
            <text:p>74.14</text:p>
          </table:table-cell>
          <table:table-cell table:number-columns-repeated="11"/>
        </table:table-row>
        <table:table-row table:style-name="ro4">
          <table:table-cell office:value-type="float" office:value="84.23" calcext:value-type="float">
            <text:p>84.23</text:p>
          </table:table-cell>
          <table:table-cell office:value-type="float" office:value="86.5" calcext:value-type="float">
            <text:p>86.5</text:p>
          </table:table-cell>
          <table:table-cell office:value-type="float" office:value="89.92" calcext:value-type="float">
            <text:p>89.92</text:p>
          </table:table-cell>
          <table:table-cell office:value-type="float" office:value="86.56" calcext:value-type="float">
            <text:p>86.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11.9224390204082" calcext:value-type="float">
            <text:p>11.9224390204</text:p>
          </table:table-cell>
          <table:table-cell table:style-name="ce21" table:formula="of:=VAR([.B329:.B378])" office:value-type="float" office:value="10.7738409795918" calcext:value-type="float">
            <text:p>10.7738409796</text:p>
          </table:table-cell>
          <table:table-cell table:style-name="Default" table:formula="of:=VAR([.C329:.C378])" office:value-type="float" office:value="6.6238612244898" calcext:value-type="float">
            <text:p>6.6238612245</text:p>
          </table:table-cell>
          <table:table-cell table:style-name="ce21" table:formula="of:=VAR([.D329:.D378])" office:value-type="float" office:value="6.15465228571429" calcext:value-type="float">
            <text:p>6.1546522857</text:p>
          </table:table-cell>
          <table:table-cell table:style-name="ce18"/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29:.K378])" office:value-type="float" office:value="1110.48204081633" calcext:value-type="float">
            <text:p>1110.4820408163</text:p>
          </table:table-cell>
          <table:table-cell table:style-name="ce21" table:formula="of:=VAR([.L329:.L378])" office:value-type="float" office:value="257.004489795918" calcext:value-type="float">
            <text:p>257.0044897959</text:p>
          </table:table-cell>
          <table:table-cell table:style-name="Default" table:formula="of:=VAR([.M329:.M378])" office:value-type="float" office:value="27.985306122449" calcext:value-type="float">
            <text:p>27.9853061224</text:p>
          </table:table-cell>
          <table:table-cell table:style-name="ce21" table:formula="of:=VAR([.N329:.N378])" office:value-type="float" office:value="94.9391836734694" calcext:value-type="float">
            <text:p>94.9391836735</text:p>
          </table:table-cell>
          <table:table-cell table:number-columns-repeated="11"/>
        </table:table-row>
        <table:table-row table:style-name="ro4">
          <table:table-cell office:value-type="float" office:value="84.91" calcext:value-type="float">
            <text:p>84.91</text:p>
          </table:table-cell>
          <table:table-cell office:value-type="float" office:value="91.92" calcext:value-type="float">
            <text:p>91.92</text:p>
          </table:table-cell>
          <table:table-cell office:value-type="float" office:value="87.29" calcext:value-type="float">
            <text:p>87.29</text:p>
          </table:table-cell>
          <table:table-cell office:value-type="float" office:value="89.13" calcext:value-type="float">
            <text:p>89.1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88312175158641" calcext:value-type="float">
            <text:p>0.4883121752</text:p>
          </table:table-cell>
          <table:table-cell table:style-name="ce21" table:formula="of:=SQRT([.G331]/[.G329])" office:value-type="float" office:value="0.464194807803617" calcext:value-type="float">
            <text:p>0.4641948078</text:p>
          </table:table-cell>
          <table:table-cell table:style-name="Default" table:formula="of:=SQRT([.H331]/[.H329])" office:value-type="float" office:value="0.363974208550271" calcext:value-type="float">
            <text:p>0.3639742086</text:p>
          </table:table-cell>
          <table:table-cell table:style-name="ce21" table:formula="of:=SQRT([.I331]/[.I329])" office:value-type="float" office:value="0.350846185263978" calcext:value-type="float">
            <text:p>0.3508461853</text:p>
          </table:table-cell>
          <table:table-cell table:style-name="ce18"/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31]/[.P329])" office:value-type="float" office:value="4.71271055936247" calcext:value-type="float">
            <text:p>4.7127105594</text:p>
          </table:table-cell>
          <table:table-cell table:style-name="ce21" table:formula="of:=SQRT([.Q331]/[.Q329])" office:value-type="float" office:value="2.26717661330527" calcext:value-type="float">
            <text:p>2.2671766133</text:p>
          </table:table-cell>
          <table:table-cell table:style-name="Default" table:formula="of:=SQRT([.R331]/[.R329])" office:value-type="float" office:value="0.748135096389001" calcext:value-type="float">
            <text:p>0.7481350964</text:p>
          </table:table-cell>
          <table:table-cell table:style-name="ce21" table:formula="of:=SQRT([.S331]/[.S329])" office:value-type="float" office:value="1.37796359656901" calcext:value-type="float">
            <text:p>1.3779635966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87.92" calcext:value-type="float">
            <text:p>87.92</text:p>
          </table:table-cell>
          <table:table-cell office:value-type="float" office:value="86.26" calcext:value-type="float">
            <text:p>86.26</text:p>
          </table:table-cell>
          <table:table-cell office:value-type="float" office:value="91.84" calcext:value-type="float">
            <text:p>91.8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7.15" calcext:value-type="float">
            <text:p>87.15</text:p>
          </table:table-cell>
          <table:table-cell office:value-type="float" office:value="81.83" calcext:value-type="float">
            <text:p>81.83</text:p>
          </table:table-cell>
          <table:table-cell office:value-type="float" office:value="89.97" calcext:value-type="float">
            <text:p>89.97</text:p>
          </table:table-cell>
          <table:table-cell office:value-type="float" office:value="87.23" calcext:value-type="float">
            <text:p>87.2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9" calcext:value-type="float">
            <text:p>269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5.83" calcext:value-type="float">
            <text:p>85.83</text:p>
          </table:table-cell>
          <table:table-cell office:value-type="float" office:value="88.29" calcext:value-type="float">
            <text:p>88.29</text:p>
          </table:table-cell>
          <table:table-cell office:value-type="float" office:value="90.38" calcext:value-type="float">
            <text:p>90.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0.98130005518752" calcext:value-type="float">
            <text:p>0.9813000552</text:p>
          </table:table-cell>
          <table:table-cell table:style-name="ce22" table:formula="of:=([.G334]*[.G332])" office:value-type="float" office:value="0.932834390966114" calcext:value-type="float">
            <text:p>0.932834391</text:p>
          </table:table-cell>
          <table:table-cell table:style-name="ce18" table:formula="of:=([.H334]*[.H332])" office:value-type="float" office:value="0.731433556456337" calcext:value-type="float">
            <text:p>0.7314335565</text:p>
          </table:table-cell>
          <table:table-cell table:style-name="ce22" table:formula="of:=([.I334]*[.I332])" office:value-type="float" office:value="0.705051805947748" calcext:value-type="float">
            <text:p>0.7050518059</text:p>
          </table:table-cell>
          <table:table-cell table:style-name="ce18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34]*[.P332])" office:value-type="float" office:value="9.4705464398523" calcext:value-type="float">
            <text:p>9.4705464399</text:p>
          </table:table-cell>
          <table:table-cell table:style-name="ce22" table:formula="of:=([.Q334]*[.Q332])" office:value-type="float" office:value="4.55606198029681" calcext:value-type="float">
            <text:p>4.5560619803</text:p>
          </table:table-cell>
          <table:table-cell table:style-name="ce18" table:formula="of:=([.R334]*[.R332])" office:value-type="float" office:value="1.50343376373063" calcext:value-type="float">
            <text:p>1.5034337637</text:p>
          </table:table-cell>
          <table:table-cell table:style-name="ce22" table:formula="of:=([.S334]*[.S332])" office:value-type="float" office:value="2.76912152133062" calcext:value-type="float">
            <text:p>2.7691215213</text:p>
          </table:table-cell>
          <table:table-cell table:number-columns-repeated="11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6.71" calcext:value-type="float">
            <text:p>86.71</text:p>
          </table:table-cell>
          <table:table-cell office:value-type="float" office:value="85.57" calcext:value-type="float">
            <text:p>85.57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13849951409581" calcext:value-type="percentage">
            <text:p>1.14%</text:p>
          </table:table-cell>
          <table:table-cell table:formula="of:=[.G335]/[.G330]" office:value-type="percentage" office:value="0.0107028953542119" calcext:value-type="percentage">
            <text:p>1.07%</text:p>
          </table:table-cell>
          <table:table-cell table:formula="of:=[.H335]/[.H330]" office:value-type="percentage" office:value="0.00834550632623268" calcext:value-type="percentage">
            <text:p>0.83%</text:p>
          </table:table-cell>
          <table:table-cell table:formula="of:=[.I335]/[.I330]" office:value-type="percentage" office:value="0.00810007750168019" calcext:value-type="percentage">
            <text:p>0.81%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058215499975" calcext:value-type="percentage">
            <text:p>3.44%</text:p>
          </table:table-cell>
          <table:table-cell table:formula="of:=[.Q335]/[.Q330]" office:value-type="percentage" office:value="0.0431200263136173" calcext:value-type="percentage">
            <text:p>4.31%</text:p>
          </table:table-cell>
          <table:table-cell table:formula="of:=[.R335]/[.R330]" office:value-type="percentage" office:value="0.0342623920631411" calcext:value-type="percentage">
            <text:p>3.43%</text:p>
          </table:table-cell>
          <table:table-cell table:formula="of:=[.S335]/[.S330]" office:value-type="percentage" office:value="0.0373498991277396" calcext:value-type="percentage">
            <text:p>3.73%</text:p>
          </table:table-cell>
          <table:table-cell table:number-columns-repeated="11"/>
        </table:table-row>
        <table:table-row table:style-name="ro4">
          <table:table-cell office:value-type="float" office:value="86.1" calcext:value-type="float">
            <text:p>86.1</text:p>
          </table:table-cell>
          <table:table-cell office:value-type="float" office:value="91.03" calcext:value-type="float">
            <text:p>91.03</text:p>
          </table:table-cell>
          <table:table-cell office:value-type="float" office:value="90.72" calcext:value-type="float">
            <text:p>90.72</text:p>
          </table:table-cell>
          <table:table-cell office:value-type="float" office:value="86.13" calcext:value-type="float">
            <text:p>86.13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5.44" calcext:value-type="float">
            <text:p>85.44</text:p>
          </table:table-cell>
          <table:table-cell office:value-type="float" office:value="85.01" calcext:value-type="float">
            <text:p>85.01</text:p>
          </table:table-cell>
          <table:table-cell office:value-type="float" office:value="86.71" calcext:value-type="float">
            <text:p>86.71</text:p>
          </table:table-cell>
          <table:table-cell office:value-type="float" office:value="89.14" calcext:value-type="float">
            <text:p>89.1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111935623094378" calcext:value-type="percentage">
            <text:p>01.12%</text:p>
          </table:table-cell>
          <table:table-cell table:style-name="ce23" table:formula="of:=([.H330]-[.F330])/[.F330]" office:value-type="percentage" office:value="0.0168413920484869" calcext:value-type="percentage">
            <text:p>01.68%</text:p>
          </table:table-cell>
          <table:table-cell table:style-name="ce23" table:formula="of:=([.I330]-[.F330])/[.F330]" office:value-type="percentage" office:value="0.00986397872666285" calcext:value-type="percentage">
            <text:p>00.99%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616144735886071" calcext:value-type="percentage">
            <text:p>-61.61%</text:p>
          </table:table-cell>
          <table:table-cell table:style-name="ce29" table:formula="of:=([.R330]-[.P330])/[.P330]" office:value-type="percentage" office:value="-0.840587081304948" calcext:value-type="percentage">
            <text:p>-84.06%</text:p>
          </table:table-cell>
          <table:table-cell table:style-name="ce29" table:formula="of:=([.S330]-[.P330])/[.P330]" office:value-type="percentage" office:value="-0.730654653781879" calcext:value-type="percentage">
            <text:p>-73.07%</text:p>
          </table:table-cell>
          <table:table-cell table:number-columns-repeated="11"/>
        </table:table-row>
        <table:table-row table:style-name="ro4">
          <table:table-cell office:value-type="float" office:value="91.2" calcext:value-type="float">
            <text:p>91.2</text:p>
          </table:table-cell>
          <table:table-cell office:value-type="float" office:value="88.5" calcext:value-type="float">
            <text:p>88.5</text:p>
          </table:table-cell>
          <table:table-cell office:value-type="float" office:value="88.47" calcext:value-type="float">
            <text:p>88.47</text:p>
          </table:table-cell>
          <table:table-cell office:value-type="float" office:value="86.04" calcext:value-type="float">
            <text:p>86.04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3.91" calcext:value-type="float">
            <text:p>93.91</text:p>
          </table:table-cell>
          <table:table-cell office:value-type="float" office:value="90.95" calcext:value-type="float">
            <text:p>90.95</text:p>
          </table:table-cell>
          <table:table-cell office:value-type="float" office:value="88.22" calcext:value-type="float">
            <text:p>88.22</text:p>
          </table:table-cell>
          <table:table-cell office:value-type="float" office:value="85.08" calcext:value-type="float">
            <text:p>85.0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4.65" calcext:value-type="float">
            <text:p>84.65</text:p>
          </table:table-cell>
          <table:table-cell office:value-type="float" office:value="80.65" calcext:value-type="float">
            <text:p>80.65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88" calcext:value-type="float">
            <text:p>83.88</text:p>
          </table:table-cell>
          <table:table-cell office:value-type="float" office:value="89.37" calcext:value-type="float">
            <text:p>89.37</text:p>
          </table:table-cell>
          <table:table-cell office:value-type="float" office:value="81.75" calcext:value-type="float">
            <text:p>81.75</text:p>
          </table:table-cell>
          <table:table-cell office:value-type="float" office:value="85.33" calcext:value-type="float">
            <text:p>85.33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1.12" calcext:value-type="float">
            <text:p>91.12</text:p>
          </table:table-cell>
          <table:table-cell office:value-type="float" office:value="89.62" calcext:value-type="float">
            <text:p>89.62</text:p>
          </table:table-cell>
          <table:table-cell office:value-type="float" office:value="87.5" calcext:value-type="float">
            <text:p>87.5</text:p>
          </table:table-cell>
          <table:table-cell office:value-type="float" office:value="86.41" calcext:value-type="float">
            <text:p>86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8.45" calcext:value-type="float">
            <text:p>88.45</text:p>
          </table:table-cell>
          <table:table-cell office:value-type="float" office:value="89.96" calcext:value-type="float">
            <text:p>89.96</text:p>
          </table:table-cell>
          <table:table-cell office:value-type="float" office:value="87.58" calcext:value-type="float">
            <text:p>87.58</text:p>
          </table:table-cell>
          <table:table-cell office:value-type="float" office:value="93.21" calcext:value-type="float">
            <text:p>93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9.07" calcext:value-type="float">
            <text:p>89.07</text:p>
          </table:table-cell>
          <table:table-cell office:value-type="float" office:value="85.78" calcext:value-type="float">
            <text:p>85.78</text:p>
          </table:table-cell>
          <table:table-cell office:value-type="float" office:value="87.47" calcext:value-type="float">
            <text:p>87.47</text:p>
          </table:table-cell>
          <table:table-cell office:value-type="float" office:value="90.09" calcext:value-type="float">
            <text:p>90.0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94" calcext:value-type="float">
            <text:p>87.94</text:p>
          </table:table-cell>
          <table:table-cell office:value-type="float" office:value="89.66" calcext:value-type="float">
            <text:p>89.6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9" calcext:value-type="float">
            <text:p>86.19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88.68" calcext:value-type="float">
            <text:p>88.68</text:p>
          </table:table-cell>
          <table:table-cell office:value-type="float" office:value="89.2" calcext:value-type="float">
            <text:p>89.2</text:p>
          </table:table-cell>
          <table:table-cell office:value-type="float" office:value="91.84" calcext:value-type="float">
            <text:p>91.8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5.8" calcext:value-type="float">
            <text:p>85.8</text:p>
          </table:table-cell>
          <table:table-cell office:value-type="float" office:value="84.92" calcext:value-type="float">
            <text:p>84.92</text:p>
          </table:table-cell>
          <table:table-cell office:value-type="float" office:value="87.46" calcext:value-type="float">
            <text:p>87.46</text:p>
          </table:table-cell>
          <table:table-cell office:value-type="float" office:value="87.16" calcext:value-type="float">
            <text:p>87.1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17" calcext:value-type="float">
            <text:p>84.17</text:p>
          </table:table-cell>
          <table:table-cell office:value-type="float" office:value="85.65" calcext:value-type="float">
            <text:p>85.65</text:p>
          </table:table-cell>
          <table:table-cell office:value-type="float" office:value="89.6" calcext:value-type="float">
            <text:p>89.6</text:p>
          </table:table-cell>
          <table:table-cell office:value-type="float" office:value="88.95" calcext:value-type="float">
            <text:p>88.9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38" calcext:value-type="float">
            <text:p>84.38</text:p>
          </table:table-cell>
          <table:table-cell office:value-type="float" office:value="86.18" calcext:value-type="float">
            <text:p>86.18</text:p>
          </table:table-cell>
          <table:table-cell office:value-type="float" office:value="88.47" calcext:value-type="float">
            <text:p>88.47</text:p>
          </table:table-cell>
          <table:table-cell office:value-type="float" office:value="85.4" calcext:value-type="float">
            <text:p>85.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6.56" calcext:value-type="float">
            <text:p>86.56</text:p>
          </table:table-cell>
          <table:table-cell office:value-type="float" office:value="85.79" calcext:value-type="float">
            <text:p>85.79</text:p>
          </table:table-cell>
          <table:table-cell office:value-type="float" office:value="88.85" calcext:value-type="float">
            <text:p>88.85</text:p>
          </table:table-cell>
          <table:table-cell office:value-type="float" office:value="87.42" calcext:value-type="float">
            <text:p>87.4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66" calcext:value-type="float">
            <text:p>87.66</text:p>
          </table:table-cell>
          <table:table-cell office:value-type="float" office:value="88.01" calcext:value-type="float">
            <text:p>88.01</text:p>
          </table:table-cell>
          <table:table-cell office:value-type="float" office:value="86.18" calcext:value-type="float">
            <text:p>86.18</text:p>
          </table:table-cell>
          <table:table-cell office:value-type="float" office:value="81.34" calcext:value-type="float">
            <text:p>81.34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11" calcext:value-type="float">
            <text:p>87.11</text:p>
          </table:table-cell>
          <table:table-cell office:value-type="float" office:value="85.45" calcext:value-type="float">
            <text:p>85.45</text:p>
          </table:table-cell>
          <table:table-cell office:value-type="float" office:value="90.81" calcext:value-type="float">
            <text:p>90.81</text:p>
          </table:table-cell>
          <table:table-cell office:value-type="float" office:value="88.24" calcext:value-type="float">
            <text:p>88.2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08" calcext:value-type="float">
            <text:p>89.08</text:p>
          </table:table-cell>
          <table:table-cell office:value-type="float" office:value="89.18" calcext:value-type="float">
            <text:p>89.18</text:p>
          </table:table-cell>
          <table:table-cell office:value-type="float" office:value="87.43" calcext:value-type="float">
            <text:p>87.43</text:p>
          </table:table-cell>
          <table:table-cell office:value-type="float" office:value="84.88" calcext:value-type="float">
            <text:p>84.88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8.89" calcext:value-type="float">
            <text:p>88.89</text:p>
          </table:table-cell>
          <table:table-cell office:value-type="float" office:value="88.43" calcext:value-type="float">
            <text:p>88.43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2" calcext:value-type="float">
            <text:p>85.72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05" calcext:value-type="float">
            <text:p>85.05</text:p>
          </table:table-cell>
          <table:table-cell office:value-type="float" office:value="86.12" calcext:value-type="float">
            <text:p>86.12</text:p>
          </table:table-cell>
          <table:table-cell office:value-type="float" office:value="84.14" calcext:value-type="float">
            <text:p>84.14</text:p>
          </table:table-cell>
          <table:table-cell office:value-type="float" office:value="88.07" calcext:value-type="float">
            <text:p>88.07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6.74" calcext:value-type="float">
            <text:p>86.74</text:p>
          </table:table-cell>
          <table:table-cell office:value-type="float" office:value="86.32" calcext:value-type="float">
            <text:p>86.32</text:p>
          </table:table-cell>
          <table:table-cell office:value-type="float" office:value="86.96" calcext:value-type="float">
            <text:p>86.96</text:p>
          </table:table-cell>
          <table:table-cell office:value-type="float" office:value="86.42" calcext:value-type="float">
            <text:p>86.42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2.66" calcext:value-type="float">
            <text:p>82.66</text:p>
          </table:table-cell>
          <table:table-cell office:value-type="float" office:value="89.06" calcext:value-type="float">
            <text:p>89.06</text:p>
          </table:table-cell>
          <table:table-cell office:value-type="float" office:value="87.42" calcext:value-type="float">
            <text:p>87.42</text:p>
          </table:table-cell>
          <table:table-cell office:value-type="float" office:value="88.25" calcext:value-type="float">
            <text:p>88.2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96" calcext:value-type="float">
            <text:p>86.96</text:p>
          </table:table-cell>
          <table:table-cell office:value-type="float" office:value="80" calcext:value-type="float">
            <text:p>80</text:p>
          </table:table-cell>
          <table:table-cell office:value-type="float" office:value="83.97" calcext:value-type="float">
            <text:p>83.97</text:p>
          </table:table-cell>
          <table:table-cell office:value-type="float" office:value="86.39" calcext:value-type="float">
            <text:p>86.3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.46" calcext:value-type="float">
            <text:p>87.46</text:p>
          </table:table-cell>
          <table:table-cell office:value-type="float" office:value="82.14" calcext:value-type="float">
            <text:p>82.14</text:p>
          </table:table-cell>
          <table:table-cell office:value-type="float" office:value="92.15" calcext:value-type="float">
            <text:p>92.15</text:p>
          </table:table-cell>
          <table:table-cell office:value-type="float" office:value="87.12" calcext:value-type="float">
            <text:p>87.12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7.54" calcext:value-type="float">
            <text:p>87.54</text:p>
          </table:table-cell>
          <table:table-cell office:value-type="float" office:value="85.75" calcext:value-type="float">
            <text:p>85.75</text:p>
          </table:table-cell>
          <table:table-cell office:value-type="float" office:value="88.65" calcext:value-type="float">
            <text:p>88.65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17" calcext:value-type="float">
            <text:p>88.17</text:p>
          </table:table-cell>
          <table:table-cell office:value-type="float" office:value="88.45" calcext:value-type="float">
            <text:p>88.45</text:p>
          </table:table-cell>
          <table:table-cell office:value-type="float" office:value="86.93" calcext:value-type="float">
            <text:p>86.93</text:p>
          </table:table-cell>
          <table:table-cell office:value-type="float" office:value="84.2" calcext:value-type="float">
            <text:p>84.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7.67" calcext:value-type="float">
            <text:p>87.67</text:p>
          </table:table-cell>
          <table:table-cell office:value-type="float" office:value="93.19" calcext:value-type="float">
            <text:p>93.19</text:p>
          </table:table-cell>
          <table:table-cell office:value-type="float" office:value="88.9" calcext:value-type="float">
            <text:p>88.9</text:p>
          </table:table-cell>
          <table:table-cell office:value-type="float" office:value="87.84" calcext:value-type="float">
            <text:p>87.8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77.15" calcext:value-type="float">
            <text:p>77.15</text:p>
          </table:table-cell>
          <table:table-cell office:value-type="float" office:value="88.41" calcext:value-type="float">
            <text:p>88.41</text:p>
          </table:table-cell>
          <table:table-cell office:value-type="float" office:value="87.77" calcext:value-type="float">
            <text:p>87.77</text:p>
          </table:table-cell>
          <table:table-cell office:value-type="float" office:value="87.63" calcext:value-type="float">
            <text:p>87.6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3.54" calcext:value-type="float">
            <text:p>83.54</text:p>
          </table:table-cell>
          <table:table-cell office:value-type="float" office:value="90.89" calcext:value-type="float">
            <text:p>90.89</text:p>
          </table:table-cell>
          <table:table-cell office:value-type="float" office:value="84.48" calcext:value-type="float">
            <text:p>84.4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72" calcext:value-type="float">
            <text:p>86.72</text:p>
          </table:table-cell>
          <table:table-cell office:value-type="float" office:value="87.11" calcext:value-type="float">
            <text:p>87.11</text:p>
          </table:table-cell>
          <table:table-cell office:value-type="float" office:value="91.45" calcext:value-type="float">
            <text:p>91.45</text:p>
          </table:table-cell>
          <table:table-cell office:value-type="float" office:value="86.4" calcext:value-type="float">
            <text:p>86.4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8.68" calcext:value-type="float">
            <text:p>88.68</text:p>
          </table:table-cell>
          <table:table-cell office:value-type="float" office:value="95.83" calcext:value-type="float">
            <text:p>95.83</text:p>
          </table:table-cell>
          <table:table-cell office:value-type="float" office:value="89.5" calcext:value-type="float">
            <text:p>89.5</text:p>
          </table:table-cell>
          <table:table-cell office:value-type="float" office:value="89.19" calcext:value-type="float">
            <text:p>89.19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68" calcext:value-type="float">
            <text:p>85.68</text:p>
          </table:table-cell>
          <table:table-cell office:value-type="float" office:value="85.81" calcext:value-type="float">
            <text:p>85.81</text:p>
          </table:table-cell>
          <table:table-cell office:value-type="float" office:value="89.95" calcext:value-type="float">
            <text:p>89.95</text:p>
          </table:table-cell>
          <table:table-cell office:value-type="float" office:value="87.7" calcext:value-type="float">
            <text:p>87.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39" calcext:value-type="float">
            <text:p>89.39</text:p>
          </table:table-cell>
          <table:table-cell office:value-type="float" office:value="91.66" calcext:value-type="float">
            <text:p>91.66</text:p>
          </table:table-cell>
          <table:table-cell office:value-type="float" office:value="87.42" calcext:value-type="float">
            <text:p>87.42</text:p>
          </table:table-cell>
          <table:table-cell office:value-type="float" office:value="88.45" calcext:value-type="float">
            <text:p>88.4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5.22" calcext:value-type="float">
            <text:p>85.22</text:p>
          </table:table-cell>
          <table:table-cell office:value-type="float" office:value="88.37" calcext:value-type="float">
            <text:p>88.37</text:p>
          </table:table-cell>
          <table:table-cell office:value-type="float" office:value="87.55" calcext:value-type="float">
            <text:p>87.55</text:p>
          </table:table-cell>
          <table:table-cell office:value-type="float" office:value="89.15" calcext:value-type="float">
            <text:p>89.15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71" calcext:value-type="float">
            <text:p>84.71</text:p>
          </table:table-cell>
          <table:table-cell office:value-type="float" office:value="84.18" calcext:value-type="float">
            <text:p>84.18</text:p>
          </table:table-cell>
          <table:table-cell office:value-type="float" office:value="86.74" calcext:value-type="float">
            <text:p>86.74</text:p>
          </table:table-cell>
          <table:table-cell office:value-type="float" office:value="86.46" calcext:value-type="float">
            <text:p>86.4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5.74" calcext:value-type="float">
            <text:p>85.74</text:p>
          </table:table-cell>
          <table:table-cell office:value-type="float" office:value="84.99" calcext:value-type="float">
            <text:p>84.99</text:p>
          </table:table-cell>
          <table:table-cell office:value-type="float" office:value="85.48" calcext:value-type="float">
            <text:p>85.48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0.37" calcext:value-type="float">
            <text:p>90.37</text:p>
          </table:table-cell>
          <table:table-cell office:value-type="float" office:value="79.77" calcext:value-type="float">
            <text:p>79.77</text:p>
          </table:table-cell>
          <table:table-cell office:value-type="float" office:value="82.72" calcext:value-type="float">
            <text:p>82.72</text:p>
          </table:table-cell>
          <table:table-cell office:value-type="float" office:value="85.81" calcext:value-type="float">
            <text:p>85.8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2.53" calcext:value-type="float">
            <text:p>72.53</text:p>
          </table:table-cell>
          <table:table-cell office:value-type="float" office:value="84.64" calcext:value-type="float">
            <text:p>84.64</text:p>
          </table:table-cell>
          <table:table-cell office:value-type="float" office:value="92.11" calcext:value-type="float">
            <text:p>92.11</text:p>
          </table:table-cell>
          <table:table-cell office:value-type="float" office:value="87.05" calcext:value-type="float">
            <text:p>87.0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8.33" calcext:value-type="float">
            <text:p>88.33</text:p>
          </table:table-cell>
          <table:table-cell office:value-type="float" office:value="89.24" calcext:value-type="float">
            <text:p>89.24</text:p>
          </table:table-cell>
          <table:table-cell office:value-type="float" office:value="93.01" calcext:value-type="float">
            <text:p>93.01</text:p>
          </table:table-cell>
          <table:table-cell office:value-type="float" office:value="89.39" calcext:value-type="float">
            <text:p>89.39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4.41" calcext:value-type="float">
            <text:p>84.41</text:p>
          </table:table-cell>
          <table:table-cell office:value-type="float" office:value="82.65" calcext:value-type="float">
            <text:p>82.65</text:p>
          </table:table-cell>
          <table:table-cell office:value-type="float" office:value="88.79" calcext:value-type="float">
            <text:p>88.79</text:p>
          </table:table-cell>
          <table:table-cell office:value-type="float" office:value="84.56" calcext:value-type="float">
            <text:p>84.5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54" calcext:value-type="float">
            <text:p>86.54</text:p>
          </table:table-cell>
          <table:table-cell office:value-type="float" office:value="87.38" calcext:value-type="float">
            <text:p>87.38</text:p>
          </table:table-cell>
          <table:table-cell office:value-type="float" office:value="92.09" calcext:value-type="float">
            <text:p>92.09</text:p>
          </table:table-cell>
          <table:table-cell office:value-type="float" office:value="85.74" calcext:value-type="float">
            <text:p>85.7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02" calcext:value-type="float">
            <text:p>87.02</text:p>
          </table:table-cell>
          <table:table-cell office:value-type="float" office:value="88.91" calcext:value-type="float">
            <text:p>88.91</text:p>
          </table:table-cell>
          <table:table-cell office:value-type="float" office:value="86.79" calcext:value-type="float">
            <text:p>86.79</text:p>
          </table:table-cell>
          <table:table-cell office:value-type="float" office:value="83.86" calcext:value-type="float">
            <text:p>83.86</text:p>
          </table:table-cell>
          <table:table-cell table:style-name="ce15"/>
          <table:table-cell table:style-name="ce20" table:number-columns-repeated="5"/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296.66" calcext:value-type="float">
            <text:p>296.66</text:p>
          </table:table-cell>
          <table:table-cell office:value-type="float" office:value="274.13" calcext:value-type="float">
            <text:p>274.13</text:p>
          </table:table-cell>
          <table:table-cell office:value-type="float" office:value="241.57" calcext:value-type="float">
            <text:p>241.5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293" calcext:value-type="float">
            <text:p>2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293.67" calcext:value-type="float">
            <text:p>293.67</text:p>
          </table:table-cell>
          <table:table-cell office:value-type="float" office:value="287.43" calcext:value-type="float">
            <text:p>287.43</text:p>
          </table:table-cell>
          <table:table-cell office:value-type="float" office:value="272.03" calcext:value-type="float">
            <text:p>272.0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299.3234" calcext:value-type="float">
            <text:p>299.3234</text:p>
          </table:table-cell>
          <table:table-cell table:style-name="ce22" table:formula="of:=AVERAGE([.B383:.B432])" office:value-type="float" office:value="293.822" calcext:value-type="float">
            <text:p>293.822</text:p>
          </table:table-cell>
          <table:table-cell table:style-name="ce18" table:formula="of:=AVERAGE([.C383:.C432])" office:value-type="float" office:value="277.6876" calcext:value-type="float">
            <text:p>277.6876</text:p>
          </table:table-cell>
          <table:table-cell table:style-name="ce22" table:formula="of:=AVERAGE([.D383:.D432])" office:value-type="float" office:value="270.732" calcext:value-type="float">
            <text:p>270.732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83:.K432])" office:value-type="float" office:value="260.46" calcext:value-type="float">
            <text:p>260.46</text:p>
          </table:table-cell>
          <table:table-cell table:style-name="ce22" table:formula="of:=AVERAGE([.L383:.L432])" office:value-type="float" office:value="158.84" calcext:value-type="float">
            <text:p>158.84</text:p>
          </table:table-cell>
          <table:table-cell table:style-name="ce18" table:formula="of:=AVERAGE([.M383:.M432])" office:value-type="float" office:value="161.68" calcext:value-type="float">
            <text:p>161.68</text:p>
          </table:table-cell>
          <table:table-cell table:style-name="ce22" table:formula="of:=AVERAGE([.N383:.N432])" office:value-type="float" office:value="233.68" calcext:value-type="float">
            <text:p>233.68</text:p>
          </table:table-cell>
          <table:table-cell table:number-columns-repeated="11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301.7" calcext:value-type="float">
            <text:p>301.7</text:p>
          </table:table-cell>
          <table:table-cell office:value-type="float" office:value="279.07" calcext:value-type="float">
            <text:p>279.07</text:p>
          </table:table-cell>
          <table:table-cell office:value-type="float" office:value="276.1" calcext:value-type="float">
            <text:p>276.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33.0934433061225" calcext:value-type="float">
            <text:p>33.0934433061</text:p>
          </table:table-cell>
          <table:table-cell table:style-name="ce21" table:formula="of:=VAR([.B383:.B432])" office:value-type="float" office:value="81.5106857142857" calcext:value-type="float">
            <text:p>81.5106857143</text:p>
          </table:table-cell>
          <table:table-cell table:style-name="Default" table:formula="of:=VAR([.C383:.C432])" office:value-type="float" office:value="74.7967737142857" calcext:value-type="float">
            <text:p>74.7967737143</text:p>
          </table:table-cell>
          <table:table-cell table:style-name="ce21" table:formula="of:=VAR([.D383:.D432])" office:value-type="float" office:value="334.468371428572" calcext:value-type="float">
            <text:p>334.4683714286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237" calcext:value-type="float">
            <text:p>2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83:.K432])" office:value-type="float" office:value="889.069795918368" calcext:value-type="float">
            <text:p>889.0697959184</text:p>
          </table:table-cell>
          <table:table-cell table:style-name="ce21" table:formula="of:=VAR([.L383:.L432])" office:value-type="float" office:value="2453.32081632653" calcext:value-type="float">
            <text:p>2453.3208163265</text:p>
          </table:table-cell>
          <table:table-cell table:style-name="Default" table:formula="of:=VAR([.M383:.M432])" office:value-type="float" office:value="1030.95673469388" calcext:value-type="float">
            <text:p>1030.9567346939</text:p>
          </table:table-cell>
          <table:table-cell table:style-name="ce21" table:formula="of:=VAR([.N383:.N432])" office:value-type="float" office:value="9096.46693877551" calcext:value-type="float">
            <text:p>9096.4669387755</text:p>
          </table:table-cell>
          <table:table-cell table:number-columns-repeated="11"/>
        </table:table-row>
        <table:table-row table:style-name="ro4">
          <table:table-cell office:value-type="float" office:value="295.29" calcext:value-type="float">
            <text:p>295.29</text:p>
          </table:table-cell>
          <table:table-cell office:value-type="float" office:value="304.09" calcext:value-type="float">
            <text:p>304.09</text:p>
          </table:table-cell>
          <table:table-cell office:value-type="float" office:value="283.27" calcext:value-type="float">
            <text:p>283.27</text:p>
          </table:table-cell>
          <table:table-cell office:value-type="float" office:value="274.44" calcext:value-type="float">
            <text:p>274.4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0.813553234965266" calcext:value-type="float">
            <text:p>0.813553235</text:p>
          </table:table-cell>
          <table:table-cell table:style-name="ce21" table:formula="of:=SQRT([.G385]/[.G383])" office:value-type="float" office:value="1.27679822771091" calcext:value-type="float">
            <text:p>1.2767982277</text:p>
          </table:table-cell>
          <table:table-cell table:style-name="Default" table:formula="of:=SQRT([.H385]/[.H383])" office:value-type="float" office:value="1.22308441012291" calcext:value-type="float">
            <text:p>1.2230844101</text:p>
          </table:table-cell>
          <table:table-cell table:style-name="ce21" table:formula="of:=SQRT([.I385]/[.I383])" office:value-type="float" office:value="2.5863811452629" calcext:value-type="float">
            <text:p>2.5863811453</text:p>
          </table:table-cell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85]/[.P383])" office:value-type="float" office:value="4.21679925042293" calcext:value-type="float">
            <text:p>4.2167992504</text:p>
          </table:table-cell>
          <table:table-cell table:style-name="ce21" table:formula="of:=SQRT([.Q385]/[.Q383])" office:value-type="float" office:value="7.00474241685807" calcext:value-type="float">
            <text:p>7.0047424169</text:p>
          </table:table-cell>
          <table:table-cell table:style-name="Default" table:formula="of:=SQRT([.R385]/[.R383])" office:value-type="float" office:value="4.54082973627921" calcext:value-type="float">
            <text:p>4.5408297363</text:p>
          </table:table-cell>
          <table:table-cell table:style-name="ce21" table:formula="of:=SQRT([.S385]/[.S383])" office:value-type="float" office:value="13.4881184297703" calcext:value-type="float">
            <text:p>13.4881184298</text:p>
          </table:table-cell>
          <table:table-cell table:number-columns-repeated="11"/>
        </table:table-row>
        <table:table-row table:style-name="ro4">
          <table:table-cell office:value-type="float" office:value="306.02" calcext:value-type="float">
            <text:p>306.02</text:p>
          </table:table-cell>
          <table:table-cell office:value-type="float" office:value="299.53" calcext:value-type="float">
            <text:p>299.53</text:p>
          </table:table-cell>
          <table:table-cell office:value-type="float" office:value="265.93" calcext:value-type="float">
            <text:p>265.93</text:p>
          </table:table-cell>
          <table:table-cell office:value-type="float" office:value="248.7" calcext:value-type="float">
            <text:p>248.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4.38" calcext:value-type="float">
            <text:p>304.38</text:p>
          </table:table-cell>
          <table:table-cell office:value-type="float" office:value="298.6" calcext:value-type="float">
            <text:p>298.6</text:p>
          </table:table-cell>
          <table:table-cell office:value-type="float" office:value="269.21" calcext:value-type="float">
            <text:p>269.21</text:p>
          </table:table-cell>
          <table:table-cell office:value-type="float" office:value="269.89" calcext:value-type="float">
            <text:p>269.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98.32" calcext:value-type="float">
            <text:p>298.32</text:p>
          </table:table-cell>
          <table:table-cell office:value-type="float" office:value="273.58" calcext:value-type="float">
            <text:p>273.58</text:p>
          </table:table-cell>
          <table:table-cell office:value-type="float" office:value="281.69" calcext:value-type="float">
            <text:p>281.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1.63489643507258" calcext:value-type="float">
            <text:p>1.6348964351</text:p>
          </table:table-cell>
          <table:table-cell table:style-name="ce22" table:formula="of:=([.G388]*[.G386])" office:value-type="float" office:value="2.56582210121834" calcext:value-type="float">
            <text:p>2.5658221012</text:p>
          </table:table-cell>
          <table:table-cell table:style-name="ce18" table:formula="of:=([.H388]*[.H386])" office:value-type="float" office:value="2.45788014350183" calcext:value-type="float">
            <text:p>2.4578801435</text:p>
          </table:table-cell>
          <table:table-cell table:style-name="ce22" table:formula="of:=([.I388]*[.I386])" office:value-type="float" office:value="5.19752750329828" calcext:value-type="float">
            <text:p>5.1975275033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256" calcext:value-type="float">
            <text:p>25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88]*[.P386])" office:value-type="float" office:value="8.47397535359505" calcext:value-type="float">
            <text:p>8.4739753536</text:p>
          </table:table-cell>
          <table:table-cell table:style-name="ce22" table:formula="of:=([.Q388]*[.Q386])" office:value-type="float" office:value="14.0765569033868" calcext:value-type="float">
            <text:p>14.0765569034</text:p>
          </table:table-cell>
          <table:table-cell table:style-name="ce18" table:formula="of:=([.R388]*[.R386])" office:value-type="float" office:value="9.1251389940468" calcext:value-type="float">
            <text:p>9.125138994</text:p>
          </table:table-cell>
          <table:table-cell table:style-name="ce22" table:formula="of:=([.S388]*[.S386])" office:value-type="float" office:value="27.105388791933" calcext:value-type="float">
            <text:p>27.1053887919</text:p>
          </table:table-cell>
          <table:table-cell table:number-columns-repeated="11"/>
        </table:table-row>
        <table:table-row table:style-name="ro4">
          <table:table-cell office:value-type="float" office:value="301.79" calcext:value-type="float">
            <text:p>301.79</text:p>
          </table:table-cell>
          <table:table-cell office:value-type="float" office:value="294.21" calcext:value-type="float">
            <text:p>294.21</text:p>
          </table:table-cell>
          <table:table-cell office:value-type="float" office:value="269.81" calcext:value-type="float">
            <text:p>269.81</text:p>
          </table:table-cell>
          <table:table-cell office:value-type="float" office:value="256.62" calcext:value-type="float">
            <text:p>256.62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546197335414667" calcext:value-type="percentage">
            <text:p>0.55%</text:p>
          </table:table-cell>
          <table:table-cell table:formula="of:=[.G389]/[.G384]" office:value-type="percentage" office:value="0.00873257312664926" calcext:value-type="percentage">
            <text:p>0.87%</text:p>
          </table:table-cell>
          <table:table-cell table:formula="of:=[.H389]/[.H384]" office:value-type="percentage" office:value="0.0088512419838042" calcext:value-type="percentage">
            <text:p>0.89%</text:p>
          </table:table-cell>
          <table:table-cell table:formula="of:=[.I389]/[.I384]" office:value-type="percentage" office:value="0.0191980538070796" calcext:value-type="percentage">
            <text:p>1.92%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25346515917801" calcext:value-type="percentage">
            <text:p>3.25%</text:p>
          </table:table-cell>
          <table:table-cell table:formula="of:=[.Q389]/[.Q384]" office:value-type="percentage" office:value="0.088620982771259" calcext:value-type="percentage">
            <text:p>8.86%</text:p>
          </table:table-cell>
          <table:table-cell table:formula="of:=[.R389]/[.R384]" office:value-type="percentage" office:value="0.0564395039216155" calcext:value-type="percentage">
            <text:p>5.64%</text:p>
          </table:table-cell>
          <table:table-cell table:formula="of:=[.S389]/[.S384]" office:value-type="percentage" office:value="0.115993618589237" calcext:value-type="percentage">
            <text:p>11.60%</text:p>
          </table:table-cell>
          <table:table-cell table:number-columns-repeated="11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300.09" calcext:value-type="float">
            <text:p>300.09</text:p>
          </table:table-cell>
          <table:table-cell office:value-type="float" office:value="285.88" calcext:value-type="float">
            <text:p>285.88</text:p>
          </table:table-cell>
          <table:table-cell office:value-type="float" office:value="271.19" calcext:value-type="float">
            <text:p>271.1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4">
          <table:table-cell office:value-type="float" office:value="298.51" calcext:value-type="float">
            <text:p>298.51</text:p>
          </table:table-cell>
          <table:table-cell office:value-type="float" office:value="294.57" calcext:value-type="float">
            <text:p>294.5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62.15" calcext:value-type="float">
            <text:p>262.15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-0.018379451790271" calcext:value-type="percentage">
            <text:p>-01.84%</text:p>
          </table:table-cell>
          <table:table-cell table:style-name="ce23" table:formula="of:=([.H384]-[.F384])/[.F384]" office:value-type="percentage" office:value="-0.072282354136028" calcext:value-type="percentage">
            <text:p>-07.23%</text:p>
          </table:table-cell>
          <table:table-cell table:style-name="ce23" table:formula="of:=([.I384]-[.F384])/[.F384]" office:value-type="percentage" office:value="-0.0955200963239089" calcext:value-type="percentage">
            <text:p>-09.55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39015587806189" calcext:value-type="percentage">
            <text:p>-39.02%</text:p>
          </table:table-cell>
          <table:table-cell table:style-name="ce29" table:formula="of:=([.R384]-[.P384])/[.P384]" office:value-type="percentage" office:value="-0.379252092451816" calcext:value-type="percentage">
            <text:p>-37.93%</text:p>
          </table:table-cell>
          <table:table-cell table:style-name="ce29" table:formula="of:=([.S384]-[.P384])/[.P384]" office:value-type="percentage" office:value="-0.102818091069646" calcext:value-type="percentage">
            <text:p>-10.28%</text:p>
          </table:table-cell>
          <table:table-cell table:number-columns-repeated="11"/>
        </table:table-row>
        <table:table-row table:style-name="ro4">
          <table:table-cell office:value-type="float" office:value="297.21" calcext:value-type="float">
            <text:p>297.21</text:p>
          </table:table-cell>
          <table:table-cell office:value-type="float" office:value="307.2" calcext:value-type="float">
            <text:p>307.2</text:p>
          </table:table-cell>
          <table:table-cell office:value-type="float" office:value="272.65" calcext:value-type="float">
            <text:p>272.65</text:p>
          </table:table-cell>
          <table:table-cell office:value-type="float" office:value="282.77" calcext:value-type="float">
            <text:p>282.77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4">
          <table:table-cell office:value-type="float" office:value="295.11" calcext:value-type="float">
            <text:p>295.11</text:p>
          </table:table-cell>
          <table:table-cell office:value-type="float" office:value="294.48" calcext:value-type="float">
            <text:p>294.48</text:p>
          </table:table-cell>
          <table:table-cell office:value-type="float" office:value="274.6" calcext:value-type="float">
            <text:p>274.6</text:p>
          </table:table-cell>
          <table:table-cell office:value-type="float" office:value="298.6" calcext:value-type="float">
            <text:p>298.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309.48" calcext:value-type="float">
            <text:p>309.48</text:p>
          </table:table-cell>
          <table:table-cell office:value-type="float" office:value="298.14" calcext:value-type="float">
            <text:p>298.14</text:p>
          </table:table-cell>
          <table:table-cell office:value-type="float" office:value="272.11" calcext:value-type="float">
            <text:p>272.11</text:p>
          </table:table-cell>
          <table:table-cell office:value-type="float" office:value="281.2" calcext:value-type="float">
            <text:p>281.2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286.14" calcext:value-type="float">
            <text:p>286.14</text:p>
          </table:table-cell>
          <table:table-cell office:value-type="float" office:value="289.68" calcext:value-type="float">
            <text:p>289.68</text:p>
          </table:table-cell>
          <table:table-cell office:value-type="float" office:value="272.88" calcext:value-type="float">
            <text:p>272.88</text:p>
          </table:table-cell>
          <table:table-cell office:value-type="float" office:value="287.51" calcext:value-type="float">
            <text:p>287.5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5.93" calcext:value-type="float">
            <text:p>295.93</text:p>
          </table:table-cell>
          <table:table-cell office:value-type="float" office:value="278.91" calcext:value-type="float">
            <text:p>278.91</text:p>
          </table:table-cell>
          <table:table-cell office:value-type="float" office:value="201.55" calcext:value-type="float">
            <text:p>201.5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606" calcext:value-type="float">
            <text:p>606</text:p>
          </table:table-cell>
          <table:table-cell table:number-columns-repeated="16"/>
        </table:table-row>
        <table:table-row table:style-name="ro4">
          <table:table-cell office:value-type="float" office:value="302.84" calcext:value-type="float">
            <text:p>302.84</text:p>
          </table:table-cell>
          <table:table-cell office:value-type="float" office:value="295.11" calcext:value-type="float">
            <text:p>295.11</text:p>
          </table:table-cell>
          <table:table-cell office:value-type="float" office:value="290.47" calcext:value-type="float">
            <text:p>290.47</text:p>
          </table:table-cell>
          <table:table-cell office:value-type="float" office:value="286.23" calcext:value-type="float">
            <text:p>286.23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4.57" calcext:value-type="float">
            <text:p>304.57</text:p>
          </table:table-cell>
          <table:table-cell office:value-type="float" office:value="291.09" calcext:value-type="float">
            <text:p>291.09</text:p>
          </table:table-cell>
          <table:table-cell office:value-type="float" office:value="272.19" calcext:value-type="float">
            <text:p>272.1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92.24" calcext:value-type="float">
            <text:p>292.24</text:p>
          </table:table-cell>
          <table:table-cell office:value-type="float" office:value="278.42" calcext:value-type="float">
            <text:p>278.42</text:p>
          </table:table-cell>
          <table:table-cell office:value-type="float" office:value="280.54" calcext:value-type="float">
            <text:p>280.54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294.39" calcext:value-type="float">
            <text:p>294.39</text:p>
          </table:table-cell>
          <table:table-cell office:value-type="float" office:value="279.39" calcext:value-type="float">
            <text:p>279.39</text:p>
          </table:table-cell>
          <table:table-cell office:value-type="float" office:value="256.2" calcext:value-type="float">
            <text:p>256.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295.38" calcext:value-type="float">
            <text:p>295.38</text:p>
          </table:table-cell>
          <table:table-cell office:value-type="float" office:value="278.58" calcext:value-type="float">
            <text:p>278.58</text:p>
          </table:table-cell>
          <table:table-cell office:value-type="float" office:value="284.02" calcext:value-type="float">
            <text:p>284.0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4">
          <table:table-cell office:value-type="float" office:value="315.79" calcext:value-type="float">
            <text:p>315.79</text:p>
          </table:table-cell>
          <table:table-cell office:value-type="float" office:value="296.57" calcext:value-type="float">
            <text:p>296.57</text:p>
          </table:table-cell>
          <table:table-cell office:value-type="float" office:value="280.37" calcext:value-type="float">
            <text:p>280.37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300.75" calcext:value-type="float">
            <text:p>300.75</text:p>
          </table:table-cell>
          <table:table-cell office:value-type="float" office:value="291.53" calcext:value-type="float">
            <text:p>291.53</text:p>
          </table:table-cell>
          <table:table-cell office:value-type="float" office:value="264.24" calcext:value-type="float">
            <text:p>264.24</text:p>
          </table:table-cell>
          <table:table-cell office:value-type="float" office:value="270.8" calcext:value-type="float">
            <text:p>270.8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00.94" calcext:value-type="float">
            <text:p>300.94</text:p>
          </table:table-cell>
          <table:table-cell office:value-type="float" office:value="282.6" calcext:value-type="float">
            <text:p>282.6</text:p>
          </table:table-cell>
          <table:table-cell office:value-type="float" office:value="286.4" calcext:value-type="float">
            <text:p>286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285.12" calcext:value-type="float">
            <text:p>285.12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97" calcext:value-type="float">
            <text:p>264.97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2.95" calcext:value-type="float">
            <text:p>292.95</text:p>
          </table:table-cell>
          <table:table-cell office:value-type="float" office:value="269.06" calcext:value-type="float">
            <text:p>269.06</text:p>
          </table:table-cell>
          <table:table-cell office:value-type="float" office:value="286.74" calcext:value-type="float">
            <text:p>286.7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292.15" calcext:value-type="float">
            <text:p>292.15</text:p>
          </table:table-cell>
          <table:table-cell office:value-type="float" office:value="290.38" calcext:value-type="float">
            <text:p>290.38</text:p>
          </table:table-cell>
          <table:table-cell office:value-type="float" office:value="290.47" calcext:value-type="float">
            <text:p>290.47</text:p>
          </table:table-cell>
          <table:table-cell office:value-type="float" office:value="275.23" calcext:value-type="float">
            <text:p>275.23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305.64" calcext:value-type="float">
            <text:p>305.64</text:p>
          </table:table-cell>
          <table:table-cell office:value-type="float" office:value="299.25" calcext:value-type="float">
            <text:p>299.25</text:p>
          </table:table-cell>
          <table:table-cell office:value-type="float" office:value="279.72" calcext:value-type="float">
            <text:p>279.72</text:p>
          </table:table-cell>
          <table:table-cell office:value-type="float" office:value="264.46" calcext:value-type="float">
            <text:p>264.46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7.31" calcext:value-type="float">
            <text:p>297.31</text:p>
          </table:table-cell>
          <table:table-cell office:value-type="float" office:value="279.56" calcext:value-type="float">
            <text:p>279.56</text:p>
          </table:table-cell>
          <table:table-cell office:value-type="float" office:value="272.03" calcext:value-type="float">
            <text:p>272.0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45" calcext:value-type="float">
            <text:p>145</text:p>
          </table:table-cell>
          <table:table-cell office:value-type="float" office:value="204" calcext:value-type="float">
            <text:p>204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96.94" calcext:value-type="float">
            <text:p>296.94</text:p>
          </table:table-cell>
          <table:table-cell office:value-type="float" office:value="278.26" calcext:value-type="float">
            <text:p>278.26</text:p>
          </table:table-cell>
          <table:table-cell office:value-type="float" office:value="269.89" calcext:value-type="float">
            <text:p>269.8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299.72" calcext:value-type="float">
            <text:p>299.72</text:p>
          </table:table-cell>
          <table:table-cell office:value-type="float" office:value="291.09" calcext:value-type="float">
            <text:p>291.09</text:p>
          </table:table-cell>
          <table:table-cell office:value-type="float" office:value="270.04" calcext:value-type="float">
            <text:p>270.04</text:p>
          </table:table-cell>
          <table:table-cell office:value-type="float" office:value="265.56" calcext:value-type="float">
            <text:p>265.5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0.38" calcext:value-type="float">
            <text:p>290.38</text:p>
          </table:table-cell>
          <table:table-cell office:value-type="float" office:value="291.17" calcext:value-type="float">
            <text:p>291.17</text:p>
          </table:table-cell>
          <table:table-cell office:value-type="float" office:value="210.8" calcext:value-type="float">
            <text:p>210.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638" calcext:value-type="float">
            <text:p>638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2.68" calcext:value-type="float">
            <text:p>292.68</text:p>
          </table:table-cell>
          <table:table-cell office:value-type="float" office:value="284.95" calcext:value-type="float">
            <text:p>284.95</text:p>
          </table:table-cell>
          <table:table-cell office:value-type="float" office:value="282.85" calcext:value-type="float">
            <text:p>282.85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4">
          <table:table-cell office:value-type="float" office:value="297.31" calcext:value-type="float">
            <text:p>297.31</text:p>
          </table:table-cell>
          <table:table-cell office:value-type="float" office:value="294.39" calcext:value-type="float">
            <text:p>294.39</text:p>
          </table:table-cell>
          <table:table-cell office:value-type="float" office:value="276.42" calcext:value-type="float">
            <text:p>276.42</text:p>
          </table:table-cell>
          <table:table-cell office:value-type="float" office:value="279.48" calcext:value-type="float">
            <text:p>279.4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4">
          <table:table-cell office:value-type="float" office:value="293.4" calcext:value-type="float">
            <text:p>293.4</text:p>
          </table:table-cell>
          <table:table-cell office:value-type="float" office:value="294.93" calcext:value-type="float">
            <text:p>294.93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2.42" calcext:value-type="float">
            <text:p>242.4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304.47" calcext:value-type="float">
            <text:p>304.47</text:p>
          </table:table-cell>
          <table:table-cell office:value-type="float" office:value="291.62" calcext:value-type="float">
            <text:p>291.62</text:p>
          </table:table-cell>
          <table:table-cell office:value-type="float" office:value="274.05" calcext:value-type="float">
            <text:p>274.05</text:p>
          </table:table-cell>
          <table:table-cell office:value-type="float" office:value="300.85" calcext:value-type="float">
            <text:p>300.8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99.72" calcext:value-type="float">
            <text:p>299.72</text:p>
          </table:table-cell>
          <table:table-cell office:value-type="float" office:value="279.48" calcext:value-type="float">
            <text:p>279.48</text:p>
          </table:table-cell>
          <table:table-cell office:value-type="float" office:value="278.1" calcext:value-type="float">
            <text:p>278.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298.97" calcext:value-type="float">
            <text:p>298.97</text:p>
          </table:table-cell>
          <table:table-cell office:value-type="float" office:value="278.75" calcext:value-type="float">
            <text:p>278.75</text:p>
          </table:table-cell>
          <table:table-cell office:value-type="float" office:value="275.62" calcext:value-type="float">
            <text:p>275.62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313.11" calcext:value-type="float">
            <text:p>313.11</text:p>
          </table:table-cell>
          <table:table-cell office:value-type="float" office:value="291.26" calcext:value-type="float">
            <text:p>291.26</text:p>
          </table:table-cell>
          <table:table-cell office:value-type="float" office:value="302.65" calcext:value-type="float">
            <text:p>302.65</text:p>
          </table:table-cell>
          <table:table-cell office:value-type="float" office:value="269.36" calcext:value-type="float">
            <text:p>269.3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4">
          <table:table-cell office:value-type="float" office:value="297.95" calcext:value-type="float">
            <text:p>297.95</text:p>
          </table:table-cell>
          <table:table-cell office:value-type="float" office:value="291.79" calcext:value-type="float">
            <text:p>291.79</text:p>
          </table:table-cell>
          <table:table-cell office:value-type="float" office:value="279.23" calcext:value-type="float">
            <text:p>279.23</text:p>
          </table:table-cell>
          <table:table-cell office:value-type="float" office:value="266.08" calcext:value-type="float">
            <text:p>266.0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274.44" calcext:value-type="float">
            <text:p>274.44</text:p>
          </table:table-cell>
          <table:table-cell office:value-type="float" office:value="274.68" calcext:value-type="float">
            <text:p>274.68</text:p>
          </table:table-cell>
          <table:table-cell office:value-type="float" office:value="274.99" calcext:value-type="float">
            <text:p>274.9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03" calcext:value-type="float">
            <text:p>303</text:p>
          </table:table-cell>
          <table:table-cell office:value-type="float" office:value="111" calcext:value-type="float">
            <text:p>111</text:p>
          </table:table-cell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4">
          <table:table-cell office:value-type="float" office:value="303.99" calcext:value-type="float">
            <text:p>303.99</text:p>
          </table:table-cell>
          <table:table-cell office:value-type="float" office:value="295.84" calcext:value-type="float">
            <text:p>295.84</text:p>
          </table:table-cell>
          <table:table-cell office:value-type="float" office:value="250.46" calcext:value-type="float">
            <text:p>250.46</text:p>
          </table:table-cell>
          <table:table-cell office:value-type="float" office:value="283.69" calcext:value-type="float">
            <text:p>283.69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269" calcext:value-type="float">
            <text:p>269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257.65" calcext:value-type="float">
            <text:p>257.65</text:p>
          </table:table-cell>
          <table:table-cell office:value-type="float" office:value="281.2" calcext:value-type="float">
            <text:p>281.2</text:p>
          </table:table-cell>
          <table:table-cell office:value-type="float" office:value="273.27" calcext:value-type="float">
            <text:p>273.27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295.75" calcext:value-type="float">
            <text:p>295.75</text:p>
          </table:table-cell>
          <table:table-cell office:value-type="float" office:value="299.63" calcext:value-type="float">
            <text:p>299.63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3.16" calcext:value-type="float">
            <text:p>263.16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1.79" calcext:value-type="float">
            <text:p>301.79</text:p>
          </table:table-cell>
          <table:table-cell office:value-type="float" office:value="281.11" calcext:value-type="float">
            <text:p>281.11</text:p>
          </table:table-cell>
          <table:table-cell office:value-type="float" office:value="279.8" calcext:value-type="float">
            <text:p>279.8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4.57" calcext:value-type="float">
            <text:p>294.57</text:p>
          </table:table-cell>
          <table:table-cell office:value-type="float" office:value="279.39" calcext:value-type="float">
            <text:p>279.39</text:p>
          </table:table-cell>
          <table:table-cell office:value-type="float" office:value="275.47" calcext:value-type="float">
            <text:p>275.4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300.09" calcext:value-type="float">
            <text:p>300.09</text:p>
          </table:table-cell>
          <table:table-cell office:value-type="float" office:value="289.77" calcext:value-type="float">
            <text:p>289.77</text:p>
          </table:table-cell>
          <table:table-cell office:value-type="float" office:value="276.42" calcext:value-type="float">
            <text:p>276.42</text:p>
          </table:table-cell>
          <table:table-cell office:value-type="float" office:value="292.59" calcext:value-type="float">
            <text:p>292.59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297.4" calcext:value-type="float">
            <text:p>297.4</text:p>
          </table:table-cell>
          <table:table-cell office:value-type="float" office:value="268.61" calcext:value-type="float">
            <text:p>268.61</text:p>
          </table:table-cell>
          <table:table-cell office:value-type="float" office:value="287.6" calcext:value-type="float">
            <text:p>287.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3.13" calcext:value-type="float">
            <text:p>293.13</text:p>
          </table:table-cell>
          <table:table-cell office:value-type="float" office:value="294.3" calcext:value-type="float">
            <text:p>294.3</text:p>
          </table:table-cell>
          <table:table-cell office:value-type="float" office:value="278.02" calcext:value-type="float">
            <text:p>278.02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301.98" calcext:value-type="float">
            <text:p>301.98</text:p>
          </table:table-cell>
          <table:table-cell office:value-type="float" office:value="291.88" calcext:value-type="float">
            <text:p>291.88</text:p>
          </table:table-cell>
          <table:table-cell office:value-type="float" office:value="275.39" calcext:value-type="float">
            <text:p>275.39</text:p>
          </table:table-cell>
          <table:table-cell office:value-type="float" office:value="260.52" calcext:value-type="float">
            <text:p>260.5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35" calcext:value-type="float">
            <text:p>135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93.58" calcext:value-type="float">
            <text:p>293.58</text:p>
          </table:table-cell>
          <table:table-cell office:value-type="float" office:value="258.62" calcext:value-type="float">
            <text:p>258.62</text:p>
          </table:table-cell>
          <table:table-cell office:value-type="float" office:value="276.42" calcext:value-type="float">
            <text:p>276.42</text:p>
          </table:table-cell>
          <table:table-cell office:value-type="float" office:value="255.32" calcext:value-type="float">
            <text:p>255.32</text:p>
          </table:table-cell>
          <table:table-cell table:style-name="ce15"/>
          <table:table-cell table:style-name="ce20" table:number-columns-repeated="5"/>
          <table:table-cell office:value-type="float" office:value="221" calcext:value-type="float">
            <text:p>221</text:p>
          </table:table-cell>
          <table:table-cell office:value-type="float" office:value="409" calcext:value-type="float">
            <text:p>409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62" calcext:value-type="float">
            <text:p>31.62</text:p>
          </table:table-cell>
          <table:table-cell office:value-type="float" office:value="26.08" calcext:value-type="float">
            <text:p>26.08</text:p>
          </table:table-cell>
          <table:table-cell office:value-type="float" office:value="26.21" calcext:value-type="float">
            <text:p>26.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46" calcext:value-type="float">
            <text:p>31.46</text:p>
          </table:table-cell>
          <table:table-cell office:value-type="float" office:value="31.5" calcext:value-type="float">
            <text:p>31.5</text:p>
          </table:table-cell>
          <table:table-cell office:value-type="float" office:value="31.49" calcext:value-type="float">
            <text:p>31.4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30.5432" calcext:value-type="float">
            <text:p>30.5432</text:p>
          </table:table-cell>
          <table:table-cell table:style-name="ce22" table:formula="of:=AVERAGE([.B437:.B486])" office:value-type="float" office:value="29.62" calcext:value-type="float">
            <text:p>29.62</text:p>
          </table:table-cell>
          <table:table-cell table:style-name="ce18" table:formula="of:=AVERAGE([.C437:.C486])" office:value-type="float" office:value="29.066" calcext:value-type="float">
            <text:p>29.066</text:p>
          </table:table-cell>
          <table:table-cell table:style-name="ce22" table:formula="of:=AVERAGE([.D437:.D486])" office:value-type="float" office:value="28.9394" calcext:value-type="float">
            <text:p>28.9394</text:p>
          </table:table-cell>
          <table:table-cell table:style-name="ce18"/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37:.K486])" office:value-type="float" office:value="260.3" calcext:value-type="float">
            <text:p>260.3</text:p>
          </table:table-cell>
          <table:table-cell table:style-name="ce22" table:formula="of:=AVERAGE([.L437:.L486])" office:value-type="float" office:value="106.1" calcext:value-type="float">
            <text:p>106.1</text:p>
          </table:table-cell>
          <table:table-cell table:style-name="ce18" table:formula="of:=AVERAGE([.M437:.M486])" office:value-type="float" office:value="56.3" calcext:value-type="float">
            <text:p>56.3</text:p>
          </table:table-cell>
          <table:table-cell table:style-name="ce22" table:formula="of:=AVERAGE([.N437:.N486])" office:value-type="float" office:value="103.285714285714" calcext:value-type="float">
            <text:p>103.2857142857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54" calcext:value-type="float">
            <text:p>31.54</text:p>
          </table:table-cell>
          <table:table-cell office:value-type="float" office:value="27.27" calcext:value-type="float">
            <text:p>27.27</text:p>
          </table:table-cell>
          <table:table-cell office:value-type="float" office:value="31.4" calcext:value-type="float">
            <text:p>31.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2.8399813877551" calcext:value-type="float">
            <text:p>2.8399813878</text:p>
          </table:table-cell>
          <table:table-cell table:style-name="ce21" table:formula="of:=VAR([.B437:.B486])" office:value-type="float" office:value="17.0567551020408" calcext:value-type="float">
            <text:p>17.056755102</text:p>
          </table:table-cell>
          <table:table-cell table:style-name="Default" table:formula="of:=VAR([.C437:.C486])" office:value-type="float" office:value="7.23019591836735" calcext:value-type="float">
            <text:p>7.2301959184</text:p>
          </table:table-cell>
          <table:table-cell table:style-name="ce21" table:formula="of:=VAR([.D437:.D486])" office:value-type="float" office:value="7.48531595918367" calcext:value-type="float">
            <text:p>7.4853159592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37:.K486])" office:value-type="float" office:value="1581.19387755102" calcext:value-type="float">
            <text:p>1581.193877551</text:p>
          </table:table-cell>
          <table:table-cell table:style-name="ce21" table:formula="of:=VAR([.L437:.L486])" office:value-type="float" office:value="182.581632653061" calcext:value-type="float">
            <text:p>182.5816326531</text:p>
          </table:table-cell>
          <table:table-cell table:style-name="Default" table:formula="of:=VAR([.M437:.M486])" office:value-type="float" office:value="144.132653061224" calcext:value-type="float">
            <text:p>144.1326530612</text:p>
          </table:table-cell>
          <table:table-cell table:style-name="ce21" table:formula="of:=VAR([.N437:.N486])" office:value-type="float" office:value="245.125" calcext:value-type="float">
            <text:p>245.125</text:p>
          </table:table-cell>
          <table:table-cell table:number-columns-repeated="11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31.19" calcext:value-type="float">
            <text:p>31.19</text:p>
          </table:table-cell>
          <table:table-cell office:value-type="float" office:value="31.46" calcext:value-type="float">
            <text:p>31.46</text:p>
          </table:table-cell>
          <table:table-cell office:value-type="float" office:value="31.6" calcext:value-type="float">
            <text:p>31.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238326724802532" calcext:value-type="float">
            <text:p>0.2383267248</text:p>
          </table:table-cell>
          <table:table-cell table:style-name="ce21" table:formula="of:=SQRT([.G439]/[.G437])" office:value-type="float" office:value="0.584067720423596" calcext:value-type="float">
            <text:p>0.5840677204</text:p>
          </table:table-cell>
          <table:table-cell table:style-name="Default" table:formula="of:=SQRT([.H439]/[.H437])" office:value-type="float" office:value="0.38026821898148" calcext:value-type="float">
            <text:p>0.380268219</text:p>
          </table:table-cell>
          <table:table-cell table:style-name="ce21" table:formula="of:=SQRT([.I439]/[.I437])" office:value-type="float" office:value="0.386919008558217" calcext:value-type="float">
            <text:p>0.3869190086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39]/[.P437])" office:value-type="float" office:value="5.62351114082834" calcext:value-type="float">
            <text:p>5.6235111408</text:p>
          </table:table-cell>
          <table:table-cell table:style-name="ce21" table:formula="of:=SQRT([.Q439]/[.Q437])" office:value-type="float" office:value="1.91092455451837" calcext:value-type="float">
            <text:p>1.9109245545</text:p>
          </table:table-cell>
          <table:table-cell table:style-name="Default" table:formula="of:=SQRT([.R439]/[.R437])" office:value-type="float" office:value="1.6978377605721" calcext:value-type="float">
            <text:p>1.6978377606</text:p>
          </table:table-cell>
          <table:table-cell table:style-name="ce21" table:formula="of:=SQRT([.S439]/[.S437])" office:value-type="float" office:value="2.23663833026445" calcext:value-type="float">
            <text:p>2.2366383303</text:p>
          </table:table-cell>
          <table:table-cell table:number-columns-repeated="11"/>
        </table:table-row>
        <table:table-row table:style-name="ro4">
          <table:table-cell office:value-type="float" office:value="30.88" calcext:value-type="float">
            <text:p>30.88</text:p>
          </table:table-cell>
          <table:table-cell office:value-type="float" office:value="26.75" calcext:value-type="float">
            <text:p>26.75</text:p>
          </table:table-cell>
          <table:table-cell office:value-type="float" office:value="31.49" calcext:value-type="float">
            <text:p>31.49</text:p>
          </table:table-cell>
          <table:table-cell office:value-type="float" office:value="31.19" calcext:value-type="float">
            <text:p>31.1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5.34" calcext:value-type="float">
            <text:p>25.34</text:p>
          </table:table-cell>
          <table:table-cell office:value-type="float" office:value="31.37" calcext:value-type="float">
            <text:p>31.37</text:p>
          </table:table-cell>
          <table:table-cell office:value-type="float" office:value="31.46" calcext:value-type="float">
            <text:p>31.46</text:p>
          </table:table-cell>
          <table:table-cell office:value-type="float" office:value="31.27" calcext:value-type="float">
            <text:p>31.2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53" calcext:value-type="float">
            <text:p>31.53</text:p>
          </table:table-cell>
          <table:table-cell office:value-type="float" office:value="31.42" calcext:value-type="float">
            <text:p>31.42</text:p>
          </table:table-cell>
          <table:table-cell office:value-type="float" office:value="31.43" calcext:value-type="float">
            <text:p>31.4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0.478935484509284" calcext:value-type="float">
            <text:p>0.4789354845</text:p>
          </table:table-cell>
          <table:table-cell table:style-name="ce22" table:formula="of:=([.G442]*[.G440])" office:value-type="float" office:value="1.17372802776978" calcext:value-type="float">
            <text:p>1.1737280278</text:p>
          </table:table-cell>
          <table:table-cell table:style-name="ce18" table:formula="of:=([.H442]*[.H440])" office:value-type="float" office:value="0.764177596332421" calcext:value-type="float">
            <text:p>0.7641775963</text:p>
          </table:table-cell>
          <table:table-cell table:style-name="ce22" table:formula="of:=([.I442]*[.I440])" office:value-type="float" office:value="0.777542858373188" calcext:value-type="float">
            <text:p>0.7775428584</text:p>
          </table:table-cell>
          <table:table-cell table:style-name="ce18"/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42]*[.P440])" office:value-type="float" office:value="11.300868734329" calcext:value-type="float">
            <text:p>11.3008687343</text:p>
          </table:table-cell>
          <table:table-cell table:style-name="ce22" table:formula="of:=([.Q442]*[.Q440])" office:value-type="float" office:value="3.84014666478233" calcext:value-type="float">
            <text:p>3.8401466648</text:p>
          </table:table-cell>
          <table:table-cell table:style-name="ce18" table:formula="of:=([.R442]*[.R440])" office:value-type="float" office:value="3.41193272030866" calcext:value-type="float">
            <text:p>3.4119327203</text:p>
          </table:table-cell>
          <table:table-cell table:style-name="ce22" table:formula="of:=([.S442]*[.S440])" office:value-type="float" office:value="4.49706276706434" calcext:value-type="float">
            <text:p>4.4970627671</text:p>
          </table:table-cell>
          <table:table-cell table:number-columns-repeated="11"/>
        </table:table-row>
        <table:table-row table:style-name="ro4">
          <table:table-cell office:value-type="float" office:value="30.9" calcext:value-type="float">
            <text:p>30.9</text:p>
          </table:table-cell>
          <table:table-cell office:value-type="float" office:value="30.98" calcext:value-type="float">
            <text:p>30.98</text:p>
          </table:table-cell>
          <table:table-cell office:value-type="float" office:value="31.46" calcext:value-type="float">
            <text:p>31.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56805928818619" calcext:value-type="percentage">
            <text:p>1.57%</text:p>
          </table:table-cell>
          <table:table-cell table:formula="of:=[.G443]/[.G438]" office:value-type="percentage" office:value="0.0396261994520521" calcext:value-type="percentage">
            <text:p>3.96%</text:p>
          </table:table-cell>
          <table:table-cell table:formula="of:=[.H443]/[.H438]" office:value-type="percentage" office:value="0.0262911166425522" calcext:value-type="percentage">
            <text:p>2.63%</text:p>
          </table:table-cell>
          <table:table-cell table:formula="of:=[.I443]/[.I438]" office:value-type="percentage" office:value="0.0268679674897609" calcext:value-type="percentage">
            <text:p>2.69%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34147857638456" calcext:value-type="percentage">
            <text:p>4.34%</text:p>
          </table:table-cell>
          <table:table-cell table:formula="of:=[.Q443]/[.Q438]" office:value-type="percentage" office:value="0.0361936537679768" calcext:value-type="percentage">
            <text:p>3.62%</text:p>
          </table:table-cell>
          <table:table-cell table:formula="of:=[.R443]/[.R438]" office:value-type="percentage" office:value="0.0606027126164948" calcext:value-type="percentage">
            <text:p>6.06%</text:p>
          </table:table-cell>
          <table:table-cell table:formula="of:=[.S443]/[.S438]" office:value-type="percentage" office:value="0.0435400267903878" calcext:value-type="percentage">
            <text:p>4.35%</text:p>
          </table:table-cell>
          <table:table-cell table:number-columns-repeated="11"/>
        </table:table-row>
        <table:table-row table:style-name="ro4">
          <table:table-cell office:value-type="float" office:value="26.72" calcext:value-type="float">
            <text:p>26.72</text:p>
          </table:table-cell>
          <table:table-cell office:value-type="float" office:value="31.45" calcext:value-type="float">
            <text:p>31.45</text:p>
          </table:table-cell>
          <table:table-cell office:value-type="float" office:value="31.27" calcext:value-type="float">
            <text:p>31.27</text:p>
          </table:table-cell>
          <table:table-cell office:value-type="float" office:value="26.53" calcext:value-type="float">
            <text:p>26.53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5" calcext:value-type="float">
            <text:p>31.5</text:p>
          </table:table-cell>
          <table:table-cell office:value-type="float" office:value="31.45" calcext:value-type="float">
            <text:p>31.45</text:p>
          </table:table-cell>
          <table:table-cell office:value-type="float" office:value="26.55" calcext:value-type="float">
            <text:p>26.55</text:p>
          </table:table-cell>
          <table:table-cell office:value-type="float" office:value="31.28" calcext:value-type="float">
            <text:p>31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302260404934647" calcext:value-type="percentage">
            <text:p>-03.02%</text:p>
          </table:table-cell>
          <table:table-cell table:style-name="ce23" table:formula="of:=([.H438]-[.F438])/[.F438]" office:value-type="percentage" office:value="-0.0483642840304879" calcext:value-type="percentage">
            <text:p>-04.84%</text:p>
          </table:table-cell>
          <table:table-cell table:style-name="ce23" table:formula="of:=([.I438]-[.F438])/[.F438]" office:value-type="percentage" office:value="-0.0525092328243273" calcext:value-type="percentage">
            <text:p>-05.25%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592393392239723" calcext:value-type="percentage">
            <text:p>-59.24%</text:p>
          </table:table-cell>
          <table:table-cell table:style-name="ce29" table:formula="of:=([.R438]-[.P438])/[.P438]" office:value-type="percentage" office:value="-0.783711102573953" calcext:value-type="percentage">
            <text:p>-78.37%</text:p>
          </table:table-cell>
          <table:table-cell table:style-name="ce29" table:formula="of:=([.S438]-[.P438])/[.P438]" office:value-type="percentage" office:value="-0.603205093024532" calcext:value-type="percentage">
            <text:p>-60.32%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31.43" calcext:value-type="float">
            <text:p>31.43</text:p>
          </table:table-cell>
          <table:table-cell office:value-type="float" office:value="31.32" calcext:value-type="float">
            <text:p>31.32</text:p>
          </table:table-cell>
          <table:table-cell office:value-type="float" office:value="27.63" calcext:value-type="float">
            <text:p>27.6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6.85" calcext:value-type="float">
            <text:p>26.85</text:p>
          </table:table-cell>
          <table:table-cell office:value-type="float" office:value="31.49" calcext:value-type="float">
            <text:p>31.49</text:p>
          </table:table-cell>
          <table:table-cell office:value-type="float" office:value="31.39" calcext:value-type="float">
            <text:p>31.39</text:p>
          </table:table-cell>
          <table:table-cell office:value-type="float" office:value="24.85" calcext:value-type="float">
            <text:p>24.85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29" calcext:value-type="float">
            <text:p>31.29</text:p>
          </table:table-cell>
          <table:table-cell office:value-type="float" office:value="31.64" calcext:value-type="float">
            <text:p>31.64</text:p>
          </table:table-cell>
          <table:table-cell office:value-type="float" office:value="31.25" calcext:value-type="float">
            <text:p>31.2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26.02" calcext:value-type="float">
            <text:p>26.02</text:p>
          </table:table-cell>
          <table:table-cell office:value-type="float" office:value="24.54" calcext:value-type="float">
            <text:p>24.54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table:number-columns-repeated="2" office:value-type="float" office:value="26.47" calcext:value-type="float">
            <text:p>26.47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1" calcext:value-type="float">
            <text:p>31.21</text:p>
          </table:table-cell>
          <table:table-cell office:value-type="float" office:value="31.49" calcext:value-type="float">
            <text:p>31.49</text:p>
          </table:table-cell>
          <table:table-cell office:value-type="float" office:value="31.44" calcext:value-type="float">
            <text:p>31.44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49" calcext:value-type="float">
            <text:p>31.49</text:p>
          </table:table-cell>
          <table:table-cell office:value-type="float" office:value="25.52" calcext:value-type="float">
            <text:p>25.52</text:p>
          </table:table-cell>
          <table:table-cell office:value-type="float" office:value="31.53" calcext:value-type="float">
            <text:p>31.5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5" calcext:value-type="float">
            <text:p>31.45</text:p>
          </table:table-cell>
          <table:table-cell office:value-type="float" office:value="26.29" calcext:value-type="float">
            <text:p>26.29</text:p>
          </table:table-cell>
          <table:table-cell office:value-type="float" office:value="26.05" calcext:value-type="float">
            <text:p>26.05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57" calcext:value-type="float">
            <text:p>31.57</text:p>
          </table:table-cell>
          <table:table-cell office:value-type="float" office:value="27" calcext:value-type="float">
            <text:p>27</text:p>
          </table:table-cell>
          <table:table-cell office:value-type="float" office:value="31.47" calcext:value-type="float">
            <text:p>31.4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6" calcext:value-type="float">
            <text:p>31.6</text:p>
          </table:table-cell>
          <table:table-cell office:value-type="float" office:value="26.74" calcext:value-type="float">
            <text:p>26.74</text:p>
          </table:table-cell>
          <table:table-cell office:value-type="float" office:value="31.21" calcext:value-type="float">
            <text:p>31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31.58" calcext:value-type="float">
            <text:p>31.58</text:p>
          </table:table-cell>
          <table:table-cell office:value-type="float" office:value="31.1" calcext:value-type="float">
            <text:p>31.1</text:p>
          </table:table-cell>
          <table:table-cell office:value-type="float" office:value="24.62" calcext:value-type="float">
            <text:p>24.62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31.61" calcext:value-type="float">
            <text:p>31.61</text:p>
          </table:table-cell>
          <table:table-cell office:value-type="float" office:value="25.93" calcext:value-type="float">
            <text:p>25.93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.01" calcext:value-type="float">
            <text:p>31.01</text:p>
          </table:table-cell>
          <table:table-cell office:value-type="float" office:value="26.75" calcext:value-type="float">
            <text:p>26.75</text:p>
          </table:table-cell>
          <table:table-cell office:value-type="float" office:value="31.39" calcext:value-type="float">
            <text:p>31.39</text:p>
          </table:table-cell>
          <table:table-cell office:value-type="float" office:value="27.03" calcext:value-type="float">
            <text:p>27.0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31.35" calcext:value-type="float">
            <text:p>31.35</text:p>
          </table:table-cell>
          <table:table-cell office:value-type="float" office:value="31.34" calcext:value-type="float">
            <text:p>31.34</text:p>
          </table:table-cell>
          <table:table-cell office:value-type="float" office:value="27.72" calcext:value-type="float">
            <text:p>27.72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6.53" calcext:value-type="float">
            <text:p>26.53</text:p>
          </table:table-cell>
          <table:table-cell office:value-type="float" office:value="31.46" calcext:value-type="float">
            <text:p>31.46</text:p>
          </table:table-cell>
          <table:table-cell office:value-type="float" office:value="24.96" calcext:value-type="float">
            <text:p>24.96</text:p>
          </table:table-cell>
          <table:table-cell office:value-type="float" office:value="27.12" calcext:value-type="float">
            <text:p>27.12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32" calcext:value-type="float">
            <text:p>31.32</text:p>
          </table:table-cell>
          <table:table-cell office:value-type="float" office:value="31.55" calcext:value-type="float">
            <text:p>31.55</text:p>
          </table:table-cell>
          <table:table-cell office:value-type="float" office:value="31.57" calcext:value-type="float">
            <text:p>31.57</text:p>
          </table:table-cell>
          <table:table-cell office:value-type="float" office:value="26.76" calcext:value-type="float">
            <text:p>26.7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31.58" calcext:value-type="float">
            <text:p>31.58</text:p>
          </table:table-cell>
          <table:table-cell office:value-type="float" office:value="28.22" calcext:value-type="float">
            <text:p>28.22</text:p>
          </table:table-cell>
          <table:table-cell office:value-type="float" office:value="23.46" calcext:value-type="float">
            <text:p>23.4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4.71" calcext:value-type="float">
            <text:p>24.71</text:p>
          </table:table-cell>
          <table:table-cell office:value-type="float" office:value="25.78" calcext:value-type="float">
            <text:p>25.78</text:p>
          </table:table-cell>
          <table:table-cell office:value-type="float" office:value="26.47" calcext:value-type="float">
            <text:p>26.47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51" calcext:value-type="float">
            <text:p>31.51</text:p>
          </table:table-cell>
          <table:table-cell office:value-type="float" office:value="31.47" calcext:value-type="float">
            <text:p>31.47</text:p>
          </table:table-cell>
          <table:table-cell office:value-type="float" office:value="25.23" calcext:value-type="float">
            <text:p>25.23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0.76" calcext:value-type="float">
            <text:p>30.76</text:p>
          </table:table-cell>
          <table:table-cell office:value-type="float" office:value="31.48" calcext:value-type="float">
            <text:p>31.48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54" calcext:value-type="float">
            <text:p>31.54</text:p>
          </table:table-cell>
          <table:table-cell office:value-type="float" office:value="27" calcext:value-type="float">
            <text:p>27</text:p>
          </table:table-cell>
          <table:table-cell office:value-type="float" office:value="31.39" calcext:value-type="float">
            <text:p>31.39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6.61" calcext:value-type="float">
            <text:p>26.61</text:p>
          </table:table-cell>
          <table:table-cell office:value-type="float" office:value="30.95" calcext:value-type="float">
            <text:p>30.95</text:p>
          </table:table-cell>
          <table:table-cell office:value-type="float" office:value="31.43" calcext:value-type="float">
            <text:p>31.43</text:p>
          </table:table-cell>
          <table:table-cell office:value-type="float" office:value="30.99" calcext:value-type="float">
            <text:p>30.99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27.33" calcext:value-type="float">
            <text:p>27.33</text:p>
          </table:table-cell>
          <table:table-cell office:value-type="float" office:value="24.27" calcext:value-type="float">
            <text:p>24.27</text:p>
          </table:table-cell>
          <table:table-cell office:value-type="float" office:value="26.09" calcext:value-type="float">
            <text:p>26.09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26.75" calcext:value-type="float">
            <text:p>26.75</text:p>
          </table:table-cell>
          <table:table-cell office:value-type="float" office:value="27.25" calcext:value-type="float">
            <text:p>27.25</text:p>
          </table:table-cell>
          <table:table-cell office:value-type="float" office:value="26.9" calcext:value-type="float">
            <text:p>26.9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0.73" calcext:value-type="float">
            <text:p>30.7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7" calcext:value-type="float">
            <text:p>31.47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31.5" calcext:value-type="float">
            <text:p>31.5</text:p>
          </table:table-cell>
          <table:table-cell office:value-type="float" office:value="31.37" calcext:value-type="float">
            <text:p>31.37</text:p>
          </table:table-cell>
          <table:table-cell office:value-type="float" office:value="31.36" calcext:value-type="float">
            <text:p>31.36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5.33" calcext:value-type="float">
            <text:p>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31.51" calcext:value-type="float">
            <text:p>31.5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52" calcext:value-type="float">
            <text:p>31.52</text:p>
          </table:table-cell>
          <table:table-cell office:value-type="float" office:value="26.62" calcext:value-type="float">
            <text:p>26.62</text:p>
          </table:table-cell>
          <table:table-cell office:value-type="float" office:value="31.18" calcext:value-type="float">
            <text:p>31.1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7.65" calcext:value-type="float">
            <text:p>27.65</text:p>
          </table:table-cell>
          <table:table-cell office:value-type="float" office:value="31.54" calcext:value-type="float">
            <text:p>31.54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27" calcext:value-type="float">
            <text:p>31.27</text:p>
          </table:table-cell>
          <table:table-cell office:value-type="float" office:value="31.5" calcext:value-type="float">
            <text:p>31.5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27.21" calcext:value-type="float">
            <text:p>27.21</text:p>
          </table:table-cell>
          <table:table-cell office:value-type="float" office:value="27.08" calcext:value-type="float">
            <text:p>27.08</text:p>
          </table:table-cell>
          <table:table-cell office:value-type="float" office:value="26.82" calcext:value-type="float">
            <text:p>26.8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27.26" calcext:value-type="float">
            <text:p>27.26</text:p>
          </table:table-cell>
          <table:table-cell office:value-type="float" office:value="26.89" calcext:value-type="float">
            <text:p>26.89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1.59" calcext:value-type="float">
            <text:p>31.59</text:p>
          </table:table-cell>
          <table:table-cell office:value-type="float" office:value="31.61" calcext:value-type="float">
            <text:p>31.61</text:p>
          </table:table-cell>
          <table:table-cell office:value-type="float" office:value="24.04" calcext:value-type="float">
            <text:p>24.04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31.07" calcext:value-type="float">
            <text:p>31.07</text:p>
          </table:table-cell>
          <table:table-cell office:value-type="float" office:value="31.49" calcext:value-type="float">
            <text:p>31.49</text:p>
          </table:table-cell>
          <table:table-cell office:value-type="float" office:value="25.78" calcext:value-type="float">
            <text:p>25.7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5" calcext:value-type="float">
            <text:p>31.5</text:p>
          </table:table-cell>
          <table:table-cell office:value-type="float" office:value="24.19" calcext:value-type="float">
            <text:p>24.19</text:p>
          </table:table-cell>
          <table:table-cell office:value-type="float" office:value="31.03" calcext:value-type="float">
            <text:p>31.03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31.24" calcext:value-type="float">
            <text:p>31.24</text:p>
          </table:table-cell>
          <table:table-cell office:value-type="float" office:value="26.82" calcext:value-type="float">
            <text:p>26.82</text:p>
          </table:table-cell>
          <table:table-cell office:value-type="float" office:value="27.2" calcext:value-type="float">
            <text:p>27.2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26.47" calcext:value-type="float">
            <text:p>26.47</text:p>
          </table:table-cell>
          <table:table-cell office:value-type="float" office:value="25.58" calcext:value-type="float">
            <text:p>25.58</text:p>
          </table:table-cell>
          <table:table-cell office:value-type="float" office:value="24.92" calcext:value-type="float">
            <text:p>24.9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25.16" calcext:value-type="float">
            <text:p>25.16</text:p>
          </table:table-cell>
          <table:table-cell office:value-type="float" office:value="31.51" calcext:value-type="float">
            <text:p>31.51</text:p>
          </table:table-cell>
          <table:table-cell office:value-type="float" office:value="27.34" calcext:value-type="float">
            <text:p>27.3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25.5" calcext:value-type="float">
            <text:p>25.5</text:p>
          </table:table-cell>
          <table:table-cell office:value-type="float" office:value="31.41" calcext:value-type="float">
            <text:p>31.41</text:p>
          </table:table-cell>
          <table:table-cell office:value-type="float" office:value="25.87" calcext:value-type="float">
            <text:p>25.8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33" calcext:value-type="float">
            <text:p>31.33</text:p>
          </table:table-cell>
          <table:table-cell office:value-type="float" office:value="31.31" calcext:value-type="float">
            <text:p>31.31</text:p>
          </table:table-cell>
          <table:table-cell office:value-type="float" office:value="31.38" calcext:value-type="float">
            <text:p>31.38</text:p>
          </table:table-cell>
          <table:table-cell table:style-name="ce15"/>
          <table:table-cell table:style-name="ce20" table:number-columns-repeated="5"/>
          <table:table-cell office:value-type="float" office:value="247" calcext:value-type="float">
            <text:p>24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65.37" calcext:value-type="float">
            <text:p>565.37</text:p>
          </table:table-cell>
          <table:table-cell office:value-type="float" office:value="566.04" calcext:value-type="float">
            <text:p>566.04</text:p>
          </table:table-cell>
          <table:table-cell office:value-type="float" office:value="616.97" calcext:value-type="float">
            <text:p>616.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5.7" calcext:value-type="float">
            <text:p>565.7</text:p>
          </table:table-cell>
          <table:table-cell office:value-type="float" office:value="583.59" calcext:value-type="float">
            <text:p>583.59</text:p>
          </table:table-cell>
          <table:table-cell office:value-type="float" office:value="557.82" calcext:value-type="float">
            <text:p>557.82</text:p>
          </table:table-cell>
          <table:table-cell office:value-type="float" office:value="577.27" calcext:value-type="float">
            <text:p>577.2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588.076" calcext:value-type="float">
            <text:p>588.076</text:p>
          </table:table-cell>
          <table:table-cell table:style-name="ce22" table:formula="of:=AVERAGE([.B491:.B540])" office:value-type="float" office:value="561.4076" calcext:value-type="float">
            <text:p>561.4076</text:p>
          </table:table-cell>
          <table:table-cell table:style-name="ce18" table:formula="of:=AVERAGE([.C491:.C540])" office:value-type="float" office:value="570.1634" calcext:value-type="float">
            <text:p>570.1634</text:p>
          </table:table-cell>
          <table:table-cell table:style-name="ce22" table:formula="of:=AVERAGE([.D491:.D540])" office:value-type="float" office:value="590.1906" calcext:value-type="float">
            <text:p>590.1906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91:.K540])" office:value-type="float" office:value="300.84" calcext:value-type="float">
            <text:p>300.84</text:p>
          </table:table-cell>
          <table:table-cell table:style-name="ce22" table:formula="of:=AVERAGE([.L491:.L540])" office:value-type="float" office:value="169.02" calcext:value-type="float">
            <text:p>169.02</text:p>
          </table:table-cell>
          <table:table-cell table:style-name="ce18" table:formula="of:=AVERAGE([.M491:.M540])" office:value-type="float" office:value="45.72" calcext:value-type="float">
            <text:p>45.72</text:p>
          </table:table-cell>
          <table:table-cell table:style-name="ce22" table:formula="of:=AVERAGE([.N491:.N540])" office:value-type="float" office:value="86.18" calcext:value-type="float">
            <text:p>86.18</text:p>
          </table:table-cell>
          <table:table-cell table:number-columns-repeated="11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73.13" calcext:value-type="float">
            <text:p>573.13</text:p>
          </table:table-cell>
          <table:table-cell office:value-type="float" office:value="576.58" calcext:value-type="float">
            <text:p>576.58</text:p>
          </table:table-cell>
          <table:table-cell office:value-type="float" office:value="595.53" calcext:value-type="float">
            <text:p>595.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067.54631836735" calcext:value-type="float">
            <text:p>1067.5463183674</text:p>
          </table:table-cell>
          <table:table-cell table:style-name="ce21" table:formula="of:=VAR([.B491:.B540])" office:value-type="float" office:value="1989.82948391837" calcext:value-type="float">
            <text:p>1989.8294839184</text:p>
          </table:table-cell>
          <table:table-cell table:style-name="Default" table:formula="of:=VAR([.C491:.C540])" office:value-type="float" office:value="262.918288204082" calcext:value-type="float">
            <text:p>262.9182882041</text:p>
          </table:table-cell>
          <table:table-cell table:style-name="ce21" table:formula="of:=VAR([.D491:.D540])" office:value-type="float" office:value="249.405683306122" calcext:value-type="float">
            <text:p>249.4056833061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181" calcext:value-type="float">
            <text:p>181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91:.K540])" office:value-type="float" office:value="4396.09632653061" calcext:value-type="float">
            <text:p>4396.0963265306</text:p>
          </table:table-cell>
          <table:table-cell table:style-name="ce21" table:formula="of:=VAR([.L491:.L540])" office:value-type="float" office:value="206.795510204082" calcext:value-type="float">
            <text:p>206.7955102041</text:p>
          </table:table-cell>
          <table:table-cell table:style-name="Default" table:formula="of:=VAR([.M491:.M540])" office:value-type="float" office:value="47.2669387755102" calcext:value-type="float">
            <text:p>47.2669387755</text:p>
          </table:table-cell>
          <table:table-cell table:style-name="ce21" table:formula="of:=VAR([.N491:.N540])" office:value-type="float" office:value="155.824081632653" calcext:value-type="float">
            <text:p>155.8240816327</text:p>
          </table:table-cell>
          <table:table-cell table:number-columns-repeated="11"/>
        </table:table-row>
        <table:table-row table:style-name="ro4">
          <table:table-cell office:value-type="float" office:value="613.03" calcext:value-type="float">
            <text:p>613.03</text:p>
          </table:table-cell>
          <table:table-cell office:value-type="float" office:value="535.12" calcext:value-type="float">
            <text:p>535.12</text:p>
          </table:table-cell>
          <table:table-cell office:value-type="float" office:value="554.91" calcext:value-type="float">
            <text:p>554.91</text:p>
          </table:table-cell>
          <table:table-cell office:value-type="float" office:value="572.11" calcext:value-type="float">
            <text:p>572.1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4.62070626282898" calcext:value-type="float">
            <text:p>4.6207062628</text:p>
          </table:table-cell>
          <table:table-cell table:style-name="ce21" table:formula="of:=SQRT([.G493]/[.G491])" office:value-type="float" office:value="6.3084538262848" calcext:value-type="float">
            <text:p>6.3084538263</text:p>
          </table:table-cell>
          <table:table-cell table:style-name="Default" table:formula="of:=SQRT([.H493]/[.H491])" office:value-type="float" office:value="2.2931126801973" calcext:value-type="float">
            <text:p>2.2931126802</text:p>
          </table:table-cell>
          <table:table-cell table:style-name="ce21" table:formula="of:=SQRT([.I493]/[.I491])" office:value-type="float" office:value="2.23340853095049" calcext:value-type="float">
            <text:p>2.233408531</text:p>
          </table:table-cell>
          <table:table-cell table:style-name="Default"/>
          <table:table-cell office:value-type="float" office:value="413" calcext:value-type="float">
            <text:p>413</text:p>
          </table:table-cell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93]/[.P491])" office:value-type="float" office:value="9.37666926635531" calcext:value-type="float">
            <text:p>9.3766692664</text:p>
          </table:table-cell>
          <table:table-cell table:style-name="ce21" table:formula="of:=SQRT([.Q493]/[.Q491])" office:value-type="float" office:value="2.03369373409116" calcext:value-type="float">
            <text:p>2.0336937341</text:p>
          </table:table-cell>
          <table:table-cell table:style-name="Default" table:formula="of:=SQRT([.R493]/[.R491])" office:value-type="float" office:value="0.972285336467749" calcext:value-type="float">
            <text:p>0.9722853365</text:p>
          </table:table-cell>
          <table:table-cell table:style-name="ce21" table:formula="of:=SQRT([.S493]/[.S491])" office:value-type="float" office:value="1.76535595069466" calcext:value-type="float">
            <text:p>1.7653559507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64.37" calcext:value-type="float">
            <text:p>564.37</text:p>
          </table:table-cell>
          <table:table-cell office:value-type="float" office:value="569.06" calcext:value-type="float">
            <text:p>569.06</text:p>
          </table:table-cell>
          <table:table-cell office:value-type="float" office:value="597.01" calcext:value-type="float">
            <text:p>597.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38.42" calcext:value-type="float">
            <text:p>538.42</text:p>
          </table:table-cell>
          <table:table-cell office:value-type="float" office:value="581.11" calcext:value-type="float">
            <text:p>581.11</text:p>
          </table:table-cell>
          <table:table-cell office:value-type="float" office:value="594.8" calcext:value-type="float">
            <text:p>594.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48.26" calcext:value-type="float">
            <text:p>548.26</text:p>
          </table:table-cell>
          <table:table-cell office:value-type="float" office:value="573.82" calcext:value-type="float">
            <text:p>573.82</text:p>
          </table:table-cell>
          <table:table-cell office:value-type="float" office:value="579.01" calcext:value-type="float">
            <text:p>579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9.2856568838291" calcext:value-type="float">
            <text:p>9.2856568838</text:p>
          </table:table-cell>
          <table:table-cell table:style-name="ce22" table:formula="of:=([.G496]*[.G494])" office:value-type="float" office:value="12.6773125938751" calcext:value-type="float">
            <text:p>12.6773125939</text:p>
          </table:table-cell>
          <table:table-cell table:style-name="ce18" table:formula="of:=([.H496]*[.H494])" office:value-type="float" office:value="4.60818245807155" calcext:value-type="float">
            <text:p>4.6081824581</text:p>
          </table:table-cell>
          <table:table-cell table:style-name="ce22" table:formula="of:=([.I496]*[.I494])" office:value-type="float" office:value="4.4882024781913" calcext:value-type="float">
            <text:p>4.4882024782</text:p>
          </table:table-cell>
          <table:table-cell table:style-name="ce18"/>
          <table:table-cell office:value-type="float" office:value="247" calcext:value-type="float">
            <text:p>247</text:p>
          </table:table-cell>
          <table:table-cell office:value-type="float" office:value="141" calcext:value-type="float">
            <text:p>141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96]*[.P494])" office:value-type="float" office:value="18.8431223644184" calcext:value-type="float">
            <text:p>18.8431223644</text:p>
          </table:table-cell>
          <table:table-cell table:style-name="ce22" table:formula="of:=([.Q496]*[.Q494])" office:value-type="float" office:value="4.08686056793448" calcext:value-type="float">
            <text:p>4.0868605679</text:p>
          </table:table-cell>
          <table:table-cell table:style-name="ce18" table:formula="of:=([.R496]*[.R494])" office:value-type="float" office:value="1.95388053558946" calcext:value-type="float">
            <text:p>1.9538805356</text:p>
          </table:table-cell>
          <table:table-cell table:style-name="ce22" table:formula="of:=([.S496]*[.S494])" office:value-type="float" office:value="3.54761560323474" calcext:value-type="float">
            <text:p>3.5476156032</text:p>
          </table:table-cell>
          <table:table-cell table:number-columns-repeated="11"/>
        </table:table-row>
        <table:table-row table:style-name="ro4">
          <table:table-cell office:value-type="float" office:value="608.75" calcext:value-type="float">
            <text:p>608.75</text:p>
          </table:table-cell>
          <table:table-cell office:value-type="float" office:value="554.27" calcext:value-type="float">
            <text:p>554.27</text:p>
          </table:table-cell>
          <table:table-cell office:value-type="float" office:value="570.75" calcext:value-type="float">
            <text:p>570.75</text:p>
          </table:table-cell>
          <table:table-cell office:value-type="float" office:value="622.57" calcext:value-type="float">
            <text:p>622.57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5789892605427" calcext:value-type="percentage">
            <text:p>1.58%</text:p>
          </table:table-cell>
          <table:table-cell table:formula="of:=[.G497]/[.G492]" office:value-type="percentage" office:value="0.0225812984966273" calcext:value-type="percentage">
            <text:p>2.26%</text:p>
          </table:table-cell>
          <table:table-cell table:formula="of:=[.H497]/[.H492]" office:value-type="percentage" office:value="0.00808221372692731" calcext:value-type="percentage">
            <text:p>0.81%</text:p>
          </table:table-cell>
          <table:table-cell table:formula="of:=[.I497]/[.I492]" office:value-type="percentage" office:value="0.00760466615054748" calcext:value-type="percentage">
            <text:p>0.76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626350297979604" calcext:value-type="percentage">
            <text:p>6.26%</text:p>
          </table:table-cell>
          <table:table-cell table:formula="of:=[.Q497]/[.Q492]" office:value-type="percentage" office:value="0.0241797454025233" calcext:value-type="percentage">
            <text:p>2.42%</text:p>
          </table:table-cell>
          <table:table-cell table:formula="of:=[.R497]/[.R492]" office:value-type="percentage" office:value="0.0427357947416767" calcext:value-type="percentage">
            <text:p>4.27%</text:p>
          </table:table-cell>
          <table:table-cell table:formula="of:=[.S497]/[.S492]" office:value-type="percentage" office:value="0.041165184535098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73.13" calcext:value-type="float">
            <text:p>573.13</text:p>
          </table:table-cell>
          <table:table-cell office:value-type="float" office:value="577.27" calcext:value-type="float">
            <text:p>577.27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157" calcext:value-type="float">
            <text:p>15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98.88" calcext:value-type="float">
            <text:p>598.88</text:p>
          </table:table-cell>
          <table:table-cell office:value-type="float" office:value="557.49" calcext:value-type="float">
            <text:p>557.49</text:p>
          </table:table-cell>
          <table:table-cell office:value-type="float" office:value="602.64" calcext:value-type="float">
            <text:p>602.6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453485603901537" calcext:value-type="percentage">
            <text:p>-04.53%</text:p>
          </table:table-cell>
          <table:table-cell table:style-name="ce23" table:formula="of:=([.H492]-[.F492])/[.F492]" office:value-type="percentage" office:value="-0.0304596684782241" calcext:value-type="percentage">
            <text:p>-03.05%</text:p>
          </table:table-cell>
          <table:table-cell table:style-name="ce23" table:formula="of:=([.I492]-[.F492])/[.F492]" office:value-type="percentage" office:value="0.00359579374094504" calcext:value-type="percentage">
            <text:p>00.36%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38173115277224" calcext:value-type="percentage">
            <text:p>-43.82%</text:p>
          </table:table-cell>
          <table:table-cell table:style-name="ce29" table:formula="of:=([.R492]-[.P492])/[.P492]" office:value-type="percentage" office:value="-0.848025528520144" calcext:value-type="percentage">
            <text:p>-84.80%</text:p>
          </table:table-cell>
          <table:table-cell table:style-name="ce29" table:formula="of:=([.S492]-[.P492])/[.P492]" office:value-type="percentage" office:value="-0.713535434117803" calcext:value-type="percentage">
            <text:p>-71.35%</text:p>
          </table:table-cell>
          <table:table-cell table:number-columns-repeated="11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69.4" calcext:value-type="float">
            <text:p>569.4</text:p>
          </table:table-cell>
          <table:table-cell office:value-type="float" office:value="524.59" calcext:value-type="float">
            <text:p>524.59</text:p>
          </table:table-cell>
          <table:table-cell office:value-type="float" office:value="620.16" calcext:value-type="float">
            <text:p>620.16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280.29" calcext:value-type="float">
            <text:p>280.29</text:p>
          </table:table-cell>
          <table:table-cell office:value-type="float" office:value="574.51" calcext:value-type="float">
            <text:p>574.51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98.88" calcext:value-type="float">
            <text:p>598.88</text:p>
          </table:table-cell>
          <table:table-cell office:value-type="float" office:value="548.89" calcext:value-type="float">
            <text:p>548.89</text:p>
          </table:table-cell>
          <table:table-cell office:value-type="float" office:value="558.79" calcext:value-type="float">
            <text:p>558.79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94.06" calcext:value-type="float">
            <text:p>594.06</text:p>
          </table:table-cell>
          <table:table-cell office:value-type="float" office:value="573.82" calcext:value-type="float">
            <text:p>573.82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1.74" calcext:value-type="float">
            <text:p>521.74</text:p>
          </table:table-cell>
          <table:table-cell office:value-type="float" office:value="561.4" calcext:value-type="float">
            <text:p>561.4</text:p>
          </table:table-cell>
          <table:table-cell office:value-type="float" office:value="593.33" calcext:value-type="float">
            <text:p>593.33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71.77" calcext:value-type="float">
            <text:p>571.77</text:p>
          </table:table-cell>
          <table:table-cell office:value-type="float" office:value="594.8" calcext:value-type="float">
            <text:p>594.8</text:p>
          </table:table-cell>
          <table:table-cell office:value-type="float" office:value="590.41" calcext:value-type="float">
            <text:p>590.4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5.9" calcext:value-type="float">
            <text:p>595.9</text:p>
          </table:table-cell>
          <table:table-cell office:value-type="float" office:value="574.51" calcext:value-type="float">
            <text:p>574.51</text:p>
          </table:table-cell>
          <table:table-cell office:value-type="float" office:value="585.72" calcext:value-type="float">
            <text:p>585.72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587.52" calcext:value-type="float">
            <text:p>587.52</text:p>
          </table:table-cell>
          <table:table-cell office:value-type="float" office:value="578.31" calcext:value-type="float">
            <text:p>578.31</text:p>
          </table:table-cell>
          <table:table-cell office:value-type="float" office:value="603.39" calcext:value-type="float">
            <text:p>603.39</text:p>
          </table:table-cell>
          <table:table-cell table:number-columns-repeated="6"/>
          <table:table-cell office:value-type="float" office:value="393" calcext:value-type="float">
            <text:p>393</text:p>
          </table:table-cell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602.26" calcext:value-type="float">
            <text:p>602.26</text:p>
          </table:table-cell>
          <table:table-cell office:value-type="float" office:value="554.59" calcext:value-type="float">
            <text:p>554.59</text:p>
          </table:table-cell>
          <table:table-cell office:value-type="float" office:value="587.52" calcext:value-type="float">
            <text:p>587.52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1.08" calcext:value-type="float">
            <text:p>611.08</text:p>
          </table:table-cell>
          <table:table-cell office:value-type="float" office:value="530.39" calcext:value-type="float">
            <text:p>530.39</text:p>
          </table:table-cell>
          <table:table-cell office:value-type="float" office:value="568.72" calcext:value-type="float">
            <text:p>568.72</text:p>
          </table:table-cell>
          <table:table-cell office:value-type="float" office:value="557.82" calcext:value-type="float">
            <text:p>557.82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91.86" calcext:value-type="float">
            <text:p>591.86</text:p>
          </table:table-cell>
          <table:table-cell office:value-type="float" office:value="583.94" calcext:value-type="float">
            <text:p>583.94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75.19" calcext:value-type="float">
            <text:p>575.19</text:p>
          </table:table-cell>
          <table:table-cell office:value-type="float" office:value="573.13" calcext:value-type="float">
            <text:p>573.13</text:p>
          </table:table-cell>
          <table:table-cell office:value-type="float" office:value="563.05" calcext:value-type="float">
            <text:p>563.05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62.43" calcext:value-type="float">
            <text:p>462.43</text:p>
          </table:table-cell>
          <table:table-cell office:value-type="float" office:value="571.09" calcext:value-type="float">
            <text:p>571.09</text:p>
          </table:table-cell>
          <table:table-cell office:value-type="float" office:value="572.45" calcext:value-type="float">
            <text:p>572.45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95" calcext:value-type="float">
            <text:p>195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596.64" calcext:value-type="float">
            <text:p>596.64</text:p>
          </table:table-cell>
          <table:table-cell office:value-type="float" office:value="579.36" calcext:value-type="float">
            <text:p>579.36</text:p>
          </table:table-cell>
          <table:table-cell office:value-type="float" office:value="599.25" calcext:value-type="float">
            <text:p>599.25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85.72" calcext:value-type="float">
            <text:p>585.72</text:p>
          </table:table-cell>
          <table:table-cell office:value-type="float" office:value="561.08" calcext:value-type="float">
            <text:p>561.08</text:p>
          </table:table-cell>
          <table:table-cell office:value-type="float" office:value="568.05" calcext:value-type="float">
            <text:p>568.05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20.16" calcext:value-type="float">
            <text:p>620.16</text:p>
          </table:table-cell>
          <table:table-cell office:value-type="float" office:value="584.3" calcext:value-type="float">
            <text:p>584.3</text:p>
          </table:table-cell>
          <table:table-cell office:value-type="float" office:value="569.4" calcext:value-type="float">
            <text:p>569.4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15.57" calcext:value-type="float">
            <text:p>515.57</text:p>
          </table:table-cell>
          <table:table-cell office:value-type="float" office:value="570.07" calcext:value-type="float">
            <text:p>570.07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85.01" calcext:value-type="float">
            <text:p>585.01</text:p>
          </table:table-cell>
          <table:table-cell office:value-type="float" office:value="548.89" calcext:value-type="float">
            <text:p>548.89</text:p>
          </table:table-cell>
          <table:table-cell office:value-type="float" office:value="564.37" calcext:value-type="float">
            <text:p>564.37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09.52" calcext:value-type="float">
            <text:p>609.52</text:p>
          </table:table-cell>
          <table:table-cell office:value-type="float" office:value="537.21" calcext:value-type="float">
            <text:p>537.21</text:p>
          </table:table-cell>
          <table:table-cell office:value-type="float" office:value="563.71" calcext:value-type="float">
            <text:p>563.71</text:p>
          </table:table-cell>
          <table:table-cell office:value-type="float" office:value="587.52" calcext:value-type="float">
            <text:p>587.5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600.38" calcext:value-type="float">
            <text:p>600.38</text:p>
          </table:table-cell>
          <table:table-cell office:value-type="float" office:value="557.49" calcext:value-type="float">
            <text:p>557.49</text:p>
          </table:table-cell>
          <table:table-cell office:value-type="float" office:value="536.01" calcext:value-type="float">
            <text:p>536.01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80.06" calcext:value-type="float">
            <text:p>580.06</text:p>
          </table:table-cell>
          <table:table-cell office:value-type="float" office:value="566.71" calcext:value-type="float">
            <text:p>566.71</text:p>
          </table:table-cell>
          <table:table-cell office:value-type="float" office:value="569.73" calcext:value-type="float">
            <text:p>569.73</text:p>
          </table:table-cell>
          <table:table-cell office:value-type="float" office:value="590.04" calcext:value-type="float">
            <text:p>590.04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97.01" calcext:value-type="float">
            <text:p>597.01</text:p>
          </table:table-cell>
          <table:table-cell office:value-type="float" office:value="570.07" calcext:value-type="float">
            <text:p>570.07</text:p>
          </table:table-cell>
          <table:table-cell office:value-type="float" office:value="597.39" calcext:value-type="float">
            <text:p>597.3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23.78" calcext:value-type="float">
            <text:p>623.78</text:p>
          </table:table-cell>
          <table:table-cell office:value-type="float" office:value="561.73" calcext:value-type="float">
            <text:p>561.73</text:p>
          </table:table-cell>
          <table:table-cell office:value-type="float" office:value="567.71" calcext:value-type="float">
            <text:p>567.71</text:p>
          </table:table-cell>
          <table:table-cell office:value-type="float" office:value="563.38" calcext:value-type="float">
            <text:p>563.38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6.37" calcext:value-type="float">
            <text:p>566.37</text:p>
          </table:table-cell>
          <table:table-cell office:value-type="float" office:value="552.04" calcext:value-type="float">
            <text:p>552.04</text:p>
          </table:table-cell>
          <table:table-cell office:value-type="float" office:value="572.45" calcext:value-type="float">
            <text:p>572.45</text:p>
          </table:table-cell>
          <table:table-cell office:value-type="float" office:value="564.04" calcext:value-type="float">
            <text:p>564.04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77.97" calcext:value-type="float">
            <text:p>577.97</text:p>
          </table:table-cell>
          <table:table-cell office:value-type="float" office:value="547.63" calcext:value-type="float">
            <text:p>547.63</text:p>
          </table:table-cell>
          <table:table-cell office:value-type="float" office:value="597.01" calcext:value-type="float">
            <text:p>597.01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91.5" calcext:value-type="float">
            <text:p>591.5</text:p>
          </table:table-cell>
          <table:table-cell office:value-type="float" office:value="590.04" calcext:value-type="float">
            <text:p>590.04</text:p>
          </table:table-cell>
          <table:table-cell office:value-type="float" office:value="579.36" calcext:value-type="float">
            <text:p>579.3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618.16" calcext:value-type="float">
            <text:p>618.16</text:p>
          </table:table-cell>
          <table:table-cell office:value-type="float" office:value="591.13" calcext:value-type="float">
            <text:p>591.13</text:p>
          </table:table-cell>
          <table:table-cell office:value-type="float" office:value="586.08" calcext:value-type="float">
            <text:p>586.08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551.72" calcext:value-type="float">
            <text:p>551.72</text:p>
          </table:table-cell>
          <table:table-cell office:value-type="float" office:value="562.72" calcext:value-type="float">
            <text:p>562.72</text:p>
          </table:table-cell>
          <table:table-cell office:value-type="float" office:value="573.48" calcext:value-type="float">
            <text:p>573.4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67.71" calcext:value-type="float">
            <text:p>567.71</text:p>
          </table:table-cell>
          <table:table-cell office:value-type="float" office:value="559.11" calcext:value-type="float">
            <text:p>559.11</text:p>
          </table:table-cell>
          <table:table-cell office:value-type="float" office:value="538.72" calcext:value-type="float">
            <text:p>538.72</text:p>
          </table:table-cell>
          <table:table-cell office:value-type="float" office:value="570.75" calcext:value-type="float">
            <text:p>570.75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5.88" calcext:value-type="float">
            <text:p>575.88</text:p>
          </table:table-cell>
          <table:table-cell office:value-type="float" office:value="560.09" calcext:value-type="float">
            <text:p>560.09</text:p>
          </table:table-cell>
          <table:table-cell office:value-type="float" office:value="605.3" calcext:value-type="float">
            <text:p>605.3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568.72" calcext:value-type="float">
            <text:p>568.72</text:p>
          </table:table-cell>
          <table:table-cell office:value-type="float" office:value="547.01" calcext:value-type="float">
            <text:p>547.01</text:p>
          </table:table-cell>
          <table:table-cell office:value-type="float" office:value="611.08" calcext:value-type="float">
            <text:p>611.0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542.68" calcext:value-type="float">
            <text:p>542.68</text:p>
          </table:table-cell>
          <table:table-cell office:value-type="float" office:value="584.65" calcext:value-type="float">
            <text:p>584.65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82.52" calcext:value-type="float">
            <text:p>582.52</text:p>
          </table:table-cell>
          <table:table-cell office:value-type="float" office:value="574.51" calcext:value-type="float">
            <text:p>574.51</text:p>
          </table:table-cell>
          <table:table-cell office:value-type="float" office:value="555.23" calcext:value-type="float">
            <text:p>555.23</text:p>
          </table:table-cell>
          <table:table-cell office:value-type="float" office:value="604.53" calcext:value-type="float">
            <text:p>604.5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4.6" calcext:value-type="float">
            <text:p>614.6</text:p>
          </table:table-cell>
          <table:table-cell office:value-type="float" office:value="562.72" calcext:value-type="float">
            <text:p>562.72</text:p>
          </table:table-cell>
          <table:table-cell office:value-type="float" office:value="563.38" calcext:value-type="float">
            <text:p>563.38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7.47" calcext:value-type="float">
            <text:p>527.47</text:p>
          </table:table-cell>
          <table:table-cell office:value-type="float" office:value="585.01" calcext:value-type="float">
            <text:p>585.01</text:p>
          </table:table-cell>
          <table:table-cell office:value-type="float" office:value="557.17" calcext:value-type="float">
            <text:p>557.17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40.43" calcext:value-type="float">
            <text:p>640.43</text:p>
          </table:table-cell>
          <table:table-cell office:value-type="float" office:value="582.17" calcext:value-type="float">
            <text:p>582.17</text:p>
          </table:table-cell>
          <table:table-cell office:value-type="float" office:value="603.39" calcext:value-type="float">
            <text:p>603.39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30.33" calcext:value-type="float">
            <text:p>630.33</text:p>
          </table:table-cell>
          <table:table-cell office:value-type="float" office:value="565.04" calcext:value-type="float">
            <text:p>565.04</text:p>
          </table:table-cell>
          <table:table-cell office:value-type="float" office:value="564.71" calcext:value-type="float">
            <text:p>564.71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15.38" calcext:value-type="float">
            <text:p>615.38</text:p>
          </table:table-cell>
          <table:table-cell office:value-type="float" office:value="575.54" calcext:value-type="float">
            <text:p>575.54</text:p>
          </table:table-cell>
          <table:table-cell office:value-type="float" office:value="585.37" calcext:value-type="float">
            <text:p>585.37</text:p>
          </table:table-cell>
          <table:table-cell office:value-type="float" office:value="589.32" calcext:value-type="float">
            <text:p>589.32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48.57" calcext:value-type="float">
            <text:p>548.57</text:p>
          </table:table-cell>
          <table:table-cell office:value-type="float" office:value="564.04" calcext:value-type="float">
            <text:p>564.04</text:p>
          </table:table-cell>
          <table:table-cell office:value-type="float" office:value="581.47" calcext:value-type="float">
            <text:p>581.47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6.64" calcext:value-type="float">
            <text:p>596.64</text:p>
          </table:table-cell>
          <table:table-cell office:value-type="float" office:value="558.14" calcext:value-type="float">
            <text:p>558.14</text:p>
          </table:table-cell>
          <table:table-cell office:value-type="float" office:value="565.37" calcext:value-type="float">
            <text:p>565.37</text:p>
          </table:table-cell>
          <table:table-cell office:value-type="float" office:value="601.5" calcext:value-type="float">
            <text:p>601.5</text:p>
          </table:table-cell>
          <table:table-cell table:style-name="ce15"/>
          <table:table-cell table:style-name="ce20" table:number-columns-repeated="5"/>
          <table:table-cell office:value-type="float" office:value="242" calcext:value-type="float">
            <text:p>242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5.55" calcext:value-type="float">
            <text:p>165.55</text:p>
          </table:table-cell>
          <table:table-cell office:value-type="float" office:value="232.22" calcext:value-type="float">
            <text:p>232.22</text:p>
          </table:table-cell>
          <table:table-cell office:value-type="float" office:value="263.88" calcext:value-type="float">
            <text:p>263.88</text:p>
          </table:table-cell>
          <table:table-cell office:value-type="float" office:value="242.12" calcext:value-type="float">
            <text:p>242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70.73" calcext:value-type="float">
            <text:p>270.73</text:p>
          </table:table-cell>
          <table:table-cell office:value-type="float" office:value="259.81" calcext:value-type="float">
            <text:p>259.81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207.142" calcext:value-type="float">
            <text:p>207.142</text:p>
          </table:table-cell>
          <table:table-cell table:style-name="ce22" table:formula="of:=AVERAGE([.B545:.B594])" office:value-type="float" office:value="241.8326" calcext:value-type="float">
            <text:p>241.8326</text:p>
          </table:table-cell>
          <table:table-cell table:style-name="ce18" table:formula="of:=AVERAGE([.C545:.C594])" office:value-type="float" office:value="251.39" calcext:value-type="float">
            <text:p>251.39</text:p>
          </table:table-cell>
          <table:table-cell table:style-name="ce22" table:formula="of:=AVERAGE([.D545:.D594])" office:value-type="float" office:value="237.9826" calcext:value-type="float">
            <text:p>237.9826</text:p>
          </table:table-cell>
          <table:table-cell table:style-name="ce18"/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45:.K594])" office:value-type="float" office:value="221.32" calcext:value-type="float">
            <text:p>221.32</text:p>
          </table:table-cell>
          <table:table-cell table:style-name="ce22" table:formula="of:=AVERAGE([.L545:.L594])" office:value-type="float" office:value="130.6" calcext:value-type="float">
            <text:p>130.6</text:p>
          </table:table-cell>
          <table:table-cell table:style-name="ce18" table:formula="of:=AVERAGE([.M545:.M594])" office:value-type="float" office:value="58.7" calcext:value-type="float">
            <text:p>58.7</text:p>
          </table:table-cell>
          <table:table-cell table:style-name="ce22" table:formula="of:=AVERAGE([.N545:.N594])" office:value-type="float" office:value="65.84" calcext:value-type="float">
            <text:p>65.84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30.22" calcext:value-type="float">
            <text:p>230.2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46.85" calcext:value-type="float">
            <text:p>246.8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191.04626122449" calcext:value-type="float">
            <text:p>191.0462612245</text:p>
          </table:table-cell>
          <table:table-cell table:style-name="ce21" table:formula="of:=VAR([.B545:.B594])" office:value-type="float" office:value="542.100693102041" calcext:value-type="float">
            <text:p>542.100693102</text:p>
          </table:table-cell>
          <table:table-cell table:style-name="Default" table:formula="of:=VAR([.C545:.C594])" office:value-type="float" office:value="354.180310204082" calcext:value-type="float">
            <text:p>354.1803102041</text:p>
          </table:table-cell>
          <table:table-cell table:style-name="ce21" table:formula="of:=VAR([.D545:.D594])" office:value-type="float" office:value="232.898048204082" calcext:value-type="float">
            <text:p>232.898048204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43" calcext:value-type="float">
            <text:p>143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45:.K594])" office:value-type="float" office:value="757.936326530612" calcext:value-type="float">
            <text:p>757.9363265306</text:p>
          </table:table-cell>
          <table:table-cell table:style-name="ce21" table:formula="of:=VAR([.L545:.L594])" office:value-type="float" office:value="363.877551020408" calcext:value-type="float">
            <text:p>363.8775510204</text:p>
          </table:table-cell>
          <table:table-cell table:style-name="Default" table:formula="of:=VAR([.M545:.M594])" office:value-type="float" office:value="180.908163265306" calcext:value-type="float">
            <text:p>180.9081632653</text:p>
          </table:table-cell>
          <table:table-cell table:style-name="ce21" table:formula="of:=VAR([.N545:.N594])" office:value-type="float" office:value="157.524897959184" calcext:value-type="float">
            <text:p>157.5248979592</text:p>
          </table:table-cell>
          <table:table-cell table:number-columns-repeated="11"/>
        </table:table-row>
        <table:table-row table:style-name="ro4">
          <table:table-cell office:value-type="float" office:value="178.44" calcext:value-type="float">
            <text:p>178.44</text:p>
          </table:table-cell>
          <table:table-cell office:value-type="float" office:value="269.89" calcext:value-type="float">
            <text:p>269.89</text:p>
          </table:table-cell>
          <table:table-cell office:value-type="float" office:value="233.35" calcext:value-type="float">
            <text:p>233.35</text:p>
          </table:table-cell>
          <table:table-cell office:value-type="float" office:value="238.63" calcext:value-type="float">
            <text:p>238.6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1.95471870725427" calcext:value-type="float">
            <text:p>1.9547187073</text:p>
          </table:table-cell>
          <table:table-cell table:style-name="ce21" table:formula="of:=SQRT([.G547]/[.G545])" office:value-type="float" office:value="3.29272134594484" calcext:value-type="float">
            <text:p>3.2927213459</text:p>
          </table:table-cell>
          <table:table-cell table:style-name="Default" table:formula="of:=SQRT([.H547]/[.H545])" office:value-type="float" office:value="2.66150450010546" calcext:value-type="float">
            <text:p>2.6615045001</text:p>
          </table:table-cell>
          <table:table-cell table:style-name="ce21" table:formula="of:=SQRT([.I547]/[.I545])" office:value-type="float" office:value="2.15823098024323" calcext:value-type="float">
            <text:p>2.1582309802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547]/[.P545])" office:value-type="float" office:value="3.89342092903044" calcext:value-type="float">
            <text:p>3.893420929</text:p>
          </table:table-cell>
          <table:table-cell table:style-name="ce21" table:formula="of:=SQRT([.Q547]/[.Q545])" office:value-type="float" office:value="2.69769364836116" calcext:value-type="float">
            <text:p>2.6976936484</text:p>
          </table:table-cell>
          <table:table-cell table:style-name="Default" table:formula="of:=SQRT([.R547]/[.R545])" office:value-type="float" office:value="1.90214701464059" calcext:value-type="float">
            <text:p>1.9021470146</text:p>
          </table:table-cell>
          <table:table-cell table:style-name="ce21" table:formula="of:=SQRT([.S547]/[.S545])" office:value-type="float" office:value="1.7749642134938" calcext:value-type="float">
            <text:p>1.7749642135</text:p>
          </table:table-cell>
          <table:table-cell table:number-columns-repeated="11"/>
        </table:table-row>
        <table:table-row table:style-name="ro4">
          <table:table-cell office:value-type="float" office:value="196.84" calcext:value-type="float">
            <text:p>196.84</text:p>
          </table:table-cell>
          <table:table-cell office:value-type="float" office:value="157.66" calcext:value-type="float">
            <text:p>157.66</text:p>
          </table:table-cell>
          <table:table-cell office:value-type="float" office:value="261.08" calcext:value-type="float">
            <text:p>261.08</text:p>
          </table:table-cell>
          <table:table-cell office:value-type="float" office:value="232.22" calcext:value-type="float">
            <text:p>232.2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9.48" calcext:value-type="float">
            <text:p>219.48</text:p>
          </table:table-cell>
          <table:table-cell office:value-type="float" office:value="218.23" calcext:value-type="float">
            <text:p>218.23</text:p>
          </table:table-cell>
          <table:table-cell office:value-type="float" office:value="263.01" calcext:value-type="float">
            <text:p>263.01</text:p>
          </table:table-cell>
          <table:table-cell office:value-type="float" office:value="253.43" calcext:value-type="float">
            <text:p>253.4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34.6" calcext:value-type="float">
            <text:p>234.6</text:p>
          </table:table-cell>
          <table:table-cell office:value-type="float" office:value="228.25" calcext:value-type="float">
            <text:p>228.25</text:p>
          </table:table-cell>
          <table:table-cell office:value-type="float" office:value="231.6" calcext:value-type="float">
            <text:p>231.6</text:p>
          </table:table-cell>
          <table:table-cell office:value-type="float" office:value="235.01" calcext:value-type="float">
            <text:p>235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3.92815430965145" calcext:value-type="float">
            <text:p>3.9281543097</text:p>
          </table:table-cell>
          <table:table-cell table:style-name="ce22" table:formula="of:=([.G550]*[.G548])" office:value-type="float" office:value="6.61697127957761" calcext:value-type="float">
            <text:p>6.6169712796</text:p>
          </table:table-cell>
          <table:table-cell table:style-name="ce18" table:formula="of:=([.H550]*[.H548])" office:value-type="float" office:value="5.34849353691997" calcext:value-type="float">
            <text:p>5.3484935369</text:p>
          </table:table-cell>
          <table:table-cell table:style-name="ce22" table:formula="of:=([.I550]*[.I548])" office:value-type="float" office:value="4.33712753390195" calcext:value-type="float">
            <text:p>4.3371275339</text:p>
          </table:table-cell>
          <table:table-cell table:style-name="ce18"/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550]*[.P548])" office:value-type="float" office:value="7.82412228670028" calcext:value-type="float">
            <text:p>7.8241222867</text:p>
          </table:table-cell>
          <table:table-cell table:style-name="ce22" table:formula="of:=([.Q550]*[.Q548])" office:value-type="float" office:value="5.42121835310743" calcext:value-type="float">
            <text:p>5.4212183531</text:p>
          </table:table-cell>
          <table:table-cell table:style-name="ce18" table:formula="of:=([.R550]*[.R548])" office:value-type="float" office:value="3.82250753800104" calcext:value-type="float">
            <text:p>3.822507538</text:p>
          </table:table-cell>
          <table:table-cell table:style-name="ce22" table:formula="of:=([.S550]*[.S548])" office:value-type="float" office:value="3.56692413022772" calcext:value-type="float">
            <text:p>3.5669241302</text:p>
          </table:table-cell>
          <table:table-cell table:number-columns-repeated="11"/>
        </table:table-row>
        <table:table-row table:style-name="ro4">
          <table:table-cell office:value-type="float" office:value="210.62" calcext:value-type="float">
            <text:p>210.62</text:p>
          </table:table-cell>
          <table:table-cell office:value-type="float" office:value="269.81" calcext:value-type="float">
            <text:p>269.81</text:p>
          </table:table-cell>
          <table:table-cell office:value-type="float" office:value="263.37" calcext:value-type="float">
            <text:p>263.37</text:p>
          </table:table-cell>
          <table:table-cell office:value-type="float" office:value="230.55" calcext:value-type="float">
            <text:p>230.55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89635820338292" calcext:value-type="percentage">
            <text:p>1.90%</text:p>
          </table:table-cell>
          <table:table-cell table:formula="of:=[.G551]/[.G546]" office:value-type="percentage" office:value="0.0273617836452886" calcext:value-type="percentage">
            <text:p>2.74%</text:p>
          </table:table-cell>
          <table:table-cell table:formula="of:=[.H551]/[.H546]" office:value-type="percentage" office:value="0.0212756813593221" calcext:value-type="percentage">
            <text:p>2.13%</text:p>
          </table:table-cell>
          <table:table-cell table:formula="of:=[.I551]/[.I546]" office:value-type="percentage" office:value="0.0182245573159632" calcext:value-type="percentage">
            <text:p>1.82%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53520797338708" calcext:value-type="percentage">
            <text:p>3.54%</text:p>
          </table:table-cell>
          <table:table-cell table:formula="of:=[.Q551]/[.Q546]" office:value-type="percentage" office:value="0.0415100945873463" calcext:value-type="percentage">
            <text:p>4.15%</text:p>
          </table:table-cell>
          <table:table-cell table:formula="of:=[.R551]/[.R546]" office:value-type="percentage" office:value="0.0651193788415851" calcext:value-type="percentage">
            <text:p>6.51%</text:p>
          </table:table-cell>
          <table:table-cell table:formula="of:=[.S551]/[.S546]" office:value-type="percentage" office:value="0.0541756398880274" calcext:value-type="percentage">
            <text:p>5.42%</text:p>
          </table:table-cell>
          <table:table-cell table:number-columns-repeated="11"/>
        </table:table-row>
        <table:table-row table:style-name="ro4">
          <table:table-cell office:value-type="float" office:value="215.58" calcext:value-type="float">
            <text:p>215.58</text:p>
          </table:table-cell>
          <table:table-cell office:value-type="float" office:value="270.8" calcext:value-type="float">
            <text:p>270.8</text:p>
          </table:table-cell>
          <table:table-cell office:value-type="float" office:value="264.46" calcext:value-type="float">
            <text:p>264.46</text:p>
          </table:table-cell>
          <table:table-cell office:value-type="float" office:value="255.25" calcext:value-type="float">
            <text:p>255.25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43.78" calcext:value-type="float">
            <text:p>243.78</text:p>
          </table:table-cell>
          <table:table-cell office:value-type="float" office:value="259.53" calcext:value-type="float">
            <text:p>259.53</text:p>
          </table:table-cell>
          <table:table-cell office:value-type="float" office:value="236.86" calcext:value-type="float">
            <text:p>236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67472555058848" calcext:value-type="percentage">
            <text:p>16.75%</text:p>
          </table:table-cell>
          <table:table-cell table:style-name="ce23" table:formula="of:=([.H546]-[.F546])/[.F546]" office:value-type="percentage" office:value="0.213611918394145" calcext:value-type="percentage">
            <text:p>21.36%</text:p>
          </table:table-cell>
          <table:table-cell table:style-name="ce23" table:formula="of:=([.I546]-[.F546])/[.F546]" office:value-type="percentage" office:value="0.148886271253536" calcext:value-type="percentage">
            <text:p>14.89%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409904211097054" calcext:value-type="percentage">
            <text:p>-40.99%</text:p>
          </table:table-cell>
          <table:table-cell table:style-name="ce29" table:formula="of:=([.R546]-[.P546])/[.P546]" office:value-type="percentage" office:value="-0.734773179107175" calcext:value-type="percentage">
            <text:p>-73.48%</text:p>
          </table:table-cell>
          <table:table-cell table:style-name="ce29" table:formula="of:=([.S546]-[.P546])/[.P546]" office:value-type="percentage" office:value="-0.702512199530092" calcext:value-type="percentage">
            <text:p>-70.25%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31.55" calcext:value-type="float">
            <text:p>231.55</text:p>
          </table:table-cell>
          <table:table-cell office:value-type="float" office:value="262.44" calcext:value-type="float">
            <text:p>262.44</text:p>
          </table:table-cell>
          <table:table-cell office:value-type="float" office:value="234.03" calcext:value-type="float">
            <text:p>234.0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7.52" calcext:value-type="float">
            <text:p>207.52</text:p>
          </table:table-cell>
          <table:table-cell office:value-type="float" office:value="229.5" calcext:value-type="float">
            <text:p>229.5</text:p>
          </table:table-cell>
          <table:table-cell office:value-type="float" office:value="262.94" calcext:value-type="float">
            <text:p>262.94</text:p>
          </table:table-cell>
          <table:table-cell office:value-type="float" office:value="227.65" calcext:value-type="float">
            <text:p>227.6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44.96" calcext:value-type="float">
            <text:p>244.96</text:p>
          </table:table-cell>
          <table:table-cell office:value-type="float" office:value="258.55" calcext:value-type="float">
            <text:p>258.55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226.31" calcext:value-type="float">
            <text:p>226.31</text:p>
          </table:table-cell>
          <table:table-cell office:value-type="float" office:value="228.79" calcext:value-type="float">
            <text:p>228.7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3.09" calcext:value-type="float">
            <text:p>263.09</text:p>
          </table:table-cell>
          <table:table-cell office:value-type="float" office:value="252.83" calcext:value-type="float">
            <text:p>252.83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29.45" calcext:value-type="float">
            <text:p>229.45</text:p>
          </table:table-cell>
          <table:table-cell office:value-type="float" office:value="267.26" calcext:value-type="float">
            <text:p>267.26</text:p>
          </table:table-cell>
          <table:table-cell office:value-type="float" office:value="242.61" calcext:value-type="float">
            <text:p>242.6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1.19" calcext:value-type="float">
            <text:p>271.19</text:p>
          </table:table-cell>
          <table:table-cell office:value-type="float" office:value="262.51" calcext:value-type="float">
            <text:p>262.51</text:p>
          </table:table-cell>
          <table:table-cell office:value-type="float" office:value="256.41" calcext:value-type="float">
            <text:p>256.41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72.04" calcext:value-type="float">
            <text:p>172.04</text:p>
          </table:table-cell>
          <table:table-cell office:value-type="float" office:value="217.15" calcext:value-type="float">
            <text:p>217.1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8.2" calcext:value-type="float">
            <text:p>208.2</text:p>
          </table:table-cell>
          <table:table-cell office:value-type="float" office:value="228.73" calcext:value-type="float">
            <text:p>228.73</text:p>
          </table:table-cell>
          <table:table-cell office:value-type="float" office:value="238.98" calcext:value-type="float">
            <text:p>238.98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61.3" calcext:value-type="float">
            <text:p>261.3</text:p>
          </table:table-cell>
          <table:table-cell office:value-type="float" office:value="233.63" calcext:value-type="float">
            <text:p>233.6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69.36" calcext:value-type="float">
            <text:p>269.36</text:p>
          </table:table-cell>
          <table:table-cell office:value-type="float" office:value="216.31" calcext:value-type="float">
            <text:p>216.31</text:p>
          </table:table-cell>
          <table:table-cell office:value-type="float" office:value="236.63" calcext:value-type="float">
            <text:p>236.6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19.83" calcext:value-type="float">
            <text:p>219.83</text:p>
          </table:table-cell>
          <table:table-cell office:value-type="float" office:value="269.59" calcext:value-type="float">
            <text:p>269.59</text:p>
          </table:table-cell>
          <table:table-cell office:value-type="float" office:value="237.33" calcext:value-type="float">
            <text:p>237.33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00.21" calcext:value-type="float">
            <text:p>200.21</text:p>
          </table:table-cell>
          <table:table-cell office:value-type="float" office:value="270.19" calcext:value-type="float">
            <text:p>270.19</text:p>
          </table:table-cell>
          <table:table-cell office:value-type="float" office:value="264.54" calcext:value-type="float">
            <text:p>264.54</text:p>
          </table:table-cell>
          <table:table-cell office:value-type="float" office:value="236.69" calcext:value-type="float">
            <text:p>236.6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6.47" calcext:value-type="float">
            <text:p>246.47</text:p>
          </table:table-cell>
          <table:table-cell office:value-type="float" office:value="241.81" calcext:value-type="float">
            <text:p>241.81</text:p>
          </table:table-cell>
          <table:table-cell office:value-type="float" office:value="255.32" calcext:value-type="float">
            <text:p>255.32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141" calcext:value-type="float">
            <text:p>141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99.75" calcext:value-type="float">
            <text:p>199.75</text:p>
          </table:table-cell>
          <table:table-cell office:value-type="float" office:value="229.01" calcext:value-type="float">
            <text:p>229.01</text:p>
          </table:table-cell>
          <table:table-cell office:value-type="float" office:value="262.01" calcext:value-type="float">
            <text:p>262.01</text:p>
          </table:table-cell>
          <table:table-cell office:value-type="float" office:value="246.22" calcext:value-type="float">
            <text:p>246.2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23.05" calcext:value-type="float">
            <text:p>223.05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9.11" calcext:value-type="float">
            <text:p>259.11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66.58" calcext:value-type="float">
            <text:p>166.58</text:p>
          </table:table-cell>
          <table:table-cell office:value-type="float" office:value="267.56" calcext:value-type="float">
            <text:p>267.56</text:p>
          </table:table-cell>
          <table:table-cell office:value-type="float" office:value="258.55" calcext:value-type="float">
            <text:p>258.55</text:p>
          </table:table-cell>
          <table:table-cell office:value-type="float" office:value="236.86" calcext:value-type="float">
            <text:p>236.8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17.98" calcext:value-type="float">
            <text:p>217.98</text:p>
          </table:table-cell>
          <table:table-cell office:value-type="float" office:value="234.78" calcext:value-type="float">
            <text:p>234.78</text:p>
          </table:table-cell>
          <table:table-cell office:value-type="float" office:value="260.37" calcext:value-type="float">
            <text:p>260.37</text:p>
          </table:table-cell>
          <table:table-cell office:value-type="float" office:value="232.22" calcext:value-type="float">
            <text:p>232.2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66.89" calcext:value-type="float">
            <text:p>266.89</text:p>
          </table:table-cell>
          <table:table-cell office:value-type="float" office:value="224.19" calcext:value-type="float">
            <text:p>224.19</text:p>
          </table:table-cell>
          <table:table-cell office:value-type="float" office:value="237.1" calcext:value-type="float">
            <text:p>237.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31.27" calcext:value-type="float">
            <text:p>231.27</text:p>
          </table:table-cell>
          <table:table-cell office:value-type="float" office:value="261.51" calcext:value-type="float">
            <text:p>261.51</text:p>
          </table:table-cell>
          <table:table-cell office:value-type="float" office:value="197.86" calcext:value-type="float">
            <text:p>197.8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85.87" calcext:value-type="float">
            <text:p>185.87</text:p>
          </table:table-cell>
          <table:table-cell office:value-type="float" office:value="243.1" calcext:value-type="float">
            <text:p>243.1</text:p>
          </table:table-cell>
          <table:table-cell office:value-type="float" office:value="203.56" calcext:value-type="float">
            <text:p>203.56</text:p>
          </table:table-cell>
          <table:table-cell office:value-type="float" office:value="225.72" calcext:value-type="float">
            <text:p>225.7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15.58" calcext:value-type="float">
            <text:p>215.58</text:p>
          </table:table-cell>
          <table:table-cell office:value-type="float" office:value="224.82" calcext:value-type="float">
            <text:p>224.82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21.97" calcext:value-type="float">
            <text:p>221.97</text:p>
          </table:table-cell>
          <table:table-cell office:value-type="float" office:value="221.25" calcext:value-type="float">
            <text:p>221.25</text:p>
          </table:table-cell>
          <table:table-cell office:value-type="float" office:value="261.44" calcext:value-type="float">
            <text:p>261.44</text:p>
          </table:table-cell>
          <table:table-cell office:value-type="float" office:value="254.84" calcext:value-type="float">
            <text:p>254.8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7.79" calcext:value-type="float">
            <text:p>207.79</text:p>
          </table:table-cell>
          <table:table-cell office:value-type="float" office:value="230.27" calcext:value-type="float">
            <text:p>230.27</text:p>
          </table:table-cell>
          <table:table-cell office:value-type="float" office:value="262.01" calcext:value-type="float">
            <text:p>262.01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69.44" calcext:value-type="float">
            <text:p>269.44</text:p>
          </table:table-cell>
          <table:table-cell office:value-type="float" office:value="267.48" calcext:value-type="float">
            <text:p>267.48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27" calcext:value-type="float">
            <text:p>227</text:p>
          </table:table-cell>
          <table:table-cell office:value-type="float" office:value="200.29" calcext:value-type="float">
            <text:p>200.29</text:p>
          </table:table-cell>
          <table:table-cell office:value-type="float" office:value="255.05" calcext:value-type="float">
            <text:p>255.0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47" calcext:value-type="float">
            <text:p>147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20.99" calcext:value-type="float">
            <text:p>220.99</text:p>
          </table:table-cell>
          <table:table-cell office:value-type="float" office:value="268.08" calcext:value-type="float">
            <text:p>268.08</text:p>
          </table:table-cell>
          <table:table-cell office:value-type="float" office:value="239.46" calcext:value-type="float">
            <text:p>239.46</text:p>
          </table:table-cell>
          <table:table-cell office:value-type="float" office:value="181.92" calcext:value-type="float">
            <text:p>181.9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8.92" calcext:value-type="float">
            <text:p>208.92</text:p>
          </table:table-cell>
          <table:table-cell office:value-type="float" office:value="267.78" calcext:value-type="float">
            <text:p>267.78</text:p>
          </table:table-cell>
          <table:table-cell office:value-type="float" office:value="260.44" calcext:value-type="float">
            <text:p>260.44</text:p>
          </table:table-cell>
          <table:table-cell office:value-type="float" office:value="253.43" calcext:value-type="float">
            <text:p>253.43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33.8" calcext:value-type="float">
            <text:p>233.8</text:p>
          </table:table-cell>
          <table:table-cell office:value-type="float" office:value="260.66" calcext:value-type="float">
            <text:p>260.66</text:p>
          </table:table-cell>
          <table:table-cell office:value-type="float" office:value="234.2" calcext:value-type="float">
            <text:p>234.2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29.23" calcext:value-type="float">
            <text:p>229.23</text:p>
          </table:table-cell>
          <table:table-cell office:value-type="float" office:value="236.51" calcext:value-type="float">
            <text:p>236.51</text:p>
          </table:table-cell>
          <table:table-cell office:value-type="float" office:value="246.85" calcext:value-type="float">
            <text:p>246.85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07.3" calcext:value-type="float">
            <text:p>207.3</text:p>
          </table:table-cell>
          <table:table-cell office:value-type="float" office:value="267.56" calcext:value-type="float">
            <text:p>267.56</text:p>
          </table:table-cell>
          <table:table-cell office:value-type="float" office:value="260.94" calcext:value-type="float">
            <text:p>260.94</text:p>
          </table:table-cell>
          <table:table-cell office:value-type="float" office:value="228.52" calcext:value-type="float">
            <text:p>228.5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5.18" calcext:value-type="float">
            <text:p>235.18</text:p>
          </table:table-cell>
          <table:table-cell office:value-type="float" office:value="263.45" calcext:value-type="float">
            <text:p>263.45</text:p>
          </table:table-cell>
          <table:table-cell office:value-type="float" office:value="228.46" calcext:value-type="float">
            <text:p>228.46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12.53" calcext:value-type="float">
            <text:p>212.53</text:p>
          </table:table-cell>
          <table:table-cell office:value-type="float" office:value="211.13" calcext:value-type="float">
            <text:p>211.13</text:p>
          </table:table-cell>
          <table:table-cell office:value-type="float" office:value="202.45" calcext:value-type="float">
            <text:p>202.45</text:p>
          </table:table-cell>
          <table:table-cell office:value-type="float" office:value="244.65" calcext:value-type="float">
            <text:p>244.6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94.57" calcext:value-type="float">
            <text:p>194.57</text:p>
          </table:table-cell>
          <table:table-cell office:value-type="float" office:value="275.78" calcext:value-type="float">
            <text:p>275.78</text:p>
          </table:table-cell>
          <table:table-cell office:value-type="float" office:value="237.04" calcext:value-type="float">
            <text:p>237.04</text:p>
          </table:table-cell>
          <table:table-cell office:value-type="float" office:value="240.18" calcext:value-type="float">
            <text:p>240.1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29.01" calcext:value-type="float">
            <text:p>229.01</text:p>
          </table:table-cell>
          <table:table-cell office:value-type="float" office:value="225.67" calcext:value-type="float">
            <text:p>225.6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7.49" calcext:value-type="float">
            <text:p>197.49</text:p>
          </table:table-cell>
          <table:table-cell office:value-type="float" office:value="232.84" calcext:value-type="float">
            <text:p>232.84</text:p>
          </table:table-cell>
          <table:table-cell office:value-type="float" office:value="260.73" calcext:value-type="float">
            <text:p>260.73</text:p>
          </table:table-cell>
          <table:table-cell office:value-type="float" office:value="227.22" calcext:value-type="float">
            <text:p>227.2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08.06" calcext:value-type="float">
            <text:p>208.06</text:p>
          </table:table-cell>
          <table:table-cell office:value-type="float" office:value="236.05" calcext:value-type="float">
            <text:p>236.05</text:p>
          </table:table-cell>
          <table:table-cell office:value-type="float" office:value="267.48" calcext:value-type="float">
            <text:p>267.48</text:p>
          </table:table-cell>
          <table:table-cell office:value-type="float" office:value="258.2" calcext:value-type="float">
            <text:p>258.2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96.04" calcext:value-type="float">
            <text:p>196.04</text:p>
          </table:table-cell>
          <table:table-cell office:value-type="float" office:value="230.82" calcext:value-type="float">
            <text:p>230.82</text:p>
          </table:table-cell>
          <table:table-cell office:value-type="float" office:value="258.9" calcext:value-type="float">
            <text:p>258.9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209.7" calcext:value-type="float">
            <text:p>209.7</text:p>
          </table:table-cell>
          <table:table-cell office:value-type="float" office:value="253.23" calcext:value-type="float">
            <text:p>253.23</text:p>
          </table:table-cell>
          <table:table-cell office:value-type="float" office:value="262.8" calcext:value-type="float">
            <text:p>262.8</text:p>
          </table:table-cell>
          <table:table-cell office:value-type="float" office:value="197.17" calcext:value-type="float">
            <text:p>197.1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23.62" calcext:value-type="float">
            <text:p>223.62</text:p>
          </table:table-cell>
          <table:table-cell office:value-type="float" office:value="230.71" calcext:value-type="float">
            <text:p>230.71</text:p>
          </table:table-cell>
          <table:table-cell office:value-type="float" office:value="266.74" calcext:value-type="float">
            <text:p>266.74</text:p>
          </table:table-cell>
          <table:table-cell office:value-type="float" office:value="244.21" calcext:value-type="float">
            <text:p>244.21</text:p>
          </table:table-cell>
          <table:table-cell table:style-name="ce15"/>
          <table:table-cell table:style-name="ce20" table:number-columns-repeated="5"/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1.82" calcext:value-type="float">
            <text:p>81.82</text:p>
          </table:table-cell>
          <table:table-cell office:value-type="float" office:value="45.37" calcext:value-type="float">
            <text:p>45.37</text:p>
          </table:table-cell>
          <table:table-cell office:value-type="float" office:value="51.41" calcext:value-type="float">
            <text:p>51.41</text:p>
          </table:table-cell>
          <table:table-cell office:value-type="float" office:value="81.89" calcext:value-type="float">
            <text:p>81.8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45.57" calcext:value-type="float">
            <text:p>45.57</text:p>
          </table:table-cell>
          <table:table-cell office:value-type="float" office:value="83.13" calcext:value-type="float">
            <text:p>83.13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2.3036" calcext:value-type="float">
            <text:p>82.3036</text:p>
          </table:table-cell>
          <table:table-cell table:style-name="ce22" table:formula="of:=AVERAGE([.B599:.B648])" office:value-type="float" office:value="66.0778" calcext:value-type="float">
            <text:p>66.0778</text:p>
          </table:table-cell>
          <table:table-cell table:style-name="ce18" table:formula="of:=AVERAGE([.C599:.C648])" office:value-type="float" office:value="74.1436" calcext:value-type="float">
            <text:p>74.1436</text:p>
          </table:table-cell>
          <table:table-cell table:style-name="ce22" table:formula="of:=AVERAGE([.D599:.D648])" office:value-type="float" office:value="71.692" calcext:value-type="float">
            <text:p>71.692</text:p>
          </table:table-cell>
          <table:table-cell table:style-name="ce18" table:formula="of:=([.G600]-[.F600])/[.F600]" office:value-type="float" office:value="-0.197145689860468" calcext:value-type="float">
            <text:p>-0.1971456899</text:p>
          </table:table-cell>
          <table:table-cell office:value-type="float" office:value="208" calcext:value-type="float">
            <text:p>208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9:.K648])" office:value-type="float" office:value="245.6" calcext:value-type="float">
            <text:p>245.6</text:p>
          </table:table-cell>
          <table:table-cell table:style-name="ce22" table:formula="of:=AVERAGE([.L599:.L648])" office:value-type="float" office:value="103.32" calcext:value-type="float">
            <text:p>103.32</text:p>
          </table:table-cell>
          <table:table-cell table:style-name="ce18" table:formula="of:=AVERAGE([.M599:.M648])" office:value-type="float" office:value="47.42" calcext:value-type="float">
            <text:p>47.42</text:p>
          </table:table-cell>
          <table:table-cell table:style-name="ce22" table:formula="of:=AVERAGE([.N599:.N648])" office:value-type="float" office:value="81.88" calcext:value-type="float">
            <text:p>81.88</text:p>
          </table:table-cell>
          <table:table-cell table:number-columns-repeated="11"/>
        </table:table-row>
        <table:table-row table:style-name="ro4">
          <table:table-cell office:value-type="float" office:value="81.14" calcext:value-type="float">
            <text:p>81.14</text:p>
          </table:table-cell>
          <table:table-cell office:value-type="float" office:value="50.49" calcext:value-type="float">
            <text:p>50.49</text:p>
          </table:table-cell>
          <table:table-cell office:value-type="float" office:value="83.79" calcext:value-type="float">
            <text:p>83.79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0.651701061224489" calcext:value-type="float">
            <text:p>0.6517010612</text:p>
          </table:table-cell>
          <table:table-cell table:style-name="ce21" table:formula="of:=VAR([.B599:.B648])" office:value-type="float" office:value="353.61978077551" calcext:value-type="float">
            <text:p>353.6197807755</text:p>
          </table:table-cell>
          <table:table-cell table:style-name="Default" table:formula="of:=VAR([.C599:.C648])" office:value-type="float" office:value="221.280872489796" calcext:value-type="float">
            <text:p>221.2808724898</text:p>
          </table:table-cell>
          <table:table-cell table:style-name="ce21" table:formula="of:=VAR([.D599:.D648])" office:value-type="float" office:value="245.142306122449" calcext:value-type="float">
            <text:p>245.1423061224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9:.K648])" office:value-type="float" office:value="1277.75510204082" calcext:value-type="float">
            <text:p>1277.7551020408</text:p>
          </table:table-cell>
          <table:table-cell table:style-name="ce21" table:formula="of:=VAR([.L599:.L648])" office:value-type="float" office:value="189.446530612245" calcext:value-type="float">
            <text:p>189.4465306122</text:p>
          </table:table-cell>
          <table:table-cell table:style-name="Default" table:formula="of:=VAR([.M599:.M648])" office:value-type="float" office:value="134.371020408163" calcext:value-type="float">
            <text:p>134.3710204082</text:p>
          </table:table-cell>
          <table:table-cell table:style-name="ce21" table:formula="of:=VAR([.N599:.N648])" office:value-type="float" office:value="132.72" calcext:value-type="float">
            <text:p>132.72</text:p>
          </table:table-cell>
          <table:table-cell table:number-columns-repeated="11"/>
        </table:table-row>
        <table:table-row table:style-name="ro4">
          <table:table-cell office:value-type="float" office:value="82.72" calcext:value-type="float">
            <text:p>82.72</text:p>
          </table:table-cell>
          <table:table-cell office:value-type="float" office:value="45.61" calcext:value-type="float">
            <text:p>45.61</text:p>
          </table:table-cell>
          <table:table-cell office:value-type="float" office:value="83.12" calcext:value-type="float">
            <text:p>83.12</text:p>
          </table:table-cell>
          <table:table-cell office:value-type="float" office:value="82.9" calcext:value-type="float">
            <text:p>82.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4166637966132" calcext:value-type="float">
            <text:p>0.114166638</text:p>
          </table:table-cell>
          <table:table-cell table:style-name="ce21" table:formula="of:=SQRT([.G601]/[.G599])" office:value-type="float" office:value="2.65939760387765" calcext:value-type="float">
            <text:p>2.6593976039</text:p>
          </table:table-cell>
          <table:table-cell table:style-name="Default" table:formula="of:=SQRT([.H601]/[.H599])" office:value-type="float" office:value="2.10371515414894" calcext:value-type="float">
            <text:p>2.1037151541</text:p>
          </table:table-cell>
          <table:table-cell table:style-name="ce21" table:formula="of:=SQRT([.I601]/[.I599])" office:value-type="float" office:value="2.21423714232441" calcext:value-type="float">
            <text:p>2.2142371423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01]/[.P599])" office:value-type="float" office:value="5.05520544002084" calcext:value-type="float">
            <text:p>5.05520544</text:p>
          </table:table-cell>
          <table:table-cell table:style-name="ce21" table:formula="of:=SQRT([.Q601]/[.Q599])" office:value-type="float" office:value="1.94651756022002" calcext:value-type="float">
            <text:p>1.9465175602</text:p>
          </table:table-cell>
          <table:table-cell table:style-name="Default" table:formula="of:=SQRT([.R601]/[.R599])" office:value-type="float" office:value="1.63933535561314" calcext:value-type="float">
            <text:p>1.6393353556</text:p>
          </table:table-cell>
          <table:table-cell table:style-name="ce21" table:formula="of:=SQRT([.S601]/[.S599])" office:value-type="float" office:value="1.6292329483533" calcext:value-type="float">
            <text:p>1.6292329484</text:p>
          </table:table-cell>
          <table:table-cell table:number-columns-repeated="11"/>
        </table:table-row>
        <table:table-row table:style-name="ro4">
          <table:table-cell office:value-type="float" office:value="82.14" calcext:value-type="float">
            <text:p>82.14</text:p>
          </table:table-cell>
          <table:table-cell office:value-type="float" office:value="82.84" calcext:value-type="float">
            <text:p>82.84</text:p>
          </table:table-cell>
          <table:table-cell office:value-type="float" office:value="49.55" calcext:value-type="float">
            <text:p>49.55</text:p>
          </table:table-cell>
          <table:table-cell office:value-type="float" office:value="82.69" calcext:value-type="float">
            <text:p>82.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04" calcext:value-type="float">
            <text:p>81.04</text:p>
          </table:table-cell>
          <table:table-cell office:value-type="float" office:value="45.44" calcext:value-type="float">
            <text:p>45.44</text:p>
          </table:table-cell>
          <table:table-cell office:value-type="float" office:value="83.54" calcext:value-type="float">
            <text:p>83.54</text:p>
          </table:table-cell>
          <table:table-cell office:value-type="float" office:value="81.93" calcext:value-type="float">
            <text:p>81.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0.65" calcext:value-type="float">
            <text:p>80.65</text:p>
          </table:table-cell>
          <table:table-cell office:value-type="float" office:value="45.47" calcext:value-type="float">
            <text:p>45.47</text:p>
          </table:table-cell>
          <table:table-cell office:value-type="float" office:value="83.48" calcext:value-type="float">
            <text:p>83.48</text:p>
          </table:table-cell>
          <table:table-cell office:value-type="float" office:value="83.2" calcext:value-type="float">
            <text:p>83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0.229426448563037" calcext:value-type="float">
            <text:p>0.2294264486</text:p>
          </table:table-cell>
          <table:table-cell table:style-name="ce22" table:formula="of:=([.G604]*[.G602])" office:value-type="float" office:value="5.34425957043336" calcext:value-type="float">
            <text:p>5.3442595704</text:p>
          </table:table-cell>
          <table:table-cell table:style-name="ce18" table:formula="of:=([.H604]*[.H602])" office:value-type="float" office:value="4.22757387975124" calcext:value-type="float">
            <text:p>4.2275738798</text:p>
          </table:table-cell>
          <table:table-cell table:style-name="ce22" table:formula="of:=([.I604]*[.I602])" office:value-type="float" office:value="4.44967613034695" calcext:value-type="float">
            <text:p>4.4496761303</text:p>
          </table:table-cell>
          <table:table-cell table:style-name="ce18"/>
          <table:table-cell office:value-type="float" office:value="265" calcext:value-type="float">
            <text:p>265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04]*[.P602])" office:value-type="float" office:value="10.1588156708669" calcext:value-type="float">
            <text:p>10.1588156709</text:p>
          </table:table-cell>
          <table:table-cell table:style-name="ce22" table:formula="of:=([.Q604]*[.Q602])" office:value-type="float" office:value="3.91167348765537" calcext:value-type="float">
            <text:p>3.9116734877</text:p>
          </table:table-cell>
          <table:table-cell table:style-name="ce18" table:formula="of:=([.R604]*[.R602])" office:value-type="float" office:value="3.29436773599062" calcext:value-type="float">
            <text:p>3.294367736</text:p>
          </table:table-cell>
          <table:table-cell table:style-name="ce22" table:formula="of:=([.S604]*[.S602])" office:value-type="float" office:value="3.27406618852586" calcext:value-type="float">
            <text:p>3.2740661885</text:p>
          </table:table-cell>
          <table:table-cell table:number-columns-repeated="11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2.73" calcext:value-type="float">
            <text:p>82.73</text:p>
          </table:table-cell>
          <table:table-cell office:value-type="float" office:value="83.33" calcext:value-type="float">
            <text:p>83.33</text:p>
          </table:table-cell>
          <table:table-cell office:value-type="float" office:value="49.89" calcext:value-type="float">
            <text:p>49.89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78756273799733" calcext:value-type="percentage">
            <text:p>0.28%</text:p>
          </table:table-cell>
          <table:table-cell table:formula="of:=[.G605]/[.G600]" office:value-type="percentage" office:value="0.0808782915053674" calcext:value-type="percentage">
            <text:p>8.09%</text:p>
          </table:table-cell>
          <table:table-cell table:formula="of:=[.H605]/[.H600]" office:value-type="percentage" office:value="0.0570187295970419" calcext:value-type="percentage">
            <text:p>5.70%</text:p>
          </table:table-cell>
          <table:table-cell table:formula="of:=[.I605]/[.I600]" office:value-type="percentage" office:value="0.0620665643355876" calcext:value-type="percentage">
            <text:p>6.21%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413632559888717" calcext:value-type="percentage">
            <text:p>4.14%</text:p>
          </table:table-cell>
          <table:table-cell table:formula="of:=[.Q605]/[.Q600]" office:value-type="percentage" office:value="0.0378597898534202" calcext:value-type="percentage">
            <text:p>3.79%</text:p>
          </table:table-cell>
          <table:table-cell table:formula="of:=[.R605]/[.R600]" office:value-type="percentage" office:value="0.0694721159002662" calcext:value-type="percentage">
            <text:p>6.95%</text:p>
          </table:table-cell>
          <table:table-cell table:formula="of:=[.S605]/[.S600]" office:value-type="percentage" office:value="0.0399861527665591" calcext:value-type="percentage">
            <text:p>4.00%</text:p>
          </table:table-cell>
          <table:table-cell table:number-columns-repeated="11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45.62" calcext:value-type="float">
            <text:p>45.62</text:p>
          </table:table-cell>
          <table:table-cell office:value-type="float" office:value="50.68" calcext:value-type="float">
            <text:p>50.68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62" calcext:value-type="float">
            <text:p>81.62</text:p>
          </table:table-cell>
          <table:table-cell office:value-type="float" office:value="45.14" calcext:value-type="float">
            <text:p>45.14</text:p>
          </table:table-cell>
          <table:table-cell office:value-type="float" office:value="83.54" calcext:value-type="float">
            <text:p>83.54</text:p>
          </table:table-cell>
          <table:table-cell office:value-type="float" office:value="83.28" calcext:value-type="float">
            <text:p>83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97145689860468" calcext:value-type="percentage">
            <text:p>-19.71%</text:p>
          </table:table-cell>
          <table:table-cell table:style-name="ce23" table:formula="of:=([.H600]-[.F600])/[.F600]" office:value-type="percentage" office:value="-0.0991451163740105" calcext:value-type="percentage">
            <text:p>-09.91%</text:p>
          </table:table-cell>
          <table:table-cell table:style-name="ce23" table:formula="of:=([.I600]-[.F600])/[.F600]" office:value-type="percentage" office:value="-0.128932391778731" calcext:value-type="percentage">
            <text:p>-12.89%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579315960912052" calcext:value-type="percentage">
            <text:p>-57.93%</text:p>
          </table:table-cell>
          <table:table-cell table:style-name="ce29" table:formula="of:=([.R600]-[.P600])/[.P600]" office:value-type="percentage" office:value="-0.806921824104234" calcext:value-type="percentage">
            <text:p>-80.69%</text:p>
          </table:table-cell>
          <table:table-cell table:style-name="ce29" table:formula="of:=([.S600]-[.P600])/[.P600]" office:value-type="percentage" office:value="-0.666612377850163" calcext:value-type="percentage">
            <text:p>-66.66%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2.17" calcext:value-type="float">
            <text:p>82.17</text:p>
          </table:table-cell>
          <table:table-cell office:value-type="float" office:value="83.12" calcext:value-type="float">
            <text:p>83.12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29" calcext:value-type="float">
            <text:p>82.29</text:p>
          </table:table-cell>
          <table:table-cell office:value-type="float" office:value="45.5" calcext:value-type="float">
            <text:p>45.5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4" calcext:value-type="float">
            <text:p>82.6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83.38" calcext:value-type="float">
            <text:p>83.38</text:p>
          </table:table-cell>
          <table:table-cell office:value-type="float" office:value="83.43" calcext:value-type="float">
            <text:p>83.43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45.53" calcext:value-type="float">
            <text:p>45.53</text:p>
          </table:table-cell>
          <table:table-cell office:value-type="float" office:value="50.39" calcext:value-type="float">
            <text:p>50.39</text:p>
          </table:table-cell>
          <table:table-cell office:value-type="float" office:value="49.71" calcext:value-type="float">
            <text:p>49.7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45.93" calcext:value-type="float">
            <text:p>45.93</text:p>
          </table:table-cell>
          <table:table-cell office:value-type="float" office:value="83.81" calcext:value-type="float">
            <text:p>83.81</text:p>
          </table:table-cell>
          <table:table-cell office:value-type="float" office:value="50.62" calcext:value-type="float">
            <text:p>50.6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2.54" calcext:value-type="float">
            <text:p>82.54</text:p>
          </table:table-cell>
          <table:table-cell office:value-type="float" office:value="45.56" calcext:value-type="float">
            <text:p>45.56</text:p>
          </table:table-cell>
          <table:table-cell office:value-type="float" office:value="50.32" calcext:value-type="float">
            <text:p>50.32</text:p>
          </table:table-cell>
          <table:table-cell office:value-type="float" office:value="82.53" calcext:value-type="float">
            <text:p>82.5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1.08" calcext:value-type="float">
            <text:p>81.08</text:p>
          </table:table-cell>
          <table:table-cell office:value-type="float" office:value="82.64" calcext:value-type="float">
            <text:p>82.64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49" calcext:value-type="float">
            <text:p>82.49</text:p>
          </table:table-cell>
          <table:table-cell office:value-type="float" office:value="83.49" calcext:value-type="float">
            <text:p>83.49</text:p>
          </table:table-cell>
          <table:table-cell office:value-type="float" office:value="49.74" calcext:value-type="float">
            <text:p>49.74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85" calcext:value-type="float">
            <text:p>82.85</text:p>
          </table:table-cell>
          <table:table-cell office:value-type="float" office:value="83.78" calcext:value-type="float">
            <text:p>83.78</text:p>
          </table:table-cell>
          <table:table-cell office:value-type="float" office:value="82.85" calcext:value-type="float">
            <text:p>82.85</text:p>
          </table:table-cell>
          <table:table-cell office:value-type="float" office:value="50.31" calcext:value-type="float">
            <text:p>50.3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86" calcext:value-type="float">
            <text:p>83.86</text:p>
          </table:table-cell>
          <table:table-cell office:value-type="float" office:value="82.83" calcext:value-type="float">
            <text:p>82.83</text:p>
          </table:table-cell>
          <table:table-cell office:value-type="float" office:value="49.72" calcext:value-type="float">
            <text:p>49.72</text:p>
          </table:table-cell>
          <table:table-cell office:value-type="float" office:value="83.76" calcext:value-type="float">
            <text:p>83.7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81.38" calcext:value-type="float">
            <text:p>81.38</text:p>
          </table:table-cell>
          <table:table-cell office:value-type="float" office:value="45.34" calcext:value-type="float">
            <text:p>45.34</text:p>
          </table:table-cell>
          <table:table-cell office:value-type="float" office:value="49.9" calcext:value-type="float">
            <text:p>49.9</text:p>
          </table:table-cell>
          <table:table-cell office:value-type="float" office:value="83.48" calcext:value-type="float">
            <text:p>83.4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3.68" calcext:value-type="float">
            <text:p>83.68</text:p>
          </table:table-cell>
          <table:table-cell office:value-type="float" office:value="82.93" calcext:value-type="float">
            <text:p>82.93</text:p>
          </table:table-cell>
          <table:table-cell office:value-type="float" office:value="82.57" calcext:value-type="float">
            <text:p>82.57</text:p>
          </table:table-cell>
          <table:table-cell office:value-type="float" office:value="82.98" calcext:value-type="float">
            <text:p>82.9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65" calcext:value-type="float">
            <text:p>83.65</text:p>
          </table:table-cell>
          <table:table-cell office:value-type="float" office:value="83.22" calcext:value-type="float">
            <text:p>83.22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03" calcext:value-type="float">
            <text:p>83.03</text:p>
          </table:table-cell>
          <table:table-cell office:value-type="float" office:value="83.55" calcext:value-type="float">
            <text:p>83.55</text:p>
          </table:table-cell>
          <table:table-cell office:value-type="float" office:value="83.45" calcext:value-type="float">
            <text:p>83.4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83.19" calcext:value-type="float">
            <text:p>83.19</text:p>
          </table:table-cell>
          <table:table-cell office:value-type="float" office:value="83.34" calcext:value-type="float">
            <text:p>83.34</text:p>
          </table:table-cell>
          <table:table-cell office:value-type="float" office:value="82.69" calcext:value-type="float">
            <text:p>82.6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2" calcext:value-type="float">
            <text:p>81.2</text:p>
          </table:table-cell>
          <table:table-cell office:value-type="float" office:value="83.12" calcext:value-type="float">
            <text:p>83.12</text:p>
          </table:table-cell>
          <table:table-cell office:value-type="float" office:value="50.71" calcext:value-type="float">
            <text:p>50.71</text:p>
          </table:table-cell>
          <table:table-cell office:value-type="float" office:value="50.67" calcext:value-type="float">
            <text:p>50.67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4" calcext:value-type="float">
            <text:p>82.4</text:p>
          </table:table-cell>
          <table:table-cell office:value-type="float" office:value="82.46" calcext:value-type="float">
            <text:p>82.46</text:p>
          </table:table-cell>
          <table:table-cell office:value-type="float" office:value="83.68" calcext:value-type="float">
            <text:p>83.68</text:p>
          </table:table-cell>
          <table:table-cell office:value-type="float" office:value="82.91" calcext:value-type="float">
            <text:p>82.9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45.57" calcext:value-type="float">
            <text:p>45.57</text:p>
          </table:table-cell>
          <table:table-cell office:value-type="float" office:value="83.07" calcext:value-type="float">
            <text:p>83.07</text:p>
          </table:table-cell>
          <table:table-cell office:value-type="float" office:value="83.41" calcext:value-type="float">
            <text:p>83.4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34" calcext:value-type="float">
            <text:p>82.34</text:p>
          </table:table-cell>
          <table:table-cell office:value-type="float" office:value="83.71" calcext:value-type="float">
            <text:p>83.71</text:p>
          </table:table-cell>
          <table:table-cell office:value-type="float" office:value="83.17" calcext:value-type="float">
            <text:p>83.17</text:p>
          </table:table-cell>
          <table:table-cell office:value-type="float" office:value="49.92" calcext:value-type="float">
            <text:p>49.92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83.94" calcext:value-type="float">
            <text:p>83.94</text:p>
          </table:table-cell>
          <table:table-cell office:value-type="float" office:value="50.95" calcext:value-type="float">
            <text:p>50.95</text:p>
          </table:table-cell>
          <table:table-cell office:value-type="float" office:value="82.28" calcext:value-type="float">
            <text:p>82.2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3.86" calcext:value-type="float">
            <text:p>83.86</text:p>
          </table:table-cell>
          <table:table-cell office:value-type="float" office:value="83.03" calcext:value-type="float">
            <text:p>83.03</text:p>
          </table:table-cell>
          <table:table-cell office:value-type="float" office:value="82.46" calcext:value-type="float">
            <text:p>82.4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1.4" calcext:value-type="float">
            <text:p>81.4</text:p>
          </table:table-cell>
          <table:table-cell office:value-type="float" office:value="45.62" calcext:value-type="float">
            <text:p>45.62</text:p>
          </table:table-cell>
          <table:table-cell office:value-type="float" office:value="83.7" calcext:value-type="float">
            <text:p>83.7</text:p>
          </table:table-cell>
          <table:table-cell office:value-type="float" office:value="83.01" calcext:value-type="float">
            <text:p>83.0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83.36" calcext:value-type="float">
            <text:p>83.36</text:p>
          </table:table-cell>
          <table:table-cell office:value-type="float" office:value="50.89" calcext:value-type="float">
            <text:p>50.89</text:p>
          </table:table-cell>
          <table:table-cell office:value-type="float" office:value="82.12" calcext:value-type="float">
            <text:p>82.1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3.02" calcext:value-type="float">
            <text:p>83.02</text:p>
          </table:table-cell>
          <table:table-cell office:value-type="float" office:value="83.26" calcext:value-type="float">
            <text:p>83.26</text:p>
          </table:table-cell>
          <table:table-cell office:value-type="float" office:value="49.91" calcext:value-type="float">
            <text:p>49.91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15" calcext:value-type="float">
            <text:p>81.15</text:p>
          </table:table-cell>
          <table:table-cell office:value-type="float" office:value="83.51" calcext:value-type="float">
            <text:p>83.51</text:p>
          </table:table-cell>
          <table:table-cell office:value-type="float" office:value="82.94" calcext:value-type="float">
            <text:p>82.94</text:p>
          </table:table-cell>
          <table:table-cell office:value-type="float" office:value="82.78" calcext:value-type="float">
            <text:p>82.7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45.47" calcext:value-type="float">
            <text:p>45.47</text:p>
          </table:table-cell>
          <table:table-cell office:value-type="float" office:value="83.76" calcext:value-type="float">
            <text:p>83.76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49.06" calcext:value-type="float">
            <text:p>49.06</text:p>
          </table:table-cell>
          <table:table-cell office:value-type="float" office:value="83.1" calcext:value-type="float">
            <text:p>83.1</text:p>
          </table:table-cell>
          <table:table-cell office:value-type="float" office:value="83.49" calcext:value-type="float">
            <text:p>83.49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25" calcext:value-type="float">
            <text:p>83.25</text:p>
          </table:table-cell>
          <table:table-cell office:value-type="float" office:value="45.88" calcext:value-type="float">
            <text:p>45.88</text:p>
          </table:table-cell>
          <table:table-cell office:value-type="float" office:value="51.41" calcext:value-type="float">
            <text:p>51.41</text:p>
          </table:table-cell>
          <table:table-cell office:value-type="float" office:value="82.3" calcext:value-type="float">
            <text:p>82.3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43" calcext:value-type="float">
            <text:p>82.43</text:p>
          </table:table-cell>
          <table:table-cell office:value-type="float" office:value="45.48" calcext:value-type="float">
            <text:p>45.48</text:p>
          </table:table-cell>
          <table:table-cell office:value-type="float" office:value="83.5" calcext:value-type="float">
            <text:p>83.5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1.89" calcext:value-type="float">
            <text:p>81.89</text:p>
          </table:table-cell>
          <table:table-cell office:value-type="float" office:value="83.9" calcext:value-type="float">
            <text:p>83.9</text:p>
          </table:table-cell>
          <table:table-cell office:value-type="float" office:value="83.67" calcext:value-type="float">
            <text:p>83.67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2.19" calcext:value-type="float">
            <text:p>82.19</text:p>
          </table:table-cell>
          <table:table-cell office:value-type="float" office:value="81.54" calcext:value-type="float">
            <text:p>81.54</text:p>
          </table:table-cell>
          <table:table-cell office:value-type="float" office:value="83.12" calcext:value-type="float">
            <text:p>83.12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83.59" calcext:value-type="float">
            <text:p>83.59</text:p>
          </table:table-cell>
          <table:table-cell office:value-type="float" office:value="83.17" calcext:value-type="float">
            <text:p>83.17</text:p>
          </table:table-cell>
          <table:table-cell office:value-type="float" office:value="51.23" calcext:value-type="float">
            <text:p>51.2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6" calcext:value-type="float">
            <text:p>82.6</text:p>
          </table:table-cell>
          <table:table-cell office:value-type="float" office:value="46.18" calcext:value-type="float">
            <text:p>46.18</text:p>
          </table:table-cell>
          <table:table-cell office:value-type="float" office:value="82.82" calcext:value-type="float">
            <text:p>82.82</text:p>
          </table:table-cell>
          <table:table-cell office:value-type="float" office:value="49.27" calcext:value-type="float">
            <text:p>49.27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18" calcext:value-type="float">
            <text:p>82.18</text:p>
          </table:table-cell>
          <table:table-cell office:value-type="float" office:value="45.46" calcext:value-type="float">
            <text:p>45.46</text:p>
          </table:table-cell>
          <table:table-cell office:value-type="float" office:value="82.68" calcext:value-type="float">
            <text:p>82.68</text:p>
          </table:table-cell>
          <table:table-cell office:value-type="float" office:value="50.55" calcext:value-type="float">
            <text:p>50.5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6" calcext:value-type="float">
            <text:p>11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88" calcext:value-type="float">
            <text:p>81.88</text:p>
          </table:table-cell>
          <table:table-cell office:value-type="float" office:value="84.06" calcext:value-type="float">
            <text:p>84.06</text:p>
          </table:table-cell>
          <table:table-cell office:value-type="float" office:value="50.75" calcext:value-type="float">
            <text:p>50.75</text:p>
          </table:table-cell>
          <table:table-cell office:value-type="float" office:value="82.48" calcext:value-type="float">
            <text:p>82.4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45.69" calcext:value-type="float">
            <text:p>45.69</text:p>
          </table:table-cell>
          <table:table-cell office:value-type="float" office:value="50.89" calcext:value-type="float">
            <text:p>50.89</text:p>
          </table:table-cell>
          <table:table-cell office:value-type="float" office:value="83.34" calcext:value-type="float">
            <text:p>83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56" calcext:value-type="float">
            <text:p>82.56</text:p>
          </table:table-cell>
          <table:table-cell office:value-type="float" office:value="84.42" calcext:value-type="float">
            <text:p>84.42</text:p>
          </table:table-cell>
          <table:table-cell office:value-type="float" office:value="83.36" calcext:value-type="float">
            <text:p>83.36</text:p>
          </table:table-cell>
          <table:table-cell office:value-type="float" office:value="49.82" calcext:value-type="float">
            <text:p>49.8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49" calcext:value-type="float">
            <text:p>83.49</text:p>
          </table:table-cell>
          <table:table-cell office:value-type="float" office:value="83.62" calcext:value-type="float">
            <text:p>83.62</text:p>
          </table:table-cell>
          <table:table-cell office:value-type="float" office:value="49.9" calcext:value-type="float">
            <text:p>49.9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76" calcext:value-type="float">
            <text:p>83.76</text:p>
          </table:table-cell>
          <table:table-cell office:value-type="float" office:value="45.51" calcext:value-type="float">
            <text:p>45.51</text:p>
          </table:table-cell>
          <table:table-cell office:value-type="float" office:value="83.4" calcext:value-type="float">
            <text:p>83.4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83.24" calcext:value-type="float">
            <text:p>83.24</text:p>
          </table:table-cell>
          <table:table-cell office:value-type="float" office:value="83.33" calcext:value-type="float">
            <text:p>83.33</text:p>
          </table:table-cell>
          <table:table-cell office:value-type="float" office:value="82.69" calcext:value-type="float">
            <text:p>82.69</text:p>
          </table:table-cell>
          <table:table-cell table:style-name="ce15"/>
          <table:table-cell table:style-name="ce20" table:number-columns-repeated="5"/>
          <table:table-cell table:style-name="ce16"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20.11" calcext:value-type="float">
            <text:p>320.11</text:p>
          </table:table-cell>
          <table:table-cell office:value-type="float" office:value="369.37" calcext:value-type="float">
            <text:p>369.37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54.64" calcext:value-type="float">
            <text:p>354.64</text:p>
          </table:table-cell>
          <table:table-cell office:value-type="float" office:value="327.2" calcext:value-type="float">
            <text:p>327.2</text:p>
          </table:table-cell>
          <table:table-cell office:value-type="float" office:value="365.3" calcext:value-type="float">
            <text:p>365.3</text:p>
          </table:table-cell>
          <table:table-cell office:value-type="float" office:value="371.23" calcext:value-type="float">
            <text:p>371.2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7.6094" calcext:value-type="float">
            <text:p>367.6094</text:p>
          </table:table-cell>
          <table:table-cell table:style-name="ce22" table:formula="of:=AVERAGE([.B653:.B702])" office:value-type="float" office:value="337.7062" calcext:value-type="float">
            <text:p>337.7062</text:p>
          </table:table-cell>
          <table:table-cell table:style-name="ce18" table:formula="of:=AVERAGE([.C653:.C702])" office:value-type="float" office:value="368.0186" calcext:value-type="float">
            <text:p>368.0186</text:p>
          </table:table-cell>
          <table:table-cell table:style-name="ce22" table:formula="of:=AVERAGE([.D653:.D702])" office:value-type="float" office:value="373.7436" calcext:value-type="float">
            <text:p>373.7436</text:p>
          </table:table-cell>
          <table:table-cell table:style-name="ce18" table:formula="of:=([.G654]-[.F654])/[.F654]" office:value-type="float" office:value="-0.0813450363347616" calcext:value-type="float">
            <text:p>-0.0813450363</text:p>
          </table:table-cell>
          <table:table-cell office:value-type="float" office:value="229" calcext:value-type="float">
            <text:p>229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106.02" calcext:value-type="float">
            <text:p>106.02</text:p>
          </table:table-cell>
          <table:table-cell table:style-name="ce18" table:formula="of:=AVERAGE([.M653:.M702])" office:value-type="float" office:value="51.6" calcext:value-type="float">
            <text:p>51.6</text:p>
          </table:table-cell>
          <table:table-cell table:style-name="ce18" table:formula="of:=AVERAGE([.N653:.N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37.79" calcext:value-type="float">
            <text:p>337.79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6.62" calcext:value-type="float">
            <text:p>376.6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75.9227649387755" calcext:value-type="float">
            <text:p>75.9227649388</text:p>
          </table:table-cell>
          <table:table-cell table:style-name="ce21" table:formula="of:=VAR([.B653:.B702])" office:value-type="float" office:value="116.354648530612" calcext:value-type="float">
            <text:p>116.3546485306</text:p>
          </table:table-cell>
          <table:table-cell table:style-name="Default" table:formula="of:=VAR([.C653:.C702])" office:value-type="float" office:value="18.1534204489796" calcext:value-type="float">
            <text:p>18.153420449</text:p>
          </table:table-cell>
          <table:table-cell table:style-name="ce21" table:formula="of:=VAR([.D653:.D702])" office:value-type="float" office:value="9.66931738775511" calcext:value-type="float">
            <text:p>9.6693173878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50.3057142857143" calcext:value-type="float">
            <text:p>50.3057142857</text:p>
          </table:table-cell>
          <table:table-cell table:style-name="Default" table:formula="of:=VAR([.M653:.M702])" office:value-type="float" office:value="59.9183673469388" calcext:value-type="float">
            <text:p>59.9183673469</text:p>
          </table:table-cell>
          <table:table-cell table:style-name="Default" table:formula="of:=VAR([.N653:.N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37.43" calcext:value-type="float">
            <text:p>337.43</text:p>
          </table:table-cell>
          <table:table-cell office:value-type="float" office:value="377.95" calcext:value-type="float">
            <text:p>377.95</text:p>
          </table:table-cell>
          <table:table-cell office:value-type="float" office:value="368.66" calcext:value-type="float">
            <text:p>368.6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1.23225618228334" calcext:value-type="float">
            <text:p>1.2322561823</text:p>
          </table:table-cell>
          <table:table-cell table:style-name="ce21" table:formula="of:=SQRT([.G655]/[.G653])" office:value-type="float" office:value="1.52548122591274" calcext:value-type="float">
            <text:p>1.5254812259</text:p>
          </table:table-cell>
          <table:table-cell table:style-name="Default" table:formula="of:=SQRT([.H655]/[.H653])" office:value-type="float" office:value="0.602551582007376" calcext:value-type="float">
            <text:p>0.602551582</text:p>
          </table:table-cell>
          <table:table-cell table:style-name="ce21" table:formula="of:=SQRT([.I655]/[.I653])" office:value-type="float" office:value="0.439757146337728" calcext:value-type="float">
            <text:p>0.4397571463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00305248402777" calcext:value-type="float">
            <text:p>1.003052484</text:p>
          </table:table-cell>
          <table:table-cell table:style-name="Default" table:formula="of:=SQRT([.R655]/[.R653])" office:value-type="float" office:value="1.0946996606096" calcext:value-type="float">
            <text:p>1.0946996606</text:p>
          </table:table-cell>
          <table:table-cell table:style-name="Default" table:formula="of:=SQRT([.S655]/[.S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77.21" calcext:value-type="float">
            <text:p>377.21</text:p>
          </table:table-cell>
          <table:table-cell office:value-type="float" office:value="340.55" calcext:value-type="float">
            <text:p>340.55</text:p>
          </table:table-cell>
          <table:table-cell office:value-type="float" office:value="361.58" calcext:value-type="float">
            <text:p>361.58</text:p>
          </table:table-cell>
          <table:table-cell office:value-type="float" office:value="375.29" calcext:value-type="float">
            <text:p>375.2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24.76" calcext:value-type="float">
            <text:p>324.76</text:p>
          </table:table-cell>
          <table:table-cell office:value-type="float" office:value="369.8" calcext:value-type="float">
            <text:p>369.8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64.05" calcext:value-type="float">
            <text:p>364.05</text:p>
          </table:table-cell>
          <table:table-cell office:value-type="float" office:value="343.1" calcext:value-type="float">
            <text:p>343.1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6.91" calcext:value-type="float">
            <text:p>376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2.47631150971601" calcext:value-type="float">
            <text:p>2.4763115097</text:p>
          </table:table-cell>
          <table:table-cell table:style-name="ce22" table:formula="of:=([.G658]*[.G656])" office:value-type="float" office:value="3.0655692962998" calcext:value-type="float">
            <text:p>3.0655692963</text:p>
          </table:table-cell>
          <table:table-cell table:style-name="ce18" table:formula="of:=([.H658]*[.H656])" office:value-type="float" office:value="1.21087273829507" calcext:value-type="float">
            <text:p>1.2108727383</text:p>
          </table:table-cell>
          <table:table-cell table:style-name="ce22" table:formula="of:=([.I658]*[.I656])" office:value-type="float" office:value="0.883725071630918" calcext:value-type="float">
            <text:p>0.8837250716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01570943344318" calcext:value-type="float">
            <text:p>2.0157094334</text:p>
          </table:table-cell>
          <table:table-cell table:style-name="ce18" table:formula="of:=([.R658]*[.R656])" office:value-type="float" office:value="2.19988133005484" calcext:value-type="float">
            <text:p>2.1998813301</text:p>
          </table:table-cell>
          <table:table-cell table:style-name="ce18" table:formula="of:=([.S658]*[.S656])" office:value-type="float" office:value="1.68281097590325" calcext:value-type="float">
            <text:p>1.6828109759</text:p>
          </table:table-cell>
          <table:table-cell table:number-columns-repeated="11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23.89" calcext:value-type="float">
            <text:p>323.89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5.29" calcext:value-type="float">
            <text:p>375.29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673625731473681" calcext:value-type="percentage">
            <text:p>0.67%</text:p>
          </table:table-cell>
          <table:table-cell table:formula="of:=[.G659]/[.G654]" office:value-type="percentage" office:value="0.00907762219438021" calcext:value-type="percentage">
            <text:p>0.91%</text:p>
          </table:table-cell>
          <table:table-cell table:formula="of:=[.H659]/[.H654]" office:value-type="percentage" office:value="0.00329024874909874" calcext:value-type="percentage">
            <text:p>0.33%</text:p>
          </table:table-cell>
          <table:table-cell table:formula="of:=[.I659]/[.I654]" office:value-type="percentage" office:value="0.00236452228648442" calcext:value-type="percentage">
            <text:p>0.24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19012539459" calcext:value-type="percentage">
            <text:p>1.90%</text:p>
          </table:table-cell>
          <table:table-cell table:formula="of:=[.R659]/[.R654]" office:value-type="percentage" office:value="0.0426333591095898" calcext:value-type="percentage">
            <text:p>4.26%</text:p>
          </table:table-cell>
          <table:table-cell table:formula="of:=[.S659]/[.S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44.33" calcext:value-type="float">
            <text:p>344.33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39.34" calcext:value-type="float">
            <text:p>339.34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6.47" calcext:value-type="float">
            <text:p>376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-0.0813450363347616" calcext:value-type="percentage">
            <text:p>-08.13%</text:p>
          </table:table-cell>
          <table:table-cell table:style-name="ce23" table:formula="of:=([.H654]-[.F654])/[.F654]" office:value-type="percentage" office:value="0.00111313802095376" calcext:value-type="percentage">
            <text:p>00.11%</text:p>
          </table:table-cell>
          <table:table-cell table:style-name="ce23" table:formula="of:=([.I654]-[.F654])/[.F654]" office:value-type="percentage" office:value="0.016686733255461" calcext:value-type="percentage">
            <text:p>01.67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46069532454187" calcext:value-type="percentage">
            <text:p>-54.61%</text:p>
          </table:table-cell>
          <table:table-cell table:style-name="ce29" table:formula="of:=([.R654]-[.P654])/[.P654]" office:value-type="percentage" office:value="-0.779071758862819" calcext:value-type="percentage">
            <text:p>-77.91%</text:p>
          </table:table-cell>
          <table:table-cell table:style-name="ce29" table:formula="of:=([.S654]-[.P654])/[.P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53.85" calcext:value-type="float">
            <text:p>353.85</text:p>
          </table:table-cell>
          <table:table-cell office:value-type="float" office:value="336.25" calcext:value-type="float">
            <text:p>336.25</text:p>
          </table:table-cell>
          <table:table-cell office:value-type="float" office:value="370.51" calcext:value-type="float">
            <text:p>370.51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54.24" calcext:value-type="float">
            <text:p>354.24</text:p>
          </table:table-cell>
          <table:table-cell office:value-type="float" office:value="336.96" calcext:value-type="float">
            <text:p>336.96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21.5" calcext:value-type="float">
            <text:p>321.5</text:p>
          </table:table-cell>
          <table:table-cell office:value-type="float" office:value="363.5" calcext:value-type="float">
            <text:p>363.5</text:p>
          </table:table-cell>
          <table:table-cell office:value-type="float" office:value="372.96" calcext:value-type="float">
            <text:p>372.9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43.72" calcext:value-type="float">
            <text:p>343.72</text:p>
          </table:table-cell>
          <table:table-cell office:value-type="float" office:value="360.77" calcext:value-type="float">
            <text:p>360.77</text:p>
          </table:table-cell>
          <table:table-cell office:value-type="float" office:value="377.66" calcext:value-type="float">
            <text:p>377.6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39.7" calcext:value-type="float">
            <text:p>339.7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6.13" calcext:value-type="float">
            <text:p>366.13</text:p>
          </table:table-cell>
          <table:table-cell office:value-type="float" office:value="340.79" calcext:value-type="float">
            <text:p>340.79</text:p>
          </table:table-cell>
          <table:table-cell office:value-type="float" office:value="372.82" calcext:value-type="float">
            <text:p>372.82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57.94" calcext:value-type="float">
            <text:p>357.94</text:p>
          </table:table-cell>
          <table:table-cell office:value-type="float" office:value="340.18" calcext:value-type="float">
            <text:p>340.18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9.15" calcext:value-type="float">
            <text:p>379.1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6.27" calcext:value-type="float">
            <text:p>366.27</text:p>
          </table:table-cell>
          <table:table-cell office:value-type="float" office:value="324.87" calcext:value-type="float">
            <text:p>324.87</text:p>
          </table:table-cell>
          <table:table-cell office:value-type="float" office:value="362.4" calcext:value-type="float">
            <text:p>362.4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0.23" calcext:value-type="float">
            <text:p>370.23</text:p>
          </table:table-cell>
          <table:table-cell office:value-type="float" office:value="345.7" calcext:value-type="float">
            <text:p>345.7</text:p>
          </table:table-cell>
          <table:table-cell office:value-type="float" office:value="368.24" calcext:value-type="float">
            <text:p>368.24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42.37" calcext:value-type="float">
            <text:p>342.37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1.95" calcext:value-type="float">
            <text:p>371.95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5.44" calcext:value-type="float">
            <text:p>375.44</text:p>
          </table:table-cell>
          <table:table-cell office:value-type="float" office:value="341.88" calcext:value-type="float">
            <text:p>341.88</text:p>
          </table:table-cell>
          <table:table-cell office:value-type="float" office:value="367.53" calcext:value-type="float">
            <text:p>367.53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39.7" calcext:value-type="float">
            <text:p>339.7</text:p>
          </table:table-cell>
          <table:table-cell office:value-type="float" office:value="368.1" calcext:value-type="float">
            <text:p>368.1</text:p>
          </table:table-cell>
          <table:table-cell office:value-type="float" office:value="369.94" calcext:value-type="float">
            <text:p>369.9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42.73" calcext:value-type="float">
            <text:p>342.73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43.22" calcext:value-type="float">
            <text:p>343.22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7.06" calcext:value-type="float">
            <text:p>377.06</text:p>
          </table:table-cell>
          <table:table-cell office:value-type="float" office:value="341.76" calcext:value-type="float">
            <text:p>341.76</text:p>
          </table:table-cell>
          <table:table-cell office:value-type="float" office:value="367.25" calcext:value-type="float">
            <text:p>367.25</text:p>
          </table:table-cell>
          <table:table-cell office:value-type="float" office:value="368.66" calcext:value-type="float">
            <text:p>368.6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36.84" calcext:value-type="float">
            <text:p>336.84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39.82" calcext:value-type="float">
            <text:p>339.82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4.09" calcext:value-type="float">
            <text:p>344.09</text:p>
          </table:table-cell>
          <table:table-cell office:value-type="float" office:value="368.1" calcext:value-type="float">
            <text:p>368.1</text:p>
          </table:table-cell>
          <table:table-cell office:value-type="float" office:value="376.62" calcext:value-type="float">
            <text:p>376.6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41.88" calcext:value-type="float">
            <text:p>341.88</text:p>
          </table:table-cell>
          <table:table-cell office:value-type="float" office:value="362.95" calcext:value-type="float">
            <text:p>362.95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42.61" calcext:value-type="float">
            <text:p>342.61</text:p>
          </table:table-cell>
          <table:table-cell office:value-type="float" office:value="358.48" calcext:value-type="float">
            <text:p>358.4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38.98" calcext:value-type="float">
            <text:p>338.98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46.07" calcext:value-type="float">
            <text:p>346.07</text:p>
          </table:table-cell>
          <table:table-cell office:value-type="float" office:value="322.47" calcext:value-type="float">
            <text:p>322.47</text:p>
          </table:table-cell>
          <table:table-cell office:value-type="float" office:value="374.12" calcext:value-type="float">
            <text:p>374.12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2.96" calcext:value-type="float">
            <text:p>372.96</text:p>
          </table:table-cell>
          <table:table-cell office:value-type="float" office:value="336.37" calcext:value-type="float">
            <text:p>336.37</text:p>
          </table:table-cell>
          <table:table-cell office:value-type="float" office:value="369.66" calcext:value-type="float">
            <text:p>369.66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68.24" calcext:value-type="float">
            <text:p>368.24</text:p>
          </table:table-cell>
          <table:table-cell office:value-type="float" office:value="341.64" calcext:value-type="float">
            <text:p>341.64</text:p>
          </table:table-cell>
          <table:table-cell office:value-type="float" office:value="368.24" calcext:value-type="float">
            <text:p>368.24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19.36" calcext:value-type="float">
            <text:p>319.36</text:p>
          </table:table-cell>
          <table:table-cell office:value-type="float" office:value="366.69" calcext:value-type="float">
            <text:p>366.69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37.08" calcext:value-type="float">
            <text:p>337.08</text:p>
          </table:table-cell>
          <table:table-cell office:value-type="float" office:value="372.24" calcext:value-type="float">
            <text:p>372.24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40.79" calcext:value-type="float">
            <text:p>340.79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7.32" calcext:value-type="float">
            <text:p>347.32</text:p>
          </table:table-cell>
          <table:table-cell office:value-type="float" office:value="368.52" calcext:value-type="float">
            <text:p>368.52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71.37" calcext:value-type="float">
            <text:p>371.37</text:p>
          </table:table-cell>
          <table:table-cell office:value-type="float" office:value="368.95" calcext:value-type="float">
            <text:p>368.95</text:p>
          </table:table-cell>
          <table:table-cell office:value-type="float" office:value="368.38" calcext:value-type="float">
            <text:p>368.3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0.66" calcext:value-type="float">
            <text:p>370.66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3.11" calcext:value-type="float">
            <text:p>373.11</text:p>
          </table:table-cell>
          <table:table-cell office:value-type="float" office:value="328.21" calcext:value-type="float">
            <text:p>328.21</text:p>
          </table:table-cell>
          <table:table-cell office:value-type="float" office:value="362.67" calcext:value-type="float">
            <text:p>362.67</text:p>
          </table:table-cell>
          <table:table-cell office:value-type="float" office:value="369.52" calcext:value-type="float">
            <text:p>369.52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38.39" calcext:value-type="float">
            <text:p>338.39</text:p>
          </table:table-cell>
          <table:table-cell office:value-type="float" office:value="372.38" calcext:value-type="float">
            <text:p>372.38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68.81" calcext:value-type="float">
            <text:p>368.81</text:p>
          </table:table-cell>
          <table:table-cell office:value-type="float" office:value="322.91" calcext:value-type="float">
            <text:p>322.91</text:p>
          </table:table-cell>
          <table:table-cell office:value-type="float" office:value="361.72" calcext:value-type="float">
            <text:p>361.72</text:p>
          </table:table-cell>
          <table:table-cell office:value-type="float" office:value="368.81" calcext:value-type="float">
            <text:p>368.8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21.39" calcext:value-type="float">
            <text:p>321.39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42.12" calcext:value-type="float">
            <text:p>342.12</text:p>
          </table:table-cell>
          <table:table-cell office:value-type="float" office:value="364.46" calcext:value-type="float">
            <text:p>364.46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38.27" calcext:value-type="float">
            <text:p>338.27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6.03" calcext:value-type="float">
            <text:p>376.0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27.42" calcext:value-type="float">
            <text:p>327.42</text:p>
          </table:table-cell>
          <table:table-cell office:value-type="float" office:value="365.71" calcext:value-type="float">
            <text:p>365.71</text:p>
          </table:table-cell>
          <table:table-cell office:value-type="float" office:value="367.11" calcext:value-type="float">
            <text:p>367.1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2.53" calcext:value-type="float">
            <text:p>372.53</text:p>
          </table:table-cell>
          <table:table-cell office:value-type="float" office:value="340.91" calcext:value-type="float">
            <text:p>340.91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42.86" calcext:value-type="float">
            <text:p>342.86</text:p>
          </table:table-cell>
          <table:table-cell office:value-type="float" office:value="367.39" calcext:value-type="float">
            <text:p>367.39</text:p>
          </table:table-cell>
          <table:table-cell office:value-type="float" office:value="369.09" calcext:value-type="float">
            <text:p>369.09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4.33" calcext:value-type="float">
            <text:p>364.33</text:p>
          </table:table-cell>
          <table:table-cell office:value-type="float" office:value="327.09" calcext:value-type="float">
            <text:p>327.09</text:p>
          </table:table-cell>
          <table:table-cell office:value-type="float" office:value="362.13" calcext:value-type="float">
            <text:p>362.13</text:p>
          </table:table-cell>
          <table:table-cell office:value-type="float" office:value="372.53" calcext:value-type="float">
            <text:p>372.53</text:p>
          </table:table-cell>
          <table:table-cell table:style-name="ce15"/>
          <table:table-cell table:style-name="ce20" table:number-columns-repeated="5"/>
          <table:table-cell table:style-name="ce16"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76.62" calcext:value-type="float">
            <text:p>76.62</text:p>
          </table:table-cell>
          <table:table-cell office:value-type="float" office:value="44.61" calcext:value-type="float">
            <text:p>44.61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76.23" calcext:value-type="float">
            <text:p>76.23</text:p>
          </table:table-cell>
          <table:table-cell office:value-type="float" office:value="47.59" calcext:value-type="float">
            <text:p>47.59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50.6796" calcext:value-type="float">
            <text:p>50.6796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18" table:formula="of:=([.G708]-[.F708])/[.F708]" office:value-type="float" office:value="-0.160171811511106" calcext:value-type="float">
            <text:p>-0.1601718115</text:p>
          </table:table-cell>
          <table:table-cell office:value-type="float" office:value="264" calcext:value-type="float">
            <text:p>264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07:.K756])" office:value-type="float" office:value="252.4" calcext:value-type="float">
            <text:p>252.4</text:p>
          </table:table-cell>
          <table:table-cell table:style-name="ce22" table:formula="of:=AVERAGE([.L707:.L756])" office:value-type="float" office:value="123" calcext:value-type="float">
            <text:p>123</text:p>
          </table:table-cell>
          <table:table-cell table:style-name="ce18" table:formula="of:=AVERAGE([.M707:.M756])" office:value-type="float" office:value="68.2" calcext:value-type="float">
            <text:p>68.2</text:p>
          </table:table-cell>
          <table:table-cell table:style-name="ce22" table:formula="of:=AVERAGE([.N707:.N756])" office:value-type="float" office:value="97.6" calcext:value-type="float">
            <text:p>97.6</text:p>
          </table:table-cell>
          <table:table-cell table:number-columns-repeated="11"/>
        </table:table-row>
        <table:table-row table:style-name="ro4">
          <table:table-cell table:style-name="ce5" office:value-type="float" office:value="43.31" calcext:value-type="float">
            <text:p>43.31</text:p>
          </table:table-cell>
          <table:table-cell office:value-type="float" office:value="49.81" calcext:value-type="float">
            <text:p>49.81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80.0428528979592" calcext:value-type="float">
            <text:p>80.042852898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07:.K756])" office:value-type="float" office:value="1251.34693877551" calcext:value-type="float">
            <text:p>1251.3469387755</text:p>
          </table:table-cell>
          <table:table-cell table:style-name="ce21" table:formula="of:=VAR([.L707:.L756])" office:value-type="float" office:value="163.632653061225" calcext:value-type="float">
            <text:p>163.6326530612</text:p>
          </table:table-cell>
          <table:table-cell table:style-name="Default" table:formula="of:=VAR([.M707:.M756])" office:value-type="float" office:value="114.489795918367" calcext:value-type="float">
            <text:p>114.4897959184</text:p>
          </table:table-cell>
          <table:table-cell table:style-name="ce21" table:formula="of:=VAR([.N707:.N756])" office:value-type="float" office:value="141.836734693878" calcext:value-type="float">
            <text:p>141.8367346939</text:p>
          </table:table-cell>
          <table:table-cell table:number-columns-repeated="11"/>
        </table:table-row>
        <table:table-row table:style-name="ro4">
          <table:table-cell table:style-name="ce5" office:value-type="float" office:value="48.17" calcext:value-type="float">
            <text:p>48.17</text:p>
          </table:table-cell>
          <table:table-cell office:value-type="float" office:value="48.44" calcext:value-type="float">
            <text:p>48.44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26524980061614" calcext:value-type="float">
            <text:p>1.2652498006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09]/[.P707])" office:value-type="float" office:value="5.00269315224412" calcext:value-type="float">
            <text:p>5.0026931522</text:p>
          </table:table-cell>
          <table:table-cell table:style-name="ce21" table:formula="of:=SQRT([.Q709]/[.Q707])" office:value-type="float" office:value="1.80904755637448" calcext:value-type="float">
            <text:p>1.8090475564</text:p>
          </table:table-cell>
          <table:table-cell table:style-name="Default" table:formula="of:=SQRT([.R709]/[.R707])" office:value-type="float" office:value="1.51320716307033" calcext:value-type="float">
            <text:p>1.5132071631</text:p>
          </table:table-cell>
          <table:table-cell table:style-name="ce21" table:formula="of:=SQRT([.S709]/[.S707])" office:value-type="float" office:value="1.68426087465023" calcext:value-type="float">
            <text:p>1.6842608747</text:p>
          </table:table-cell>
          <table:table-cell table:number-columns-repeated="11"/>
        </table:table-row>
        <table:table-row table:style-name="ro4">
          <table:table-cell table:style-name="ce5" office:value-type="float" office:value="48.75" calcext:value-type="float">
            <text:p>48.75</text:p>
          </table:table-cell>
          <table:table-cell office:value-type="float" office:value="48.21" calcext:value-type="float">
            <text:p>48.21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44.55" calcext:value-type="float">
            <text:p>44.55</text:p>
          </table:table-cell>
          <table:table-cell office:value-type="float" office:value="46.35" calcext:value-type="float">
            <text:p>46.35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77.42" calcext:value-type="float">
            <text:p>77.42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5426146681009" calcext:value-type="float">
            <text:p>2.5426146681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18"/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12]*[.P710])" office:value-type="float" office:value="10.0532882777058" calcext:value-type="float">
            <text:p>10.0532882777</text:p>
          </table:table-cell>
          <table:table-cell table:style-name="ce22" table:formula="of:=([.Q712]*[.Q710])" office:value-type="float" office:value="3.63541717207932" calcext:value-type="float">
            <text:p>3.6354171721</text:p>
          </table:table-cell>
          <table:table-cell table:style-name="ce18" table:formula="of:=([.R712]*[.R710])" office:value-type="float" office:value="3.04090364355271" calcext:value-type="float">
            <text:p>3.0409036436</text:p>
          </table:table-cell>
          <table:table-cell table:style-name="ce22" table:formula="of:=([.S712]*[.S710])" office:value-type="float" office:value="3.38464894656273" calcext:value-type="float">
            <text:p>3.3846489466</text:p>
          </table:table-cell>
          <table:table-cell table:number-columns-repeated="11"/>
        </table:table-row>
        <table:table-row table:style-name="ro4">
          <table:table-cell table:style-name="ce5" office:value-type="float" office:value="45.68" calcext:value-type="float">
            <text:p>45.68</text:p>
          </table:table-cell>
          <table:table-cell office:value-type="float" office:value="47.49" calcext:value-type="float">
            <text:p>47.49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501703775898173" calcext:value-type="percentage">
            <text:p>5.02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98307776454271" calcext:value-type="percentage">
            <text:p>3.98%</text:p>
          </table:table-cell>
          <table:table-cell table:formula="of:=[.Q713]/[.Q708]" office:value-type="percentage" office:value="0.0295562371713766" calcext:value-type="percentage">
            <text:p>2.96%</text:p>
          </table:table-cell>
          <table:table-cell table:formula="of:=[.R713]/[.R708]" office:value-type="percentage" office:value="0.044588029964116" calcext:value-type="percentage">
            <text:p>4.46%</text:p>
          </table:table-cell>
          <table:table-cell table:formula="of:=[.S713]/[.S708]" office:value-type="percentage" office:value="0.0346787801901919" calcext:value-type="percentage">
            <text:p>3.47%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6.48" calcext:value-type="float">
            <text:p>46.48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2.69" calcext:value-type="float">
            <text:p>42.69</text:p>
          </table:table-cell>
          <table:table-cell office:value-type="float" office:value="49.56" calcext:value-type="float">
            <text:p>49.56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60171811511106" calcext:value-type="percentage">
            <text:p>-16.0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512678288431062" calcext:value-type="percentage">
            <text:p>-51.27%</text:p>
          </table:table-cell>
          <table:table-cell table:style-name="ce29" table:formula="of:=([.R708]-[.P708])/[.P708]" office:value-type="percentage" office:value="-0.729793977812995" calcext:value-type="percentage">
            <text:p>-72.98%</text:p>
          </table:table-cell>
          <table:table-cell table:style-name="ce29" table:formula="of:=([.S708]-[.P708])/[.P708]" office:value-type="percentage" office:value="-0.613312202852615" calcext:value-type="percentage">
            <text:p>-61.33%</text:p>
          </table:table-cell>
          <table:table-cell table:number-columns-repeated="11"/>
        </table:table-row>
        <table:table-row table:style-name="ro4">
          <table:table-cell table:style-name="ce5" office:value-type="float" office:value="47.57" calcext:value-type="float">
            <text:p>47.57</text:p>
          </table:table-cell>
          <table:table-cell office:value-type="float" office:value="50.95" calcext:value-type="float">
            <text:p>50.95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5.56" calcext:value-type="float">
            <text:p>45.56</text:p>
          </table:table-cell>
          <table:table-cell office:value-type="float" office:value="78.03" calcext:value-type="float">
            <text:p>78.03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.51" calcext:value-type="float">
            <text:p>47.51</text:p>
          </table:table-cell>
          <table:table-cell office:value-type="float" office:value="46.8" calcext:value-type="float">
            <text:p>46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table:style-name="ce5" office:value-type="float" office:value="44.62" calcext:value-type="float">
            <text:p>44.62</text:p>
          </table:table-cell>
          <table:table-cell office:value-type="float" office:value="45.78" calcext:value-type="float">
            <text:p>45.78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72.79" calcext:value-type="float">
            <text:p>72.79</text:p>
          </table:table-cell>
          <table:table-cell office:value-type="float" office:value="44.29" calcext:value-type="float">
            <text:p>44.29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45.26" calcext:value-type="float">
            <text:p>45.26</text:p>
          </table:table-cell>
          <table:table-cell office:value-type="float" office:value="52.39" calcext:value-type="float">
            <text:p>52.39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7.46" calcext:value-type="float">
            <text:p>67.46</text:p>
          </table:table-cell>
          <table:table-cell office:value-type="float" office:value="51.4" calcext:value-type="float">
            <text:p>51.4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table:style-name="ce5" office:value-type="float" office:value="69.45" calcext:value-type="float">
            <text:p>69.45</text:p>
          </table:table-cell>
          <table:table-cell office:value-type="float" office:value="53.59" calcext:value-type="float">
            <text:p>53.59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table:style-name="ce5" office:value-type="float" office:value="76.77" calcext:value-type="float">
            <text:p>76.77</text:p>
          </table:table-cell>
          <table:table-cell office:value-type="float" office:value="47.03" calcext:value-type="float">
            <text:p>47.03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6.86" calcext:value-type="float">
            <text:p>46.86</text:p>
          </table:table-cell>
          <table:table-cell office:value-type="float" office:value="46.85" calcext:value-type="float">
            <text:p>46.85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41.27" calcext:value-type="float">
            <text:p>41.27</text:p>
          </table:table-cell>
          <table:table-cell office:value-type="float" office:value="49.67" calcext:value-type="float">
            <text:p>49.67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77.28" calcext:value-type="float">
            <text:p>77.28</text:p>
          </table:table-cell>
          <table:table-cell office:value-type="float" office:value="44.07" calcext:value-type="float">
            <text:p>44.07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2.93" calcext:value-type="float">
            <text:p>72.93</text:p>
          </table:table-cell>
          <table:table-cell office:value-type="float" office:value="51.25" calcext:value-type="float">
            <text:p>51.25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table:style-name="ce5" office:value-type="float" office:value="70.83" calcext:value-type="float">
            <text:p>70.83</text:p>
          </table:table-cell>
          <table:table-cell office:value-type="float" office:value="43.17" calcext:value-type="float">
            <text:p>43.17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table:style-name="ce5" office:value-type="float" office:value="75.75" calcext:value-type="float">
            <text:p>75.75</text:p>
          </table:table-cell>
          <table:table-cell office:value-type="float" office:value="78.29" calcext:value-type="float">
            <text:p>78.29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7.2" calcext:value-type="float">
            <text:p>47.2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68.06" calcext:value-type="float">
            <text:p>68.06</text:p>
          </table:table-cell>
          <table:table-cell office:value-type="float" office:value="67.03" calcext:value-type="float">
            <text:p>67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table:style-name="ce5" office:value-type="float" office:value="70.79" calcext:value-type="float">
            <text:p>70.79</text:p>
          </table:table-cell>
          <table:table-cell office:value-type="float" office:value="46.26" calcext:value-type="float">
            <text:p>46.26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7.58" calcext:value-type="float">
            <text:p>47.58</text:p>
          </table:table-cell>
          <table:table-cell office:value-type="float" office:value="48.21" calcext:value-type="float">
            <text:p>48.2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table:style-name="ce5" office:value-type="float" office:value="68.8" calcext:value-type="float">
            <text:p>68.8</text:p>
          </table:table-cell>
          <table:table-cell office:value-type="float" office:value="48.56" calcext:value-type="float">
            <text:p>48.56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43.18" calcext:value-type="float">
            <text:p>43.18</text:p>
          </table:table-cell>
          <table:table-cell office:value-type="float" office:value="47.53" calcext:value-type="float">
            <text:p>47.53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table:style-name="ce5" office:value-type="float" office:value="47.91" calcext:value-type="float">
            <text:p>47.91</text:p>
          </table:table-cell>
          <table:table-cell office:value-type="float" office:value="45.44" calcext:value-type="float">
            <text:p>45.44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76.31" calcext:value-type="float">
            <text:p>76.31</text:p>
          </table:table-cell>
          <table:table-cell office:value-type="float" office:value="44.51" calcext:value-type="float">
            <text:p>44.51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table:style-name="ce5" office:value-type="float" office:value="69.41" calcext:value-type="float">
            <text:p>69.41</text:p>
          </table:table-cell>
          <table:table-cell office:value-type="float" office:value="69.57" calcext:value-type="float">
            <text:p>69.57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75.45" calcext:value-type="float">
            <text:p>75.45</text:p>
          </table:table-cell>
          <table:table-cell office:value-type="float" office:value="45.36" calcext:value-type="float">
            <text:p>45.36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6.9" calcext:value-type="float">
            <text:p>76.9</text:p>
          </table:table-cell>
          <table:table-cell office:value-type="float" office:value="45.23" calcext:value-type="float">
            <text:p>45.23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style-name="ce5" office:value-type="float" office:value="76.46" calcext:value-type="float">
            <text:p>76.46</text:p>
          </table:table-cell>
          <table:table-cell office:value-type="float" office:value="46.41" calcext:value-type="float">
            <text:p>46.41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table:style-name="ce5" office:value-type="float" office:value="48.3" calcext:value-type="float">
            <text:p>48.3</text:p>
          </table:table-cell>
          <table:table-cell office:value-type="float" office:value="45.21" calcext:value-type="float">
            <text:p>45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64.6" calcext:value-type="float">
            <text:p>64.6</text:p>
          </table:table-cell>
          <table:table-cell office:value-type="float" office:value="48.85" calcext:value-type="float">
            <text:p>48.85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67.11" calcext:value-type="float">
            <text:p>67.11</text:p>
          </table:table-cell>
          <table:table-cell office:value-type="float" office:value="42.87" calcext:value-type="float">
            <text:p>42.8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77.14" calcext:value-type="float">
            <text:p>77.14</text:p>
          </table:table-cell>
          <table:table-cell office:value-type="float" office:value="47.34" calcext:value-type="float">
            <text:p>47.34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46.2" calcext:value-type="float">
            <text:p>46.2</text:p>
          </table:table-cell>
          <table:table-cell office:value-type="float" office:value="50.61" calcext:value-type="float">
            <text:p>50.61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8.4" calcext:value-type="float">
            <text:p>68.4</text:p>
          </table:table-cell>
          <table:table-cell office:value-type="float" office:value="49.06" calcext:value-type="float">
            <text:p>49.06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46.46" calcext:value-type="float">
            <text:p>46.46</text:p>
          </table:table-cell>
          <table:table-cell office:value-type="float" office:value="50.41" calcext:value-type="float">
            <text:p>50.41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45.74" calcext:value-type="float">
            <text:p>45.74</text:p>
          </table:table-cell>
          <table:table-cell office:value-type="float" office:value="45.9" calcext:value-type="float">
            <text:p>45.9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table:style-name="ce5" office:value-type="float" office:value="46.01" calcext:value-type="float">
            <text:p>46.01</text:p>
          </table:table-cell>
          <table:table-cell office:value-type="float" office:value="70.33" calcext:value-type="float">
            <text:p>70.33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70.09" calcext:value-type="float">
            <text:p>70.09</text:p>
          </table:table-cell>
          <table:table-cell office:value-type="float" office:value="48.63" calcext:value-type="float">
            <text:p>48.63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68.65" calcext:value-type="float">
            <text:p>68.65</text:p>
          </table:table-cell>
          <table:table-cell office:value-type="float" office:value="46.5" calcext:value-type="float">
            <text:p>46.5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46.61" calcext:value-type="float">
            <text:p>46.61</text:p>
          </table:table-cell>
          <table:table-cell office:value-type="float" office:value="50.27" calcext:value-type="float">
            <text:p>50.27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6" office:value-type="float" office:value="43.63" calcext:value-type="float">
            <text:p>43.63</text:p>
          </table:table-cell>
          <table:table-cell office:value-type="float" office:value="47.17" calcext:value-type="float">
            <text:p>47.17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5"/>
          <table:table-cell table:style-name="ce20" table:number-columns-repeated="5"/>
          <table:table-cell office:value-type="float" office:value="273" calcext:value-type="float">
            <text:p>273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41.39" calcext:value-type="float">
            <text:p>341.39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5.09" calcext:value-type="float">
            <text:p>325.0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46.57" calcext:value-type="float">
            <text:p>346.57</text:p>
          </table:table-cell>
          <table:table-cell office:value-type="float" office:value="354.51" calcext:value-type="float">
            <text:p>354.51</text:p>
          </table:table-cell>
          <table:table-cell office:value-type="float" office:value="318.3" calcext:value-type="float">
            <text:p>318.3</text:p>
          </table:table-cell>
          <table:table-cell office:value-type="float" office:value="310.78" calcext:value-type="float">
            <text:p>310.7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20.9834" calcext:value-type="float">
            <text:p>320.9834</text:p>
          </table:table-cell>
          <table:table-cell table:style-name="ce22" table:formula="of:=AVERAGE([.B761:.B810])" office:value-type="float" office:value="341.3772" calcext:value-type="float">
            <text:p>341.3772</text:p>
          </table:table-cell>
          <table:table-cell table:style-name="ce18" table:formula="of:=AVERAGE([.C761:.C810])" office:value-type="float" office:value="321.08" calcext:value-type="float">
            <text:p>321.08</text:p>
          </table:table-cell>
          <table:table-cell table:style-name="ce22" table:formula="of:=AVERAGE([.D761:.D810])" office:value-type="float" office:value="320.4626" calcext:value-type="float">
            <text:p>320.4626</text:p>
          </table:table-cell>
          <table:table-cell table:style-name="ce18" table:formula="of:=([.G762]-[.F762])/[.F762]" office:value-type="float" office:value="0.0635353728572878" calcext:value-type="float">
            <text:p>0.0635353729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61:.K810])" office:value-type="float" office:value="282.4" calcext:value-type="float">
            <text:p>282.4</text:p>
          </table:table-cell>
          <table:table-cell table:style-name="ce22" table:formula="of:=AVERAGE([.L761:.L810])" office:value-type="float" office:value="161.96" calcext:value-type="float">
            <text:p>161.96</text:p>
          </table:table-cell>
          <table:table-cell table:style-name="ce18" table:formula="of:=AVERAGE([.M761:.M810])" office:value-type="float" office:value="86" calcext:value-type="float">
            <text:p>86</text:p>
          </table:table-cell>
          <table:table-cell table:style-name="ce22" table:formula="of:=AVERAGE([.N761:.N810])" office:value-type="float" office:value="115.44" calcext:value-type="float">
            <text:p>115.44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40.55" calcext:value-type="float">
            <text:p>340.55</text:p>
          </table:table-cell>
          <table:table-cell office:value-type="float" office:value="324.11" calcext:value-type="float">
            <text:p>324.11</text:p>
          </table:table-cell>
          <table:table-cell office:value-type="float" office:value="327.42" calcext:value-type="float">
            <text:p>327.4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264.318080040816" calcext:value-type="float">
            <text:p>264.3180800408</text:p>
          </table:table-cell>
          <table:table-cell table:style-name="ce21" table:formula="of:=VAR([.B761:.B810])" office:value-type="float" office:value="101.620485877551" calcext:value-type="float">
            <text:p>101.6204858776</text:p>
          </table:table-cell>
          <table:table-cell table:style-name="Default" table:formula="of:=VAR([.C761:.C810])" office:value-type="float" office:value="38.7091346938776" calcext:value-type="float">
            <text:p>38.7091346939</text:p>
          </table:table-cell>
          <table:table-cell table:style-name="ce21" table:formula="of:=VAR([.D761:.D810])" office:value-type="float" office:value="47.8174482040816" calcext:value-type="float">
            <text:p>47.817448204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61:.K810])" office:value-type="float" office:value="1259.63265306122" calcext:value-type="float">
            <text:p>1259.6326530612</text:p>
          </table:table-cell>
          <table:table-cell table:style-name="ce21" table:formula="of:=VAR([.L761:.L810])" office:value-type="float" office:value="318.284081632653" calcext:value-type="float">
            <text:p>318.2840816327</text:p>
          </table:table-cell>
          <table:table-cell table:style-name="Default" table:formula="of:=VAR([.M761:.M810])" office:value-type="float" office:value="140.040816326531" calcext:value-type="float">
            <text:p>140.0408163265</text:p>
          </table:table-cell>
          <table:table-cell table:style-name="ce21" table:formula="of:=VAR([.N761:.N810])" office:value-type="float" office:value="405.516734693878" calcext:value-type="float">
            <text:p>405.5167346939</text:p>
          </table:table-cell>
          <table:table-cell table:number-columns-repeated="11"/>
        </table:table-row>
        <table:table-row table:style-name="ro4">
          <table:table-cell office:value-type="float" office:value="306.12" calcext:value-type="float">
            <text:p>306.12</text:p>
          </table:table-cell>
          <table:table-cell office:value-type="float" office:value="339.58" calcext:value-type="float">
            <text:p>339.58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7.2" calcext:value-type="float">
            <text:p>327.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2.29920890760634" calcext:value-type="float">
            <text:p>2.2992089076</text:p>
          </table:table-cell>
          <table:table-cell table:style-name="ce21" table:formula="of:=SQRT([.G763]/[.G761])" office:value-type="float" office:value="1.42562607914945" calcext:value-type="float">
            <text:p>1.4256260791</text:p>
          </table:table-cell>
          <table:table-cell table:style-name="Default" table:formula="of:=SQRT([.H763]/[.H761])" office:value-type="float" office:value="0.879876521949274" calcext:value-type="float">
            <text:p>0.8798765219</text:p>
          </table:table-cell>
          <table:table-cell table:style-name="ce21" table:formula="of:=SQRT([.I763]/[.I761])" office:value-type="float" office:value="0.977930960795103" calcext:value-type="float">
            <text:p>0.9779309608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63]/[.P761])" office:value-type="float" office:value="5.01922833324252" calcext:value-type="float">
            <text:p>5.0192283332</text:p>
          </table:table-cell>
          <table:table-cell table:style-name="ce21" table:formula="of:=SQRT([.Q763]/[.Q761])" office:value-type="float" office:value="2.52303024806542" calcext:value-type="float">
            <text:p>2.5230302481</text:p>
          </table:table-cell>
          <table:table-cell table:style-name="Default" table:formula="of:=SQRT([.R763]/[.R761])" office:value-type="float" office:value="1.673563959498" calcext:value-type="float">
            <text:p>1.6735639595</text:p>
          </table:table-cell>
          <table:table-cell table:style-name="ce21" table:formula="of:=SQRT([.S763]/[.S761])" office:value-type="float" office:value="2.84786493603147" calcext:value-type="float">
            <text:p>2.847864936</text:p>
          </table:table-cell>
          <table:table-cell table:number-columns-repeated="11"/>
        </table:table-row>
        <table:table-row table:style-name="ro4">
          <table:table-cell office:value-type="float" office:value="336.96" calcext:value-type="float">
            <text:p>336.96</text:p>
          </table:table-cell>
          <table:table-cell office:value-type="float" office:value="336.37" calcext:value-type="float">
            <text:p>336.37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27" calcext:value-type="float">
            <text:p>315.2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4.96" calcext:value-type="float">
            <text:p>334.96</text:p>
          </table:table-cell>
          <table:table-cell office:value-type="float" office:value="342.12" calcext:value-type="float">
            <text:p>342.12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7.65" calcext:value-type="float">
            <text:p>327.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165" calcext:value-type="float">
            <text:p>165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9.68" calcext:value-type="float">
            <text:p>319.68</text:p>
          </table:table-cell>
          <table:table-cell office:value-type="float" office:value="336.61" calcext:value-type="float">
            <text:p>336.61</text:p>
          </table:table-cell>
          <table:table-cell office:value-type="float" office:value="318.94" calcext:value-type="float">
            <text:p>318.94</text:p>
          </table:table-cell>
          <table:table-cell office:value-type="float" office:value="309.08" calcext:value-type="float">
            <text:p>309.0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4.62043328571266" calcext:value-type="float">
            <text:p>4.6204332857</text:p>
          </table:table-cell>
          <table:table-cell table:style-name="ce22" table:formula="of:=([.G766]*[.G764])" office:value-type="float" office:value="2.86490286606437" calcext:value-type="float">
            <text:p>2.8649028661</text:p>
          </table:table-cell>
          <table:table-cell table:style-name="ce18" table:formula="of:=([.H766]*[.H764])" office:value-type="float" office:value="1.76817807024066" calcext:value-type="float">
            <text:p>1.7681780702</text:p>
          </table:table-cell>
          <table:table-cell table:style-name="ce22" table:formula="of:=([.I766]*[.I764])" office:value-type="float" office:value="1.96522584243584" calcext:value-type="float">
            <text:p>1.9652258424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66]*[.P764])" office:value-type="float" office:value="10.0865169679816" calcext:value-type="float">
            <text:p>10.086516968</text:p>
          </table:table-cell>
          <table:table-cell table:style-name="ce22" table:formula="of:=([.Q766]*[.Q764])" office:value-type="float" office:value="5.07021910904031" calcext:value-type="float">
            <text:p>5.070219109</text:p>
          </table:table-cell>
          <table:table-cell table:style-name="ce18" table:formula="of:=([.R766]*[.R764])" office:value-type="float" office:value="3.36315269075913" calcext:value-type="float">
            <text:p>3.3631526908</text:p>
          </table:table-cell>
          <table:table-cell table:style-name="ce22" table:formula="of:=([.S766]*[.S764])" office:value-type="float" office:value="5.72299885413749" calcext:value-type="float">
            <text:p>5.7229988541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1.76" calcext:value-type="float">
            <text:p>341.76</text:p>
          </table:table-cell>
          <table:table-cell office:value-type="float" office:value="325.09" calcext:value-type="float">
            <text:p>325.09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43946175587668" calcext:value-type="percentage">
            <text:p>1.44%</text:p>
          </table:table-cell>
          <table:table-cell table:formula="of:=[.G767]/[.G762]" office:value-type="percentage" office:value="0.00839219158767596" calcext:value-type="percentage">
            <text:p>0.84%</text:p>
          </table:table-cell>
          <table:table-cell table:formula="of:=[.H767]/[.H762]" office:value-type="percentage" office:value="0.00550697044425271" calcext:value-type="percentage">
            <text:p>0.55%</text:p>
          </table:table-cell>
          <table:table-cell table:formula="of:=[.I767]/[.I762]" office:value-type="percentage" office:value="0.006132465512156" calcext:value-type="percentage">
            <text:p>0.61%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357171280735893" calcext:value-type="percentage">
            <text:p>3.57%</text:p>
          </table:table-cell>
          <table:table-cell table:formula="of:=[.Q767]/[.Q762]" office:value-type="percentage" office:value="0.0313053785443338" calcext:value-type="percentage">
            <text:p>3.13%</text:p>
          </table:table-cell>
          <table:table-cell table:formula="of:=[.R767]/[.R762]" office:value-type="percentage" office:value="0.0391064266367341" calcext:value-type="percentage">
            <text:p>3.91%</text:p>
          </table:table-cell>
          <table:table-cell table:formula="of:=[.S767]/[.S762]" office:value-type="percentage" office:value="0.0495755271494932" calcext:value-type="percentage">
            <text:p>4.96%</text:p>
          </table:table-cell>
          <table:table-cell table:number-columns-repeated="11"/>
        </table:table-row>
        <table:table-row table:style-name="ro4">
          <table:table-cell office:value-type="float" office:value="312.4" calcext:value-type="float">
            <text:p>312.4</text:p>
          </table:table-cell>
          <table:table-cell office:value-type="float" office:value="340.91" calcext:value-type="float">
            <text:p>340.91</text:p>
          </table:table-cell>
          <table:table-cell office:value-type="float" office:value="312.5" calcext:value-type="float">
            <text:p>312.5</text:p>
          </table:table-cell>
          <table:table-cell office:value-type="float" office:value="321.29" calcext:value-type="float">
            <text:p>321.2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40.79" calcext:value-type="float">
            <text:p>340.79</text:p>
          </table:table-cell>
          <table:table-cell office:value-type="float" office:value="344.95" calcext:value-type="float">
            <text:p>344.95</text:p>
          </table:table-cell>
          <table:table-cell office:value-type="float" office:value="330.69" calcext:value-type="float">
            <text:p>330.69</text:p>
          </table:table-cell>
          <table:table-cell office:value-type="float" office:value="324.76" calcext:value-type="float">
            <text:p>324.7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635353728572878" calcext:value-type="percentage">
            <text:p>06.35%</text:p>
          </table:table-cell>
          <table:table-cell table:style-name="ce23" table:formula="of:=([.H762]-[.F762])/[.F762]" office:value-type="percentage" office:value="0.00030095014259294" calcext:value-type="percentage">
            <text:p>00.03%</text:p>
          </table:table-cell>
          <table:table-cell table:style-name="ce23" table:formula="of:=([.I762]-[.F762])/[.F762]" office:value-type="percentage" office:value="-0.00162251381224061" calcext:value-type="percentage">
            <text:p>-00.16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426487252124646" calcext:value-type="percentage">
            <text:p>-42.65%</text:p>
          </table:table-cell>
          <table:table-cell table:style-name="ce29" table:formula="of:=([.R762]-[.P762])/[.P762]" office:value-type="percentage" office:value="-0.695467422096317" calcext:value-type="percentage">
            <text:p>-69.55%</text:p>
          </table:table-cell>
          <table:table-cell table:style-name="ce29" table:formula="of:=([.S762]-[.P762])/[.P762]" office:value-type="percentage" office:value="-0.591218130311615" calcext:value-type="percentage">
            <text:p>-59.12%</text:p>
          </table:table-cell>
          <table:table-cell table:number-columns-repeated="11"/>
        </table:table-row>
        <table:table-row table:style-name="ro4">
          <table:table-cell office:value-type="float" office:value="336.02" calcext:value-type="float">
            <text:p>336.02</text:p>
          </table:table-cell>
          <table:table-cell office:value-type="float" office:value="342.73" calcext:value-type="float">
            <text:p>342.73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79" calcext:value-type="float">
            <text:p>315.7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6.32" calcext:value-type="float">
            <text:p>346.32</text:p>
          </table:table-cell>
          <table:table-cell office:value-type="float" office:value="306.81" calcext:value-type="float">
            <text:p>306.81</text:p>
          </table:table-cell>
          <table:table-cell office:value-type="float" office:value="310.18" calcext:value-type="float">
            <text:p>310.1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42.12" calcext:value-type="float">
            <text:p>342.12</text:p>
          </table:table-cell>
          <table:table-cell office:value-type="float" office:value="343.47" calcext:value-type="float">
            <text:p>343.47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20.75" calcext:value-type="float">
            <text:p>320.75</text:p>
          </table:table-cell>
          <table:table-cell office:value-type="float" office:value="339.94" calcext:value-type="float">
            <text:p>339.94</text:p>
          </table:table-cell>
          <table:table-cell office:value-type="float" office:value="322.04" calcext:value-type="float">
            <text:p>322.04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1.64" calcext:value-type="float">
            <text:p>341.64</text:p>
          </table:table-cell>
          <table:table-cell office:value-type="float" office:value="320.32" calcext:value-type="float">
            <text:p>320.32</text:p>
          </table:table-cell>
          <table:table-cell office:value-type="float" office:value="308.88" calcext:value-type="float">
            <text:p>308.8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37.43" calcext:value-type="float">
            <text:p>337.43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4.44" calcext:value-type="float">
            <text:p>314.4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2.12" calcext:value-type="float">
            <text:p>342.12</text:p>
          </table:table-cell>
          <table:table-cell office:value-type="float" office:value="327.76" calcext:value-type="float">
            <text:p>327.76</text:p>
          </table:table-cell>
          <table:table-cell office:value-type="float" office:value="325.64" calcext:value-type="float">
            <text:p>325.6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85.2" calcext:value-type="float">
            <text:p>285.2</text:p>
          </table:table-cell>
          <table:table-cell office:value-type="float" office:value="336.84" calcext:value-type="float">
            <text:p>336.84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14.75" calcext:value-type="float">
            <text:p>314.75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6.75" calcext:value-type="float">
            <text:p>326.75</text:p>
          </table:table-cell>
          <table:table-cell office:value-type="float" office:value="307.69" calcext:value-type="float">
            <text:p>307.6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8" calcext:value-type="float">
            <text:p>16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8.6" calcext:value-type="float">
            <text:p>298.6</text:p>
          </table:table-cell>
          <table:table-cell office:value-type="float" office:value="344.7" calcext:value-type="float">
            <text:p>344.7</text:p>
          </table:table-cell>
          <table:table-cell office:value-type="float" office:value="307.5" calcext:value-type="float">
            <text:p>307.5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32" calcext:value-type="float">
            <text:p>328.32</text:p>
          </table:table-cell>
          <table:table-cell office:value-type="float" office:value="338.62" calcext:value-type="float">
            <text:p>338.62</text:p>
          </table:table-cell>
          <table:table-cell office:value-type="float" office:value="324.98" calcext:value-type="float">
            <text:p>324.98</text:p>
          </table:table-cell>
          <table:table-cell office:value-type="float" office:value="325.2" calcext:value-type="float">
            <text:p>325.2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2.58" calcext:value-type="float">
            <text:p>322.58</text:p>
          </table:table-cell>
          <table:table-cell office:value-type="float" office:value="343.22" calcext:value-type="float">
            <text:p>343.22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40.06" calcext:value-type="float">
            <text:p>340.06</text:p>
          </table:table-cell>
          <table:table-cell office:value-type="float" office:value="322.04" calcext:value-type="float">
            <text:p>322.04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55" calcext:value-type="float">
            <text:p>15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1.03" calcext:value-type="float">
            <text:p>341.03</text:p>
          </table:table-cell>
          <table:table-cell office:value-type="float" office:value="306.42" calcext:value-type="float">
            <text:p>306.42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36.13" calcext:value-type="float">
            <text:p>336.13</text:p>
          </table:table-cell>
          <table:table-cell office:value-type="float" office:value="346.07" calcext:value-type="float">
            <text:p>346.07</text:p>
          </table:table-cell>
          <table:table-cell office:value-type="float" office:value="327.31" calcext:value-type="float">
            <text:p>327.31</text:p>
          </table:table-cell>
          <table:table-cell office:value-type="float" office:value="327.98" calcext:value-type="float">
            <text:p>327.98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14.86" calcext:value-type="float">
            <text:p>314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87" calcext:value-type="float">
            <text:p>324.87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8.88" calcext:value-type="float">
            <text:p>308.88</text:p>
          </table:table-cell>
          <table:table-cell office:value-type="float" office:value="349.98" calcext:value-type="float">
            <text:p>349.98</text:p>
          </table:table-cell>
          <table:table-cell office:value-type="float" office:value="322.58" calcext:value-type="float">
            <text:p>322.58</text:p>
          </table:table-cell>
          <table:table-cell office:value-type="float" office:value="320.21" calcext:value-type="float">
            <text:p>320.2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2.8" calcext:value-type="float">
            <text:p>322.8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4.86" calcext:value-type="float">
            <text:p>314.8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88.12" calcext:value-type="float">
            <text:p>288.12</text:p>
          </table:table-cell>
          <table:table-cell office:value-type="float" office:value="330.58" calcext:value-type="float">
            <text:p>330.58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9.89" calcext:value-type="float">
            <text:p>319.89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0.18" calcext:value-type="float">
            <text:p>310.18</text:p>
          </table:table-cell>
          <table:table-cell office:value-type="float" office:value="342.49" calcext:value-type="float">
            <text:p>342.49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52" calcext:value-type="float">
            <text:p>15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0.08" calcext:value-type="float">
            <text:p>310.08</text:p>
          </table:table-cell>
          <table:table-cell office:value-type="float" office:value="337.67" calcext:value-type="float">
            <text:p>337.67</text:p>
          </table:table-cell>
          <table:table-cell office:value-type="float" office:value="323.67" calcext:value-type="float">
            <text:p>323.67</text:p>
          </table:table-cell>
          <table:table-cell office:value-type="float" office:value="312.09" calcext:value-type="float">
            <text:p>312.0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177" calcext:value-type="float">
            <text:p>177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21.72" calcext:value-type="float">
            <text:p>321.72</text:p>
          </table:table-cell>
          <table:table-cell office:value-type="float" office:value="353.72" calcext:value-type="float">
            <text:p>353.72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51.91" calcext:value-type="float">
            <text:p>351.91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.54" calcext:value-type="float">
            <text:p>324.5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7.42" calcext:value-type="float">
            <text:p>327.42</text:p>
          </table:table-cell>
          <table:table-cell office:value-type="float" office:value="341.39" calcext:value-type="float">
            <text:p>341.39</text:p>
          </table:table-cell>
          <table:table-cell office:value-type="float" office:value="319.79" calcext:value-type="float">
            <text:p>319.79</text:p>
          </table:table-cell>
          <table:table-cell office:value-type="float" office:value="332.53" calcext:value-type="float">
            <text:p>332.5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8.5" calcext:value-type="float">
            <text:p>338.5</text:p>
          </table:table-cell>
          <table:table-cell office:value-type="float" office:value="346.07" calcext:value-type="float">
            <text:p>346.07</text:p>
          </table:table-cell>
          <table:table-cell office:value-type="float" office:value="321.39" calcext:value-type="float">
            <text:p>321.39</text:p>
          </table:table-cell>
          <table:table-cell office:value-type="float" office:value="327.42" calcext:value-type="float">
            <text:p>327.4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285.37" calcext:value-type="float">
            <text:p>285.37</text:p>
          </table:table-cell>
          <table:table-cell office:value-type="float" office:value="320.11" calcext:value-type="float">
            <text:p>320.11</text:p>
          </table:table-cell>
          <table:table-cell office:value-type="float" office:value="333.45" calcext:value-type="float">
            <text:p>333.4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3.42" calcext:value-type="float">
            <text:p>313.42</text:p>
          </table:table-cell>
          <table:table-cell office:value-type="float" office:value="356.22" calcext:value-type="float">
            <text:p>356.22</text:p>
          </table:table-cell>
          <table:table-cell office:value-type="float" office:value="317.88" calcext:value-type="float">
            <text:p>317.88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40.79" calcext:value-type="float">
            <text:p>340.79</text:p>
          </table:table-cell>
          <table:table-cell office:value-type="float" office:value="318.2" calcext:value-type="float">
            <text:p>318.2</text:p>
          </table:table-cell>
          <table:table-cell office:value-type="float" office:value="324.98" calcext:value-type="float">
            <text:p>324.98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7.09" calcext:value-type="float">
            <text:p>327.09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3.67" calcext:value-type="float">
            <text:p>323.67</text:p>
          </table:table-cell>
          <table:table-cell office:value-type="float" office:value="308.09" calcext:value-type="float">
            <text:p>308.0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344.7" calcext:value-type="float">
            <text:p>344.7</text:p>
          </table:table-cell>
          <table:table-cell office:value-type="float" office:value="345.82" calcext:value-type="float">
            <text:p>345.82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3.42" calcext:value-type="float">
            <text:p>313.42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69" calcext:value-type="float">
            <text:p>16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41.64" calcext:value-type="float">
            <text:p>341.64</text:p>
          </table:table-cell>
          <table:table-cell office:value-type="float" office:value="326.31" calcext:value-type="float">
            <text:p>326.31</text:p>
          </table:table-cell>
          <table:table-cell office:value-type="float" office:value="313.21" calcext:value-type="float">
            <text:p>313.2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40.55" calcext:value-type="float">
            <text:p>340.55</text:p>
          </table:table-cell>
          <table:table-cell office:value-type="float" office:value="336.49" calcext:value-type="float">
            <text:p>336.49</text:p>
          </table:table-cell>
          <table:table-cell office:value-type="float" office:value="322.47" calcext:value-type="float">
            <text:p>322.47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42.25" calcext:value-type="float">
            <text:p>342.25</text:p>
          </table:table-cell>
          <table:table-cell office:value-type="float" office:value="354.9" calcext:value-type="float">
            <text:p>354.9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9.78" calcext:value-type="float">
            <text:p>309.7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327.65" calcext:value-type="float">
            <text:p>327.65</text:p>
          </table:table-cell>
          <table:table-cell office:value-type="float" office:value="326.75" calcext:value-type="float">
            <text:p>326.7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30.46" calcext:value-type="float">
            <text:p>330.46</text:p>
          </table:table-cell>
          <table:table-cell office:value-type="float" office:value="327.2" calcext:value-type="float">
            <text:p>327.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94" calcext:value-type="float">
            <text:p>19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36.49" calcext:value-type="float">
            <text:p>336.49</text:p>
          </table:table-cell>
          <table:table-cell office:value-type="float" office:value="349.09" calcext:value-type="float">
            <text:p>349.09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2.58" calcext:value-type="float">
            <text:p>322.58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13.73" calcext:value-type="float">
            <text:p>313.73</text:p>
          </table:table-cell>
          <table:table-cell office:value-type="float" office:value="338.98" calcext:value-type="float">
            <text:p>338.98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2.04" calcext:value-type="float">
            <text:p>322.04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64" calcext:value-type="float">
            <text:p>164</text:p>
          </table:table-cell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47.95" calcext:value-type="float">
            <text:p>347.95</text:p>
          </table:table-cell>
          <table:table-cell office:value-type="float" office:value="341.76" calcext:value-type="float">
            <text:p>341.76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29.67" calcext:value-type="float">
            <text:p>329.67</text:p>
          </table:table-cell>
          <table:table-cell office:value-type="float" office:value="330.35" calcext:value-type="float">
            <text:p>330.35</text:p>
          </table:table-cell>
          <table:table-cell office:value-type="float" office:value="320.32" calcext:value-type="float">
            <text:p>320.32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9.63" calcext:value-type="float">
            <text:p>299.63</text:p>
          </table:table-cell>
          <table:table-cell office:value-type="float" office:value="350.49" calcext:value-type="float">
            <text:p>350.49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4.14" calcext:value-type="float">
            <text:p>314.14</text:p>
          </table:table-cell>
          <table:table-cell table:style-name="ce15"/>
          <table:table-cell table:style-name="ce20" table:number-columns-repeated="5"/>
          <table:table-cell office:value-type="float" office:value="329" calcext:value-type="float">
            <text:p>329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9.87" calcext:value-type="float">
            <text:p>119.87</text:p>
          </table:table-cell>
          <table:table-cell office:value-type="float" office:value="113.74" calcext:value-type="float">
            <text:p>113.74</text:p>
          </table:table-cell>
          <table:table-cell office:value-type="float" office:value="137.22" calcext:value-type="float">
            <text:p>137.22</text:p>
          </table:table-cell>
          <table:table-cell office:value-type="float" office:value="129.15" calcext:value-type="float">
            <text:p>129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260" calcext:value-type="float">
            <text:p>260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7.25" calcext:value-type="float">
            <text:p>127.25</text:p>
          </table:table-cell>
          <table:table-cell office:value-type="float" office:value="113.77" calcext:value-type="float">
            <text:p>113.77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3.95" calcext:value-type="float">
            <text:p>103.9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106.9884" calcext:value-type="float">
            <text:p>106.9884</text:p>
          </table:table-cell>
          <table:table-cell table:style-name="ce22" table:formula="of:=AVERAGE([.B815:.B864])" office:value-type="float" office:value="113.5098" calcext:value-type="float">
            <text:p>113.5098</text:p>
          </table:table-cell>
          <table:table-cell table:style-name="ce18" table:formula="of:=AVERAGE([.C815:.C864])" office:value-type="float" office:value="120.6568" calcext:value-type="float">
            <text:p>120.6568</text:p>
          </table:table-cell>
          <table:table-cell table:style-name="ce22" table:formula="of:=AVERAGE([.D815:.D864])" office:value-type="float" office:value="120.0498" calcext:value-type="float">
            <text:p>120.0498</text:p>
          </table:table-cell>
          <table:table-cell table:style-name="ce18" table:formula="of:=([.G816]-[.F816])/[.F816]" office:value-type="float" office:value="0.0609542716780512" calcext:value-type="float">
            <text:p>0.0609542717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15:.K864])" office:value-type="float" office:value="292.1" calcext:value-type="float">
            <text:p>292.1</text:p>
          </table:table-cell>
          <table:table-cell table:style-name="ce22" table:formula="of:=AVERAGE([.L815:.L864])" office:value-type="float" office:value="254" calcext:value-type="float">
            <text:p>254</text:p>
          </table:table-cell>
          <table:table-cell table:style-name="ce18" table:formula="of:=AVERAGE([.M815:.M864])" office:value-type="float" office:value="134.88" calcext:value-type="float">
            <text:p>134.88</text:p>
          </table:table-cell>
          <table:table-cell table:style-name="ce22" table:formula="of:=AVERAGE([.N815:.N864])" office:value-type="float" office:value="139.48" calcext:value-type="float">
            <text:p>139.48</text:p>
          </table:table-cell>
          <table:table-cell table:number-columns-repeated="11"/>
        </table:table-row>
        <table:table-row table:style-name="ro4">
          <table:table-cell office:value-type="float" office:value="94.44" calcext:value-type="float">
            <text:p>94.44</text:p>
          </table:table-cell>
          <table:table-cell office:value-type="float" office:value="148.7" calcext:value-type="float">
            <text:p>148.7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4.89" calcext:value-type="float">
            <text:p>11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98.6531728979592" calcext:value-type="float">
            <text:p>98.653172898</text:p>
          </table:table-cell>
          <table:table-cell table:style-name="ce21" table:formula="of:=VAR([.B815:.B864])" office:value-type="float" office:value="204.053218326531" calcext:value-type="float">
            <text:p>204.0532183265</text:p>
          </table:table-cell>
          <table:table-cell table:style-name="Default" table:formula="of:=VAR([.C815:.C864])" office:value-type="float" office:value="212.524548734694" calcext:value-type="float">
            <text:p>212.5245487347</text:p>
          </table:table-cell>
          <table:table-cell table:style-name="ce21" table:formula="of:=VAR([.D815:.D864])" office:value-type="float" office:value="195.848120367347" calcext:value-type="float">
            <text:p>195.8481203673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239" calcext:value-type="float">
            <text:p>239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15:.K864])" office:value-type="float" office:value="704.459183673469" calcext:value-type="float">
            <text:p>704.4591836735</text:p>
          </table:table-cell>
          <table:table-cell table:style-name="ce21" table:formula="of:=VAR([.L816:.L864])" office:value-type="float" office:value="341.109693877551" calcext:value-type="float">
            <text:p>341.1096938776</text:p>
          </table:table-cell>
          <table:table-cell table:style-name="Default" table:formula="of:=VAR([.M815:.M864])" office:value-type="float" office:value="187.128163265306" calcext:value-type="float">
            <text:p>187.1281632653</text:p>
          </table:table-cell>
          <table:table-cell table:style-name="ce21" table:formula="of:=VAR([.N816:.N864])" office:value-type="float" office:value="250.708333333333" calcext:value-type="float">
            <text:p>250.7083333333</text:p>
          </table:table-cell>
          <table:table-cell table:number-columns-repeated="11"/>
        </table:table-row>
        <table:table-row table:style-name="ro4">
          <table:table-cell office:value-type="float" office:value="92.9" calcext:value-type="float">
            <text:p>92.9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2" calcext:value-type="float">
            <text:p>100.2</text:p>
          </table:table-cell>
          <table:table-cell office:value-type="float" office:value="103.39" calcext:value-type="float">
            <text:p>103.3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1.40465777254077" calcext:value-type="float">
            <text:p>1.4046577725</text:p>
          </table:table-cell>
          <table:table-cell table:style-name="ce21" table:formula="of:=SQRT([.G817]/[.G815])" office:value-type="float" office:value="2.02016444046781" calcext:value-type="float">
            <text:p>2.0201644405</text:p>
          </table:table-cell>
          <table:table-cell table:style-name="Default" table:formula="of:=SQRT([.H817]/[.H815])" office:value-type="float" office:value="2.06167188822419" calcext:value-type="float">
            <text:p>2.0616718882</text:p>
          </table:table-cell>
          <table:table-cell table:style-name="ce21" table:formula="of:=SQRT([.I817]/[.I815])" office:value-type="float" office:value="1.97913173067053" calcext:value-type="float">
            <text:p>1.9791317307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17]/[.P815])" office:value-type="float" office:value="3.75355613698122" calcext:value-type="float">
            <text:p>3.753556137</text:p>
          </table:table-cell>
          <table:table-cell table:style-name="ce21" table:formula="of:=SQRT([.Q817]/[.Q815])" office:value-type="float" office:value="2.61193297723181" calcext:value-type="float">
            <text:p>2.6119329772</text:p>
          </table:table-cell>
          <table:table-cell table:style-name="Default" table:formula="of:=SQRT([.R817]/[.R815])" office:value-type="float" office:value="1.93457056353758" calcext:value-type="float">
            <text:p>1.9345705635</text:p>
          </table:table-cell>
          <table:table-cell table:style-name="ce21" table:formula="of:=SQRT([.S817]/[.S815])" office:value-type="float" office:value="2.23923349980896" calcext:value-type="float">
            <text:p>2.2392334998</text:p>
          </table:table-cell>
          <table:table-cell table:number-columns-repeated="11"/>
        </table:table-row>
        <table:table-row table:style-name="ro4">
          <table:table-cell office:value-type="float" office:value="112.86" calcext:value-type="float">
            <text:p>112.86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03" calcext:value-type="float">
            <text:p>137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0.05" calcext:value-type="float">
            <text:p>110.05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2.74" calcext:value-type="float">
            <text:p>102.7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4.29" calcext:value-type="float">
            <text:p>114.2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1.18" calcext:value-type="float">
            <text:p>111.18</text:p>
          </table:table-cell>
          <table:table-cell office:value-type="float" office:value="103.91" calcext:value-type="float">
            <text:p>103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2.82276547633904" calcext:value-type="float">
            <text:p>2.8227654763</text:p>
          </table:table-cell>
          <table:table-cell table:style-name="ce22" table:formula="of:=([.G820]*[.G818])" office:value-type="float" office:value="4.05967243449315" calcext:value-type="float">
            <text:p>4.0596724345</text:p>
          </table:table-cell>
          <table:table-cell table:style-name="ce18" table:formula="of:=([.H820]*[.H818])" office:value-type="float" office:value="4.1430847736608" calcext:value-type="float">
            <text:p>4.1430847737</text:p>
          </table:table-cell>
          <table:table-cell table:style-name="ce22" table:formula="of:=([.I820]*[.I818])" office:value-type="float" office:value="3.97721411697224" calcext:value-type="float">
            <text:p>3.977214117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20]*[.P818])" office:value-type="float" office:value="7.54305346405195" calcext:value-type="float">
            <text:p>7.5430534641</text:p>
          </table:table-cell>
          <table:table-cell table:style-name="ce22" table:formula="of:=([.Q820]*[.Q818])" office:value-type="float" office:value="5.24887583208629" calcext:value-type="float">
            <text:p>5.2488758321</text:p>
          </table:table-cell>
          <table:table-cell table:style-name="ce18" table:formula="of:=([.R820]*[.R818])" office:value-type="float" office:value="3.88766509896428" calcext:value-type="float">
            <text:p>3.887665099</text:p>
          </table:table-cell>
          <table:table-cell table:style-name="ce22" table:formula="of:=([.S820]*[.S818])" office:value-type="float" office:value="4.49990819136632" calcext:value-type="float">
            <text:p>4.4999081914</text:p>
          </table:table-cell>
          <table:table-cell table:number-columns-repeated="11"/>
        </table:table-row>
        <table:table-row table:style-name="ro4">
          <table:table-cell office:value-type="float" office:value="96.89" calcext:value-type="float">
            <text:p>96.89</text:p>
          </table:table-cell>
          <table:table-cell office:value-type="float" office:value="111.45" calcext:value-type="float">
            <text:p>111.4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20.97" calcext:value-type="float">
            <text:p>120.97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63838460649849" calcext:value-type="percentage">
            <text:p>2.64%</text:p>
          </table:table-cell>
          <table:table-cell table:formula="of:=[.G821]/[.G816]" office:value-type="percentage" office:value="0.0357649509953603" calcext:value-type="percentage">
            <text:p>3.58%</text:p>
          </table:table-cell>
          <table:table-cell table:formula="of:=[.H821]/[.H816]" office:value-type="percentage" office:value="0.0343377644165998" calcext:value-type="percentage">
            <text:p>3.43%</text:p>
          </table:table-cell>
          <table:table-cell table:formula="of:=[.I821]/[.I816]" office:value-type="percentage" office:value="0.0331297021483771" calcext:value-type="percentage">
            <text:p>3.31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292" calcext:value-type="float">
            <text:p>292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58235312018211" calcext:value-type="percentage">
            <text:p>2.58%</text:p>
          </table:table-cell>
          <table:table-cell table:formula="of:=[.Q821]/[.Q816]" office:value-type="percentage" office:value="0.0206648654806547" calcext:value-type="percentage">
            <text:p>2.07%</text:p>
          </table:table-cell>
          <table:table-cell table:formula="of:=[.R821]/[.R816]" office:value-type="percentage" office:value="0.0288231398203165" calcext:value-type="percentage">
            <text:p>2.88%</text:p>
          </table:table-cell>
          <table:table-cell table:formula="of:=[.S821]/[.S816]" office:value-type="percentage" office:value="0.0322620317706217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88.52" calcext:value-type="float">
            <text:p>88.52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4.13" calcext:value-type="float">
            <text:p>134.1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66" calcext:value-type="float">
            <text:p>266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19.15" calcext:value-type="float">
            <text:p>119.15</text:p>
          </table:table-cell>
          <table:table-cell office:value-type="float" office:value="122.57" calcext:value-type="float">
            <text:p>122.57</text:p>
          </table:table-cell>
          <table:table-cell office:value-type="float" office:value="111.59" calcext:value-type="float">
            <text:p>111.59</text:p>
          </table:table-cell>
          <table:table-cell office:value-type="float" office:value="130.54" calcext:value-type="float">
            <text:p>130.5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0609542716780512" calcext:value-type="percentage">
            <text:p>06.10%</text:p>
          </table:table-cell>
          <table:table-cell table:style-name="ce23" table:formula="of:=([.H816]-[.F816])/[.F816]" office:value-type="percentage" office:value="0.127755906247781" calcext:value-type="percentage">
            <text:p>12.78%</text:p>
          </table:table-cell>
          <table:table-cell table:style-name="ce23" table:formula="of:=([.I816]-[.F816])/[.F816]" office:value-type="percentage" office:value="0.12208239397916" calcext:value-type="percentage">
            <text:p>12.21%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69" calcext:value-type="float">
            <text:p>269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130434782608696" calcext:value-type="percentage">
            <text:p>-13.04%</text:p>
          </table:table-cell>
          <table:table-cell table:style-name="ce29" table:formula="of:=([.R816]-[.P816])/[.P816]" office:value-type="percentage" office:value="-0.53824032865457" calcext:value-type="percentage">
            <text:p>-53.82%</text:p>
          </table:table-cell>
          <table:table-cell table:style-name="ce29" table:formula="of:=([.S816]-[.P816])/[.P816]" office:value-type="percentage" office:value="-0.522492297158507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94.81" calcext:value-type="float">
            <text:p>94.81</text:p>
          </table:table-cell>
          <table:table-cell office:value-type="float" office:value="102.5" calcext:value-type="float">
            <text:p>102.5</text:p>
          </table:table-cell>
          <table:table-cell office:value-type="float" office:value="114.35" calcext:value-type="float">
            <text:p>114.35</text:p>
          </table:table-cell>
          <table:table-cell office:value-type="float" office:value="97.24" calcext:value-type="float">
            <text:p>97.2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07.43" calcext:value-type="float">
            <text:p>107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4.8" calcext:value-type="float">
            <text:p>104.8</text:p>
          </table:table-cell>
          <table:table-cell office:value-type="float" office:value="124.71" calcext:value-type="float">
            <text:p>124.7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106.37" calcext:value-type="float">
            <text:p>106.37</text:p>
          </table:table-cell>
          <table:table-cell office:value-type="float" office:value="97.27" calcext:value-type="float">
            <text:p>97.2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7.19" calcext:value-type="float">
            <text:p>127.19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12.72" calcext:value-type="float">
            <text:p>112.72</text:p>
          </table:table-cell>
          <table:table-cell office:value-type="float" office:value="120.08" calcext:value-type="float">
            <text:p>120.08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9.94" calcext:value-type="float">
            <text:p>109.9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09.25" calcext:value-type="float">
            <text:p>109.25</text:p>
          </table:table-cell>
          <table:table-cell office:value-type="float" office:value="98.31" calcext:value-type="float">
            <text:p>98.31</text:p>
          </table:table-cell>
          <table:table-cell office:value-type="float" office:value="97.19" calcext:value-type="float">
            <text:p>97.19</text:p>
          </table:table-cell>
          <table:table-cell office:value-type="float" office:value="142.22" calcext:value-type="float">
            <text:p>142.22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54" calcext:value-type="float">
            <text:p>254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113.26" calcext:value-type="float">
            <text:p>113.26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104.18" calcext:value-type="float">
            <text:p>104.18</text:p>
          </table:table-cell>
          <table:table-cell office:value-type="float" office:value="123.79" calcext:value-type="float">
            <text:p>123.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141.76" calcext:value-type="float">
            <text:p>141.76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105.1" calcext:value-type="float">
            <text:p>105.1</text:p>
          </table:table-cell>
          <table:table-cell office:value-type="float" office:value="96.39" calcext:value-type="float">
            <text:p>96.39</text:p>
          </table:table-cell>
          <table:table-cell office:value-type="float" office:value="117.42" calcext:value-type="float">
            <text:p>117.42</text:p>
          </table:table-cell>
          <table:table-cell office:value-type="float" office:value="105.4" calcext:value-type="float">
            <text:p>105.4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2.72" calcext:value-type="float">
            <text:p>112.72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11.27" calcext:value-type="float">
            <text:p>111.27</text:p>
          </table:table-cell>
          <table:table-cell office:value-type="float" office:value="108.6" calcext:value-type="float">
            <text:p>108.6</text:p>
          </table:table-cell>
          <table:table-cell office:value-type="float" office:value="149.18" calcext:value-type="float">
            <text:p>149.18</text:p>
          </table:table-cell>
          <table:table-cell office:value-type="float" office:value="132.21" calcext:value-type="float">
            <text:p>132.2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227" calcext:value-type="float">
            <text:p>227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118.15" calcext:value-type="float">
            <text:p>118.15</text:p>
          </table:table-cell>
          <table:table-cell office:value-type="float" office:value="107.64" calcext:value-type="float">
            <text:p>107.64</text:p>
          </table:table-cell>
          <table:table-cell office:value-type="float" office:value="119.24" calcext:value-type="float">
            <text:p>119.24</text:p>
          </table:table-cell>
          <table:table-cell office:value-type="float" office:value="134.1" calcext:value-type="float">
            <text:p>134.1</text:p>
          </table:table-cell>
          <table:table-cell table:style-name="Default" table:number-columns-repeated="6"/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141.74" calcext:value-type="float">
            <text:p>141.74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9.97" calcext:value-type="float">
            <text:p>99.97</text:p>
          </table:table-cell>
          <table:table-cell office:value-type="float" office:value="104.31" calcext:value-type="float">
            <text:p>104.3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8.19" calcext:value-type="float">
            <text:p>138.1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7.88" calcext:value-type="float">
            <text:p>127.8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7.73" calcext:value-type="float">
            <text:p>117.73</text:p>
          </table:table-cell>
          <table:table-cell table:style-name="Default" table:number-columns-repeated="6"/>
          <table:table-cell office:value-type="float" office:value="262" calcext:value-type="float">
            <text:p>262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66" calcext:value-type="float">
            <text:p>110.66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03.16" calcext:value-type="float">
            <text:p>103.16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245" calcext:value-type="float">
            <text:p>245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1.21" calcext:value-type="float">
            <text:p>111.2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47.58" calcext:value-type="float">
            <text:p>147.58</text:p>
          </table:table-cell>
          <table:table-cell office:value-type="float" office:value="118.81" calcext:value-type="float">
            <text:p>118.81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58" calcext:value-type="float">
            <text:p>116.58</text:p>
          </table:table-cell>
          <table:table-cell office:value-type="float" office:value="136.77" calcext:value-type="float">
            <text:p>136.77</text:p>
          </table:table-cell>
          <table:table-cell office:value-type="float" office:value="116.66" calcext:value-type="float">
            <text:p>116.66</text:p>
          </table:table-cell>
          <table:table-cell office:value-type="float" office:value="137.18" calcext:value-type="float">
            <text:p>137.18</text:p>
          </table:table-cell>
          <table:table-cell table:style-name="Default" table:number-columns-repeated="6"/>
          <table:table-cell office:value-type="float" office:value="282" calcext:value-type="float">
            <text:p>282</text:p>
          </table:table-cell>
          <table:table-cell office:value-type="float" office:value="248" calcext:value-type="float">
            <text:p>248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4" calcext:value-type="float">
            <text:p>116.34</text:p>
          </table:table-cell>
          <table:table-cell office:value-type="float" office:value="135.82" calcext:value-type="float">
            <text:p>135.82</text:p>
          </table:table-cell>
          <table:table-cell office:value-type="float" office:value="108.23" calcext:value-type="float">
            <text:p>108.23</text:p>
          </table:table-cell>
          <table:table-cell office:value-type="float" office:value="132.69" calcext:value-type="float">
            <text:p>132.69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37" calcext:value-type="float">
            <text:p>110.37</text:p>
          </table:table-cell>
          <table:table-cell office:value-type="float" office:value="111.91" calcext:value-type="float">
            <text:p>111.91</text:p>
          </table:table-cell>
          <table:table-cell office:value-type="float" office:value="135.55" calcext:value-type="float">
            <text:p>135.55</text:p>
          </table:table-cell>
          <table:table-cell office:value-type="float" office:value="108.41" calcext:value-type="float">
            <text:p>108.41</text:p>
          </table:table-cell>
          <table:table-cell table:style-name="Default" table:number-columns-repeated="6"/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47" calcext:value-type="float">
            <text:p>107.47</text:p>
          </table:table-cell>
          <table:table-cell office:value-type="float" office:value="129.8" calcext:value-type="float">
            <text:p>129.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68" calcext:value-type="float">
            <text:p>111.68</text:p>
          </table:table-cell>
          <table:table-cell table:style-name="Default" table:number-columns-repeated="6"/>
          <table:table-cell office:value-type="float" office:value="309" calcext:value-type="float">
            <text:p>309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51" calcext:value-type="float">
            <text:p>88.5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9.48" calcext:value-type="float">
            <text:p>109.48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8.97" calcext:value-type="float">
            <text:p>118.97</text:p>
          </table:table-cell>
          <table:table-cell office:value-type="float" office:value="107.88" calcext:value-type="float">
            <text:p>107.88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2.26" calcext:value-type="float">
            <text:p>102.26</text:p>
          </table:table-cell>
          <table:table-cell table:style-name="Default" table:number-columns-repeated="6"/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8" calcext:value-type="float">
            <text:p>92.0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8.82" calcext:value-type="float">
            <text:p>128.82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232" calcext:value-type="float">
            <text:p>232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5" calcext:value-type="float">
            <text:p>106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41.49" calcext:value-type="float">
            <text:p>141.49</text:p>
          </table:table-cell>
          <table:table-cell office:value-type="float" office:value="114.39" calcext:value-type="float">
            <text:p>114.39</text:p>
          </table:table-cell>
          <table:table-cell table:style-name="Default" table:number-columns-repeated="6"/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13" calcext:value-type="float">
            <text:p>108.13</text:p>
          </table:table-cell>
          <table:table-cell office:value-type="float" office:value="97.52" calcext:value-type="float">
            <text:p>97.5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46.36" calcext:value-type="float">
            <text:p>146.36</text:p>
          </table:table-cell>
          <table:table-cell table:style-name="Default" table:number-columns-repeated="6"/>
          <table:table-cell office:value-type="float" office:value="279" calcext:value-type="float">
            <text:p>279</text:p>
          </table:table-cell>
          <table:table-cell office:value-type="float" office:value="253" calcext:value-type="float">
            <text:p>253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2.7" calcext:value-type="float">
            <text:p>102.7</text:p>
          </table:table-cell>
          <table:table-cell office:value-type="float" office:value="104.2" calcext:value-type="float">
            <text:p>104.2</text:p>
          </table:table-cell>
          <table:table-cell office:value-type="float" office:value="98.35" calcext:value-type="float">
            <text:p>98.35</text:p>
          </table:table-cell>
          <table:table-cell office:value-type="float" office:value="106.15" calcext:value-type="float">
            <text:p>106.15</text:p>
          </table:table-cell>
          <table:table-cell table:style-name="Default" table:number-columns-repeated="6"/>
          <table:table-cell office:value-type="float" office:value="329" calcext:value-type="float">
            <text:p>329</text:p>
          </table:table-cell>
          <table:table-cell office:value-type="float" office:value="231" calcext:value-type="float">
            <text:p>231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7.73" calcext:value-type="float">
            <text:p>117.73</text:p>
          </table:table-cell>
          <table:table-cell office:value-type="float" office:value="97.92" calcext:value-type="float">
            <text:p>97.9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3.78" calcext:value-type="float">
            <text:p>103.78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246" calcext:value-type="float">
            <text:p>246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03" calcext:value-type="float">
            <text:p>114.03</text:p>
          </table:table-cell>
          <table:table-cell office:value-type="float" office:value="92.05" calcext:value-type="float">
            <text:p>92.05</text:p>
          </table:table-cell>
          <table:table-cell office:value-type="float" office:value="131.89" calcext:value-type="float">
            <text:p>131.89</text:p>
          </table:table-cell>
          <table:table-cell office:value-type="float" office:value="129.89" calcext:value-type="float">
            <text:p>129.8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65" calcext:value-type="float">
            <text:p>108.65</text:p>
          </table:table-cell>
          <table:table-cell office:value-type="float" office:value="118.07" calcext:value-type="float">
            <text:p>118.07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8.39" calcext:value-type="float">
            <text:p>128.39</text:p>
          </table:table-cell>
          <table:table-cell table:style-name="Default" table:number-columns-repeated="6"/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27" calcext:value-type="float">
            <text:p>119.27</text:p>
          </table:table-cell>
          <table:table-cell office:value-type="float" office:value="114.14" calcext:value-type="float">
            <text:p>114.14</text:p>
          </table:table-cell>
          <table:table-cell office:value-type="float" office:value="137.79" calcext:value-type="float">
            <text:p>137.79</text:p>
          </table:table-cell>
          <table:table-cell office:value-type="float" office:value="114.07" calcext:value-type="float">
            <text:p>114.07</text:p>
          </table:table-cell>
          <table:table-cell table:style-name="Default" table:number-columns-repeated="6"/>
          <table:table-cell office:value-type="float" office:value="247" calcext:value-type="float">
            <text:p>247</text:p>
          </table:table-cell>
          <table:table-cell office:value-type="float" office:value="286" calcext:value-type="float">
            <text:p>286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56" calcext:value-type="float">
            <text:p>112.56</text:p>
          </table:table-cell>
          <table:table-cell office:value-type="float" office:value="106.22" calcext:value-type="float">
            <text:p>106.22</text:p>
          </table:table-cell>
          <table:table-cell office:value-type="float" office:value="124.26" calcext:value-type="float">
            <text:p>124.26</text:p>
          </table:table-cell>
          <table:table-cell office:value-type="float" office:value="101.03" calcext:value-type="float">
            <text:p>101.03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23" calcext:value-type="float">
            <text:p>106.23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5.3" calcext:value-type="float">
            <text:p>115.3</text:p>
          </table:table-cell>
          <table:table-cell office:value-type="float" office:value="113.76" calcext:value-type="float">
            <text:p>113.76</text:p>
          </table:table-cell>
          <table:table-cell table:style-name="Default" table:number-columns-repeated="6"/>
          <table:table-cell office:value-type="float" office:value="290" calcext:value-type="float">
            <text:p>290</text:p>
          </table:table-cell>
          <table:table-cell office:value-type="float" office:value="272" calcext:value-type="float">
            <text:p>272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39.35" calcext:value-type="float">
            <text:p>139.35</text:p>
          </table:table-cell>
          <table:table-cell office:value-type="float" office:value="134.68" calcext:value-type="float">
            <text:p>134.68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263" calcext:value-type="float">
            <text:p>263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57" calcext:value-type="float">
            <text:p>108.57</text:p>
          </table:table-cell>
          <table:table-cell office:value-type="float" office:value="99.82" calcext:value-type="float">
            <text:p>99.82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6.49" calcext:value-type="float">
            <text:p>116.49</text:p>
          </table:table-cell>
          <table:table-cell table:style-name="Default" table:number-columns-repeated="6"/>
          <table:table-cell office:value-type="float" office:value="310" calcext:value-type="float">
            <text:p>310</text:p>
          </table:table-cell>
          <table:table-cell office:value-type="float" office:value="262" calcext:value-type="float">
            <text:p>26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98" calcext:value-type="float">
            <text:p>115.98</text:p>
          </table:table-cell>
          <table:table-cell office:value-type="float" office:value="101.13" calcext:value-type="float">
            <text:p>101.13</text:p>
          </table:table-cell>
          <table:table-cell office:value-type="float" office:value="112.23" calcext:value-type="float">
            <text:p>112.23</text:p>
          </table:table-cell>
          <table:table-cell office:value-type="float" office:value="108.08" calcext:value-type="float">
            <text:p>108.08</text:p>
          </table:table-cell>
          <table:table-cell table:style-name="Default" table:number-columns-repeated="6"/>
          <table:table-cell office:value-type="float" office:value="347" calcext:value-type="float">
            <text:p>347</text:p>
          </table:table-cell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91" calcext:value-type="float">
            <text:p>92.9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0.44" calcext:value-type="float">
            <text:p>100.44</text:p>
          </table:table-cell>
          <table:table-cell table:style-name="Default" table:number-columns-repeated="6"/>
          <table:table-cell office:value-type="float" office:value="326" calcext:value-type="float">
            <text:p>326</text:p>
          </table:table-cell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4.33" calcext:value-type="float">
            <text:p>94.33</text:p>
          </table:table-cell>
          <table:table-cell office:value-type="float" office:value="105.91" calcext:value-type="float">
            <text:p>105.91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0.17" calcext:value-type="float">
            <text:p>140.17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237" calcext:value-type="float">
            <text:p>237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48" calcext:value-type="float">
            <text:p>96.48</text:p>
          </table:table-cell>
          <table:table-cell office:value-type="float" office:value="113.85" calcext:value-type="float">
            <text:p>113.85</text:p>
          </table:table-cell>
          <table:table-cell office:value-type="float" office:value="138.19" calcext:value-type="float">
            <text:p>138.19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345" calcext:value-type="float">
            <text:p>345</text:p>
          </table:table-cell>
          <table:table-cell office:value-type="float" office:value="277" calcext:value-type="float">
            <text:p>27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68" calcext:value-type="float">
            <text:p>92.6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8.68" calcext:value-type="float">
            <text:p>108.68</text:p>
          </table:table-cell>
          <table:table-cell table:style-name="Default" table:number-columns-repeated="6"/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2" calcext:value-type="float">
            <text:p>92.02</text:p>
          </table:table-cell>
          <table:table-cell office:value-type="float" office:value="104.48" calcext:value-type="float">
            <text:p>104.48</text:p>
          </table:table-cell>
          <table:table-cell office:value-type="float" office:value="138.39" calcext:value-type="float">
            <text:p>138.39</text:p>
          </table:table-cell>
          <table:table-cell office:value-type="float" office:value="129.89" calcext:value-type="float">
            <text:p>129.89</text:p>
          </table:table-cell>
          <table:table-cell table:style-name="ce16" table:number-columns-repeated="6"/>
          <table:table-cell office:value-type="float" office:value="306" calcext:value-type="float">
            <text:p>306</text:p>
          </table:table-cell>
          <table:table-cell office:value-type="float" office:value="278" calcext:value-type="float">
            <text:p>27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.18" calcext:value-type="float">
            <text:p>70.18</text:p>
          </table:table-cell>
          <table:table-cell office:value-type="float" office:value="59.97" calcext:value-type="float">
            <text:p>59.97</text:p>
          </table:table-cell>
          <table:table-cell office:value-type="float" office:value="71.02" calcext:value-type="float">
            <text:p>71.02</text:p>
          </table:table-cell>
          <table:table-cell office:value-type="float" office:value="78.73" calcext:value-type="float">
            <text:p>78.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6.71" calcext:value-type="float">
            <text:p>66.71</text:p>
          </table:table-cell>
          <table:table-cell office:value-type="float" office:value="80.6" calcext:value-type="float">
            <text:p>80.6</text:p>
          </table:table-cell>
          <table:table-cell office:value-type="float" office:value="79.13" calcext:value-type="float">
            <text:p>79.13</text:p>
          </table:table-cell>
          <table:table-cell office:value-type="float" office:value="76.36" calcext:value-type="float">
            <text:p>76.3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72.215" calcext:value-type="float">
            <text:p>72.215</text:p>
          </table:table-cell>
          <table:table-cell table:style-name="ce22" table:formula="of:=AVERAGE([.B869:.B918])" office:value-type="float" office:value="73.424" calcext:value-type="float">
            <text:p>73.424</text:p>
          </table:table-cell>
          <table:table-cell table:style-name="ce18" table:formula="of:=AVERAGE([.C869:.C918])" office:value-type="float" office:value="75.7776" calcext:value-type="float">
            <text:p>75.7776</text:p>
          </table:table-cell>
          <table:table-cell table:style-name="ce22" table:formula="of:=AVERAGE([.D869:.D918])" office:value-type="float" office:value="77.2916" calcext:value-type="float">
            <text:p>77.2916</text:p>
          </table:table-cell>
          <table:table-cell table:style-name="ce18" table:formula="of:=([.G870]-[.F870])/[.F870]" office:value-type="float" office:value="0.0167416741674172" calcext:value-type="float">
            <text:p>0.0167416742</text:p>
          </table:table-cell>
          <table:table-cell office:value-type="float" office:value="641" calcext:value-type="float">
            <text:p>641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69:.K918])" office:value-type="float" office:value="334.74" calcext:value-type="float">
            <text:p>334.74</text:p>
          </table:table-cell>
          <table:table-cell table:style-name="ce22" table:formula="of:=AVERAGE([.L869:.L918])" office:value-type="float" office:value="223.86" calcext:value-type="float">
            <text:p>223.86</text:p>
          </table:table-cell>
          <table:table-cell table:style-name="ce18" table:formula="of:=AVERAGE([.M869:.M918])" office:value-type="float" office:value="52.92" calcext:value-type="float">
            <text:p>52.92</text:p>
          </table:table-cell>
          <table:table-cell table:style-name="ce22" table:formula="of:=AVERAGE([.N869:.N918])" office:value-type="float" office:value="62.68" calcext:value-type="float">
            <text:p>62.68</text:p>
          </table:table-cell>
          <table:table-cell table:number-columns-repeated="11"/>
        </table:table-row>
        <table:table-row table:style-name="ro4">
          <table:table-cell office:value-type="float" office:value="72.57" calcext:value-type="float">
            <text:p>72.57</text:p>
          </table:table-cell>
          <table:table-cell office:value-type="float" office:value="85.55" calcext:value-type="float">
            <text:p>85.55</text:p>
          </table:table-cell>
          <table:table-cell office:value-type="float" office:value="76.87" calcext:value-type="float">
            <text:p>76.87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7.18729897959184" calcext:value-type="float">
            <text:p>7.1872989796</text:p>
          </table:table-cell>
          <table:table-cell table:style-name="ce21" table:formula="of:=VAR([.B869:.B918])" office:value-type="float" office:value="39.5310285714286" calcext:value-type="float">
            <text:p>39.5310285714</text:p>
          </table:table-cell>
          <table:table-cell table:style-name="Default" table:formula="of:=VAR([.C869:.C918])" office:value-type="float" office:value="10.2087288163265" calcext:value-type="float">
            <text:p>10.2087288163</text:p>
          </table:table-cell>
          <table:table-cell table:style-name="ce21" table:formula="of:=VAR([.D869:.D918])" office:value-type="float" office:value="13.5903728979592" calcext:value-type="float">
            <text:p>13.590372898</text:p>
          </table:table-cell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69:.K918])" office:value-type="float" office:value="6865.86979591837" calcext:value-type="float">
            <text:p>6865.8697959184</text:p>
          </table:table-cell>
          <table:table-cell table:style-name="ce21" table:formula="of:=VAR([.L870:.L918])" office:value-type="float" office:value="1068.11139455782" calcext:value-type="float">
            <text:p>1068.1113945578</text:p>
          </table:table-cell>
          <table:table-cell table:style-name="Default" table:formula="of:=VAR([.M869:.M918])" office:value-type="float" office:value="76.4016326530612" calcext:value-type="float">
            <text:p>76.4016326531</text:p>
          </table:table-cell>
          <table:table-cell table:style-name="ce21" table:formula="of:=VAR([.N870:.N918])" office:value-type="float" office:value="376.075680272109" calcext:value-type="float">
            <text:p>376.0756802721</text:p>
          </table:table-cell>
          <table:table-cell table:number-columns-repeated="11"/>
        </table:table-row>
        <table:table-row table:style-name="ro4">
          <table:table-cell office:value-type="float" office:value="72.06" calcext:value-type="float">
            <text:p>72.06</text:p>
          </table:table-cell>
          <table:table-cell office:value-type="float" office:value="67.73" calcext:value-type="float">
            <text:p>67.73</text:p>
          </table:table-cell>
          <table:table-cell office:value-type="float" office:value="71.82" calcext:value-type="float">
            <text:p>71.82</text:p>
          </table:table-cell>
          <table:table-cell office:value-type="float" office:value="77.77" calcext:value-type="float">
            <text:p>77.7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7913847020823" calcext:value-type="float">
            <text:p>0.3791384702</text:p>
          </table:table-cell>
          <table:table-cell table:style-name="ce21" table:formula="of:=SQRT([.G871]/[.G869])" office:value-type="float" office:value="0.889168471904268" calcext:value-type="float">
            <text:p>0.8891684719</text:p>
          </table:table-cell>
          <table:table-cell table:style-name="Default" table:formula="of:=SQRT([.H871]/[.H869])" office:value-type="float" office:value="0.451856809538742" calcext:value-type="float">
            <text:p>0.4518568095</text:p>
          </table:table-cell>
          <table:table-cell table:style-name="ce21" table:formula="of:=SQRT([.I871]/[.I869])" office:value-type="float" office:value="0.52135156848252" calcext:value-type="float">
            <text:p>0.5213515685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7182505485404" calcext:value-type="float">
            <text:p>11.7182505485</text:p>
          </table:table-cell>
          <table:table-cell table:style-name="ce21" table:formula="of:=SQRT([.Q871]/[.Q869])" office:value-type="float" office:value="4.62192902273028" calcext:value-type="float">
            <text:p>4.6219290227</text:p>
          </table:table-cell>
          <table:table-cell table:style-name="Default" table:formula="of:=SQRT([.R871]/[.R869])" office:value-type="float" office:value="1.23613617901153" calcext:value-type="float">
            <text:p>1.236136179</text:p>
          </table:table-cell>
          <table:table-cell table:style-name="ce21" table:formula="of:=SQRT([.S871]/[.S869])" office:value-type="float" office:value="2.742537803831" calcext:value-type="float">
            <text:p>2.7425378038</text:p>
          </table:table-cell>
          <table:table-cell table:number-columns-repeated="11"/>
        </table:table-row>
        <table:table-row table:style-name="ro4">
          <table:table-cell office:value-type="float" office:value="68.77" calcext:value-type="float">
            <text:p>68.77</text:p>
          </table:table-cell>
          <table:table-cell office:value-type="float" office:value="65.28" calcext:value-type="float">
            <text:p>65.28</text:p>
          </table:table-cell>
          <table:table-cell office:value-type="float" office:value="72.62" calcext:value-type="float">
            <text:p>72.62</text:p>
          </table:table-cell>
          <table:table-cell office:value-type="float" office:value="70.85" calcext:value-type="float">
            <text:p>70.8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485" calcext:value-type="float">
            <text:p>48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.17" calcext:value-type="float">
            <text:p>71.17</text:p>
          </table:table-cell>
          <table:table-cell office:value-type="float" office:value="68.77" calcext:value-type="float">
            <text:p>68.77</text:p>
          </table:table-cell>
          <table:table-cell office:value-type="float" office:value="77.06" calcext:value-type="float">
            <text:p>77.06</text:p>
          </table:table-cell>
          <table:table-cell office:value-type="float" office:value="75.57" calcext:value-type="float">
            <text:p>75.5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4.57" calcext:value-type="float">
            <text:p>74.57</text:p>
          </table:table-cell>
          <table:table-cell office:value-type="float" office:value="74.19" calcext:value-type="float">
            <text:p>74.19</text:p>
          </table:table-cell>
          <table:table-cell office:value-type="float" office:value="75.02" calcext:value-type="float">
            <text:p>75.02</text:p>
          </table:table-cell>
          <table:table-cell office:value-type="float" office:value="82.73" calcext:value-type="float">
            <text:p>82.7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0.76190728117352" calcext:value-type="float">
            <text:p>0.7619072812</text:p>
          </table:table-cell>
          <table:table-cell table:style-name="ce22" table:formula="of:=([.G874]*[.G872])" office:value-type="float" office:value="1.78685094277486" calcext:value-type="float">
            <text:p>1.7868509428</text:p>
          </table:table-cell>
          <table:table-cell table:style-name="ce18" table:formula="of:=([.H874]*[.H872])" office:value-type="float" office:value="0.908040255177278" calcext:value-type="float">
            <text:p>0.9080402552</text:p>
          </table:table-cell>
          <table:table-cell table:style-name="ce22" table:formula="of:=([.I874]*[.I872])" office:value-type="float" office:value="1.04769520186096" calcext:value-type="float">
            <text:p>1.0476952019</text:p>
          </table:table-cell>
          <table:table-cell table:style-name="ce18"/>
          <table:table-cell office:value-type="float" office:value="272" calcext:value-type="float">
            <text:p>272</text:p>
          </table:table-cell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74]*[.P872])" office:value-type="float" office:value="23.5487061248229" calcext:value-type="float">
            <text:p>23.5487061248</text:p>
          </table:table-cell>
          <table:table-cell table:style-name="ce22" table:formula="of:=([.Q874]*[.Q872])" office:value-type="float" office:value="9.28811411184771" calcext:value-type="float">
            <text:p>9.2881141118</text:p>
          </table:table-cell>
          <table:table-cell table:style-name="ce18" table:formula="of:=([.R874]*[.R872])" office:value-type="float" office:value="2.48410865506113" calcext:value-type="float">
            <text:p>2.4841086551</text:p>
          </table:table-cell>
          <table:table-cell table:style-name="ce22" table:formula="of:=([.S874]*[.S872])" office:value-type="float" office:value="5.51133605746959" calcext:value-type="float">
            <text:p>5.5113360575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5.13" calcext:value-type="float">
            <text:p>75.13</text:p>
          </table:table-cell>
          <table:table-cell office:value-type="float" office:value="76.43" calcext:value-type="float">
            <text:p>76.43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05505404856819" calcext:value-type="percentage">
            <text:p>1.06%</text:p>
          </table:table-cell>
          <table:table-cell table:formula="of:=[.G875]/[.G870]" office:value-type="percentage" office:value="0.024336060998786" calcext:value-type="percentage">
            <text:p>2.43%</text:p>
          </table:table-cell>
          <table:table-cell table:formula="of:=[.H875]/[.H870]" office:value-type="percentage" office:value="0.0119829640312873" calcext:value-type="percentage">
            <text:p>1.20%</text:p>
          </table:table-cell>
          <table:table-cell table:formula="of:=[.I875]/[.I870]" office:value-type="percentage" office:value="0.0135550978613583" calcext:value-type="percentage">
            <text:p>1.36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3492445624153" calcext:value-type="percentage">
            <text:p>7.03%</text:p>
          </table:table-cell>
          <table:table-cell table:formula="of:=[.Q875]/[.Q870]" office:value-type="percentage" office:value="0.0414907268464563" calcext:value-type="percentage">
            <text:p>4.15%</text:p>
          </table:table-cell>
          <table:table-cell table:formula="of:=[.R875]/[.R870]" office:value-type="percentage" office:value="0.0469408287048588" calcext:value-type="percentage">
            <text:p>4.69%</text:p>
          </table:table-cell>
          <table:table-cell table:formula="of:=[.S875]/[.S870]" office:value-type="percentage" office:value="0.0879281438651817" calcext:value-type="percentage">
            <text:p>8.79%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77" calcext:value-type="float">
            <text:p>77</text:p>
          </table:table-cell>
          <table:table-cell office:value-type="float" office:value="74.52" calcext:value-type="float">
            <text:p>74.52</text:p>
          </table:table-cell>
          <table:table-cell office:value-type="float" office:value="81.72" calcext:value-type="float">
            <text:p>81.7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74.81" calcext:value-type="float">
            <text:p>74.81</text:p>
          </table:table-cell>
          <table:table-cell office:value-type="float" office:value="76.53" calcext:value-type="float">
            <text:p>76.53</text:p>
          </table:table-cell>
          <table:table-cell office:value-type="float" office:value="73.16" calcext:value-type="float">
            <text:p>73.16</text:p>
          </table:table-cell>
          <table:table-cell office:value-type="float" office:value="78.77" calcext:value-type="float">
            <text:p>78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167416741674172" calcext:value-type="percentage">
            <text:p>01.67%</text:p>
          </table:table-cell>
          <table:table-cell table:style-name="ce23" table:formula="of:=([.H870]-[.F870])/[.F870]" office:value-type="percentage" office:value="0.0493332410164096" calcext:value-type="percentage">
            <text:p>04.93%</text:p>
          </table:table-cell>
          <table:table-cell table:style-name="ce23" table:formula="of:=([.I870]-[.F870])/[.F870]" office:value-type="percentage" office:value="0.0702984144568307" calcext:value-type="percentage">
            <text:p>07.03%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331242158092848" calcext:value-type="percentage">
            <text:p>-33.12%</text:p>
          </table:table-cell>
          <table:table-cell table:style-name="ce29" table:formula="of:=([.R870]-[.P870])/[.P870]" office:value-type="percentage" office:value="-0.841907151819322" calcext:value-type="percentage">
            <text:p>-84.19%</text:p>
          </table:table-cell>
          <table:table-cell table:style-name="ce29" table:formula="of:=([.S870]-[.P870])/[.P870]" office:value-type="percentage" office:value="-0.812750194180558" calcext:value-type="percentage">
            <text:p>-81.28%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7.68" calcext:value-type="float">
            <text:p>77.68</text:p>
          </table:table-cell>
          <table:table-cell office:value-type="float" office:value="81.63" calcext:value-type="float">
            <text:p>81.63</text:p>
          </table:table-cell>
          <table:table-cell office:value-type="float" office:value="79.8" calcext:value-type="float">
            <text:p>79.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7.59" calcext:value-type="float">
            <text:p>77.59</text:p>
          </table:table-cell>
          <table:table-cell office:value-type="float" office:value="77.15" calcext:value-type="float">
            <text:p>77.15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2" calcext:value-type="float">
            <text:p>75.4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4.77" calcext:value-type="float">
            <text:p>74.77</text:p>
          </table:table-cell>
          <table:table-cell office:value-type="float" office:value="80.35" calcext:value-type="float">
            <text:p>80.35</text:p>
          </table:table-cell>
          <table:table-cell office:value-type="float" office:value="81.7" calcext:value-type="float">
            <text:p>81.7</text:p>
          </table:table-cell>
          <table:table-cell office:value-type="float" office:value="77.13" calcext:value-type="float">
            <text:p>77.13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3.52" calcext:value-type="float">
            <text:p>73.52</text:p>
          </table:table-cell>
          <table:table-cell office:value-type="float" office:value="69.4" calcext:value-type="float">
            <text:p>69.4</text:p>
          </table:table-cell>
          <table:table-cell office:value-type="float" office:value="76.08" calcext:value-type="float">
            <text:p>76.08</text:p>
          </table:table-cell>
          <table:table-cell office:value-type="float" office:value="75.72" calcext:value-type="float">
            <text:p>75.72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6.96" calcext:value-type="float">
            <text:p>76.96</text:p>
          </table:table-cell>
          <table:table-cell office:value-type="float" office:value="73.82" calcext:value-type="float">
            <text:p>73.82</text:p>
          </table:table-cell>
          <table:table-cell office:value-type="float" office:value="72.22" calcext:value-type="float">
            <text:p>72.22</text:p>
          </table:table-cell>
          <table:table-cell office:value-type="float" office:value="85.84" calcext:value-type="float">
            <text:p>85.8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03" calcext:value-type="float">
            <text:p>20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66.38" calcext:value-type="float">
            <text:p>66.38</text:p>
          </table:table-cell>
          <table:table-cell office:value-type="float" office:value="70.57" calcext:value-type="float">
            <text:p>70.57</text:p>
          </table:table-cell>
          <table:table-cell office:value-type="float" office:value="71.38" calcext:value-type="float">
            <text:p>71.38</text:p>
          </table:table-cell>
          <table:table-cell office:value-type="float" office:value="77.54" calcext:value-type="float">
            <text:p>77.54</text:p>
          </table:table-cell>
          <table:table-cell table:number-columns-repeated="6"/>
          <table:table-cell office:value-type="float" office:value="462" calcext:value-type="float">
            <text:p>462</text:p>
          </table:table-cell>
          <table:table-cell office:value-type="float" office:value="328" calcext:value-type="float">
            <text:p>32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72.58" calcext:value-type="float">
            <text:p>72.58</text:p>
          </table:table-cell>
          <table:table-cell office:value-type="float" office:value="73.09" calcext:value-type="float">
            <text:p>73.09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3" calcext:value-type="float">
            <text:p>71.3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70.77" calcext:value-type="float">
            <text:p>70.77</text:p>
          </table:table-cell>
          <table:table-cell office:value-type="float" office:value="81.95" calcext:value-type="float">
            <text:p>81.95</text:p>
          </table:table-cell>
          <table:table-cell office:value-type="float" office:value="76.38" calcext:value-type="float">
            <text:p>76.38</text:p>
          </table:table-cell>
          <table:table-cell office:value-type="float" office:value="79.42" calcext:value-type="float">
            <text:p>79.42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9.08" calcext:value-type="float">
            <text:p>69.08</text:p>
          </table:table-cell>
          <table:table-cell office:value-type="float" office:value="88.37" calcext:value-type="float">
            <text:p>88.37</text:p>
          </table:table-cell>
          <table:table-cell office:value-type="float" office:value="76.46" calcext:value-type="float">
            <text:p>76.46</text:p>
          </table:table-cell>
          <table:table-cell office:value-type="float" office:value="80.71" calcext:value-type="float">
            <text:p>80.71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254" calcext:value-type="float">
            <text:p>25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75.79" calcext:value-type="float">
            <text:p>75.79</text:p>
          </table:table-cell>
          <table:table-cell office:value-type="float" office:value="72.44" calcext:value-type="float">
            <text:p>72.44</text:p>
          </table:table-cell>
          <table:table-cell office:value-type="float" office:value="73.69" calcext:value-type="float">
            <text:p>73.69</text:p>
          </table:table-cell>
          <table:table-cell office:value-type="float" office:value="79.6" calcext:value-type="float">
            <text:p>79.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71.1" calcext:value-type="float">
            <text:p>71.1</text:p>
          </table:table-cell>
          <table:table-cell office:value-type="float" office:value="76.94" calcext:value-type="float">
            <text:p>76.94</text:p>
          </table:table-cell>
          <table:table-cell office:value-type="float" office:value="76.09" calcext:value-type="float">
            <text:p>76.09</text:p>
          </table:table-cell>
          <table:table-cell office:value-type="float" office:value="74.2" calcext:value-type="float">
            <text:p>74.2</text:p>
          </table:table-cell>
          <table:table-cell table:style-name="Default" table:number-columns-repeated="6"/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3" calcext:value-type="float">
            <text:p>71.03</text:p>
          </table:table-cell>
          <table:table-cell office:value-type="float" office:value="76.84" calcext:value-type="float">
            <text:p>76.84</text:p>
          </table:table-cell>
          <table:table-cell office:value-type="float" office:value="79.64" calcext:value-type="float">
            <text:p>79.64</text:p>
          </table:table-cell>
          <table:table-cell office:value-type="float" office:value="71.12" calcext:value-type="float">
            <text:p>71.12</text:p>
          </table:table-cell>
          <table:table-cell table:style-name="Default" table:number-columns-repeated="6"/>
          <table:table-cell office:value-type="float" office:value="314" calcext:value-type="float">
            <text:p>314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41" calcext:value-type="float">
            <text:p>74.41</text:p>
          </table:table-cell>
          <table:table-cell office:value-type="float" office:value="74.45" calcext:value-type="float">
            <text:p>74.45</text:p>
          </table:table-cell>
          <table:table-cell office:value-type="float" office:value="78.46" calcext:value-type="float">
            <text:p>78.46</text:p>
          </table:table-cell>
          <table:table-cell office:value-type="float" office:value="81.9" calcext:value-type="float">
            <text:p>81.9</text:p>
          </table:table-cell>
          <table:table-cell table:style-name="Default" table:number-columns-repeated="6"/>
          <table:table-cell office:value-type="float" office:value="372" calcext:value-type="float">
            <text:p>372</text:p>
          </table:table-cell>
          <table:table-cell office:value-type="float" office:value="176" calcext:value-type="float">
            <text:p>17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4" calcext:value-type="float">
            <text:p>73.44</text:p>
          </table:table-cell>
          <table:table-cell office:value-type="float" office:value="76.17" calcext:value-type="float">
            <text:p>76.17</text:p>
          </table:table-cell>
          <table:table-cell office:value-type="float" office:value="73.17" calcext:value-type="float">
            <text:p>73.17</text:p>
          </table:table-cell>
          <table:table-cell office:value-type="float" office:value="75.2" calcext:value-type="float">
            <text:p>75.2</text:p>
          </table:table-cell>
          <table:table-cell table:style-name="Default" table:number-columns-repeated="6"/>
          <table:table-cell office:value-type="float" office:value="396" calcext:value-type="float">
            <text:p>396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6.12" calcext:value-type="float">
            <text:p>66.12</text:p>
          </table:table-cell>
          <table:table-cell office:value-type="float" office:value="58.21" calcext:value-type="float">
            <text:p>58.21</text:p>
          </table:table-cell>
          <table:table-cell office:value-type="float" office:value="77.72" calcext:value-type="float">
            <text:p>77.72</text:p>
          </table:table-cell>
          <table:table-cell office:value-type="float" office:value="73.05" calcext:value-type="float">
            <text:p>73.05</text:p>
          </table:table-cell>
          <table:table-cell table:style-name="Default" table:number-columns-repeated="6"/>
          <table:table-cell office:value-type="float" office:value="342" calcext:value-type="float">
            <text:p>34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8" calcext:value-type="float">
            <text:p>71.58</text:p>
          </table:table-cell>
          <table:table-cell office:value-type="float" office:value="74.72" calcext:value-type="float">
            <text:p>74.72</text:p>
          </table:table-cell>
          <table:table-cell office:value-type="float" office:value="73.51" calcext:value-type="float">
            <text:p>73.51</text:p>
          </table:table-cell>
          <table:table-cell office:value-type="float" office:value="78.91" calcext:value-type="float">
            <text:p>78.91</text:p>
          </table:table-cell>
          <table:table-cell table:style-name="Default" table:number-columns-repeated="6"/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6" calcext:value-type="float">
            <text:p>71.76</text:p>
          </table:table-cell>
          <table:table-cell office:value-type="float" office:value="79.44" calcext:value-type="float">
            <text:p>79.44</text:p>
          </table:table-cell>
          <table:table-cell office:value-type="float" office:value="72.32" calcext:value-type="float">
            <text:p>72.32</text:p>
          </table:table-cell>
          <table:table-cell office:value-type="float" office:value="78.47" calcext:value-type="float">
            <text:p>78.47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203" calcext:value-type="float">
            <text:p>20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44" calcext:value-type="float">
            <text:p>70.44</text:p>
          </table:table-cell>
          <table:table-cell office:value-type="float" office:value="62.14" calcext:value-type="float">
            <text:p>62.14</text:p>
          </table:table-cell>
          <table:table-cell office:value-type="float" office:value="79.09" calcext:value-type="float">
            <text:p>79.09</text:p>
          </table:table-cell>
          <table:table-cell office:value-type="float" office:value="83.26" calcext:value-type="float">
            <text:p>83.26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06" calcext:value-type="float">
            <text:p>74.06</text:p>
          </table:table-cell>
          <table:table-cell office:value-type="float" office:value="69.07" calcext:value-type="float">
            <text:p>69.07</text:p>
          </table:table-cell>
          <table:table-cell office:value-type="float" office:value="78.25" calcext:value-type="float">
            <text:p>78.25</text:p>
          </table:table-cell>
          <table:table-cell office:value-type="float" office:value="77.81" calcext:value-type="float">
            <text:p>77.81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1" calcext:value-type="float">
            <text:p>73.51</text:p>
          </table:table-cell>
          <table:table-cell office:value-type="float" office:value="72.18" calcext:value-type="float">
            <text:p>72.18</text:p>
          </table:table-cell>
          <table:table-cell office:value-type="float" office:value="73.23" calcext:value-type="float">
            <text:p>73.23</text:p>
          </table:table-cell>
          <table:table-cell office:value-type="float" office:value="74.06" calcext:value-type="float">
            <text:p>74.06</text:p>
          </table:table-cell>
          <table:table-cell table:style-name="Default" table:number-columns-repeated="6"/>
          <table:table-cell office:value-type="float" office:value="406" calcext:value-type="float">
            <text:p>406</text:p>
          </table:table-cell>
          <table:table-cell office:value-type="float" office:value="252" calcext:value-type="float">
            <text:p>2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52" calcext:value-type="float">
            <text:p>72.52</text:p>
          </table:table-cell>
          <table:table-cell office:value-type="float" office:value="68.24" calcext:value-type="float">
            <text:p>68.24</text:p>
          </table:table-cell>
          <table:table-cell office:value-type="float" office:value="73.78" calcext:value-type="float">
            <text:p>73.78</text:p>
          </table:table-cell>
          <table:table-cell office:value-type="float" office:value="78.73" calcext:value-type="float">
            <text:p>78.73</text:p>
          </table:table-cell>
          <table:table-cell table:style-name="Default" table:number-columns-repeated="6"/>
          <table:table-cell office:value-type="float" office:value="269" calcext:value-type="float">
            <text:p>269</text:p>
          </table:table-cell>
          <table:table-cell office:value-type="float" office:value="223" calcext:value-type="float">
            <text:p>22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72.74" calcext:value-type="float">
            <text:p>72.74</text:p>
          </table:table-cell>
          <table:table-cell office:value-type="float" office:value="69.74" calcext:value-type="float">
            <text:p>69.74</text:p>
          </table:table-cell>
          <table:table-cell office:value-type="float" office:value="75.04" calcext:value-type="float">
            <text:p>75.04</text:p>
          </table:table-cell>
          <table:table-cell table:style-name="Default" table:number-columns-repeated="6"/>
          <table:table-cell office:value-type="float" office:value="370" calcext:value-type="float">
            <text:p>370</text:p>
          </table:table-cell>
          <table:table-cell office:value-type="float" office:value="223" calcext:value-type="float">
            <text:p>22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4.58" calcext:value-type="float">
            <text:p>74.58</text:p>
          </table:table-cell>
          <table:table-cell office:value-type="float" office:value="78.19" calcext:value-type="float">
            <text:p>78.19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33" calcext:value-type="float">
            <text:p>69.33</text:p>
          </table:table-cell>
          <table:table-cell office:value-type="float" office:value="72.71" calcext:value-type="float">
            <text:p>72.71</text:p>
          </table:table-cell>
          <table:table-cell office:value-type="float" office:value="76.98" calcext:value-type="float">
            <text:p>76.98</text:p>
          </table:table-cell>
          <table:table-cell office:value-type="float" office:value="72.45" calcext:value-type="float">
            <text:p>72.45</text:p>
          </table:table-cell>
          <table:table-cell table:style-name="Default" table:number-columns-repeated="6"/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3" calcext:value-type="float">
            <text:p>73.73</text:p>
          </table:table-cell>
          <table:table-cell office:value-type="float" office:value="79.01" calcext:value-type="float">
            <text:p>79.01</text:p>
          </table:table-cell>
          <table:table-cell office:value-type="float" office:value="77.93" calcext:value-type="float">
            <text:p>77.93</text:p>
          </table:table-cell>
          <table:table-cell office:value-type="float" office:value="73.64" calcext:value-type="float">
            <text:p>73.64</text:p>
          </table:table-cell>
          <table:table-cell table:style-name="Default" table:number-columns-repeated="6"/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75" calcext:value-type="float">
            <text:p>69.75</text:p>
          </table:table-cell>
          <table:table-cell table:number-columns-repeated="2" office:value-type="float" office:value="76.14" calcext:value-type="float">
            <text:p>76.14</text:p>
          </table:table-cell>
          <table:table-cell office:value-type="float" office:value="75.32" calcext:value-type="float">
            <text:p>75.3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66" calcext:value-type="float">
            <text:p>78.66</text:p>
          </table:table-cell>
          <table:table-cell office:value-type="float" office:value="72.92" calcext:value-type="float">
            <text:p>72.92</text:p>
          </table:table-cell>
          <table:table-cell office:value-type="float" office:value="78.41" calcext:value-type="float">
            <text:p>78.41</text:p>
          </table:table-cell>
          <table:table-cell office:value-type="float" office:value="77.29" calcext:value-type="float">
            <text:p>77.29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21" calcext:value-type="float">
            <text:p>70.21</text:p>
          </table:table-cell>
          <table:table-cell office:value-type="float" office:value="75.38" calcext:value-type="float">
            <text:p>75.38</text:p>
          </table:table-cell>
          <table:table-cell office:value-type="float" office:value="77.07" calcext:value-type="float">
            <text:p>77.07</text:p>
          </table:table-cell>
          <table:table-cell office:value-type="float" office:value="79.62" calcext:value-type="float">
            <text:p>79.6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95" calcext:value-type="float">
            <text:p>72.95</text:p>
          </table:table-cell>
          <table:table-cell office:value-type="float" office:value="58.62" calcext:value-type="float">
            <text:p>58.62</text:p>
          </table:table-cell>
          <table:table-cell office:value-type="float" office:value="79.34" calcext:value-type="float">
            <text:p>79.34</text:p>
          </table:table-cell>
          <table:table-cell office:value-type="float" office:value="82.79" calcext:value-type="float">
            <text:p>82.79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67.55" calcext:value-type="float">
            <text:p>67.55</text:p>
          </table:table-cell>
          <table:table-cell office:value-type="float" office:value="72.83" calcext:value-type="float">
            <text:p>72.83</text:p>
          </table:table-cell>
          <table:table-cell office:value-type="float" office:value="69.83" calcext:value-type="float">
            <text:p>69.83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277" calcext:value-type="float">
            <text:p>27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05" calcext:value-type="float">
            <text:p>72.05</text:p>
          </table:table-cell>
          <table:table-cell office:value-type="float" office:value="70.15" calcext:value-type="float">
            <text:p>70.15</text:p>
          </table:table-cell>
          <table:table-cell office:value-type="float" office:value="74.93" calcext:value-type="float">
            <text:p>74.93</text:p>
          </table:table-cell>
          <table:table-cell office:value-type="float" office:value="78.28" calcext:value-type="float">
            <text:p>78.28</text:p>
          </table:table-cell>
          <table:table-cell table:style-name="Default" table:number-columns-repeated="6"/>
          <table:table-cell office:value-type="float" office:value="234" calcext:value-type="float">
            <text:p>234</text:p>
          </table:table-cell>
          <table:table-cell office:value-type="float" office:value="327" calcext:value-type="float">
            <text:p>327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14" calcext:value-type="float">
            <text:p>67.14</text:p>
          </table:table-cell>
          <table:table-cell office:value-type="float" office:value="79.84" calcext:value-type="float">
            <text:p>79.84</text:p>
          </table:table-cell>
          <table:table-cell office:value-type="float" office:value="80.25" calcext:value-type="float">
            <text:p>80.2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66" calcext:value-type="float">
            <text:p>75.66</text:p>
          </table:table-cell>
          <table:table-cell office:value-type="float" office:value="76.76" calcext:value-type="float">
            <text:p>76.76</text:p>
          </table:table-cell>
          <table:table-cell office:value-type="float" office:value="68.58" calcext:value-type="float">
            <text:p>68.58</text:p>
          </table:table-cell>
          <table:table-cell office:value-type="float" office:value="79.38" calcext:value-type="float">
            <text:p>79.38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73.93" calcext:value-type="float">
            <text:p>73.93</text:p>
          </table:table-cell>
          <table:table-cell office:value-type="float" office:value="74.41" calcext:value-type="float">
            <text:p>74.41</text:p>
          </table:table-cell>
          <table:table-cell office:value-type="float" office:value="77.22" calcext:value-type="float">
            <text:p>77.22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63" calcext:value-type="float">
            <text:p>71.63</text:p>
          </table:table-cell>
          <table:table-cell office:value-type="float" office:value="70.48" calcext:value-type="float">
            <text:p>70.48</text:p>
          </table:table-cell>
          <table:table-cell office:value-type="float" office:value="76.18" calcext:value-type="float">
            <text:p>76.18</text:p>
          </table:table-cell>
          <table:table-cell office:value-type="float" office:value="78.84" calcext:value-type="float">
            <text:p>78.84</text:p>
          </table:table-cell>
          <table:table-cell table:style-name="Default" table:number-columns-repeated="6"/>
          <table:table-cell office:value-type="float" office:value="263" calcext:value-type="float">
            <text:p>263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3" calcext:value-type="float">
            <text:p>71.83</text:p>
          </table:table-cell>
          <table:table-cell office:value-type="float" office:value="74.92" calcext:value-type="float">
            <text:p>74.92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5" calcext:value-type="float">
            <text:p>72.65</text:p>
          </table:table-cell>
          <table:table-cell table:style-name="Default" table:number-columns-repeated="6"/>
          <table:table-cell office:value-type="float" office:value="442" calcext:value-type="float">
            <text:p>442</text:p>
          </table:table-cell>
          <table:table-cell office:value-type="float" office:value="219" calcext:value-type="float">
            <text:p>21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2" calcext:value-type="float">
            <text:p>75.02</text:p>
          </table:table-cell>
          <table:table-cell office:value-type="float" office:value="69.9" calcext:value-type="float">
            <text:p>69.9</text:p>
          </table:table-cell>
          <table:table-cell office:value-type="float" office:value="77.12" calcext:value-type="float">
            <text:p>77.12</text:p>
          </table:table-cell>
          <table:table-cell office:value-type="float" office:value="79.93" calcext:value-type="float">
            <text:p>79.93</text:p>
          </table:table-cell>
          <table:table-cell table:style-name="Default" table:number-columns-repeated="6"/>
          <table:table-cell office:value-type="float" office:value="317" calcext:value-type="float">
            <text:p>317</text:p>
          </table:table-cell>
          <table:table-cell office:value-type="float" office:value="205" calcext:value-type="float">
            <text:p>20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7" calcext:value-type="float">
            <text:p>73.47</text:p>
          </table:table-cell>
          <table:table-cell office:value-type="float" office:value="70.67" calcext:value-type="float">
            <text:p>70.67</text:p>
          </table:table-cell>
          <table:table-cell office:value-type="float" office:value="78.1" calcext:value-type="float">
            <text:p>78.1</text:p>
          </table:table-cell>
          <table:table-cell office:value-type="float" office:value="80.55" calcext:value-type="float">
            <text:p>80.55</text:p>
          </table:table-cell>
          <table:table-cell table:style-name="Default" table:number-columns-repeated="6"/>
          <table:table-cell office:value-type="float" office:value="408" calcext:value-type="float">
            <text:p>408</text:p>
          </table:table-cell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6" calcext:value-type="float">
            <text:p>73.76</text:p>
          </table:table-cell>
          <table:table-cell office:value-type="float" office:value="67.35" calcext:value-type="float">
            <text:p>67.35</text:p>
          </table:table-cell>
          <table:table-cell office:value-type="float" office:value="77.72" calcext:value-type="float">
            <text:p>77.72</text:p>
          </table:table-cell>
          <table:table-cell office:value-type="float" office:value="72.06" calcext:value-type="float">
            <text:p>72.06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4" calcext:value-type="float">
            <text:p>72.74</text:p>
          </table:table-cell>
          <table:table-cell office:value-type="float" office:value="83.58" calcext:value-type="float">
            <text:p>83.58</text:p>
          </table:table-cell>
          <table:table-cell office:value-type="float" office:value="81.26" calcext:value-type="float">
            <text:p>81.26</text:p>
          </table:table-cell>
          <table:table-cell office:value-type="float" office:value="77.78" calcext:value-type="float">
            <text:p>77.78</text:p>
          </table:table-cell>
          <table:table-cell table:style-name="ce16" table:number-columns-repeated="6"/>
          <table:table-cell office:value-type="float" office:value="294" calcext:value-type="float">
            <text:p>29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1:19:09.13185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09T11:42:57.480497951</dc:date>
    <meta:editing-duration>PT18H48M47S</meta:editing-duration>
    <meta:editing-cycles>29</meta:editing-cycles>
    <meta:generator>LibreOffice/4.4.4.3$Linux_X86_64 LibreOffice_project/40m0$Build-3</meta:generator>
    <meta:document-statistic meta:table-count="2" meta:cell-count="8755" meta:object-count="0"/>
  </office:meta>
</office:document-meta>
</file>